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" manifest:media-type="application/vnd.oasis.opendocument.chart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meta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273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map style:condition="is-true-formula([.$B3]&gt;=10)" style:apply-style-name="Good" style:base-cell-address="'All counts'.A3"/>
      <style:map style:condition="is-true-formula([.$B3]&lt;10)" style:apply-style-name="Neutral" style:base-cell-address="'All counts'.A3"/>
    </style:style>
    <style:style style:name="ce3" style:family="table-cell" style:parent-style-name="Default">
      <style:table-cell-properties fo:border-bottom="none" fo:border-left="0.74pt solid #000000" fo:border-right="none" fo:border-top="none"/>
    </style:style>
    <style:style style:name="ce4" style:family="table-cell" style:parent-style-name="Default">
      <style:table-cell-properties fo:border-bottom="0.74pt solid #000000" fo:border-left="0.74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74pt solid #000000" fo:border-right="none" fo:border-top="none"/>
      <style:map style:condition="is-true-formula([.$B3]&gt;=10)" style:apply-style-name="Good" style:base-cell-address="'All counts'.A3"/>
      <style:map style:condition="is-true-formula([.$B3]&lt;10)" style:apply-style-name="Neutral" style:base-cell-address="'All counts'.A3"/>
    </style:style>
    <style:style style:name="ce6" style:family="table-cell" style:parent-style-name="Default">
      <style:table-cell-properties fo:border-bottom="0.74pt solid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74pt solid #000000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ll counts" table:style-name="ta1">
        <table:table-column table:style-name="co1" table:number-columns-repeated="2" table:default-cell-style-name="ce2"/>
        <table:table-column table:style-name="co1" table:default-cell-style-name="ce5"/>
        <table:table-column table:style-name="co1" table:number-columns-repeated="8" table:default-cell-style-name="ce2"/>
        <table:table-column table:style-name="co1" table:default-cell-style-name="ce5"/>
        <table:table-column table:style-name="co1" table:number-columns-repeated="6" table:default-cell-style-name="ce2"/>
        <table:table-row table:style-name="ro1">
          <table:table-cell table:style-name="Default" table:number-columns-repeated="2"/>
          <table:table-cell table:style-name="ce3" office:value-type="string" calcext:value-type="string">
            <text:p>Counts</text:p>
          </table:table-cell>
          <table:table-cell table:style-name="Default" table:number-columns-repeated="8"/>
          <table:table-cell table:style-name="ce3" office:value-type="string" calcext:value-type="string">
            <text:p>Change Factor</text:p>
          </table:table-cell>
          <table:table-cell table:style-name="Default" table:number-columns-repeated="6"/>
        </table:table-row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nput</text:p>
          </table:table-cell>
          <table:table-cell table:style-name="ce4" office:value-type="string" calcext:value-type="string">
            <text:p>fmsan</text:p>
          </table:table-cell>
          <table:table-cell table:style-name="ce1" office:value-type="string" calcext:value-type="string">
            <text:p>fmsao</text:p>
          </table:table-cell>
          <table:table-cell table:style-name="ce1" office:value-type="string" calcext:value-type="string">
            <text:p>fmsao-outgroups</text:p>
          </table:table-cell>
          <table:table-cell table:style-name="ce1" office:value-type="string" calcext:value-type="string">
            <text:p>smsan</text:p>
          </table:table-cell>
          <table:table-cell table:style-name="ce1" office:value-type="string" calcext:value-type="string">
            <text:p>smsao</text:p>
          </table:table-cell>
          <table:table-cell table:style-name="ce1" office:value-type="string" calcext:value-type="string">
            <text:p>thin-smet</text:p>
          </table:table-cell>
          <table:table-cell table:style-name="ce1" office:value-type="string" calcext:value-type="string">
            <text:p>thin-ssst</text:p>
          </table:table-cell>
          <table:table-cell table:style-name="ce6" table:number-columns-repeated="2"/>
          <table:table-cell table:style-name="ce4" office:value-type="string" calcext:value-type="string">
            <text:p>fmsan</text:p>
          </table:table-cell>
          <table:table-cell table:style-name="ce1" office:value-type="string" calcext:value-type="string">
            <text:p>fmsao</text:p>
          </table:table-cell>
          <table:table-cell table:style-name="ce1" office:value-type="string" calcext:value-type="string">
            <text:p>fmsao-outgroups</text:p>
          </table:table-cell>
          <table:table-cell table:style-name="ce1" office:value-type="string" calcext:value-type="string">
            <text:p>smsan</text:p>
          </table:table-cell>
          <table:table-cell table:style-name="ce1" office:value-type="string" calcext:value-type="string">
            <text:p>smsao</text:p>
          </table:table-cell>
          <table:table-cell table:style-name="ce1" office:value-type="string" calcext:value-type="string">
            <text:p>thin-smet</text:p>
          </table:table-cell>
          <table:table-cell table:style-name="ce1" office:value-type="string" calcext:value-type="string">
            <text:p>thin-ssst</text:p>
          </table:table-cell>
        </table:table-row>
        <table:table-row table:style-name="ro1">
          <table:table-cell office:value-type="string" calcext:value-type="string">
            <text:p>Algeri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3]=0; 0; [.$B3]/[.C3])" office:value-type="float" office:value="1" calcext:value-type="float">
            <text:p>1</text:p>
          </table:table-cell>
          <table:table-cell table:formula="of:=IF([.D3]=0; 0; [.$B3]/[.D3])" office:value-type="float" office:value="1" calcext:value-type="float">
            <text:p>1</text:p>
          </table:table-cell>
          <table:table-cell table:formula="of:=IF([.E3]=0; 0; [.$B3]/[.E3])" office:value-type="float" office:value="0" calcext:value-type="float">
            <text:p>0</text:p>
          </table:table-cell>
          <table:table-cell table:formula="of:=IF([.F3]=0; 0; [.$B3]/[.F3])" office:value-type="float" office:value="1.5" calcext:value-type="float">
            <text:p>1.5</text:p>
          </table:table-cell>
          <table:table-cell table:formula="of:=IF([.G3]=0; 0; [.$B3]/[.G3])" office:value-type="float" office:value="1" calcext:value-type="float">
            <text:p>1</text:p>
          </table:table-cell>
          <table:table-cell table:formula="of:=IF([.H3]=0; 0; [.$B3]/[.H3])" office:value-type="float" office:value="3" calcext:value-type="float">
            <text:p>3</text:p>
          </table:table-cell>
          <table:table-cell table:formula="of:=IF([.I3]=0; 0; [.$B3]/[.I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C4]=0; 0; [.$B4]/[.C4])" office:value-type="float" office:value="1.73333333333333" calcext:value-type="float">
            <text:p>1.73333333333333</text:p>
          </table:table-cell>
          <table:table-cell table:formula="of:=IF([.D4]=0; 0; [.$B4]/[.D4])" office:value-type="float" office:value="1.73333333333333" calcext:value-type="float">
            <text:p>1.73333333333333</text:p>
          </table:table-cell>
          <table:table-cell table:formula="of:=IF([.E4]=0; 0; [.$B4]/[.E4])" office:value-type="float" office:value="0" calcext:value-type="float">
            <text:p>0</text:p>
          </table:table-cell>
          <table:table-cell table:formula="of:=IF([.F4]=0; 0; [.$B4]/[.F4])" office:value-type="float" office:value="2.16666666666667" calcext:value-type="float">
            <text:p>2.16666666666667</text:p>
          </table:table-cell>
          <table:table-cell table:formula="of:=IF([.G4]=0; 0; [.$B4]/[.G4])" office:value-type="float" office:value="2.16666666666667" calcext:value-type="float">
            <text:p>2.16666666666667</text:p>
          </table:table-cell>
          <table:table-cell table:formula="of:=IF([.H4]=0; 0; [.$B4]/[.H4])" office:value-type="float" office:value="0" calcext:value-type="float">
            <text:p>0</text:p>
          </table:table-cell>
          <table:table-cell table:formula="of:=IF([.I4]=0; 0; [.$B4]/[.I4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1019" calcext:value-type="float">
            <text:p>1019</text:p>
          </table:table-cell>
          <table:table-cell table:number-columns-repeated="2" office:value-type="float" office:value="279" calcext:value-type="float">
            <text:p>279</text:p>
          </table:table-cell>
          <table:table-cell office:value-type="float" office:value="0" calcext:value-type="float">
            <text:p>0</text:p>
          </table:table-cell>
          <table:table-cell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table:number-columns-repeated="2" office:value-type="float" office:value="17" calcext:value-type="float">
            <text:p>17</text:p>
          </table:table-cell>
          <table:table-cell table:number-columns-repeated="2"/>
          <table:table-cell table:formula="of:=IF([.C5]=0; 0; [.$B5]/[.C5])" office:value-type="float" office:value="3.65232974910394" calcext:value-type="float">
            <text:p>3.65232974910394</text:p>
          </table:table-cell>
          <table:table-cell table:formula="of:=IF([.D5]=0; 0; [.$B5]/[.D5])" office:value-type="float" office:value="3.65232974910394" calcext:value-type="float">
            <text:p>3.65232974910394</text:p>
          </table:table-cell>
          <table:table-cell table:formula="of:=IF([.E5]=0; 0; [.$B5]/[.E5])" office:value-type="float" office:value="0" calcext:value-type="float">
            <text:p>0</text:p>
          </table:table-cell>
          <table:table-cell table:formula="of:=IF([.F5]=0; 0; [.$B5]/[.F5])" office:value-type="float" office:value="5.56830601092896" calcext:value-type="float">
            <text:p>5.56830601092896</text:p>
          </table:table-cell>
          <table:table-cell table:formula="of:=IF([.G5]=0; 0; [.$B5]/[.G5])" office:value-type="float" office:value="5.53804347826087" calcext:value-type="float">
            <text:p>5.53804347826087</text:p>
          </table:table-cell>
          <table:table-cell table:formula="of:=IF([.H5]=0; 0; [.$B5]/[.H5])" office:value-type="float" office:value="59.9411764705882" calcext:value-type="float">
            <text:p>59.9411764705882</text:p>
          </table:table-cell>
          <table:table-cell table:formula="of:=IF([.I5]=0; 0; [.$B5]/[.I5])" office:value-type="float" office:value="59.9411764705882" calcext:value-type="float">
            <text:p>59.941176470588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6]=0; 0; [.$B6]/[.C6])" office:value-type="float" office:value="1.5" calcext:value-type="float">
            <text:p>1.5</text:p>
          </table:table-cell>
          <table:table-cell table:formula="of:=IF([.D6]=0; 0; [.$B6]/[.D6])" office:value-type="float" office:value="1.5" calcext:value-type="float">
            <text:p>1.5</text:p>
          </table:table-cell>
          <table:table-cell table:formula="of:=IF([.E6]=0; 0; [.$B6]/[.E6])" office:value-type="float" office:value="0" calcext:value-type="float">
            <text:p>0</text:p>
          </table:table-cell>
          <table:table-cell table:formula="of:=IF([.F6]=0; 0; [.$B6]/[.F6])" office:value-type="float" office:value="3" calcext:value-type="float">
            <text:p>3</text:p>
          </table:table-cell>
          <table:table-cell table:formula="of:=IF([.G6]=0; 0; [.$B6]/[.G6])" office:value-type="float" office:value="3" calcext:value-type="float">
            <text:p>3</text:p>
          </table:table-cell>
          <table:table-cell table:formula="of:=IF([.H6]=0; 0; [.$B6]/[.H6])" office:value-type="float" office:value="0" calcext:value-type="float">
            <text:p>0</text:p>
          </table:table-cell>
          <table:table-cell table:formula="of:=IF([.I6]=0; 0; [.$B6]/[.I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IF([.C7]=0; 0; [.$B7]/[.C7])" office:value-type="float" office:value="0" calcext:value-type="float">
            <text:p>0</text:p>
          </table:table-cell>
          <table:table-cell table:formula="of:=IF([.D7]=0; 0; [.$B7]/[.D7])" office:value-type="float" office:value="0" calcext:value-type="float">
            <text:p>0</text:p>
          </table:table-cell>
          <table:table-cell table:formula="of:=IF([.E7]=0; 0; [.$B7]/[.E7])" office:value-type="float" office:value="1" calcext:value-type="float">
            <text:p>1</text:p>
          </table:table-cell>
          <table:table-cell table:formula="of:=IF([.F7]=0; 0; [.$B7]/[.F7])" office:value-type="float" office:value="0" calcext:value-type="float">
            <text:p>0</text:p>
          </table:table-cell>
          <table:table-cell table:formula="of:=IF([.G7]=0; 0; [.$B7]/[.G7])" office:value-type="float" office:value="0" calcext:value-type="float">
            <text:p>0</text:p>
          </table:table-cell>
          <table:table-cell table:formula="of:=IF([.H7]=0; 0; [.$B7]/[.H7])" office:value-type="float" office:value="0" calcext:value-type="float">
            <text:p>0</text:p>
          </table:table-cell>
          <table:table-cell table:formula="of:=IF([.I7]=0; 0; [.$B7]/[.I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([.C8]=0; 0; [.$B8]/[.C8])" office:value-type="float" office:value="2.7" calcext:value-type="float">
            <text:p>2.7</text:p>
          </table:table-cell>
          <table:table-cell table:formula="of:=IF([.D8]=0; 0; [.$B8]/[.D8])" office:value-type="float" office:value="2.7" calcext:value-type="float">
            <text:p>2.7</text:p>
          </table:table-cell>
          <table:table-cell table:formula="of:=IF([.E8]=0; 0; [.$B8]/[.E8])" office:value-type="float" office:value="0" calcext:value-type="float">
            <text:p>0</text:p>
          </table:table-cell>
          <table:table-cell table:formula="of:=IF([.F8]=0; 0; [.$B8]/[.F8])" office:value-type="float" office:value="3.85714285714286" calcext:value-type="float">
            <text:p>3.85714285714286</text:p>
          </table:table-cell>
          <table:table-cell table:formula="of:=IF([.G8]=0; 0; [.$B8]/[.G8])" office:value-type="float" office:value="3.85714285714286" calcext:value-type="float">
            <text:p>3.85714285714286</text:p>
          </table:table-cell>
          <table:table-cell table:formula="of:=IF([.H8]=0; 0; [.$B8]/[.H8])" office:value-type="float" office:value="13.5" calcext:value-type="float">
            <text:p>13.5</text:p>
          </table:table-cell>
          <table:table-cell table:formula="of:=IF([.I8]=0; 0; [.$B8]/[.I8])"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Belarus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9]=0; 0; [.$B9]/[.C9])" office:value-type="float" office:value="1" calcext:value-type="float">
            <text:p>1</text:p>
          </table:table-cell>
          <table:table-cell table:formula="of:=IF([.D9]=0; 0; [.$B9]/[.D9])" office:value-type="float" office:value="1" calcext:value-type="float">
            <text:p>1</text:p>
          </table:table-cell>
          <table:table-cell table:formula="of:=IF([.E9]=0; 0; [.$B9]/[.E9])" office:value-type="float" office:value="0" calcext:value-type="float">
            <text:p>0</text:p>
          </table:table-cell>
          <table:table-cell table:formula="of:=IF([.F9]=0; 0; [.$B9]/[.F9])" office:value-type="float" office:value="0" calcext:value-type="float">
            <text:p>0</text:p>
          </table:table-cell>
          <table:table-cell table:formula="of:=IF([.G9]=0; 0; [.$B9]/[.G9])" office:value-type="float" office:value="1" calcext:value-type="float">
            <text:p>1</text:p>
          </table:table-cell>
          <table:table-cell table:formula="of:=IF([.H9]=0; 0; [.$B9]/[.H9])" office:value-type="float" office:value="0" calcext:value-type="float">
            <text:p>0</text:p>
          </table:table-cell>
          <table:table-cell table:formula="of:=IF([.I9]=0; 0; [.$B9]/[.I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348" calcext:value-type="float">
            <text:p>348</text:p>
          </table:table-cell>
          <table:table-cell table:number-columns-repeated="2" office:value-type="float" office:value="210" calcext:value-type="float">
            <text:p>210</text:p>
          </table:table-cell>
          <table:table-cell office:value-type="float" office:value="0" calcext:value-type="float">
            <text:p>0</text:p>
          </table:table-cell>
          <table:table-cell office:value-type="float" office:value="144" calcext:value-type="float">
            <text:p>144</text:p>
          </table:table-cell>
          <table:table-cell office:value-type="float" office:value="142" calcext:value-type="float">
            <text:p>142</text:p>
          </table:table-cell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formula="of:=IF([.C10]=0; 0; [.$B10]/[.C10])" office:value-type="float" office:value="1.65714285714286" calcext:value-type="float">
            <text:p>1.65714285714286</text:p>
          </table:table-cell>
          <table:table-cell table:formula="of:=IF([.D10]=0; 0; [.$B10]/[.D10])" office:value-type="float" office:value="1.65714285714286" calcext:value-type="float">
            <text:p>1.65714285714286</text:p>
          </table:table-cell>
          <table:table-cell table:formula="of:=IF([.E10]=0; 0; [.$B10]/[.E10])" office:value-type="float" office:value="0" calcext:value-type="float">
            <text:p>0</text:p>
          </table:table-cell>
          <table:table-cell table:formula="of:=IF([.F10]=0; 0; [.$B10]/[.F10])" office:value-type="float" office:value="2.41666666666667" calcext:value-type="float">
            <text:p>2.41666666666667</text:p>
          </table:table-cell>
          <table:table-cell table:formula="of:=IF([.G10]=0; 0; [.$B10]/[.G10])" office:value-type="float" office:value="2.45070422535211" calcext:value-type="float">
            <text:p>2.45070422535211</text:p>
          </table:table-cell>
          <table:table-cell table:formula="of:=IF([.H10]=0; 0; [.$B10]/[.H10])" office:value-type="float" office:value="34.8" calcext:value-type="float">
            <text:p>34.8</text:p>
          </table:table-cell>
          <table:table-cell table:formula="of:=IF([.I10]=0; 0; [.$B10]/[.I10])" office:value-type="float" office:value="12.8888888888889" calcext:value-type="float">
            <text:p>12.888888888888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11]=0; 0; [.$B11]/[.C11])" office:value-type="float" office:value="3.95238095238095" calcext:value-type="float">
            <text:p>3.95238095238095</text:p>
          </table:table-cell>
          <table:table-cell table:formula="of:=IF([.D11]=0; 0; [.$B11]/[.D11])" office:value-type="float" office:value="3.95238095238095" calcext:value-type="float">
            <text:p>3.95238095238095</text:p>
          </table:table-cell>
          <table:table-cell table:formula="of:=IF([.E11]=0; 0; [.$B11]/[.E11])" office:value-type="float" office:value="0" calcext:value-type="float">
            <text:p>0</text:p>
          </table:table-cell>
          <table:table-cell table:formula="of:=IF([.F11]=0; 0; [.$B11]/[.F11])" office:value-type="float" office:value="6.91666666666667" calcext:value-type="float">
            <text:p>6.91666666666667</text:p>
          </table:table-cell>
          <table:table-cell table:formula="of:=IF([.G11]=0; 0; [.$B11]/[.G11])" office:value-type="float" office:value="6.38461538461539" calcext:value-type="float">
            <text:p>6.38461538461539</text:p>
          </table:table-cell>
          <table:table-cell table:formula="of:=IF([.H11]=0; 0; [.$B11]/[.H11])" office:value-type="float" office:value="0" calcext:value-type="float">
            <text:p>0</text:p>
          </table:table-cell>
          <table:table-cell table:formula="of:=IF([.I11]=0; 0; [.$B11]/[.I11])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Brunei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12]=0; 0; [.$B12]/[.C12])" office:value-type="float" office:value="1.33333333333333" calcext:value-type="float">
            <text:p>1.33333333333333</text:p>
          </table:table-cell>
          <table:table-cell table:formula="of:=IF([.D12]=0; 0; [.$B12]/[.D12])" office:value-type="float" office:value="1.33333333333333" calcext:value-type="float">
            <text:p>1.33333333333333</text:p>
          </table:table-cell>
          <table:table-cell table:formula="of:=IF([.E12]=0; 0; [.$B12]/[.E12])" office:value-type="float" office:value="0" calcext:value-type="float">
            <text:p>0</text:p>
          </table:table-cell>
          <table:table-cell table:formula="of:=IF([.F12]=0; 0; [.$B12]/[.F12])" office:value-type="float" office:value="4" calcext:value-type="float">
            <text:p>4</text:p>
          </table:table-cell>
          <table:table-cell table:formula="of:=IF([.G12]=0; 0; [.$B12]/[.G12])" office:value-type="float" office:value="4" calcext:value-type="float">
            <text:p>4</text:p>
          </table:table-cell>
          <table:table-cell table:formula="of:=IF([.H12]=0; 0; [.$B12]/[.H12])" office:value-type="float" office:value="0" calcext:value-type="float">
            <text:p>0</text:p>
          </table:table-cell>
          <table:table-cell table:formula="of:=IF([.I12]=0; 0; [.$B12]/[.I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mbodi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13]=0; 0; [.$B13]/[.C13])" office:value-type="float" office:value="1" calcext:value-type="float">
            <text:p>1</text:p>
          </table:table-cell>
          <table:table-cell table:formula="of:=IF([.D13]=0; 0; [.$B13]/[.D13])" office:value-type="float" office:value="1" calcext:value-type="float">
            <text:p>1</text:p>
          </table:table-cell>
          <table:table-cell table:formula="of:=IF([.E13]=0; 0; [.$B13]/[.E13])" office:value-type="float" office:value="0" calcext:value-type="float">
            <text:p>0</text:p>
          </table:table-cell>
          <table:table-cell table:formula="of:=IF([.F13]=0; 0; [.$B13]/[.F13])" office:value-type="float" office:value="0" calcext:value-type="float">
            <text:p>0</text:p>
          </table:table-cell>
          <table:table-cell table:formula="of:=IF([.G13]=0; 0; [.$B13]/[.G13])" office:value-type="float" office:value="0" calcext:value-type="float">
            <text:p>0</text:p>
          </table:table-cell>
          <table:table-cell table:formula="of:=IF([.H13]=0; 0; [.$B13]/[.H13])" office:value-type="float" office:value="0" calcext:value-type="float">
            <text:p>0</text:p>
          </table:table-cell>
          <table:table-cell table:formula="of:=IF([.I13]=0; 0; [.$B13]/[.I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129" calcext:value-type="float">
            <text:p>129</text:p>
          </table:table-cell>
          <table:table-cell table:number-columns-repeated="2"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([.C14]=0; 0; [.$B14]/[.C14])" office:value-type="float" office:value="2.43396226415094" calcext:value-type="float">
            <text:p>2.43396226415094</text:p>
          </table:table-cell>
          <table:table-cell table:formula="of:=IF([.D14]=0; 0; [.$B14]/[.D14])" office:value-type="float" office:value="2.43396226415094" calcext:value-type="float">
            <text:p>2.43396226415094</text:p>
          </table:table-cell>
          <table:table-cell table:formula="of:=IF([.E14]=0; 0; [.$B14]/[.E14])" office:value-type="float" office:value="0" calcext:value-type="float">
            <text:p>0</text:p>
          </table:table-cell>
          <table:table-cell table:formula="of:=IF([.F14]=0; 0; [.$B14]/[.F14])" office:value-type="float" office:value="4.77777777777778" calcext:value-type="float">
            <text:p>4.77777777777778</text:p>
          </table:table-cell>
          <table:table-cell table:formula="of:=IF([.G14]=0; 0; [.$B14]/[.G14])" office:value-type="float" office:value="4.60714285714286" calcext:value-type="float">
            <text:p>4.60714285714286</text:p>
          </table:table-cell>
          <table:table-cell table:formula="of:=IF([.H14]=0; 0; [.$B14]/[.H14])" office:value-type="float" office:value="43" calcext:value-type="float">
            <text:p>43</text:p>
          </table:table-cell>
          <table:table-cell table:formula="of:=IF([.I14]=0; 0; [.$B14]/[.I14])"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Chile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15]=0; 0; [.$B15]/[.C15])" office:value-type="float" office:value="1.75" calcext:value-type="float">
            <text:p>1.75</text:p>
          </table:table-cell>
          <table:table-cell table:formula="of:=IF([.D15]=0; 0; [.$B15]/[.D15])" office:value-type="float" office:value="1.75" calcext:value-type="float">
            <text:p>1.75</text:p>
          </table:table-cell>
          <table:table-cell table:formula="of:=IF([.E15]=0; 0; [.$B15]/[.E15])" office:value-type="float" office:value="0" calcext:value-type="float">
            <text:p>0</text:p>
          </table:table-cell>
          <table:table-cell table:formula="of:=IF([.F15]=0; 0; [.$B15]/[.F15])" office:value-type="float" office:value="3.5" calcext:value-type="float">
            <text:p>3.5</text:p>
          </table:table-cell>
          <table:table-cell table:formula="of:=IF([.G15]=0; 0; [.$B15]/[.G15])" office:value-type="float" office:value="3.5" calcext:value-type="float">
            <text:p>3.5</text:p>
          </table:table-cell>
          <table:table-cell table:formula="of:=IF([.H15]=0; 0; [.$B15]/[.H15])" office:value-type="float" office:value="0" calcext:value-type="float">
            <text:p>0</text:p>
          </table:table-cell>
          <table:table-cell table:formula="of:=IF([.I15]=0; 0; [.$B15]/[.I1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C16]=0; 0; [.$B16]/[.C16])" office:value-type="float" office:value="1.9" calcext:value-type="float">
            <text:p>1.9</text:p>
          </table:table-cell>
          <table:table-cell table:formula="of:=IF([.D16]=0; 0; [.$B16]/[.D16])" office:value-type="float" office:value="1.9" calcext:value-type="float">
            <text:p>1.9</text:p>
          </table:table-cell>
          <table:table-cell table:formula="of:=IF([.E16]=0; 0; [.$B16]/[.E16])" office:value-type="float" office:value="0" calcext:value-type="float">
            <text:p>0</text:p>
          </table:table-cell>
          <table:table-cell table:formula="of:=IF([.F16]=0; 0; [.$B16]/[.F16])" office:value-type="float" office:value="1.9" calcext:value-type="float">
            <text:p>1.9</text:p>
          </table:table-cell>
          <table:table-cell table:formula="of:=IF([.G16]=0; 0; [.$B16]/[.G16])" office:value-type="float" office:value="1.9" calcext:value-type="float">
            <text:p>1.9</text:p>
          </table:table-cell>
          <table:table-cell table:formula="of:=IF([.H16]=0; 0; [.$B16]/[.H16])" office:value-type="float" office:value="6.33333333333333" calcext:value-type="float">
            <text:p>6.33333333333333</text:p>
          </table:table-cell>
          <table:table-cell table:formula="of:=IF([.I16]=0; 0; [.$B16]/[.I16])"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Chongqing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17]=0; 0; [.$B17]/[.C17])" office:value-type="float" office:value="3" calcext:value-type="float">
            <text:p>3</text:p>
          </table:table-cell>
          <table:table-cell table:formula="of:=IF([.D17]=0; 0; [.$B17]/[.D17])" office:value-type="float" office:value="3" calcext:value-type="float">
            <text:p>3</text:p>
          </table:table-cell>
          <table:table-cell table:formula="of:=IF([.E17]=0; 0; [.$B17]/[.E17])" office:value-type="float" office:value="0" calcext:value-type="float">
            <text:p>0</text:p>
          </table:table-cell>
          <table:table-cell table:formula="of:=IF([.F17]=0; 0; [.$B17]/[.F17])" office:value-type="float" office:value="0" calcext:value-type="float">
            <text:p>0</text:p>
          </table:table-cell>
          <table:table-cell table:formula="of:=IF([.G17]=0; 0; [.$B17]/[.G17])" office:value-type="float" office:value="0" calcext:value-type="float">
            <text:p>0</text:p>
          </table:table-cell>
          <table:table-cell table:formula="of:=IF([.H17]=0; 0; [.$B17]/[.H17])" office:value-type="float" office:value="0" calcext:value-type="float">
            <text:p>0</text:p>
          </table:table-cell>
          <table:table-cell table:formula="of:=IF([.I17]=0; 0; [.$B17]/[.I1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lombia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18]=0; 0; [.$B18]/[.C18])" office:value-type="float" office:value="1" calcext:value-type="float">
            <text:p>1</text:p>
          </table:table-cell>
          <table:table-cell table:formula="of:=IF([.D18]=0; 0; [.$B18]/[.D18])" office:value-type="float" office:value="1" calcext:value-type="float">
            <text:p>1</text:p>
          </table:table-cell>
          <table:table-cell table:formula="of:=IF([.E18]=0; 0; [.$B18]/[.E18])" office:value-type="float" office:value="0" calcext:value-type="float">
            <text:p>0</text:p>
          </table:table-cell>
          <table:table-cell table:formula="of:=IF([.F18]=0; 0; [.$B18]/[.F18])" office:value-type="float" office:value="1" calcext:value-type="float">
            <text:p>1</text:p>
          </table:table-cell>
          <table:table-cell table:formula="of:=IF([.G18]=0; 0; [.$B18]/[.G18])" office:value-type="float" office:value="1" calcext:value-type="float">
            <text:p>1</text:p>
          </table:table-cell>
          <table:table-cell table:formula="of:=IF([.H18]=0; 0; [.$B18]/[.H18])" office:value-type="float" office:value="0" calcext:value-type="float">
            <text:p>0</text:p>
          </table:table-cell>
          <table:table-cell table:formula="of:=IF([.I18]=0; 0; [.$B18]/[.I1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staRic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19]=0; 0; [.$B19]/[.C19])" office:value-type="float" office:value="1.66666666666667" calcext:value-type="float">
            <text:p>1.66666666666667</text:p>
          </table:table-cell>
          <table:table-cell table:formula="of:=IF([.D19]=0; 0; [.$B19]/[.D19])" office:value-type="float" office:value="1.66666666666667" calcext:value-type="float">
            <text:p>1.66666666666667</text:p>
          </table:table-cell>
          <table:table-cell table:formula="of:=IF([.E19]=0; 0; [.$B19]/[.E19])" office:value-type="float" office:value="0" calcext:value-type="float">
            <text:p>0</text:p>
          </table:table-cell>
          <table:table-cell table:formula="of:=IF([.F19]=0; 0; [.$B19]/[.F19])" office:value-type="float" office:value="5" calcext:value-type="float">
            <text:p>5</text:p>
          </table:table-cell>
          <table:table-cell table:formula="of:=IF([.G19]=0; 0; [.$B19]/[.G19])" office:value-type="float" office:value="5" calcext:value-type="float">
            <text:p>5</text:p>
          </table:table-cell>
          <table:table-cell table:formula="of:=IF([.H19]=0; 0; [.$B19]/[.H19])" office:value-type="float" office:value="0" calcext:value-type="float">
            <text:p>0</text:p>
          </table:table-cell>
          <table:table-cell table:formula="of:=IF([.I19]=0; 0; [.$B19]/[.I1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zechRepublic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20]=0; 0; [.$B20]/[.C20])" office:value-type="float" office:value="2.63636363636364" calcext:value-type="float">
            <text:p>2.63636363636364</text:p>
          </table:table-cell>
          <table:table-cell table:formula="of:=IF([.D20]=0; 0; [.$B20]/[.D20])" office:value-type="float" office:value="2.63636363636364" calcext:value-type="float">
            <text:p>2.63636363636364</text:p>
          </table:table-cell>
          <table:table-cell table:formula="of:=IF([.E20]=0; 0; [.$B20]/[.E20])" office:value-type="float" office:value="0" calcext:value-type="float">
            <text:p>0</text:p>
          </table:table-cell>
          <table:table-cell table:formula="of:=IF([.F20]=0; 0; [.$B20]/[.F20])" office:value-type="float" office:value="3.22222222222222" calcext:value-type="float">
            <text:p>3.22222222222222</text:p>
          </table:table-cell>
          <table:table-cell table:formula="of:=IF([.G20]=0; 0; [.$B20]/[.G20])" office:value-type="float" office:value="3.22222222222222" calcext:value-type="float">
            <text:p>3.22222222222222</text:p>
          </table:table-cell>
          <table:table-cell table:formula="of:=IF([.H20]=0; 0; [.$B20]/[.H20])" office:value-type="float" office:value="0" calcext:value-type="float">
            <text:p>0</text:p>
          </table:table-cell>
          <table:table-cell table:formula="of:=IF([.I20]=0; 0; [.$B20]/[.I2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70" calcext:value-type="float">
            <text:p>270</text:p>
          </table:table-cell>
          <table:table-cell table:number-columns-repeated="2"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C21]=0; 0; [.$B21]/[.C21])" office:value-type="float" office:value="2.28813559322034" calcext:value-type="float">
            <text:p>2.28813559322034</text:p>
          </table:table-cell>
          <table:table-cell table:formula="of:=IF([.D21]=0; 0; [.$B21]/[.D21])" office:value-type="float" office:value="2.28813559322034" calcext:value-type="float">
            <text:p>2.28813559322034</text:p>
          </table:table-cell>
          <table:table-cell table:formula="of:=IF([.E21]=0; 0; [.$B21]/[.E21])" office:value-type="float" office:value="0" calcext:value-type="float">
            <text:p>0</text:p>
          </table:table-cell>
          <table:table-cell table:formula="of:=IF([.F21]=0; 0; [.$B21]/[.F21])" office:value-type="float" office:value="4.6551724137931" calcext:value-type="float">
            <text:p>4.6551724137931</text:p>
          </table:table-cell>
          <table:table-cell table:formula="of:=IF([.G21]=0; 0; [.$B21]/[.G21])" office:value-type="float" office:value="4.57627118644068" calcext:value-type="float">
            <text:p>4.57627118644068</text:p>
          </table:table-cell>
          <table:table-cell table:formula="of:=IF([.H21]=0; 0; [.$B21]/[.H21])" office:value-type="float" office:value="24.5454545454545" calcext:value-type="float">
            <text:p>24.5454545454545</text:p>
          </table:table-cell>
          <table:table-cell table:formula="of:=IF([.I21]=0; 0; [.$B21]/[.I21])"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RC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22]=0; 0; [.$B22]/[.C22])" office:value-type="float" office:value="5.42857142857143" calcext:value-type="float">
            <text:p>5.42857142857143</text:p>
          </table:table-cell>
          <table:table-cell table:formula="of:=IF([.D22]=0; 0; [.$B22]/[.D22])" office:value-type="float" office:value="5.42857142857143" calcext:value-type="float">
            <text:p>5.42857142857143</text:p>
          </table:table-cell>
          <table:table-cell table:formula="of:=IF([.E22]=0; 0; [.$B22]/[.E22])" office:value-type="float" office:value="0" calcext:value-type="float">
            <text:p>0</text:p>
          </table:table-cell>
          <table:table-cell table:formula="of:=IF([.F22]=0; 0; [.$B22]/[.F22])" office:value-type="float" office:value="12.6666666666667" calcext:value-type="float">
            <text:p>12.6666666666667</text:p>
          </table:table-cell>
          <table:table-cell table:formula="of:=IF([.G22]=0; 0; [.$B22]/[.G22])" office:value-type="float" office:value="9.5" calcext:value-type="float">
            <text:p>9.5</text:p>
          </table:table-cell>
          <table:table-cell table:formula="of:=IF([.H22]=0; 0; [.$B22]/[.H22])" office:value-type="float" office:value="0" calcext:value-type="float">
            <text:p>0</text:p>
          </table:table-cell>
          <table:table-cell table:formula="of:=IF([.I22]=0; 0; [.$B22]/[.I22])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gypt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23]=0; 0; [.$B23]/[.C23])" office:value-type="float" office:value="2" calcext:value-type="float">
            <text:p>2</text:p>
          </table:table-cell>
          <table:table-cell table:formula="of:=IF([.D23]=0; 0; [.$B23]/[.D23])" office:value-type="float" office:value="2" calcext:value-type="float">
            <text:p>2</text:p>
          </table:table-cell>
          <table:table-cell table:formula="of:=IF([.E23]=0; 0; [.$B23]/[.E23])" office:value-type="float" office:value="0" calcext:value-type="float">
            <text:p>0</text:p>
          </table:table-cell>
          <table:table-cell table:formula="of:=IF([.F23]=0; 0; [.$B23]/[.F23])" office:value-type="float" office:value="0" calcext:value-type="float">
            <text:p>0</text:p>
          </table:table-cell>
          <table:table-cell table:formula="of:=IF([.G23]=0; 0; [.$B23]/[.G23])" office:value-type="float" office:value="0" calcext:value-type="float">
            <text:p>0</text:p>
          </table:table-cell>
          <table:table-cell table:formula="of:=IF([.H23]=0; 0; [.$B23]/[.H23])" office:value-type="float" office:value="0" calcext:value-type="float">
            <text:p>0</text:p>
          </table:table-cell>
          <table:table-cell table:formula="of:=IF([.I23]=0; 0; [.$B23]/[.I2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1641" calcext:value-type="float">
            <text:p>1641</text:p>
          </table:table-cell>
          <table:table-cell table:number-columns-repeated="2" office:value-type="float" office:value="695" calcext:value-type="float">
            <text:p>695</text:p>
          </table:table-cell>
          <table:table-cell office:value-type="float" office:value="0" calcext:value-type="float">
            <text:p>0</text:p>
          </table:table-cell>
          <table:table-cell office:value-type="float" office:value="439" calcext:value-type="float">
            <text:p>439</text:p>
          </table:table-cell>
          <table:table-cell office:value-type="float" office:value="431" calcext:value-type="float">
            <text:p>431</text:p>
          </table:table-cell>
          <table:table-cell office:value-type="float" office:value="42" calcext:value-type="float">
            <text:p>42</text:p>
          </table:table-cell>
          <table:table-cell office:value-type="float" office:value="67" calcext:value-type="float">
            <text:p>67</text:p>
          </table:table-cell>
          <table:table-cell table:number-columns-repeated="2"/>
          <table:table-cell table:formula="of:=IF([.C24]=0; 0; [.$B24]/[.C24])" office:value-type="float" office:value="2.36115107913669" calcext:value-type="float">
            <text:p>2.36115107913669</text:p>
          </table:table-cell>
          <table:table-cell table:formula="of:=IF([.D24]=0; 0; [.$B24]/[.D24])" office:value-type="float" office:value="2.36115107913669" calcext:value-type="float">
            <text:p>2.36115107913669</text:p>
          </table:table-cell>
          <table:table-cell table:formula="of:=IF([.E24]=0; 0; [.$B24]/[.E24])" office:value-type="float" office:value="0" calcext:value-type="float">
            <text:p>0</text:p>
          </table:table-cell>
          <table:table-cell table:formula="of:=IF([.F24]=0; 0; [.$B24]/[.F24])" office:value-type="float" office:value="3.7380410022779" calcext:value-type="float">
            <text:p>3.7380410022779</text:p>
          </table:table-cell>
          <table:table-cell table:formula="of:=IF([.G24]=0; 0; [.$B24]/[.G24])" office:value-type="float" office:value="3.80742459396752" calcext:value-type="float">
            <text:p>3.80742459396752</text:p>
          </table:table-cell>
          <table:table-cell table:formula="of:=IF([.H24]=0; 0; [.$B24]/[.H24])" office:value-type="float" office:value="39.0714285714286" calcext:value-type="float">
            <text:p>39.0714285714286</text:p>
          </table:table-cell>
          <table:table-cell table:formula="of:=IF([.I24]=0; 0; [.$B24]/[.I24])" office:value-type="float" office:value="24.4925373134328" calcext:value-type="float">
            <text:p>24.4925373134328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25]=0; 0; [.$B25]/[.C25])" office:value-type="float" office:value="8" calcext:value-type="float">
            <text:p>8</text:p>
          </table:table-cell>
          <table:table-cell table:formula="of:=IF([.D25]=0; 0; [.$B25]/[.D25])" office:value-type="float" office:value="8" calcext:value-type="float">
            <text:p>8</text:p>
          </table:table-cell>
          <table:table-cell table:formula="of:=IF([.E25]=0; 0; [.$B25]/[.E25])" office:value-type="float" office:value="0" calcext:value-type="float">
            <text:p>0</text:p>
          </table:table-cell>
          <table:table-cell table:formula="of:=IF([.F25]=0; 0; [.$B25]/[.F25])" office:value-type="float" office:value="0" calcext:value-type="float">
            <text:p>0</text:p>
          </table:table-cell>
          <table:table-cell table:formula="of:=IF([.G25]=0; 0; [.$B25]/[.G25])" office:value-type="float" office:value="0" calcext:value-type="float">
            <text:p>0</text:p>
          </table:table-cell>
          <table:table-cell table:formula="of:=IF([.H25]=0; 0; [.$B25]/[.H25])" office:value-type="float" office:value="0" calcext:value-type="float">
            <text:p>0</text:p>
          </table:table-cell>
          <table:table-cell table:formula="of:=IF([.I25]=0; 0; [.$B25]/[.I2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ston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6]=0; 0; [.$B26]/[.C26])" office:value-type="float" office:value="4" calcext:value-type="float">
            <text:p>4</text:p>
          </table:table-cell>
          <table:table-cell table:formula="of:=IF([.D26]=0; 0; [.$B26]/[.D26])" office:value-type="float" office:value="4" calcext:value-type="float">
            <text:p>4</text:p>
          </table:table-cell>
          <table:table-cell table:formula="of:=IF([.E26]=0; 0; [.$B26]/[.E26])" office:value-type="float" office:value="0" calcext:value-type="float">
            <text:p>0</text:p>
          </table:table-cell>
          <table:table-cell table:formula="of:=IF([.F26]=0; 0; [.$B26]/[.F26])" office:value-type="float" office:value="4" calcext:value-type="float">
            <text:p>4</text:p>
          </table:table-cell>
          <table:table-cell table:formula="of:=IF([.G26]=0; 0; [.$B26]/[.G26])" office:value-type="float" office:value="4" calcext:value-type="float">
            <text:p>4</text:p>
          </table:table-cell>
          <table:table-cell table:formula="of:=IF([.H26]=0; 0; [.$B26]/[.H26])" office:value-type="float" office:value="4" calcext:value-type="float">
            <text:p>4</text:p>
          </table:table-cell>
          <table:table-cell table:formula="of:=IF([.I26]=0; 0; [.$B26]/[.I2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7]=0; 0; [.$B27]/[.C27])" office:value-type="float" office:value="3.66666666666667" calcext:value-type="float">
            <text:p>3.66666666666667</text:p>
          </table:table-cell>
          <table:table-cell table:formula="of:=IF([.D27]=0; 0; [.$B27]/[.D27])" office:value-type="float" office:value="3.66666666666667" calcext:value-type="float">
            <text:p>3.66666666666667</text:p>
          </table:table-cell>
          <table:table-cell table:formula="of:=IF([.E27]=0; 0; [.$B27]/[.E27])" office:value-type="float" office:value="0" calcext:value-type="float">
            <text:p>0</text:p>
          </table:table-cell>
          <table:table-cell table:formula="of:=IF([.F27]=0; 0; [.$B27]/[.F27])" office:value-type="float" office:value="5.5" calcext:value-type="float">
            <text:p>5.5</text:p>
          </table:table-cell>
          <table:table-cell table:formula="of:=IF([.G27]=0; 0; [.$B27]/[.G27])" office:value-type="float" office:value="6.6" calcext:value-type="float">
            <text:p>6.6</text:p>
          </table:table-cell>
          <table:table-cell table:formula="of:=IF([.H27]=0; 0; [.$B27]/[.H27])" office:value-type="float" office:value="16.5" calcext:value-type="float">
            <text:p>16.5</text:p>
          </table:table-cell>
          <table:table-cell table:formula="of:=IF([.I27]=0; 0; [.$B27]/[.I2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sha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28]=0; 0; [.$B28]/[.C28])" office:value-type="float" office:value="1.5" calcext:value-type="float">
            <text:p>1.5</text:p>
          </table:table-cell>
          <table:table-cell table:formula="of:=IF([.D28]=0; 0; [.$B28]/[.D28])" office:value-type="float" office:value="1.5" calcext:value-type="float">
            <text:p>1.5</text:p>
          </table:table-cell>
          <table:table-cell table:formula="of:=IF([.E28]=0; 0; [.$B28]/[.E28])" office:value-type="float" office:value="0" calcext:value-type="float">
            <text:p>0</text:p>
          </table:table-cell>
          <table:table-cell table:formula="of:=IF([.F28]=0; 0; [.$B28]/[.F28])" office:value-type="float" office:value="3" calcext:value-type="float">
            <text:p>3</text:p>
          </table:table-cell>
          <table:table-cell table:formula="of:=IF([.G28]=0; 0; [.$B28]/[.G28])" office:value-type="float" office:value="3" calcext:value-type="float">
            <text:p>3</text:p>
          </table:table-cell>
          <table:table-cell table:formula="of:=IF([.H28]=0; 0; [.$B28]/[.H28])" office:value-type="float" office:value="3" calcext:value-type="float">
            <text:p>3</text:p>
          </table:table-cell>
          <table:table-cell table:formula="of:=IF([.I28]=0; 0; [.$B28]/[.I2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234" calcext:value-type="float">
            <text:p>234</text:p>
          </table:table-cell>
          <table:table-cell table:number-columns-repeated="2"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29]=0; 0; [.$B29]/[.C29])" office:value-type="float" office:value="1.70802919708029" calcext:value-type="float">
            <text:p>1.70802919708029</text:p>
          </table:table-cell>
          <table:table-cell table:formula="of:=IF([.D29]=0; 0; [.$B29]/[.D29])" office:value-type="float" office:value="1.70802919708029" calcext:value-type="float">
            <text:p>1.70802919708029</text:p>
          </table:table-cell>
          <table:table-cell table:formula="of:=IF([.E29]=0; 0; [.$B29]/[.E29])" office:value-type="float" office:value="0" calcext:value-type="float">
            <text:p>0</text:p>
          </table:table-cell>
          <table:table-cell table:formula="of:=IF([.F29]=0; 0; [.$B29]/[.F29])" office:value-type="float" office:value="3.34285714285714" calcext:value-type="float">
            <text:p>3.34285714285714</text:p>
          </table:table-cell>
          <table:table-cell table:formula="of:=IF([.G29]=0; 0; [.$B29]/[.G29])" office:value-type="float" office:value="3.20547945205479" calcext:value-type="float">
            <text:p>3.20547945205479</text:p>
          </table:table-cell>
          <table:table-cell table:formula="of:=IF([.H29]=0; 0; [.$B29]/[.H29])" office:value-type="float" office:value="26" calcext:value-type="float">
            <text:p>26</text:p>
          </table:table-cell>
          <table:table-cell table:formula="of:=IF([.I29]=0; 0; [.$B29]/[.I29])"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Fujian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C30]=0; 0; [.$B30]/[.C30])" office:value-type="float" office:value="1.5" calcext:value-type="float">
            <text:p>1.5</text:p>
          </table:table-cell>
          <table:table-cell table:formula="of:=IF([.D30]=0; 0; [.$B30]/[.D30])" office:value-type="float" office:value="1.5" calcext:value-type="float">
            <text:p>1.5</text:p>
          </table:table-cell>
          <table:table-cell table:formula="of:=IF([.E30]=0; 0; [.$B30]/[.E30])" office:value-type="float" office:value="0" calcext:value-type="float">
            <text:p>0</text:p>
          </table:table-cell>
          <table:table-cell table:formula="of:=IF([.F30]=0; 0; [.$B30]/[.F30])" office:value-type="float" office:value="1.8" calcext:value-type="float">
            <text:p>1.8</text:p>
          </table:table-cell>
          <table:table-cell table:formula="of:=IF([.G30]=0; 0; [.$B30]/[.G30])" office:value-type="float" office:value="2.25" calcext:value-type="float">
            <text:p>2.25</text:p>
          </table:table-cell>
          <table:table-cell table:formula="of:=IF([.H30]=0; 0; [.$B30]/[.H30])" office:value-type="float" office:value="9" calcext:value-type="float">
            <text:p>9</text:p>
          </table:table-cell>
          <table:table-cell table:formula="of:=IF([.I30]=0; 0; [.$B30]/[.I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Fuya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31]=0; 0; [.$B31]/[.C31])" office:value-type="float" office:value="1" calcext:value-type="float">
            <text:p>1</text:p>
          </table:table-cell>
          <table:table-cell table:formula="of:=IF([.D31]=0; 0; [.$B31]/[.D31])" office:value-type="float" office:value="1" calcext:value-type="float">
            <text:p>1</text:p>
          </table:table-cell>
          <table:table-cell table:formula="of:=IF([.E31]=0; 0; [.$B31]/[.E31])" office:value-type="float" office:value="0" calcext:value-type="float">
            <text:p>0</text:p>
          </table:table-cell>
          <table:table-cell table:formula="of:=IF([.F31]=0; 0; [.$B31]/[.F31])" office:value-type="float" office:value="1" calcext:value-type="float">
            <text:p>1</text:p>
          </table:table-cell>
          <table:table-cell table:formula="of:=IF([.G31]=0; 0; [.$B31]/[.G31])" office:value-type="float" office:value="1" calcext:value-type="float">
            <text:p>1</text:p>
          </table:table-cell>
          <table:table-cell table:formula="of:=IF([.H31]=0; 0; [.$B31]/[.H31])" office:value-type="float" office:value="0" calcext:value-type="float">
            <text:p>0</text:p>
          </table:table-cell>
          <table:table-cell table:formula="of:=IF([.I31]=0; 0; [.$B31]/[.I3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mb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32]=0; 0; [.$B32]/[.C32])" office:value-type="float" office:value="3" calcext:value-type="float">
            <text:p>3</text:p>
          </table:table-cell>
          <table:table-cell table:formula="of:=IF([.D32]=0; 0; [.$B32]/[.D32])" office:value-type="float" office:value="3" calcext:value-type="float">
            <text:p>3</text:p>
          </table:table-cell>
          <table:table-cell table:formula="of:=IF([.E32]=0; 0; [.$B32]/[.E32])" office:value-type="float" office:value="0" calcext:value-type="float">
            <text:p>0</text:p>
          </table:table-cell>
          <table:table-cell table:formula="of:=IF([.F32]=0; 0; [.$B32]/[.F32])" office:value-type="float" office:value="0" calcext:value-type="float">
            <text:p>0</text:p>
          </table:table-cell>
          <table:table-cell table:formula="of:=IF([.G32]=0; 0; [.$B32]/[.G32])" office:value-type="float" office:value="0" calcext:value-type="float">
            <text:p>0</text:p>
          </table:table-cell>
          <table:table-cell table:formula="of:=IF([.H32]=0; 0; [.$B32]/[.H32])" office:value-type="float" office:value="0" calcext:value-type="float">
            <text:p>0</text:p>
          </table:table-cell>
          <table:table-cell table:formula="of:=IF([.I32]=0; 0; [.$B32]/[.I3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nzhou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33]=0; 0; [.$B33]/[.C33])" office:value-type="float" office:value="0" calcext:value-type="float">
            <text:p>0</text:p>
          </table:table-cell>
          <table:table-cell table:formula="of:=IF([.D33]=0; 0; [.$B33]/[.D33])" office:value-type="float" office:value="0" calcext:value-type="float">
            <text:p>0</text:p>
          </table:table-cell>
          <table:table-cell table:formula="of:=IF([.E33]=0; 0; [.$B33]/[.E33])" office:value-type="float" office:value="0" calcext:value-type="float">
            <text:p>0</text:p>
          </table:table-cell>
          <table:table-cell table:formula="of:=IF([.F33]=0; 0; [.$B33]/[.F33])" office:value-type="float" office:value="0" calcext:value-type="float">
            <text:p>0</text:p>
          </table:table-cell>
          <table:table-cell table:formula="of:=IF([.G33]=0; 0; [.$B33]/[.G33])" office:value-type="float" office:value="0" calcext:value-type="float">
            <text:p>0</text:p>
          </table:table-cell>
          <table:table-cell table:formula="of:=IF([.H33]=0; 0; [.$B33]/[.H33])" office:value-type="float" office:value="0" calcext:value-type="float">
            <text:p>0</text:p>
          </table:table-cell>
          <table:table-cell table:formula="of:=IF([.I33]=0; 0; [.$B33]/[.I3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34]=0; 0; [.$B34]/[.C34])" office:value-type="float" office:value="1.85714285714286" calcext:value-type="float">
            <text:p>1.85714285714286</text:p>
          </table:table-cell>
          <table:table-cell table:formula="of:=IF([.D34]=0; 0; [.$B34]/[.D34])" office:value-type="float" office:value="1.85714285714286" calcext:value-type="float">
            <text:p>1.85714285714286</text:p>
          </table:table-cell>
          <table:table-cell table:formula="of:=IF([.E34]=0; 0; [.$B34]/[.E34])" office:value-type="float" office:value="0" calcext:value-type="float">
            <text:p>0</text:p>
          </table:table-cell>
          <table:table-cell table:formula="of:=IF([.F34]=0; 0; [.$B34]/[.F34])" office:value-type="float" office:value="4.33333333333333" calcext:value-type="float">
            <text:p>4.33333333333333</text:p>
          </table:table-cell>
          <table:table-cell table:formula="of:=IF([.G34]=0; 0; [.$B34]/[.G34])" office:value-type="float" office:value="4.33333333333333" calcext:value-type="float">
            <text:p>4.33333333333333</text:p>
          </table:table-cell>
          <table:table-cell table:formula="of:=IF([.H34]=0; 0; [.$B34]/[.H34])" office:value-type="float" office:value="0" calcext:value-type="float">
            <text:p>0</text:p>
          </table:table-cell>
          <table:table-cell table:formula="of:=IF([.I34]=0; 0; [.$B34]/[.I34])"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IF([.C35]=0; 0; [.$B35]/[.C35])" office:value-type="float" office:value="2.625" calcext:value-type="float">
            <text:p>2.625</text:p>
          </table:table-cell>
          <table:table-cell table:formula="of:=IF([.D35]=0; 0; [.$B35]/[.D35])" office:value-type="float" office:value="2.625" calcext:value-type="float">
            <text:p>2.625</text:p>
          </table:table-cell>
          <table:table-cell table:formula="of:=IF([.E35]=0; 0; [.$B35]/[.E35])" office:value-type="float" office:value="0" calcext:value-type="float">
            <text:p>0</text:p>
          </table:table-cell>
          <table:table-cell table:formula="of:=IF([.F35]=0; 0; [.$B35]/[.F35])" office:value-type="float" office:value="4.84615384615385" calcext:value-type="float">
            <text:p>4.84615384615385</text:p>
          </table:table-cell>
          <table:table-cell table:formula="of:=IF([.G35]=0; 0; [.$B35]/[.G35])" office:value-type="float" office:value="4.84615384615385" calcext:value-type="float">
            <text:p>4.84615384615385</text:p>
          </table:table-cell>
          <table:table-cell table:formula="of:=IF([.H35]=0; 0; [.$B35]/[.H35])" office:value-type="float" office:value="21" calcext:value-type="float">
            <text:p>21</text:p>
          </table:table-cell>
          <table:table-cell table:formula="of:=IF([.I35]=0; 0; [.$B35]/[.I35])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hana</text:p>
          </table:table-cell>
          <table:table-cell office:value-type="float" office:value="9" calcext:value-type="float">
            <text:p>9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36]=0; 0; [.$B36]/[.C36])" office:value-type="float" office:value="0" calcext:value-type="float">
            <text:p>0</text:p>
          </table:table-cell>
          <table:table-cell table:formula="of:=IF([.D36]=0; 0; [.$B36]/[.D36])" office:value-type="float" office:value="0" calcext:value-type="float">
            <text:p>0</text:p>
          </table:table-cell>
          <table:table-cell table:formula="of:=IF([.E36]=0; 0; [.$B36]/[.E36])" office:value-type="float" office:value="0" calcext:value-type="float">
            <text:p>0</text:p>
          </table:table-cell>
          <table:table-cell table:formula="of:=IF([.F36]=0; 0; [.$B36]/[.F36])" office:value-type="float" office:value="0" calcext:value-type="float">
            <text:p>0</text:p>
          </table:table-cell>
          <table:table-cell table:formula="of:=IF([.G36]=0; 0; [.$B36]/[.G36])" office:value-type="float" office:value="0" calcext:value-type="float">
            <text:p>0</text:p>
          </table:table-cell>
          <table:table-cell table:formula="of:=IF([.H36]=0; 0; [.$B36]/[.H36])" office:value-type="float" office:value="0" calcext:value-type="float">
            <text:p>0</text:p>
          </table:table-cell>
          <table:table-cell table:formula="of:=IF([.I36]=0; 0; [.$B36]/[.I3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37]=0; 0; [.$B37]/[.C37])" office:value-type="float" office:value="2.3125" calcext:value-type="float">
            <text:p>2.3125</text:p>
          </table:table-cell>
          <table:table-cell table:formula="of:=IF([.D37]=0; 0; [.$B37]/[.D37])" office:value-type="float" office:value="2.3125" calcext:value-type="float">
            <text:p>2.3125</text:p>
          </table:table-cell>
          <table:table-cell table:formula="of:=IF([.E37]=0; 0; [.$B37]/[.E37])" office:value-type="float" office:value="0" calcext:value-type="float">
            <text:p>0</text:p>
          </table:table-cell>
          <table:table-cell table:formula="of:=IF([.F37]=0; 0; [.$B37]/[.F37])" office:value-type="float" office:value="4.625" calcext:value-type="float">
            <text:p>4.625</text:p>
          </table:table-cell>
          <table:table-cell table:formula="of:=IF([.G37]=0; 0; [.$B37]/[.G37])" office:value-type="float" office:value="4.625" calcext:value-type="float">
            <text:p>4.625</text:p>
          </table:table-cell>
          <table:table-cell table:formula="of:=IF([.H37]=0; 0; [.$B37]/[.H37])" office:value-type="float" office:value="0" calcext:value-type="float">
            <text:p>0</text:p>
          </table:table-cell>
          <table:table-cell table:formula="of:=IF([.I37]=0; 0; [.$B37]/[.I37])"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uangdong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38]=0; 0; [.$B38]/[.C38])" office:value-type="float" office:value="4.04761904761905" calcext:value-type="float">
            <text:p>4.04761904761905</text:p>
          </table:table-cell>
          <table:table-cell table:formula="of:=IF([.D38]=0; 0; [.$B38]/[.D38])" office:value-type="float" office:value="4.04761904761905" calcext:value-type="float">
            <text:p>4.04761904761905</text:p>
          </table:table-cell>
          <table:table-cell table:formula="of:=IF([.E38]=0; 0; [.$B38]/[.E38])" office:value-type="float" office:value="0" calcext:value-type="float">
            <text:p>0</text:p>
          </table:table-cell>
          <table:table-cell table:formula="of:=IF([.F38]=0; 0; [.$B38]/[.F38])" office:value-type="float" office:value="6.53846153846154" calcext:value-type="float">
            <text:p>6.53846153846154</text:p>
          </table:table-cell>
          <table:table-cell table:formula="of:=IF([.G38]=0; 0; [.$B38]/[.G38])" office:value-type="float" office:value="7.08333333333333" calcext:value-type="float">
            <text:p>7.08333333333333</text:p>
          </table:table-cell>
          <table:table-cell table:formula="of:=IF([.H38]=0; 0; [.$B38]/[.H38])" office:value-type="float" office:value="12.1428571428571" calcext:value-type="float">
            <text:p>12.1428571428571</text:p>
          </table:table-cell>
          <table:table-cell table:formula="of:=IF([.I38]=0; 0; [.$B38]/[.I38])"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39]=0; 0; [.$B39]/[.C39])" office:value-type="float" office:value="3.8" calcext:value-type="float">
            <text:p>3.8</text:p>
          </table:table-cell>
          <table:table-cell table:formula="of:=IF([.D39]=0; 0; [.$B39]/[.D39])" office:value-type="float" office:value="3.8" calcext:value-type="float">
            <text:p>3.8</text:p>
          </table:table-cell>
          <table:table-cell table:formula="of:=IF([.E39]=0; 0; [.$B39]/[.E39])" office:value-type="float" office:value="0" calcext:value-type="float">
            <text:p>0</text:p>
          </table:table-cell>
          <table:table-cell table:formula="of:=IF([.F39]=0; 0; [.$B39]/[.F39])" office:value-type="float" office:value="4.75" calcext:value-type="float">
            <text:p>4.75</text:p>
          </table:table-cell>
          <table:table-cell table:formula="of:=IF([.G39]=0; 0; [.$B39]/[.G39])" office:value-type="float" office:value="5.42857142857143" calcext:value-type="float">
            <text:p>5.42857142857143</text:p>
          </table:table-cell>
          <table:table-cell table:formula="of:=IF([.H39]=0; 0; [.$B39]/[.H39])" office:value-type="float" office:value="7.6" calcext:value-type="float">
            <text:p>7.6</text:p>
          </table:table-cell>
          <table:table-cell table:formula="of:=IF([.I39]=0; 0; [.$B39]/[.I3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ngzhou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40]=0; 0; [.$B40]/[.C40])" office:value-type="float" office:value="3.30769230769231" calcext:value-type="float">
            <text:p>3.30769230769231</text:p>
          </table:table-cell>
          <table:table-cell table:formula="of:=IF([.D40]=0; 0; [.$B40]/[.D40])" office:value-type="float" office:value="3.30769230769231" calcext:value-type="float">
            <text:p>3.30769230769231</text:p>
          </table:table-cell>
          <table:table-cell table:formula="of:=IF([.E40]=0; 0; [.$B40]/[.E40])" office:value-type="float" office:value="0" calcext:value-type="float">
            <text:p>0</text:p>
          </table:table-cell>
          <table:table-cell table:formula="of:=IF([.F40]=0; 0; [.$B40]/[.F40])" office:value-type="float" office:value="6.14285714285714" calcext:value-type="float">
            <text:p>6.14285714285714</text:p>
          </table:table-cell>
          <table:table-cell table:formula="of:=IF([.G40]=0; 0; [.$B40]/[.G40])" office:value-type="float" office:value="7.16666666666667" calcext:value-type="float">
            <text:p>7.16666666666667</text:p>
          </table:table-cell>
          <table:table-cell table:formula="of:=IF([.H40]=0; 0; [.$B40]/[.H40])" office:value-type="float" office:value="8.6" calcext:value-type="float">
            <text:p>8.6</text:p>
          </table:table-cell>
          <table:table-cell table:formula="of:=IF([.I40]=0; 0; [.$B40]/[.I40])"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Hefei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41]=0; 0; [.$B41]/[.C41])" office:value-type="float" office:value="0" calcext:value-type="float">
            <text:p>0</text:p>
          </table:table-cell>
          <table:table-cell table:formula="of:=IF([.D41]=0; 0; [.$B41]/[.D41])" office:value-type="float" office:value="0" calcext:value-type="float">
            <text:p>0</text:p>
          </table:table-cell>
          <table:table-cell table:formula="of:=IF([.E41]=0; 0; [.$B41]/[.E41])" office:value-type="float" office:value="0" calcext:value-type="float">
            <text:p>0</text:p>
          </table:table-cell>
          <table:table-cell table:formula="of:=IF([.F41]=0; 0; [.$B41]/[.F41])" office:value-type="float" office:value="0" calcext:value-type="float">
            <text:p>0</text:p>
          </table:table-cell>
          <table:table-cell table:formula="of:=IF([.G41]=0; 0; [.$B41]/[.G41])" office:value-type="float" office:value="0" calcext:value-type="float">
            <text:p>0</text:p>
          </table:table-cell>
          <table:table-cell table:formula="of:=IF([.H41]=0; 0; [.$B41]/[.H41])" office:value-type="float" office:value="0" calcext:value-type="float">
            <text:p>0</text:p>
          </table:table-cell>
          <table:table-cell table:formula="of:=IF([.I41]=0; 0; [.$B41]/[.I4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gKong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IF([.C42]=0; 0; [.$B42]/[.C42])" office:value-type="float" office:value="2.04166666666667" calcext:value-type="float">
            <text:p>2.04166666666667</text:p>
          </table:table-cell>
          <table:table-cell table:formula="of:=IF([.D42]=0; 0; [.$B42]/[.D42])" office:value-type="float" office:value="2.04166666666667" calcext:value-type="float">
            <text:p>2.04166666666667</text:p>
          </table:table-cell>
          <table:table-cell table:formula="of:=IF([.E42]=0; 0; [.$B42]/[.E42])" office:value-type="float" office:value="0" calcext:value-type="float">
            <text:p>0</text:p>
          </table:table-cell>
          <table:table-cell table:formula="of:=IF([.F42]=0; 0; [.$B42]/[.F42])" office:value-type="float" office:value="2.57894736842105" calcext:value-type="float">
            <text:p>2.57894736842105</text:p>
          </table:table-cell>
          <table:table-cell table:formula="of:=IF([.G42]=0; 0; [.$B42]/[.G42])" office:value-type="float" office:value="2.57894736842105" calcext:value-type="float">
            <text:p>2.57894736842105</text:p>
          </table:table-cell>
          <table:table-cell table:formula="of:=IF([.H42]=0; 0; [.$B42]/[.H42])" office:value-type="float" office:value="16.3333333333333" calcext:value-type="float">
            <text:p>16.3333333333333</text:p>
          </table:table-cell>
          <table:table-cell table:formula="of:=IF([.I42]=0; 0; [.$B42]/[.I42])"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43]=0; 0; [.$B43]/[.C43])" office:value-type="float" office:value="2" calcext:value-type="float">
            <text:p>2</text:p>
          </table:table-cell>
          <table:table-cell table:formula="of:=IF([.D43]=0; 0; [.$B43]/[.D43])" office:value-type="float" office:value="2" calcext:value-type="float">
            <text:p>2</text:p>
          </table:table-cell>
          <table:table-cell table:formula="of:=IF([.E43]=0; 0; [.$B43]/[.E43])" office:value-type="float" office:value="0" calcext:value-type="float">
            <text:p>0</text:p>
          </table:table-cell>
          <table:table-cell table:formula="of:=IF([.F43]=0; 0; [.$B43]/[.F43])" office:value-type="float" office:value="4.57142857142857" calcext:value-type="float">
            <text:p>4.57142857142857</text:p>
          </table:table-cell>
          <table:table-cell table:formula="of:=IF([.G43]=0; 0; [.$B43]/[.G43])" office:value-type="float" office:value="4" calcext:value-type="float">
            <text:p>4</text:p>
          </table:table-cell>
          <table:table-cell table:formula="of:=IF([.H43]=0; 0; [.$B43]/[.H43])" office:value-type="float" office:value="32" calcext:value-type="float">
            <text:p>32</text:p>
          </table:table-cell>
          <table:table-cell table:formula="of:=IF([.I43]=0; 0; [.$B43]/[.I4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517" calcext:value-type="float">
            <text:p>517</text:p>
          </table:table-cell>
          <table:table-cell table:number-columns-repeated="2"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IF([.C44]=0; 0; [.$B44]/[.C44])" office:value-type="float" office:value="3.85820895522388" calcext:value-type="float">
            <text:p>3.85820895522388</text:p>
          </table:table-cell>
          <table:table-cell table:formula="of:=IF([.D44]=0; 0; [.$B44]/[.D44])" office:value-type="float" office:value="3.85820895522388" calcext:value-type="float">
            <text:p>3.85820895522388</text:p>
          </table:table-cell>
          <table:table-cell table:formula="of:=IF([.E44]=0; 0; [.$B44]/[.E44])" office:value-type="float" office:value="0" calcext:value-type="float">
            <text:p>0</text:p>
          </table:table-cell>
          <table:table-cell table:formula="of:=IF([.F44]=0; 0; [.$B44]/[.F44])" office:value-type="float" office:value="5.6195652173913" calcext:value-type="float">
            <text:p>5.6195652173913</text:p>
          </table:table-cell>
          <table:table-cell table:formula="of:=IF([.G44]=0; 0; [.$B44]/[.G44])" office:value-type="float" office:value="6.08235294117647" calcext:value-type="float">
            <text:p>6.08235294117647</text:p>
          </table:table-cell>
          <table:table-cell table:formula="of:=IF([.H44]=0; 0; [.$B44]/[.H44])" office:value-type="float" office:value="43.0833333333333" calcext:value-type="float">
            <text:p>43.0833333333333</text:p>
          </table:table-cell>
          <table:table-cell table:formula="of:=IF([.I44]=0; 0; [.$B44]/[.I44])" office:value-type="float" office:value="34.4666666666667" calcext:value-type="float">
            <text:p>34.466666666666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([.C45]=0; 0; [.$B45]/[.C45])" office:value-type="float" office:value="1.88888888888889" calcext:value-type="float">
            <text:p>1.88888888888889</text:p>
          </table:table-cell>
          <table:table-cell table:formula="of:=IF([.D45]=0; 0; [.$B45]/[.D45])" office:value-type="float" office:value="1.88888888888889" calcext:value-type="float">
            <text:p>1.88888888888889</text:p>
          </table:table-cell>
          <table:table-cell table:formula="of:=IF([.E45]=0; 0; [.$B45]/[.E45])" office:value-type="float" office:value="0" calcext:value-type="float">
            <text:p>0</text:p>
          </table:table-cell>
          <table:table-cell table:formula="of:=IF([.F45]=0; 0; [.$B45]/[.F45])" office:value-type="float" office:value="2.68421052631579" calcext:value-type="float">
            <text:p>2.68421052631579</text:p>
          </table:table-cell>
          <table:table-cell table:formula="of:=IF([.G45]=0; 0; [.$B45]/[.G45])" office:value-type="float" office:value="2.61538461538462" calcext:value-type="float">
            <text:p>2.61538461538462</text:p>
          </table:table-cell>
          <table:table-cell table:formula="of:=IF([.H45]=0; 0; [.$B45]/[.H45])" office:value-type="float" office:value="34" calcext:value-type="float">
            <text:p>34</text:p>
          </table:table-cell>
          <table:table-cell table:formula="of:=IF([.I45]=0; 0; [.$B45]/[.I45])"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Indonesia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46]=0; 0; [.$B46]/[.C46])" office:value-type="float" office:value="1" calcext:value-type="float">
            <text:p>1</text:p>
          </table:table-cell>
          <table:table-cell table:formula="of:=IF([.D46]=0; 0; [.$B46]/[.D46])" office:value-type="float" office:value="1" calcext:value-type="float">
            <text:p>1</text:p>
          </table:table-cell>
          <table:table-cell table:formula="of:=IF([.E46]=0; 0; [.$B46]/[.E46])" office:value-type="float" office:value="0" calcext:value-type="float">
            <text:p>0</text:p>
          </table:table-cell>
          <table:table-cell table:formula="of:=IF([.F46]=0; 0; [.$B46]/[.F46])" office:value-type="float" office:value="1.5" calcext:value-type="float">
            <text:p>1.5</text:p>
          </table:table-cell>
          <table:table-cell table:formula="of:=IF([.G46]=0; 0; [.$B46]/[.G46])" office:value-type="float" office:value="1" calcext:value-type="float">
            <text:p>1</text:p>
          </table:table-cell>
          <table:table-cell table:formula="of:=IF([.H46]=0; 0; [.$B46]/[.H46])" office:value-type="float" office:value="3" calcext:value-type="float">
            <text:p>3</text:p>
          </table:table-cell>
          <table:table-cell table:formula="of:=IF([.I46]=0; 0; [.$B46]/[.I4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47]=0; 0; [.$B47]/[.C47])" office:value-type="float" office:value="2.5" calcext:value-type="float">
            <text:p>2.5</text:p>
          </table:table-cell>
          <table:table-cell table:formula="of:=IF([.D47]=0; 0; [.$B47]/[.D47])" office:value-type="float" office:value="2.5" calcext:value-type="float">
            <text:p>2.5</text:p>
          </table:table-cell>
          <table:table-cell table:formula="of:=IF([.E47]=0; 0; [.$B47]/[.E47])" office:value-type="float" office:value="0" calcext:value-type="float">
            <text:p>0</text:p>
          </table:table-cell>
          <table:table-cell table:formula="of:=IF([.F47]=0; 0; [.$B47]/[.F47])" office:value-type="float" office:value="5" calcext:value-type="float">
            <text:p>5</text:p>
          </table:table-cell>
          <table:table-cell table:formula="of:=IF([.G47]=0; 0; [.$B47]/[.G47])" office:value-type="float" office:value="5" calcext:value-type="float">
            <text:p>5</text:p>
          </table:table-cell>
          <table:table-cell table:formula="of:=IF([.H47]=0; 0; [.$B47]/[.H47])" office:value-type="float" office:value="0" calcext:value-type="float">
            <text:p>0</text:p>
          </table:table-cell>
          <table:table-cell table:formula="of:=IF([.I47]=0; 0; [.$B47]/[.I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rael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48]=0; 0; [.$B48]/[.C48])" office:value-type="float" office:value="7" calcext:value-type="float">
            <text:p>7</text:p>
          </table:table-cell>
          <table:table-cell table:formula="of:=IF([.D48]=0; 0; [.$B48]/[.D48])" office:value-type="float" office:value="7" calcext:value-type="float">
            <text:p>7</text:p>
          </table:table-cell>
          <table:table-cell table:formula="of:=IF([.E48]=0; 0; [.$B48]/[.E48])" office:value-type="float" office:value="0" calcext:value-type="float">
            <text:p>0</text:p>
          </table:table-cell>
          <table:table-cell table:formula="of:=IF([.F48]=0; 0; [.$B48]/[.F48])" office:value-type="float" office:value="7" calcext:value-type="float">
            <text:p>7</text:p>
          </table:table-cell>
          <table:table-cell table:formula="of:=IF([.G48]=0; 0; [.$B48]/[.G48])" office:value-type="float" office:value="7" calcext:value-type="float">
            <text:p>7</text:p>
          </table:table-cell>
          <table:table-cell table:formula="of:=IF([.H48]=0; 0; [.$B48]/[.H48])" office:value-type="float" office:value="7" calcext:value-type="float">
            <text:p>7</text:p>
          </table:table-cell>
          <table:table-cell table:formula="of:=IF([.I48]=0; 0; [.$B48]/[.I4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49]=0; 0; [.$B49]/[.C49])" office:value-type="float" office:value="2.11111111111111" calcext:value-type="float">
            <text:p>2.11111111111111</text:p>
          </table:table-cell>
          <table:table-cell table:formula="of:=IF([.D49]=0; 0; [.$B49]/[.D49])" office:value-type="float" office:value="2.11111111111111" calcext:value-type="float">
            <text:p>2.11111111111111</text:p>
          </table:table-cell>
          <table:table-cell table:formula="of:=IF([.E49]=0; 0; [.$B49]/[.E49])" office:value-type="float" office:value="0" calcext:value-type="float">
            <text:p>0</text:p>
          </table:table-cell>
          <table:table-cell table:formula="of:=IF([.F49]=0; 0; [.$B49]/[.F49])" office:value-type="float" office:value="2.71428571428571" calcext:value-type="float">
            <text:p>2.71428571428571</text:p>
          </table:table-cell>
          <table:table-cell table:formula="of:=IF([.G49]=0; 0; [.$B49]/[.G49])" office:value-type="float" office:value="3" calcext:value-type="float">
            <text:p>3</text:p>
          </table:table-cell>
          <table:table-cell table:formula="of:=IF([.H49]=0; 0; [.$B49]/[.H49])" office:value-type="float" office:value="19" calcext:value-type="float">
            <text:p>19</text:p>
          </table:table-cell>
          <table:table-cell table:formula="of:=IF([.I49]=0; 0; [.$B49]/[.I49])"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IF([.C50]=0; 0; [.$B50]/[.C50])" office:value-type="float" office:value="2.53846153846154" calcext:value-type="float">
            <text:p>2.53846153846154</text:p>
          </table:table-cell>
          <table:table-cell table:formula="of:=IF([.D50]=0; 0; [.$B50]/[.D50])" office:value-type="float" office:value="2.53846153846154" calcext:value-type="float">
            <text:p>2.53846153846154</text:p>
          </table:table-cell>
          <table:table-cell table:formula="of:=IF([.E50]=0; 0; [.$B50]/[.E50])" office:value-type="float" office:value="0" calcext:value-type="float">
            <text:p>0</text:p>
          </table:table-cell>
          <table:table-cell table:formula="of:=IF([.F50]=0; 0; [.$B50]/[.F50])" office:value-type="float" office:value="3.66666666666667" calcext:value-type="float">
            <text:p>3.66666666666667</text:p>
          </table:table-cell>
          <table:table-cell table:formula="of:=IF([.G50]=0; 0; [.$B50]/[.G50])" office:value-type="float" office:value="3.53571428571429" calcext:value-type="float">
            <text:p>3.53571428571429</text:p>
          </table:table-cell>
          <table:table-cell table:formula="of:=IF([.H50]=0; 0; [.$B50]/[.H50])" office:value-type="float" office:value="5.5" calcext:value-type="float">
            <text:p>5.5</text:p>
          </table:table-cell>
          <table:table-cell table:formula="of:=IF([.I50]=0; 0; [.$B50]/[.I50])"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Ji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C51]=0; 0; [.$B51]/[.C51])" office:value-type="float" office:value="1" calcext:value-type="float">
            <text:p>1</text:p>
          </table:table-cell>
          <table:table-cell table:formula="of:=IF([.D51]=0; 0; [.$B51]/[.D51])" office:value-type="float" office:value="1" calcext:value-type="float">
            <text:p>1</text:p>
          </table:table-cell>
          <table:table-cell table:formula="of:=IF([.E51]=0; 0; [.$B51]/[.E51])" office:value-type="float" office:value="0" calcext:value-type="float">
            <text:p>0</text:p>
          </table:table-cell>
          <table:table-cell table:formula="of:=IF([.F51]=0; 0; [.$B51]/[.F51])" office:value-type="float" office:value="1" calcext:value-type="float">
            <text:p>1</text:p>
          </table:table-cell>
          <table:table-cell table:formula="of:=IF([.G51]=0; 0; [.$B51]/[.G51])" office:value-type="float" office:value="1" calcext:value-type="float">
            <text:p>1</text:p>
          </table:table-cell>
          <table:table-cell table:formula="of:=IF([.H51]=0; 0; [.$B51]/[.H51])" office:value-type="float" office:value="2" calcext:value-type="float">
            <text:p>2</text:p>
          </table:table-cell>
          <table:table-cell table:formula="of:=IF([.I51]=0; 0; [.$B51]/[.I51]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Jiangsu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52]=0; 0; [.$B52]/[.C52])" office:value-type="float" office:value="2" calcext:value-type="float">
            <text:p>2</text:p>
          </table:table-cell>
          <table:table-cell table:formula="of:=IF([.D52]=0; 0; [.$B52]/[.D52])" office:value-type="float" office:value="2" calcext:value-type="float">
            <text:p>2</text:p>
          </table:table-cell>
          <table:table-cell table:formula="of:=IF([.E52]=0; 0; [.$B52]/[.E52])" office:value-type="float" office:value="0" calcext:value-type="float">
            <text:p>0</text:p>
          </table:table-cell>
          <table:table-cell table:formula="of:=IF([.F52]=0; 0; [.$B52]/[.F52])" office:value-type="float" office:value="2" calcext:value-type="float">
            <text:p>2</text:p>
          </table:table-cell>
          <table:table-cell table:formula="of:=IF([.G52]=0; 0; [.$B52]/[.G52])" office:value-type="float" office:value="2" calcext:value-type="float">
            <text:p>2</text:p>
          </table:table-cell>
          <table:table-cell table:formula="of:=IF([.H52]=0; 0; [.$B52]/[.H52])" office:value-type="float" office:value="4" calcext:value-type="float">
            <text:p>4</text:p>
          </table:table-cell>
          <table:table-cell table:formula="of:=IF([.I52]=0; 0; [.$B52]/[.I5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angxi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53]=0; 0; [.$B53]/[.C53])" office:value-type="float" office:value="0" calcext:value-type="float">
            <text:p>0</text:p>
          </table:table-cell>
          <table:table-cell table:formula="of:=IF([.D53]=0; 0; [.$B53]/[.D53])" office:value-type="float" office:value="0" calcext:value-type="float">
            <text:p>0</text:p>
          </table:table-cell>
          <table:table-cell table:formula="of:=IF([.E53]=0; 0; [.$B53]/[.E53])" office:value-type="float" office:value="0" calcext:value-type="float">
            <text:p>0</text:p>
          </table:table-cell>
          <table:table-cell table:formula="of:=IF([.F53]=0; 0; [.$B53]/[.F53])" office:value-type="float" office:value="0" calcext:value-type="float">
            <text:p>0</text:p>
          </table:table-cell>
          <table:table-cell table:formula="of:=IF([.G53]=0; 0; [.$B53]/[.G53])" office:value-type="float" office:value="0" calcext:value-type="float">
            <text:p>0</text:p>
          </table:table-cell>
          <table:table-cell table:formula="of:=IF([.H53]=0; 0; [.$B53]/[.H53])" office:value-type="float" office:value="0" calcext:value-type="float">
            <text:p>0</text:p>
          </table:table-cell>
          <table:table-cell table:formula="of:=IF([.I53]=0; 0; [.$B53]/[.I5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ngzhou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54]=0; 0; [.$B54]/[.C54])" office:value-type="float" office:value="1" calcext:value-type="float">
            <text:p>1</text:p>
          </table:table-cell>
          <table:table-cell table:formula="of:=IF([.D54]=0; 0; [.$B54]/[.D54])" office:value-type="float" office:value="1" calcext:value-type="float">
            <text:p>1</text:p>
          </table:table-cell>
          <table:table-cell table:formula="of:=IF([.E54]=0; 0; [.$B54]/[.E54])" office:value-type="float" office:value="0" calcext:value-type="float">
            <text:p>0</text:p>
          </table:table-cell>
          <table:table-cell table:formula="of:=IF([.F54]=0; 0; [.$B54]/[.F54])" office:value-type="float" office:value="1" calcext:value-type="float">
            <text:p>1</text:p>
          </table:table-cell>
          <table:table-cell table:formula="of:=IF([.G54]=0; 0; [.$B54]/[.G54])" office:value-type="float" office:value="1" calcext:value-type="float">
            <text:p>1</text:p>
          </table:table-cell>
          <table:table-cell table:formula="of:=IF([.H54]=0; 0; [.$B54]/[.H54])" office:value-type="float" office:value="1" calcext:value-type="float">
            <text:p>1</text:p>
          </table:table-cell>
          <table:table-cell table:formula="of:=IF([.I54]=0; 0; [.$B54]/[.I5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iujiang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55]=0; 0; [.$B55]/[.C55])" office:value-type="float" office:value="0" calcext:value-type="float">
            <text:p>0</text:p>
          </table:table-cell>
          <table:table-cell table:formula="of:=IF([.D55]=0; 0; [.$B55]/[.D55])" office:value-type="float" office:value="0" calcext:value-type="float">
            <text:p>0</text:p>
          </table:table-cell>
          <table:table-cell table:formula="of:=IF([.E55]=0; 0; [.$B55]/[.E55])" office:value-type="float" office:value="0" calcext:value-type="float">
            <text:p>0</text:p>
          </table:table-cell>
          <table:table-cell table:formula="of:=IF([.F55]=0; 0; [.$B55]/[.F55])" office:value-type="float" office:value="0" calcext:value-type="float">
            <text:p>0</text:p>
          </table:table-cell>
          <table:table-cell table:formula="of:=IF([.G55]=0; 0; [.$B55]/[.G55])" office:value-type="float" office:value="0" calcext:value-type="float">
            <text:p>0</text:p>
          </table:table-cell>
          <table:table-cell table:formula="of:=IF([.H55]=0; 0; [.$B55]/[.H55])" office:value-type="float" office:value="0" calcext:value-type="float">
            <text:p>0</text:p>
          </table:table-cell>
          <table:table-cell table:formula="of:=IF([.I55]=0; 0; [.$B55]/[.I5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56]=0; 0; [.$B56]/[.C56])" office:value-type="float" office:value="1.61538461538462" calcext:value-type="float">
            <text:p>1.61538461538462</text:p>
          </table:table-cell>
          <table:table-cell table:formula="of:=IF([.D56]=0; 0; [.$B56]/[.D56])" office:value-type="float" office:value="1.61538461538462" calcext:value-type="float">
            <text:p>1.61538461538462</text:p>
          </table:table-cell>
          <table:table-cell table:formula="of:=IF([.E56]=0; 0; [.$B56]/[.E56])" office:value-type="float" office:value="0" calcext:value-type="float">
            <text:p>0</text:p>
          </table:table-cell>
          <table:table-cell table:formula="of:=IF([.F56]=0; 0; [.$B56]/[.F56])" office:value-type="float" office:value="3" calcext:value-type="float">
            <text:p>3</text:p>
          </table:table-cell>
          <table:table-cell table:formula="of:=IF([.G56]=0; 0; [.$B56]/[.G56])" office:value-type="float" office:value="3" calcext:value-type="float">
            <text:p>3</text:p>
          </table:table-cell>
          <table:table-cell table:formula="of:=IF([.H56]=0; 0; [.$B56]/[.H56])" office:value-type="float" office:value="0" calcext:value-type="float">
            <text:p>0</text:p>
          </table:table-cell>
          <table:table-cell table:formula="of:=IF([.I56]=0; 0; [.$B56]/[.I5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azakhstan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57]=0; 0; [.$B57]/[.C57])" office:value-type="float" office:value="1" calcext:value-type="float">
            <text:p>1</text:p>
          </table:table-cell>
          <table:table-cell table:formula="of:=IF([.D57]=0; 0; [.$B57]/[.D57])" office:value-type="float" office:value="1" calcext:value-type="float">
            <text:p>1</text:p>
          </table:table-cell>
          <table:table-cell table:formula="of:=IF([.E57]=0; 0; [.$B57]/[.E57])" office:value-type="float" office:value="0" calcext:value-type="float">
            <text:p>0</text:p>
          </table:table-cell>
          <table:table-cell table:formula="of:=IF([.F57]=0; 0; [.$B57]/[.F57])" office:value-type="float" office:value="2" calcext:value-type="float">
            <text:p>2</text:p>
          </table:table-cell>
          <table:table-cell table:formula="of:=IF([.G57]=0; 0; [.$B57]/[.G57])" office:value-type="float" office:value="1.33333333333333" calcext:value-type="float">
            <text:p>1.33333333333333</text:p>
          </table:table-cell>
          <table:table-cell table:formula="of:=IF([.H57]=0; 0; [.$B57]/[.H57])" office:value-type="float" office:value="0" calcext:value-type="float">
            <text:p>0</text:p>
          </table:table-cell>
          <table:table-cell table:formula="of:=IF([.I57]=0; 0; [.$B57]/[.I5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C58]=0; 0; [.$B58]/[.C58])" office:value-type="float" office:value="2.09090909090909" calcext:value-type="float">
            <text:p>2.09090909090909</text:p>
          </table:table-cell>
          <table:table-cell table:formula="of:=IF([.D58]=0; 0; [.$B58]/[.D58])" office:value-type="float" office:value="2.09090909090909" calcext:value-type="float">
            <text:p>2.09090909090909</text:p>
          </table:table-cell>
          <table:table-cell table:formula="of:=IF([.E58]=0; 0; [.$B58]/[.E58])" office:value-type="float" office:value="0" calcext:value-type="float">
            <text:p>0</text:p>
          </table:table-cell>
          <table:table-cell table:formula="of:=IF([.F58]=0; 0; [.$B58]/[.F58])" office:value-type="float" office:value="3.28571428571429" calcext:value-type="float">
            <text:p>3.28571428571429</text:p>
          </table:table-cell>
          <table:table-cell table:formula="of:=IF([.G58]=0; 0; [.$B58]/[.G58])" office:value-type="float" office:value="3.28571428571429" calcext:value-type="float">
            <text:p>3.28571428571429</text:p>
          </table:table-cell>
          <table:table-cell table:formula="of:=IF([.H58]=0; 0; [.$B58]/[.H58])" office:value-type="float" office:value="0" calcext:value-type="float">
            <text:p>0</text:p>
          </table:table-cell>
          <table:table-cell table:formula="of:=IF([.I58]=0; 0; [.$B58]/[.I58])"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string" calcext:value-type="string">
            <text:p>Kuwait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59]=0; 0; [.$B59]/[.C59])" office:value-type="float" office:value="2" calcext:value-type="float">
            <text:p>2</text:p>
          </table:table-cell>
          <table:table-cell table:formula="of:=IF([.D59]=0; 0; [.$B59]/[.D59])" office:value-type="float" office:value="2" calcext:value-type="float">
            <text:p>2</text:p>
          </table:table-cell>
          <table:table-cell table:formula="of:=IF([.E59]=0; 0; [.$B59]/[.E59])" office:value-type="float" office:value="0" calcext:value-type="float">
            <text:p>0</text:p>
          </table:table-cell>
          <table:table-cell table:formula="of:=IF([.F59]=0; 0; [.$B59]/[.F59])" office:value-type="float" office:value="4" calcext:value-type="float">
            <text:p>4</text:p>
          </table:table-cell>
          <table:table-cell table:formula="of:=IF([.G59]=0; 0; [.$B59]/[.G59])" office:value-type="float" office:value="4" calcext:value-type="float">
            <text:p>4</text:p>
          </table:table-cell>
          <table:table-cell table:formula="of:=IF([.H59]=0; 0; [.$B59]/[.H59])" office:value-type="float" office:value="0" calcext:value-type="float">
            <text:p>0</text:p>
          </table:table-cell>
          <table:table-cell table:formula="of:=IF([.I59]=0; 0; [.$B59]/[.I5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0]=0; 0; [.$B60]/[.C60])" office:value-type="float" office:value="1.42857142857143" calcext:value-type="float">
            <text:p>1.42857142857143</text:p>
          </table:table-cell>
          <table:table-cell table:formula="of:=IF([.D60]=0; 0; [.$B60]/[.D60])" office:value-type="float" office:value="1.42857142857143" calcext:value-type="float">
            <text:p>1.42857142857143</text:p>
          </table:table-cell>
          <table:table-cell table:formula="of:=IF([.E60]=0; 0; [.$B60]/[.E60])" office:value-type="float" office:value="0" calcext:value-type="float">
            <text:p>0</text:p>
          </table:table-cell>
          <table:table-cell table:formula="of:=IF([.F60]=0; 0; [.$B60]/[.F60])" office:value-type="float" office:value="2.5" calcext:value-type="float">
            <text:p>2.5</text:p>
          </table:table-cell>
          <table:table-cell table:formula="of:=IF([.G60]=0; 0; [.$B60]/[.G60])" office:value-type="float" office:value="2" calcext:value-type="float">
            <text:p>2</text:p>
          </table:table-cell>
          <table:table-cell table:formula="of:=IF([.H60]=0; 0; [.$B60]/[.H60])" office:value-type="float" office:value="10" calcext:value-type="float">
            <text:p>10</text:p>
          </table:table-cell>
          <table:table-cell table:formula="of:=IF([.I60]=0; 0; [.$B60]/[.I6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shui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61]=0; 0; [.$B61]/[.C61])" office:value-type="float" office:value="0" calcext:value-type="float">
            <text:p>0</text:p>
          </table:table-cell>
          <table:table-cell table:formula="of:=IF([.D61]=0; 0; [.$B61]/[.D61])" office:value-type="float" office:value="0" calcext:value-type="float">
            <text:p>0</text:p>
          </table:table-cell>
          <table:table-cell table:formula="of:=IF([.E61]=0; 0; [.$B61]/[.E61])" office:value-type="float" office:value="0" calcext:value-type="float">
            <text:p>0</text:p>
          </table:table-cell>
          <table:table-cell table:formula="of:=IF([.F61]=0; 0; [.$B61]/[.F61])" office:value-type="float" office:value="0" calcext:value-type="float">
            <text:p>0</text:p>
          </table:table-cell>
          <table:table-cell table:formula="of:=IF([.G61]=0; 0; [.$B61]/[.G61])" office:value-type="float" office:value="0" calcext:value-type="float">
            <text:p>0</text:p>
          </table:table-cell>
          <table:table-cell table:formula="of:=IF([.H61]=0; 0; [.$B61]/[.H61])" office:value-type="float" office:value="0" calcext:value-type="float">
            <text:p>0</text:p>
          </table:table-cell>
          <table:table-cell table:formula="of:=IF([.I61]=0; 0; [.$B61]/[.I61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thuani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62]=0; 0; [.$B62]/[.C62])" office:value-type="float" office:value="0" calcext:value-type="float">
            <text:p>0</text:p>
          </table:table-cell>
          <table:table-cell table:formula="of:=IF([.D62]=0; 0; [.$B62]/[.D62])" office:value-type="float" office:value="0" calcext:value-type="float">
            <text:p>0</text:p>
          </table:table-cell>
          <table:table-cell table:formula="of:=IF([.E62]=0; 0; [.$B62]/[.E62])" office:value-type="float" office:value="0" calcext:value-type="float">
            <text:p>0</text:p>
          </table:table-cell>
          <table:table-cell table:formula="of:=IF([.F62]=0; 0; [.$B62]/[.F62])" office:value-type="float" office:value="0" calcext:value-type="float">
            <text:p>0</text:p>
          </table:table-cell>
          <table:table-cell table:formula="of:=IF([.G62]=0; 0; [.$B62]/[.G62])" office:value-type="float" office:value="0" calcext:value-type="float">
            <text:p>0</text:p>
          </table:table-cell>
          <table:table-cell table:formula="of:=IF([.H62]=0; 0; [.$B62]/[.H62])" office:value-type="float" office:value="0" calcext:value-type="float">
            <text:p>0</text:p>
          </table:table-cell>
          <table:table-cell table:formula="of:=IF([.I62]=0; 0; [.$B62]/[.I6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172" calcext:value-type="float">
            <text:p>172</text:p>
          </table:table-cell>
          <table:table-cell table:number-columns-repeated="2"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3]=0; 0; [.$B63]/[.C63])" office:value-type="float" office:value="2.96551724137931" calcext:value-type="float">
            <text:p>2.96551724137931</text:p>
          </table:table-cell>
          <table:table-cell table:formula="of:=IF([.D63]=0; 0; [.$B63]/[.D63])" office:value-type="float" office:value="2.96551724137931" calcext:value-type="float">
            <text:p>2.96551724137931</text:p>
          </table:table-cell>
          <table:table-cell table:formula="of:=IF([.E63]=0; 0; [.$B63]/[.E63])" office:value-type="float" office:value="0" calcext:value-type="float">
            <text:p>0</text:p>
          </table:table-cell>
          <table:table-cell table:formula="of:=IF([.F63]=0; 0; [.$B63]/[.F63])" office:value-type="float" office:value="6.88" calcext:value-type="float">
            <text:p>6.88</text:p>
          </table:table-cell>
          <table:table-cell table:formula="of:=IF([.G63]=0; 0; [.$B63]/[.G63])" office:value-type="float" office:value="6.14285714285714" calcext:value-type="float">
            <text:p>6.14285714285714</text:p>
          </table:table-cell>
          <table:table-cell table:formula="of:=IF([.H63]=0; 0; [.$B63]/[.H63])" office:value-type="float" office:value="86" calcext:value-type="float">
            <text:p>86</text:p>
          </table:table-cell>
          <table:table-cell table:formula="of:=IF([.I63]=0; 0; [.$B63]/[.I6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4]=0; 0; [.$B64]/[.C64])" office:value-type="float" office:value="2" calcext:value-type="float">
            <text:p>2</text:p>
          </table:table-cell>
          <table:table-cell table:formula="of:=IF([.D64]=0; 0; [.$B64]/[.D64])" office:value-type="float" office:value="2" calcext:value-type="float">
            <text:p>2</text:p>
          </table:table-cell>
          <table:table-cell table:formula="of:=IF([.E64]=0; 0; [.$B64]/[.E64])" office:value-type="float" office:value="0" calcext:value-type="float">
            <text:p>0</text:p>
          </table:table-cell>
          <table:table-cell table:formula="of:=IF([.F64]=0; 0; [.$B64]/[.F64])" office:value-type="float" office:value="4" calcext:value-type="float">
            <text:p>4</text:p>
          </table:table-cell>
          <table:table-cell table:formula="of:=IF([.G64]=0; 0; [.$B64]/[.G64])" office:value-type="float" office:value="4" calcext:value-type="float">
            <text:p>4</text:p>
          </table:table-cell>
          <table:table-cell table:formula="of:=IF([.H64]=0; 0; [.$B64]/[.H64])" office:value-type="float" office:value="12" calcext:value-type="float">
            <text:p>12</text:p>
          </table:table-cell>
          <table:table-cell table:formula="of:=IF([.I64]=0; 0; [.$B64]/[.I6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65]=0; 0; [.$B65]/[.C65])" office:value-type="float" office:value="2.28571428571429" calcext:value-type="float">
            <text:p>2.28571428571429</text:p>
          </table:table-cell>
          <table:table-cell table:formula="of:=IF([.D65]=0; 0; [.$B65]/[.D65])" office:value-type="float" office:value="2.28571428571429" calcext:value-type="float">
            <text:p>2.28571428571429</text:p>
          </table:table-cell>
          <table:table-cell table:formula="of:=IF([.E65]=0; 0; [.$B65]/[.E65])" office:value-type="float" office:value="0" calcext:value-type="float">
            <text:p>0</text:p>
          </table:table-cell>
          <table:table-cell table:formula="of:=IF([.F65]=0; 0; [.$B65]/[.F65])" office:value-type="float" office:value="5.33333333333333" calcext:value-type="float">
            <text:p>5.33333333333333</text:p>
          </table:table-cell>
          <table:table-cell table:formula="of:=IF([.G65]=0; 0; [.$B65]/[.G65])" office:value-type="float" office:value="8" calcext:value-type="float">
            <text:p>8</text:p>
          </table:table-cell>
          <table:table-cell table:formula="of:=IF([.H65]=0; 0; [.$B65]/[.H65])" office:value-type="float" office:value="0" calcext:value-type="float">
            <text:p>0</text:p>
          </table:table-cell>
          <table:table-cell table:formula="of:=IF([.I65]=0; 0; [.$B65]/[.I6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nk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66]=0; 0; [.$B66]/[.C66])" office:value-type="float" office:value="1" calcext:value-type="float">
            <text:p>1</text:p>
          </table:table-cell>
          <table:table-cell table:formula="of:=IF([.D66]=0; 0; [.$B66]/[.D66])" office:value-type="float" office:value="1" calcext:value-type="float">
            <text:p>1</text:p>
          </table:table-cell>
          <table:table-cell table:formula="of:=IF([.E66]=0; 0; [.$B66]/[.E66])" office:value-type="float" office:value="0" calcext:value-type="float">
            <text:p>0</text:p>
          </table:table-cell>
          <table:table-cell table:formula="of:=IF([.F66]=0; 0; [.$B66]/[.F66])" office:value-type="float" office:value="1" calcext:value-type="float">
            <text:p>1</text:p>
          </table:table-cell>
          <table:table-cell table:formula="of:=IF([.G66]=0; 0; [.$B66]/[.G66])" office:value-type="float" office:value="1" calcext:value-type="float">
            <text:p>1</text:p>
          </table:table-cell>
          <table:table-cell table:formula="of:=IF([.H66]=0; 0; [.$B66]/[.H66])" office:value-type="float" office:value="0" calcext:value-type="float">
            <text:p>0</text:p>
          </table:table-cell>
          <table:table-cell table:formula="of:=IF([.I66]=0; 0; [.$B66]/[.I6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chang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7]=0; 0; [.$B67]/[.C67])" office:value-type="float" office:value="1.125" calcext:value-type="float">
            <text:p>1.125</text:p>
          </table:table-cell>
          <table:table-cell table:formula="of:=IF([.D67]=0; 0; [.$B67]/[.D67])" office:value-type="float" office:value="1.125" calcext:value-type="float">
            <text:p>1.125</text:p>
          </table:table-cell>
          <table:table-cell table:formula="of:=IF([.E67]=0; 0; [.$B67]/[.E67])" office:value-type="float" office:value="0" calcext:value-type="float">
            <text:p>0</text:p>
          </table:table-cell>
          <table:table-cell table:formula="of:=IF([.F67]=0; 0; [.$B67]/[.F67])" office:value-type="float" office:value="3" calcext:value-type="float">
            <text:p>3</text:p>
          </table:table-cell>
          <table:table-cell table:formula="of:=IF([.G67]=0; 0; [.$B67]/[.G67])" office:value-type="float" office:value="3" calcext:value-type="float">
            <text:p>3</text:p>
          </table:table-cell>
          <table:table-cell table:formula="of:=IF([.H67]=0; 0; [.$B67]/[.H67])" office:value-type="float" office:value="9" calcext:value-type="float">
            <text:p>9</text:p>
          </table:table-cell>
          <table:table-cell table:formula="of:=IF([.I67]=0; 0; [.$B67]/[.I6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anCh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8]=0; 0; [.$B68]/[.C68])" office:value-type="float" office:value="0.125" calcext:value-type="float">
            <text:p>0.125</text:p>
          </table:table-cell>
          <table:table-cell table:formula="of:=IF([.D68]=0; 0; [.$B68]/[.D68])" office:value-type="float" office:value="0.125" calcext:value-type="float">
            <text:p>0.125</text:p>
          </table:table-cell>
          <table:table-cell table:formula="of:=IF([.E68]=0; 0; [.$B68]/[.E68])" office:value-type="float" office:value="0" calcext:value-type="float">
            <text:p>0</text:p>
          </table:table-cell>
          <table:table-cell table:formula="of:=IF([.F68]=0; 0; [.$B68]/[.F68])" office:value-type="float" office:value="0.333333333333333" calcext:value-type="float">
            <text:p>0.333333333333333</text:p>
          </table:table-cell>
          <table:table-cell table:formula="of:=IF([.G68]=0; 0; [.$B68]/[.G68])" office:value-type="float" office:value="0.333333333333333" calcext:value-type="float">
            <text:p>0.333333333333333</text:p>
          </table:table-cell>
          <table:table-cell table:formula="of:=IF([.H68]=0; 0; [.$B68]/[.H68])" office:value-type="float" office:value="1" calcext:value-type="float">
            <text:p>1</text:p>
          </table:table-cell>
          <table:table-cell table:formula="of:=IF([.I68]=0; 0; [.$B68]/[.I6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pa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69]=0; 0; [.$B69]/[.C69])" office:value-type="float" office:value="1" calcext:value-type="float">
            <text:p>1</text:p>
          </table:table-cell>
          <table:table-cell table:formula="of:=IF([.D69]=0; 0; [.$B69]/[.D69])" office:value-type="float" office:value="1" calcext:value-type="float">
            <text:p>1</text:p>
          </table:table-cell>
          <table:table-cell table:formula="of:=IF([.E69]=0; 0; [.$B69]/[.E69])" office:value-type="float" office:value="0" calcext:value-type="float">
            <text:p>0</text:p>
          </table:table-cell>
          <table:table-cell table:formula="of:=IF([.F69]=0; 0; [.$B69]/[.F69])" office:value-type="float" office:value="1" calcext:value-type="float">
            <text:p>1</text:p>
          </table:table-cell>
          <table:table-cell table:formula="of:=IF([.G69]=0; 0; [.$B69]/[.G69])" office:value-type="float" office:value="1" calcext:value-type="float">
            <text:p>1</text:p>
          </table:table-cell>
          <table:table-cell table:formula="of:=IF([.H69]=0; 0; [.$B69]/[.H69])" office:value-type="float" office:value="1" calcext:value-type="float">
            <text:p>1</text:p>
          </table:table-cell>
          <table:table-cell table:formula="of:=IF([.I69]=0; 0; [.$B69]/[.I6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505" calcext:value-type="float">
            <text:p>505</text:p>
          </table:table-cell>
          <table:table-cell table:number-columns-repeated="2" office:value-type="float" office:value="192" calcext:value-type="float">
            <text:p>192</text:p>
          </table:table-cell>
          <table:table-cell office:value-type="float" office:value="0" calcext:value-type="float">
            <text:p>0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C70]=0; 0; [.$B70]/[.C70])" office:value-type="float" office:value="2.63020833333333" calcext:value-type="float">
            <text:p>2.63020833333333</text:p>
          </table:table-cell>
          <table:table-cell table:formula="of:=IF([.D70]=0; 0; [.$B70]/[.D70])" office:value-type="float" office:value="2.63020833333333" calcext:value-type="float">
            <text:p>2.63020833333333</text:p>
          </table:table-cell>
          <table:table-cell table:formula="of:=IF([.E70]=0; 0; [.$B70]/[.E70])" office:value-type="float" office:value="0" calcext:value-type="float">
            <text:p>0</text:p>
          </table:table-cell>
          <table:table-cell table:formula="of:=IF([.F70]=0; 0; [.$B70]/[.F70])" office:value-type="float" office:value="4.67592592592593" calcext:value-type="float">
            <text:p>4.67592592592593</text:p>
          </table:table-cell>
          <table:table-cell table:formula="of:=IF([.G70]=0; 0; [.$B70]/[.G70])" office:value-type="float" office:value="4.80952380952381" calcext:value-type="float">
            <text:p>4.80952380952381</text:p>
          </table:table-cell>
          <table:table-cell table:formula="of:=IF([.H70]=0; 0; [.$B70]/[.H70])" office:value-type="float" office:value="29.7058823529412" calcext:value-type="float">
            <text:p>29.7058823529412</text:p>
          </table:table-cell>
          <table:table-cell table:formula="of:=IF([.I70]=0; 0; [.$B70]/[.I70])" office:value-type="float" office:value="63.125" calcext:value-type="float">
            <text:p>63.125</text:p>
          </table:table-cell>
        </table:table-row>
        <table:table-row table:style-name="ro1">
          <table:table-cell office:value-type="string" calcext:value-type="string">
            <text:p>NewZealan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71]=0; 0; [.$B71]/[.C71])" office:value-type="float" office:value="0.333333333333333" calcext:value-type="float">
            <text:p>0.333333333333333</text:p>
          </table:table-cell>
          <table:table-cell table:formula="of:=IF([.D71]=0; 0; [.$B71]/[.D71])" office:value-type="float" office:value="0.333333333333333" calcext:value-type="float">
            <text:p>0.333333333333333</text:p>
          </table:table-cell>
          <table:table-cell table:formula="of:=IF([.E71]=0; 0; [.$B71]/[.E71])" office:value-type="float" office:value="0" calcext:value-type="float">
            <text:p>0</text:p>
          </table:table-cell>
          <table:table-cell table:formula="of:=IF([.F71]=0; 0; [.$B71]/[.F71])" office:value-type="float" office:value="0.5" calcext:value-type="float">
            <text:p>0.5</text:p>
          </table:table-cell>
          <table:table-cell table:formula="of:=IF([.G71]=0; 0; [.$B71]/[.G71])" office:value-type="float" office:value="0.333333333333333" calcext:value-type="float">
            <text:p>0.333333333333333</text:p>
          </table:table-cell>
          <table:table-cell table:formula="of:=IF([.H71]=0; 0; [.$B71]/[.H71])" office:value-type="float" office:value="0" calcext:value-type="float">
            <text:p>0</text:p>
          </table:table-cell>
          <table:table-cell table:formula="of:=IF([.I71]=0; 0; [.$B71]/[.I71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wZealan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72]=0; 0; [.$B72]/[.C72])" office:value-type="float" office:value="1.33333333333333" calcext:value-type="float">
            <text:p>1.33333333333333</text:p>
          </table:table-cell>
          <table:table-cell table:formula="of:=IF([.D72]=0; 0; [.$B72]/[.D72])" office:value-type="float" office:value="1.33333333333333" calcext:value-type="float">
            <text:p>1.33333333333333</text:p>
          </table:table-cell>
          <table:table-cell table:formula="of:=IF([.E72]=0; 0; [.$B72]/[.E72])" office:value-type="float" office:value="0" calcext:value-type="float">
            <text:p>0</text:p>
          </table:table-cell>
          <table:table-cell table:formula="of:=IF([.F72]=0; 0; [.$B72]/[.F72])" office:value-type="float" office:value="2" calcext:value-type="float">
            <text:p>2</text:p>
          </table:table-cell>
          <table:table-cell table:formula="of:=IF([.G72]=0; 0; [.$B72]/[.G72])" office:value-type="float" office:value="1.33333333333333" calcext:value-type="float">
            <text:p>1.33333333333333</text:p>
          </table:table-cell>
          <table:table-cell table:formula="of:=IF([.H72]=0; 0; [.$B72]/[.H72])" office:value-type="float" office:value="0" calcext:value-type="float">
            <text:p>0</text:p>
          </table:table-cell>
          <table:table-cell table:formula="of:=IF([.I72]=0; 0; [.$B72]/[.I72]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73]=0; 0; [.$B73]/[.C73])" office:value-type="float" office:value="2.4" calcext:value-type="float">
            <text:p>2.4</text:p>
          </table:table-cell>
          <table:table-cell table:formula="of:=IF([.D73]=0; 0; [.$B73]/[.D73])" office:value-type="float" office:value="2.4" calcext:value-type="float">
            <text:p>2.4</text:p>
          </table:table-cell>
          <table:table-cell table:formula="of:=IF([.E73]=0; 0; [.$B73]/[.E73])" office:value-type="float" office:value="0" calcext:value-type="float">
            <text:p>0</text:p>
          </table:table-cell>
          <table:table-cell table:formula="of:=IF([.F73]=0; 0; [.$B73]/[.F73])" office:value-type="float" office:value="6" calcext:value-type="float">
            <text:p>6</text:p>
          </table:table-cell>
          <table:table-cell table:formula="of:=IF([.G73]=0; 0; [.$B73]/[.G73])" office:value-type="float" office:value="6" calcext:value-type="float">
            <text:p>6</text:p>
          </table:table-cell>
          <table:table-cell table:formula="of:=IF([.H73]=0; 0; [.$B73]/[.H73])" office:value-type="float" office:value="24" calcext:value-type="float">
            <text:p>24</text:p>
          </table:table-cell>
          <table:table-cell table:formula="of:=IF([.I73]=0; 0; [.$B73]/[.I7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kista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74]=0; 0; [.$B74]/[.C74])" office:value-type="float" office:value="1" calcext:value-type="float">
            <text:p>1</text:p>
          </table:table-cell>
          <table:table-cell table:formula="of:=IF([.D74]=0; 0; [.$B74]/[.D74])" office:value-type="float" office:value="1" calcext:value-type="float">
            <text:p>1</text:p>
          </table:table-cell>
          <table:table-cell table:formula="of:=IF([.E74]=0; 0; [.$B74]/[.E74])" office:value-type="float" office:value="0" calcext:value-type="float">
            <text:p>0</text:p>
          </table:table-cell>
          <table:table-cell table:formula="of:=IF([.F74]=0; 0; [.$B74]/[.F74])" office:value-type="float" office:value="1" calcext:value-type="float">
            <text:p>1</text:p>
          </table:table-cell>
          <table:table-cell table:formula="of:=IF([.G74]=0; 0; [.$B74]/[.G74])" office:value-type="float" office:value="1" calcext:value-type="float">
            <text:p>1</text:p>
          </table:table-cell>
          <table:table-cell table:formula="of:=IF([.H74]=0; 0; [.$B74]/[.H74])" office:value-type="float" office:value="0" calcext:value-type="float">
            <text:p>0</text:p>
          </table:table-cell>
          <table:table-cell table:formula="of:=IF([.I74]=0; 0; [.$B74]/[.I7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ama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75]=0; 0; [.$B75]/[.C75])" office:value-type="float" office:value="0" calcext:value-type="float">
            <text:p>0</text:p>
          </table:table-cell>
          <table:table-cell table:formula="of:=IF([.D75]=0; 0; [.$B75]/[.D75])" office:value-type="float" office:value="0" calcext:value-type="float">
            <text:p>0</text:p>
          </table:table-cell>
          <table:table-cell table:formula="of:=IF([.E75]=0; 0; [.$B75]/[.E75])" office:value-type="float" office:value="0" calcext:value-type="float">
            <text:p>0</text:p>
          </table:table-cell>
          <table:table-cell table:formula="of:=IF([.F75]=0; 0; [.$B75]/[.F75])" office:value-type="float" office:value="0" calcext:value-type="float">
            <text:p>0</text:p>
          </table:table-cell>
          <table:table-cell table:formula="of:=IF([.G75]=0; 0; [.$B75]/[.G75])" office:value-type="float" office:value="0" calcext:value-type="float">
            <text:p>0</text:p>
          </table:table-cell>
          <table:table-cell table:formula="of:=IF([.H75]=0; 0; [.$B75]/[.H75])" office:value-type="float" office:value="0" calcext:value-type="float">
            <text:p>0</text:p>
          </table:table-cell>
          <table:table-cell table:formula="of:=IF([.I75]=0; 0; [.$B75]/[.I7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golin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/>
          <table:table-cell table:formula="of:=IF([.C76]=0; 0; [.$B76]/[.C76])" office:value-type="float" office:value="0" calcext:value-type="float">
            <text:p>0</text:p>
          </table:table-cell>
          <table:table-cell table:formula="of:=IF([.D76]=0; 0; [.$B76]/[.D76])" office:value-type="float" office:value="0" calcext:value-type="float">
            <text:p>0</text:p>
          </table:table-cell>
          <table:table-cell table:formula="of:=IF([.E76]=0; 0; [.$B76]/[.E76])" office:value-type="float" office:value="3" calcext:value-type="float">
            <text:p>3</text:p>
          </table:table-cell>
          <table:table-cell table:formula="of:=IF([.F76]=0; 0; [.$B76]/[.F76])" office:value-type="float" office:value="0" calcext:value-type="float">
            <text:p>0</text:p>
          </table:table-cell>
          <table:table-cell table:formula="of:=IF([.G76]=0; 0; [.$B76]/[.G76])" office:value-type="float" office:value="0" calcext:value-type="float">
            <text:p>0</text:p>
          </table:table-cell>
          <table:table-cell table:formula="of:=IF([.H76]=0; 0; [.$B76]/[.H76])" office:value-type="float" office:value="0" calcext:value-type="float">
            <text:p>0</text:p>
          </table:table-cell>
          <table:table-cell table:formula="of:=IF([.I76]=0; 0; [.$B76]/[.I7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u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77]=0; 0; [.$B77]/[.C77])" office:value-type="float" office:value="1" calcext:value-type="float">
            <text:p>1</text:p>
          </table:table-cell>
          <table:table-cell table:formula="of:=IF([.D77]=0; 0; [.$B77]/[.D77])" office:value-type="float" office:value="1" calcext:value-type="float">
            <text:p>1</text:p>
          </table:table-cell>
          <table:table-cell table:formula="of:=IF([.E77]=0; 0; [.$B77]/[.E77])" office:value-type="float" office:value="0" calcext:value-type="float">
            <text:p>0</text:p>
          </table:table-cell>
          <table:table-cell table:formula="of:=IF([.F77]=0; 0; [.$B77]/[.F77])" office:value-type="float" office:value="0" calcext:value-type="float">
            <text:p>0</text:p>
          </table:table-cell>
          <table:table-cell table:formula="of:=IF([.G77]=0; 0; [.$B77]/[.G77])" office:value-type="float" office:value="0" calcext:value-type="float">
            <text:p>0</text:p>
          </table:table-cell>
          <table:table-cell table:formula="of:=IF([.H77]=0; 0; [.$B77]/[.H77])" office:value-type="float" office:value="0" calcext:value-type="float">
            <text:p>0</text:p>
          </table:table-cell>
          <table:table-cell table:formula="of:=IF([.I77]=0; 0; [.$B77]/[.I7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hilippines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78]=0; 0; [.$B78]/[.C78])" office:value-type="float" office:value="1" calcext:value-type="float">
            <text:p>1</text:p>
          </table:table-cell>
          <table:table-cell table:formula="of:=IF([.D78]=0; 0; [.$B78]/[.D78])" office:value-type="float" office:value="1" calcext:value-type="float">
            <text:p>1</text:p>
          </table:table-cell>
          <table:table-cell table:formula="of:=IF([.E78]=0; 0; [.$B78]/[.E78])" office:value-type="float" office:value="0" calcext:value-type="float">
            <text:p>0</text:p>
          </table:table-cell>
          <table:table-cell table:formula="of:=IF([.F78]=0; 0; [.$B78]/[.F78])" office:value-type="float" office:value="1" calcext:value-type="float">
            <text:p>1</text:p>
          </table:table-cell>
          <table:table-cell table:formula="of:=IF([.G78]=0; 0; [.$B78]/[.G78])" office:value-type="float" office:value="1" calcext:value-type="float">
            <text:p>1</text:p>
          </table:table-cell>
          <table:table-cell table:formula="of:=IF([.H78]=0; 0; [.$B78]/[.H78])" office:value-type="float" office:value="0" calcext:value-type="float">
            <text:p>0</text:p>
          </table:table-cell>
          <table:table-cell table:formula="of:=IF([.I78]=0; 0; [.$B78]/[.I7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ngxiang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79]=0; 0; [.$B79]/[.C79])" office:value-type="float" office:value="1" calcext:value-type="float">
            <text:p>1</text:p>
          </table:table-cell>
          <table:table-cell table:formula="of:=IF([.D79]=0; 0; [.$B79]/[.D79])" office:value-type="float" office:value="1" calcext:value-type="float">
            <text:p>1</text:p>
          </table:table-cell>
          <table:table-cell table:formula="of:=IF([.E79]=0; 0; [.$B79]/[.E79])" office:value-type="float" office:value="0" calcext:value-type="float">
            <text:p>0</text:p>
          </table:table-cell>
          <table:table-cell table:formula="of:=IF([.F79]=0; 0; [.$B79]/[.F79])" office:value-type="float" office:value="2" calcext:value-type="float">
            <text:p>2</text:p>
          </table:table-cell>
          <table:table-cell table:formula="of:=IF([.G79]=0; 0; [.$B79]/[.G79])" office:value-type="float" office:value="2" calcext:value-type="float">
            <text:p>2</text:p>
          </table:table-cell>
          <table:table-cell table:formula="of:=IF([.H79]=0; 0; [.$B79]/[.H79])" office:value-type="float" office:value="2" calcext:value-type="float">
            <text:p>2</text:p>
          </table:table-cell>
          <table:table-cell table:formula="of:=IF([.I79]=0; 0; [.$B79]/[.I7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80]=0; 0; [.$B80]/[.C80])" office:value-type="float" office:value="2" calcext:value-type="float">
            <text:p>2</text:p>
          </table:table-cell>
          <table:table-cell table:formula="of:=IF([.D80]=0; 0; [.$B80]/[.D80])" office:value-type="float" office:value="2" calcext:value-type="float">
            <text:p>2</text:p>
          </table:table-cell>
          <table:table-cell table:formula="of:=IF([.E80]=0; 0; [.$B80]/[.E80])" office:value-type="float" office:value="0" calcext:value-type="float">
            <text:p>0</text:p>
          </table:table-cell>
          <table:table-cell table:formula="of:=IF([.F80]=0; 0; [.$B80]/[.F80])" office:value-type="float" office:value="2.5" calcext:value-type="float">
            <text:p>2.5</text:p>
          </table:table-cell>
          <table:table-cell table:formula="of:=IF([.G80]=0; 0; [.$B80]/[.G80])" office:value-type="float" office:value="2.5" calcext:value-type="float">
            <text:p>2.5</text:p>
          </table:table-cell>
          <table:table-cell table:formula="of:=IF([.H80]=0; 0; [.$B80]/[.H80])" office:value-type="float" office:value="5" calcext:value-type="float">
            <text:p>5</text:p>
          </table:table-cell>
          <table:table-cell table:formula="of:=IF([.I80]=0; 0; [.$B80]/[.I8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81]=0; 0; [.$B81]/[.C81])" office:value-type="float" office:value="3.09375" calcext:value-type="float">
            <text:p>3.09375</text:p>
          </table:table-cell>
          <table:table-cell table:formula="of:=IF([.D81]=0; 0; [.$B81]/[.D81])" office:value-type="float" office:value="3.09375" calcext:value-type="float">
            <text:p>3.09375</text:p>
          </table:table-cell>
          <table:table-cell table:formula="of:=IF([.E81]=0; 0; [.$B81]/[.E81])" office:value-type="float" office:value="0" calcext:value-type="float">
            <text:p>0</text:p>
          </table:table-cell>
          <table:table-cell table:formula="of:=IF([.F81]=0; 0; [.$B81]/[.F81])" office:value-type="float" office:value="7.07142857142857" calcext:value-type="float">
            <text:p>7.07142857142857</text:p>
          </table:table-cell>
          <table:table-cell table:formula="of:=IF([.G81]=0; 0; [.$B81]/[.G81])" office:value-type="float" office:value="7.61538461538462" calcext:value-type="float">
            <text:p>7.61538461538462</text:p>
          </table:table-cell>
          <table:table-cell table:formula="of:=IF([.H81]=0; 0; [.$B81]/[.H81])" office:value-type="float" office:value="33" calcext:value-type="float">
            <text:p>33</text:p>
          </table:table-cell>
          <table:table-cell table:formula="of:=IF([.I81]=0; 0; [.$B81]/[.I81])"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PuertoRico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formula="of:=IF([.C82]=0; 0; [.$B82]/[.C82])" office:value-type="float" office:value="1.4" calcext:value-type="float">
            <text:p>1.4</text:p>
          </table:table-cell>
          <table:table-cell table:formula="of:=IF([.D82]=0; 0; [.$B82]/[.D82])" office:value-type="float" office:value="1.4" calcext:value-type="float">
            <text:p>1.4</text:p>
          </table:table-cell>
          <table:table-cell table:formula="of:=IF([.E82]=0; 0; [.$B82]/[.E82])" office:value-type="float" office:value="0" calcext:value-type="float">
            <text:p>0</text:p>
          </table:table-cell>
          <table:table-cell table:formula="of:=IF([.F82]=0; 0; [.$B82]/[.F82])" office:value-type="float" office:value="3.5" calcext:value-type="float">
            <text:p>3.5</text:p>
          </table:table-cell>
          <table:table-cell table:formula="of:=IF([.G82]=0; 0; [.$B82]/[.G82])" office:value-type="float" office:value="1.75" calcext:value-type="float">
            <text:p>1.75</text:p>
          </table:table-cell>
          <table:table-cell table:formula="of:=IF([.H82]=0; 0; [.$B82]/[.H82])" office:value-type="float" office:value="0" calcext:value-type="float">
            <text:p>0</text:p>
          </table:table-cell>
          <table:table-cell table:formula="of:=IF([.I82]=0; 0; [.$B82]/[.I8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C83]=0; 0; [.$B83]/[.C83])" office:value-type="float" office:value="5" calcext:value-type="float">
            <text:p>5</text:p>
          </table:table-cell>
          <table:table-cell table:formula="of:=IF([.D83]=0; 0; [.$B83]/[.D83])" office:value-type="float" office:value="5" calcext:value-type="float">
            <text:p>5</text:p>
          </table:table-cell>
          <table:table-cell table:formula="of:=IF([.E83]=0; 0; [.$B83]/[.E83])" office:value-type="float" office:value="0" calcext:value-type="float">
            <text:p>0</text:p>
          </table:table-cell>
          <table:table-cell table:formula="of:=IF([.F83]=0; 0; [.$B83]/[.F83])" office:value-type="float" office:value="10" calcext:value-type="float">
            <text:p>10</text:p>
          </table:table-cell>
          <table:table-cell table:formula="of:=IF([.G83]=0; 0; [.$B83]/[.G83])" office:value-type="float" office:value="10" calcext:value-type="float">
            <text:p>10</text:p>
          </table:table-cell>
          <table:table-cell table:formula="of:=IF([.H83]=0; 0; [.$B83]/[.H83])" office:value-type="float" office:value="10" calcext:value-type="float">
            <text:p>10</text:p>
          </table:table-cell>
          <table:table-cell table:formula="of:=IF([.I83]=0; 0; [.$B83]/[.I83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150" calcext:value-type="float">
            <text:p>150</text:p>
          </table:table-cell>
          <table:table-cell table:number-columns-repeated="2"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C84]=0; 0; [.$B84]/[.C84])" office:value-type="float" office:value="2.63157894736842" calcext:value-type="float">
            <text:p>2.63157894736842</text:p>
          </table:table-cell>
          <table:table-cell table:formula="of:=IF([.D84]=0; 0; [.$B84]/[.D84])" office:value-type="float" office:value="2.63157894736842" calcext:value-type="float">
            <text:p>2.63157894736842</text:p>
          </table:table-cell>
          <table:table-cell table:formula="of:=IF([.E84]=0; 0; [.$B84]/[.E84])" office:value-type="float" office:value="0" calcext:value-type="float">
            <text:p>0</text:p>
          </table:table-cell>
          <table:table-cell table:formula="of:=IF([.F84]=0; 0; [.$B84]/[.F84])" office:value-type="float" office:value="4.41176470588235" calcext:value-type="float">
            <text:p>4.41176470588235</text:p>
          </table:table-cell>
          <table:table-cell table:formula="of:=IF([.G84]=0; 0; [.$B84]/[.G84])" office:value-type="float" office:value="4.54545454545455" calcext:value-type="float">
            <text:p>4.54545454545455</text:p>
          </table:table-cell>
          <table:table-cell table:formula="of:=IF([.H84]=0; 0; [.$B84]/[.H84])" office:value-type="float" office:value="50" calcext:value-type="float">
            <text:p>50</text:p>
          </table:table-cell>
          <table:table-cell table:formula="of:=IF([.I84]=0; 0; [.$B84]/[.I84])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audiArabi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85]=0; 0; [.$B85]/[.C85])" office:value-type="float" office:value="3" calcext:value-type="float">
            <text:p>3</text:p>
          </table:table-cell>
          <table:table-cell table:formula="of:=IF([.D85]=0; 0; [.$B85]/[.D85])" office:value-type="float" office:value="3" calcext:value-type="float">
            <text:p>3</text:p>
          </table:table-cell>
          <table:table-cell table:formula="of:=IF([.E85]=0; 0; [.$B85]/[.E85])" office:value-type="float" office:value="0" calcext:value-type="float">
            <text:p>0</text:p>
          </table:table-cell>
          <table:table-cell table:formula="of:=IF([.F85]=0; 0; [.$B85]/[.F85])" office:value-type="float" office:value="0" calcext:value-type="float">
            <text:p>0</text:p>
          </table:table-cell>
          <table:table-cell table:formula="of:=IF([.G85]=0; 0; [.$B85]/[.G85])" office:value-type="float" office:value="0" calcext:value-type="float">
            <text:p>0</text:p>
          </table:table-cell>
          <table:table-cell table:formula="of:=IF([.H85]=0; 0; [.$B85]/[.H85])" office:value-type="float" office:value="0" calcext:value-type="float">
            <text:p>0</text:p>
          </table:table-cell>
          <table:table-cell table:formula="of:=IF([.I85]=0; 0; [.$B85]/[.I8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705" calcext:value-type="float">
            <text:p>705</text:p>
          </table:table-cell>
          <table:table-cell table:number-columns-repeated="2" office:value-type="float" office:value="329" calcext:value-type="float">
            <text:p>329</text:p>
          </table:table-cell>
          <table:table-cell office:value-type="float" office:value="0" calcext:value-type="float">
            <text:p>0</text:p>
          </table:table-cell>
          <table:table-cell office:value-type="float" office:value="187" calcext:value-type="float">
            <text:p>187</text:p>
          </table:table-cell>
          <table:table-cell office:value-type="float" office:value="185" calcext:value-type="float">
            <text:p>185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IF([.C86]=0; 0; [.$B86]/[.C86])" office:value-type="float" office:value="2.14285714285714" calcext:value-type="float">
            <text:p>2.14285714285714</text:p>
          </table:table-cell>
          <table:table-cell table:formula="of:=IF([.D86]=0; 0; [.$B86]/[.D86])" office:value-type="float" office:value="2.14285714285714" calcext:value-type="float">
            <text:p>2.14285714285714</text:p>
          </table:table-cell>
          <table:table-cell table:formula="of:=IF([.E86]=0; 0; [.$B86]/[.E86])" office:value-type="float" office:value="0" calcext:value-type="float">
            <text:p>0</text:p>
          </table:table-cell>
          <table:table-cell table:formula="of:=IF([.F86]=0; 0; [.$B86]/[.F86])" office:value-type="float" office:value="3.77005347593583" calcext:value-type="float">
            <text:p>3.77005347593583</text:p>
          </table:table-cell>
          <table:table-cell table:formula="of:=IF([.G86]=0; 0; [.$B86]/[.G86])" office:value-type="float" office:value="3.81081081081081" calcext:value-type="float">
            <text:p>3.81081081081081</text:p>
          </table:table-cell>
          <table:table-cell table:formula="of:=IF([.H86]=0; 0; [.$B86]/[.H86])" office:value-type="float" office:value="25.1785714285714" calcext:value-type="float">
            <text:p>25.1785714285714</text:p>
          </table:table-cell>
          <table:table-cell table:formula="of:=IF([.I86]=0; 0; [.$B86]/[.I86])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87]=0; 0; [.$B87]/[.C87])" office:value-type="float" office:value="3.8" calcext:value-type="float">
            <text:p>3.8</text:p>
          </table:table-cell>
          <table:table-cell table:formula="of:=IF([.D87]=0; 0; [.$B87]/[.D87])" office:value-type="float" office:value="3.8" calcext:value-type="float">
            <text:p>3.8</text:p>
          </table:table-cell>
          <table:table-cell table:formula="of:=IF([.E87]=0; 0; [.$B87]/[.E87])" office:value-type="float" office:value="0" calcext:value-type="float">
            <text:p>0</text:p>
          </table:table-cell>
          <table:table-cell table:formula="of:=IF([.F87]=0; 0; [.$B87]/[.F87])" office:value-type="float" office:value="19" calcext:value-type="float">
            <text:p>19</text:p>
          </table:table-cell>
          <table:table-cell table:formula="of:=IF([.G87]=0; 0; [.$B87]/[.G87])" office:value-type="float" office:value="9.5" calcext:value-type="float">
            <text:p>9.5</text:p>
          </table:table-cell>
          <table:table-cell table:formula="of:=IF([.H87]=0; 0; [.$B87]/[.H87])" office:value-type="float" office:value="0" calcext:value-type="float">
            <text:p>0</text:p>
          </table:table-cell>
          <table:table-cell table:formula="of:=IF([.I87]=0; 0; [.$B87]/[.I8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dong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88]=0; 0; [.$B88]/[.C88])" office:value-type="float" office:value="2.66666666666667" calcext:value-type="float">
            <text:p>2.66666666666667</text:p>
          </table:table-cell>
          <table:table-cell table:formula="of:=IF([.D88]=0; 0; [.$B88]/[.D88])" office:value-type="float" office:value="2.66666666666667" calcext:value-type="float">
            <text:p>2.66666666666667</text:p>
          </table:table-cell>
          <table:table-cell table:formula="of:=IF([.E88]=0; 0; [.$B88]/[.E88])" office:value-type="float" office:value="0" calcext:value-type="float">
            <text:p>0</text:p>
          </table:table-cell>
          <table:table-cell table:formula="of:=IF([.F88]=0; 0; [.$B88]/[.F88])" office:value-type="float" office:value="8" calcext:value-type="float">
            <text:p>8</text:p>
          </table:table-cell>
          <table:table-cell table:formula="of:=IF([.G88]=0; 0; [.$B88]/[.G88])" office:value-type="float" office:value="8" calcext:value-type="float">
            <text:p>8</text:p>
          </table:table-cell>
          <table:table-cell table:formula="of:=IF([.H88]=0; 0; [.$B88]/[.H88])" office:value-type="float" office:value="0" calcext:value-type="float">
            <text:p>0</text:p>
          </table:table-cell>
          <table:table-cell table:formula="of:=IF([.I88]=0; 0; [.$B88]/[.I88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7" calcext:value-type="float">
            <text:p>27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89]=0; 0; [.$B89]/[.C89])" office:value-type="float" office:value="1.83333333333333" calcext:value-type="float">
            <text:p>1.83333333333333</text:p>
          </table:table-cell>
          <table:table-cell table:formula="of:=IF([.D89]=0; 0; [.$B89]/[.D89])" office:value-type="float" office:value="1.83333333333333" calcext:value-type="float">
            <text:p>1.83333333333333</text:p>
          </table:table-cell>
          <table:table-cell table:formula="of:=IF([.E89]=0; 0; [.$B89]/[.E89])" office:value-type="float" office:value="0" calcext:value-type="float">
            <text:p>0</text:p>
          </table:table-cell>
          <table:table-cell table:formula="of:=IF([.F89]=0; 0; [.$B89]/[.F89])" office:value-type="float" office:value="2.85185185185185" calcext:value-type="float">
            <text:p>2.85185185185185</text:p>
          </table:table-cell>
          <table:table-cell table:formula="of:=IF([.G89]=0; 0; [.$B89]/[.G89])" office:value-type="float" office:value="2.85185185185185" calcext:value-type="float">
            <text:p>2.85185185185185</text:p>
          </table:table-cell>
          <table:table-cell table:formula="of:=IF([.H89]=0; 0; [.$B89]/[.H89])" office:value-type="float" office:value="7.7" calcext:value-type="float">
            <text:p>7.7</text:p>
          </table:table-cell>
          <table:table-cell table:formula="of:=IF([.I89]=0; 0; [.$B89]/[.I89])"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Shangrao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90]=0; 0; [.$B90]/[.C90])" office:value-type="float" office:value="1.6" calcext:value-type="float">
            <text:p>1.6</text:p>
          </table:table-cell>
          <table:table-cell table:formula="of:=IF([.D90]=0; 0; [.$B90]/[.D90])" office:value-type="float" office:value="1.6" calcext:value-type="float">
            <text:p>1.6</text:p>
          </table:table-cell>
          <table:table-cell table:formula="of:=IF([.E90]=0; 0; [.$B90]/[.E90])" office:value-type="float" office:value="0" calcext:value-type="float">
            <text:p>0</text:p>
          </table:table-cell>
          <table:table-cell table:formula="of:=IF([.F90]=0; 0; [.$B90]/[.F90])" office:value-type="float" office:value="2" calcext:value-type="float">
            <text:p>2</text:p>
          </table:table-cell>
          <table:table-cell table:formula="of:=IF([.G90]=0; 0; [.$B90]/[.G90])" office:value-type="float" office:value="2" calcext:value-type="float">
            <text:p>2</text:p>
          </table:table-cell>
          <table:table-cell table:formula="of:=IF([.H90]=0; 0; [.$B90]/[.H90])" office:value-type="float" office:value="8" calcext:value-type="float">
            <text:p>8</text:p>
          </table:table-cell>
          <table:table-cell table:formula="of:=IF([.I90]=0; 0; [.$B90]/[.I90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enzhe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C91]=0; 0; [.$B91]/[.C91])" office:value-type="float" office:value="1.25" calcext:value-type="float">
            <text:p>1.25</text:p>
          </table:table-cell>
          <table:table-cell table:formula="of:=IF([.D91]=0; 0; [.$B91]/[.D91])" office:value-type="float" office:value="1.25" calcext:value-type="float">
            <text:p>1.25</text:p>
          </table:table-cell>
          <table:table-cell table:formula="of:=IF([.E91]=0; 0; [.$B91]/[.E91])" office:value-type="float" office:value="0" calcext:value-type="float">
            <text:p>0</text:p>
          </table:table-cell>
          <table:table-cell table:formula="of:=IF([.F91]=0; 0; [.$B91]/[.F91])" office:value-type="float" office:value="2.5" calcext:value-type="float">
            <text:p>2.5</text:p>
          </table:table-cell>
          <table:table-cell table:formula="of:=IF([.G91]=0; 0; [.$B91]/[.G91])" office:value-type="float" office:value="1.66666666666667" calcext:value-type="float">
            <text:p>1.66666666666667</text:p>
          </table:table-cell>
          <table:table-cell table:formula="of:=IF([.H91]=0; 0; [.$B91]/[.H91])" office:value-type="float" office:value="5" calcext:value-type="float">
            <text:p>5</text:p>
          </table:table-cell>
          <table:table-cell table:formula="of:=IF([.I91]=0; 0; [.$B91]/[.I91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chu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2"/>
          <table:table-cell table:formula="of:=IF([.C92]=0; 0; [.$B92]/[.C92])" office:value-type="float" office:value="1" calcext:value-type="float">
            <text:p>1</text:p>
          </table:table-cell>
          <table:table-cell table:formula="of:=IF([.D92]=0; 0; [.$B92]/[.D92])" office:value-type="float" office:value="1" calcext:value-type="float">
            <text:p>1</text:p>
          </table:table-cell>
          <table:table-cell table:formula="of:=IF([.E92]=0; 0; [.$B92]/[.E92])" office:value-type="float" office:value="0" calcext:value-type="float">
            <text:p>0</text:p>
          </table:table-cell>
          <table:table-cell table:formula="of:=IF([.F92]=0; 0; [.$B92]/[.F92])" office:value-type="float" office:value="0" calcext:value-type="float">
            <text:p>0</text:p>
          </table:table-cell>
          <table:table-cell table:formula="of:=IF([.G92]=0; 0; [.$B92]/[.G92])" office:value-type="float" office:value="0" calcext:value-type="float">
            <text:p>0</text:p>
          </table:table-cell>
          <table:table-cell table:formula="of:=IF([.H92]=0; 0; [.$B92]/[.H92])" office:value-type="float" office:value="0" calcext:value-type="float">
            <text:p>0</text:p>
          </table:table-cell>
          <table:table-cell table:formula="of:=IF([.I92]=0; 0; [.$B92]/[.I9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formula="of:=IF([.C93]=0; 0; [.$B93]/[.C93])" office:value-type="float" office:value="1.34722222222222" calcext:value-type="float">
            <text:p>1.34722222222222</text:p>
          </table:table-cell>
          <table:table-cell table:formula="of:=IF([.D93]=0; 0; [.$B93]/[.D93])" office:value-type="float" office:value="1.34722222222222" calcext:value-type="float">
            <text:p>1.34722222222222</text:p>
          </table:table-cell>
          <table:table-cell table:formula="of:=IF([.E93]=0; 0; [.$B93]/[.E93])" office:value-type="float" office:value="0" calcext:value-type="float">
            <text:p>0</text:p>
          </table:table-cell>
          <table:table-cell table:formula="of:=IF([.F93]=0; 0; [.$B93]/[.F93])" office:value-type="float" office:value="3.12903225806452" calcext:value-type="float">
            <text:p>3.12903225806452</text:p>
          </table:table-cell>
          <table:table-cell table:formula="of:=IF([.G93]=0; 0; [.$B93]/[.G93])" office:value-type="float" office:value="3.03125" calcext:value-type="float">
            <text:p>3.03125</text:p>
          </table:table-cell>
          <table:table-cell table:formula="of:=IF([.H93]=0; 0; [.$B93]/[.H93])" office:value-type="float" office:value="13.8571428571429" calcext:value-type="float">
            <text:p>13.8571428571429</text:p>
          </table:table-cell>
          <table:table-cell table:formula="of:=IF([.I93]=0; 0; [.$B93]/[.I93])" office:value-type="float" office:value="12.125" calcext:value-type="float">
            <text:p>12.125</text:p>
          </table:table-cell>
        </table:table-row>
        <table:table-row table:style-name="ro1">
          <table:table-cell office:value-type="string" calcext:value-type="string">
            <text:p>Slovaki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94]=0; 0; [.$B94]/[.C94])" office:value-type="float" office:value="4" calcext:value-type="float">
            <text:p>4</text:p>
          </table:table-cell>
          <table:table-cell table:formula="of:=IF([.D94]=0; 0; [.$B94]/[.D94])" office:value-type="float" office:value="4" calcext:value-type="float">
            <text:p>4</text:p>
          </table:table-cell>
          <table:table-cell table:formula="of:=IF([.E94]=0; 0; [.$B94]/[.E94])" office:value-type="float" office:value="0" calcext:value-type="float">
            <text:p>0</text:p>
          </table:table-cell>
          <table:table-cell table:formula="of:=IF([.F94]=0; 0; [.$B94]/[.F94])" office:value-type="float" office:value="4" calcext:value-type="float">
            <text:p>4</text:p>
          </table:table-cell>
          <table:table-cell table:formula="of:=IF([.G94]=0; 0; [.$B94]/[.G94])" office:value-type="float" office:value="4" calcext:value-type="float">
            <text:p>4</text:p>
          </table:table-cell>
          <table:table-cell table:formula="of:=IF([.H94]=0; 0; [.$B94]/[.H94])" office:value-type="float" office:value="0" calcext:value-type="float">
            <text:p>0</text:p>
          </table:table-cell>
          <table:table-cell table:formula="of:=IF([.I94]=0; 0; [.$B94]/[.I9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venia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95]=0; 0; [.$B95]/[.C95])" office:value-type="float" office:value="1" calcext:value-type="float">
            <text:p>1</text:p>
          </table:table-cell>
          <table:table-cell table:formula="of:=IF([.D95]=0; 0; [.$B95]/[.D95])" office:value-type="float" office:value="1" calcext:value-type="float">
            <text:p>1</text:p>
          </table:table-cell>
          <table:table-cell table:formula="of:=IF([.E95]=0; 0; [.$B95]/[.E95])" office:value-type="float" office:value="0" calcext:value-type="float">
            <text:p>0</text:p>
          </table:table-cell>
          <table:table-cell table:formula="of:=IF([.F95]=0; 0; [.$B95]/[.F95])" office:value-type="float" office:value="1.33333333333333" calcext:value-type="float">
            <text:p>1.33333333333333</text:p>
          </table:table-cell>
          <table:table-cell table:formula="of:=IF([.G95]=0; 0; [.$B95]/[.G95])" office:value-type="float" office:value="1.33333333333333" calcext:value-type="float">
            <text:p>1.33333333333333</text:p>
          </table:table-cell>
          <table:table-cell table:formula="of:=IF([.H95]=0; 0; [.$B95]/[.H95])" office:value-type="float" office:value="4" calcext:value-type="float">
            <text:p>4</text:p>
          </table:table-cell>
          <table:table-cell table:formula="of:=IF([.I95]=0; 0; [.$B95]/[.I9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Afric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96]=0; 0; [.$B96]/[.C96])" office:value-type="float" office:value="2" calcext:value-type="float">
            <text:p>2</text:p>
          </table:table-cell>
          <table:table-cell table:formula="of:=IF([.D96]=0; 0; [.$B96]/[.D96])" office:value-type="float" office:value="2" calcext:value-type="float">
            <text:p>2</text:p>
          </table:table-cell>
          <table:table-cell table:formula="of:=IF([.E96]=0; 0; [.$B96]/[.E96])" office:value-type="float" office:value="0" calcext:value-type="float">
            <text:p>0</text:p>
          </table:table-cell>
          <table:table-cell table:formula="of:=IF([.F96]=0; 0; [.$B96]/[.F96])" office:value-type="float" office:value="2" calcext:value-type="float">
            <text:p>2</text:p>
          </table:table-cell>
          <table:table-cell table:formula="of:=IF([.G96]=0; 0; [.$B96]/[.G96])" office:value-type="float" office:value="2" calcext:value-type="float">
            <text:p>2</text:p>
          </table:table-cell>
          <table:table-cell table:formula="of:=IF([.H96]=0; 0; [.$B96]/[.H96])" office:value-type="float" office:value="6" calcext:value-type="float">
            <text:p>6</text:p>
          </table:table-cell>
          <table:table-cell table:formula="of:=IF([.I96]=0; 0; [.$B96]/[.I96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Korea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formula="of:=IF([.C97]=0; 0; [.$B97]/[.C97])" office:value-type="float" office:value="1.85714285714286" calcext:value-type="float">
            <text:p>1.85714285714286</text:p>
          </table:table-cell>
          <table:table-cell table:formula="of:=IF([.D97]=0; 0; [.$B97]/[.D97])" office:value-type="float" office:value="1.85714285714286" calcext:value-type="float">
            <text:p>1.85714285714286</text:p>
          </table:table-cell>
          <table:table-cell table:formula="of:=IF([.E97]=0; 0; [.$B97]/[.E97])" office:value-type="float" office:value="0" calcext:value-type="float">
            <text:p>0</text:p>
          </table:table-cell>
          <table:table-cell table:formula="of:=IF([.F97]=0; 0; [.$B97]/[.F97])" office:value-type="float" office:value="1.85714285714286" calcext:value-type="float">
            <text:p>1.85714285714286</text:p>
          </table:table-cell>
          <table:table-cell table:formula="of:=IF([.G97]=0; 0; [.$B97]/[.G97])" office:value-type="float" office:value="1.85714285714286" calcext:value-type="float">
            <text:p>1.85714285714286</text:p>
          </table:table-cell>
          <table:table-cell table:formula="of:=IF([.H97]=0; 0; [.$B97]/[.H97])" office:value-type="float" office:value="6.5" calcext:value-type="float">
            <text:p>6.5</text:p>
          </table:table-cell>
          <table:table-cell table:formula="of:=IF([.I97]=0; 0; [.$B97]/[.I97])"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63" calcext:value-type="float">
            <text:p>163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98]=0; 0; [.$B98]/[.C98])" office:value-type="float" office:value="1.91764705882353" calcext:value-type="float">
            <text:p>1.91764705882353</text:p>
          </table:table-cell>
          <table:table-cell table:formula="of:=IF([.D98]=0; 0; [.$B98]/[.D98])" office:value-type="float" office:value="1.91764705882353" calcext:value-type="float">
            <text:p>1.91764705882353</text:p>
          </table:table-cell>
          <table:table-cell table:formula="of:=IF([.E98]=0; 0; [.$B98]/[.E98])" office:value-type="float" office:value="0" calcext:value-type="float">
            <text:p>0</text:p>
          </table:table-cell>
          <table:table-cell table:formula="of:=IF([.F98]=0; 0; [.$B98]/[.F98])" office:value-type="float" office:value="3.62222222222222" calcext:value-type="float">
            <text:p>3.62222222222222</text:p>
          </table:table-cell>
          <table:table-cell table:formula="of:=IF([.G98]=0; 0; [.$B98]/[.G98])" office:value-type="float" office:value="3.39583333333333" calcext:value-type="float">
            <text:p>3.39583333333333</text:p>
          </table:table-cell>
          <table:table-cell table:formula="of:=IF([.H98]=0; 0; [.$B98]/[.H98])" office:value-type="float" office:value="16.3" calcext:value-type="float">
            <text:p>16.3</text:p>
          </table:table-cell>
          <table:table-cell table:formula="of:=IF([.I98]=0; 0; [.$B98]/[.I98])"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SriLank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99]=0; 0; [.$B99]/[.C99])" office:value-type="float" office:value="2" calcext:value-type="float">
            <text:p>2</text:p>
          </table:table-cell>
          <table:table-cell table:formula="of:=IF([.D99]=0; 0; [.$B99]/[.D99])" office:value-type="float" office:value="2" calcext:value-type="float">
            <text:p>2</text:p>
          </table:table-cell>
          <table:table-cell table:formula="of:=IF([.E99]=0; 0; [.$B99]/[.E99])" office:value-type="float" office:value="0" calcext:value-type="float">
            <text:p>0</text:p>
          </table:table-cell>
          <table:table-cell table:formula="of:=IF([.F99]=0; 0; [.$B99]/[.F99])" office:value-type="float" office:value="4" calcext:value-type="float">
            <text:p>4</text:p>
          </table:table-cell>
          <table:table-cell table:formula="of:=IF([.G99]=0; 0; [.$B99]/[.G99])" office:value-type="float" office:value="4" calcext:value-type="float">
            <text:p>4</text:p>
          </table:table-cell>
          <table:table-cell table:formula="of:=IF([.H99]=0; 0; [.$B99]/[.H99])" office:value-type="float" office:value="0" calcext:value-type="float">
            <text:p>0</text:p>
          </table:table-cell>
          <table:table-cell table:formula="of:=IF([.I99]=0; 0; [.$B99]/[.I99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04" calcext:value-type="float">
            <text:p>104</text:p>
          </table:table-cell>
          <table:table-cell table:number-columns-repeated="2"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C100]=0; 0; [.$B100]/[.C100])" office:value-type="float" office:value="1.57575757575758" calcext:value-type="float">
            <text:p>1.57575757575758</text:p>
          </table:table-cell>
          <table:table-cell table:formula="of:=IF([.D100]=0; 0; [.$B100]/[.D100])" office:value-type="float" office:value="1.57575757575758" calcext:value-type="float">
            <text:p>1.57575757575758</text:p>
          </table:table-cell>
          <table:table-cell table:formula="of:=IF([.E100]=0; 0; [.$B100]/[.E100])" office:value-type="float" office:value="0" calcext:value-type="float">
            <text:p>0</text:p>
          </table:table-cell>
          <table:table-cell table:formula="of:=IF([.F100]=0; 0; [.$B100]/[.F100])" office:value-type="float" office:value="2.73684210526316" calcext:value-type="float">
            <text:p>2.73684210526316</text:p>
          </table:table-cell>
          <table:table-cell table:formula="of:=IF([.G100]=0; 0; [.$B100]/[.G100])" office:value-type="float" office:value="2.6" calcext:value-type="float">
            <text:p>2.6</text:p>
          </table:table-cell>
          <table:table-cell table:formula="of:=IF([.H100]=0; 0; [.$B100]/[.H100])" office:value-type="float" office:value="10.4" calcext:value-type="float">
            <text:p>10.4</text:p>
          </table:table-cell>
          <table:table-cell table:formula="of:=IF([.I100]=0; 0; [.$B100]/[.I100])" office:value-type="float" office:value="34.6666666666667" calcext:value-type="float">
            <text:p>34.666666666666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101]=0; 0; [.$B101]/[.C101])" office:value-type="float" office:value="2.03448275862069" calcext:value-type="float">
            <text:p>2.03448275862069</text:p>
          </table:table-cell>
          <table:table-cell table:formula="of:=IF([.D101]=0; 0; [.$B101]/[.D101])" office:value-type="float" office:value="2.03448275862069" calcext:value-type="float">
            <text:p>2.03448275862069</text:p>
          </table:table-cell>
          <table:table-cell table:formula="of:=IF([.E101]=0; 0; [.$B101]/[.E101])" office:value-type="float" office:value="0" calcext:value-type="float">
            <text:p>0</text:p>
          </table:table-cell>
          <table:table-cell table:formula="of:=IF([.F101]=0; 0; [.$B101]/[.F101])" office:value-type="float" office:value="3.10526315789474" calcext:value-type="float">
            <text:p>3.10526315789474</text:p>
          </table:table-cell>
          <table:table-cell table:formula="of:=IF([.G101]=0; 0; [.$B101]/[.G101])" office:value-type="float" office:value="3.10526315789474" calcext:value-type="float">
            <text:p>3.10526315789474</text:p>
          </table:table-cell>
          <table:table-cell table:formula="of:=IF([.H101]=0; 0; [.$B101]/[.H101])" office:value-type="float" office:value="19.6666666666667" calcext:value-type="float">
            <text:p>19.6666666666667</text:p>
          </table:table-cell>
          <table:table-cell table:formula="of:=IF([.I101]=0; 0; [.$B101]/[.I101])"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02]=0; 0; [.$B102]/[.C102])" office:value-type="float" office:value="1.71794871794872" calcext:value-type="float">
            <text:p>1.71794871794872</text:p>
          </table:table-cell>
          <table:table-cell table:formula="of:=IF([.D102]=0; 0; [.$B102]/[.D102])" office:value-type="float" office:value="1.71794871794872" calcext:value-type="float">
            <text:p>1.71794871794872</text:p>
          </table:table-cell>
          <table:table-cell table:formula="of:=IF([.E102]=0; 0; [.$B102]/[.E102])" office:value-type="float" office:value="0" calcext:value-type="float">
            <text:p>0</text:p>
          </table:table-cell>
          <table:table-cell table:formula="of:=IF([.F102]=0; 0; [.$B102]/[.F102])" office:value-type="float" office:value="3.35" calcext:value-type="float">
            <text:p>3.35</text:p>
          </table:table-cell>
          <table:table-cell table:formula="of:=IF([.G102]=0; 0; [.$B102]/[.G102])" office:value-type="float" office:value="3.19047619047619" calcext:value-type="float">
            <text:p>3.19047619047619</text:p>
          </table:table-cell>
          <table:table-cell table:formula="of:=IF([.H102]=0; 0; [.$B102]/[.H102])" office:value-type="float" office:value="16.75" calcext:value-type="float">
            <text:p>16.75</text:p>
          </table:table-cell>
          <table:table-cell table:formula="of:=IF([.I102]=0; 0; [.$B102]/[.I10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03]=0; 0; [.$B103]/[.C103])" office:value-type="float" office:value="2.23529411764706" calcext:value-type="float">
            <text:p>2.23529411764706</text:p>
          </table:table-cell>
          <table:table-cell table:formula="of:=IF([.D103]=0; 0; [.$B103]/[.D103])" office:value-type="float" office:value="2.23529411764706" calcext:value-type="float">
            <text:p>2.23529411764706</text:p>
          </table:table-cell>
          <table:table-cell table:formula="of:=IF([.E103]=0; 0; [.$B103]/[.E103])" office:value-type="float" office:value="0" calcext:value-type="float">
            <text:p>0</text:p>
          </table:table-cell>
          <table:table-cell table:formula="of:=IF([.F103]=0; 0; [.$B103]/[.F103])" office:value-type="float" office:value="3.8" calcext:value-type="float">
            <text:p>3.8</text:p>
          </table:table-cell>
          <table:table-cell table:formula="of:=IF([.G103]=0; 0; [.$B103]/[.G103])" office:value-type="float" office:value="3.45454545454545" calcext:value-type="float">
            <text:p>3.45454545454545</text:p>
          </table:table-cell>
          <table:table-cell table:formula="of:=IF([.H103]=0; 0; [.$B103]/[.H103])" office:value-type="float" office:value="19" calcext:value-type="float">
            <text:p>19</text:p>
          </table:table-cell>
          <table:table-cell table:formula="of:=IF([.I103]=0; 0; [.$B103]/[.I10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ianmen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/>
          <table:table-cell table:formula="of:=IF([.C104]=0; 0; [.$B104]/[.C104])" office:value-type="float" office:value="1" calcext:value-type="float">
            <text:p>1</text:p>
          </table:table-cell>
          <table:table-cell table:formula="of:=IF([.D104]=0; 0; [.$B104]/[.D104])" office:value-type="float" office:value="1" calcext:value-type="float">
            <text:p>1</text:p>
          </table:table-cell>
          <table:table-cell table:formula="of:=IF([.E104]=0; 0; [.$B104]/[.E104])" office:value-type="float" office:value="0" calcext:value-type="float">
            <text:p>0</text:p>
          </table:table-cell>
          <table:table-cell table:formula="of:=IF([.F104]=0; 0; [.$B104]/[.F104])" office:value-type="float" office:value="1" calcext:value-type="float">
            <text:p>1</text:p>
          </table:table-cell>
          <table:table-cell table:formula="of:=IF([.G104]=0; 0; [.$B104]/[.G104])" office:value-type="float" office:value="1" calcext:value-type="float">
            <text:p>1</text:p>
          </table:table-cell>
          <table:table-cell table:formula="of:=IF([.H104]=0; 0; [.$B104]/[.H104])" office:value-type="float" office:value="1" calcext:value-type="float">
            <text:p>1</text:p>
          </table:table-cell>
          <table:table-cell table:formula="of:=IF([.I104]=0; 0; [.$B104]/[.I104]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iger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105]=0; 0; [.$B105]/[.C105])" office:value-type="float" office:value="0" calcext:value-type="float">
            <text:p>0</text:p>
          </table:table-cell>
          <table:table-cell table:formula="of:=IF([.D105]=0; 0; [.$B105]/[.D105])" office:value-type="float" office:value="0" calcext:value-type="float">
            <text:p>0</text:p>
          </table:table-cell>
          <table:table-cell table:formula="of:=IF([.E105]=0; 0; [.$B105]/[.E105])" office:value-type="float" office:value="0" calcext:value-type="float">
            <text:p>0</text:p>
          </table:table-cell>
          <table:table-cell table:formula="of:=IF([.F105]=0; 0; [.$B105]/[.F105])" office:value-type="float" office:value="0" calcext:value-type="float">
            <text:p>0</text:p>
          </table:table-cell>
          <table:table-cell table:formula="of:=IF([.G105]=0; 0; [.$B105]/[.G105])" office:value-type="float" office:value="0" calcext:value-type="float">
            <text:p>0</text:p>
          </table:table-cell>
          <table:table-cell table:formula="of:=IF([.H105]=0; 0; [.$B105]/[.H105])" office:value-type="float" office:value="0" calcext:value-type="float">
            <text:p>0</text:p>
          </table:table-cell>
          <table:table-cell table:formula="of:=IF([.I105]=0; 0; [.$B105]/[.I105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formula="of:=IF([.C106]=0; 0; [.$B106]/[.C106])" office:value-type="float" office:value="3.22222222222222" calcext:value-type="float">
            <text:p>3.22222222222222</text:p>
          </table:table-cell>
          <table:table-cell table:formula="of:=IF([.D106]=0; 0; [.$B106]/[.D106])" office:value-type="float" office:value="3.22222222222222" calcext:value-type="float">
            <text:p>3.22222222222222</text:p>
          </table:table-cell>
          <table:table-cell table:formula="of:=IF([.E106]=0; 0; [.$B106]/[.E106])" office:value-type="float" office:value="0" calcext:value-type="float">
            <text:p>0</text:p>
          </table:table-cell>
          <table:table-cell table:formula="of:=IF([.F106]=0; 0; [.$B106]/[.F106])" office:value-type="float" office:value="5.8" calcext:value-type="float">
            <text:p>5.8</text:p>
          </table:table-cell>
          <table:table-cell table:formula="of:=IF([.G106]=0; 0; [.$B106]/[.G106])" office:value-type="float" office:value="5.8" calcext:value-type="float">
            <text:p>5.8</text:p>
          </table:table-cell>
          <table:table-cell table:formula="of:=IF([.H106]=0; 0; [.$B106]/[.H106])" office:value-type="float" office:value="14.5" calcext:value-type="float">
            <text:p>14.5</text:p>
          </table:table-cell>
          <table:table-cell table:formula="of:=IF([.I106]=0; 0; [.$B106]/[.I106])"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string" calcext:value-type="string">
            <text:p>UnitedArabEmirat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formula="of:=IF([.C107]=0; 0; [.$B107]/[.C107])" office:value-type="float" office:value="1.38888888888889" calcext:value-type="float">
            <text:p>1.38888888888889</text:p>
          </table:table-cell>
          <table:table-cell table:formula="of:=IF([.D107]=0; 0; [.$B107]/[.D107])" office:value-type="float" office:value="1.38888888888889" calcext:value-type="float">
            <text:p>1.38888888888889</text:p>
          </table:table-cell>
          <table:table-cell table:formula="of:=IF([.E107]=0; 0; [.$B107]/[.E107])" office:value-type="float" office:value="0" calcext:value-type="float">
            <text:p>0</text:p>
          </table:table-cell>
          <table:table-cell table:formula="of:=IF([.F107]=0; 0; [.$B107]/[.F107])" office:value-type="float" office:value="1.47058823529412" calcext:value-type="float">
            <text:p>1.47058823529412</text:p>
          </table:table-cell>
          <table:table-cell table:formula="of:=IF([.G107]=0; 0; [.$B107]/[.G107])" office:value-type="float" office:value="1.47058823529412" calcext:value-type="float">
            <text:p>1.47058823529412</text:p>
          </table:table-cell>
          <table:table-cell table:formula="of:=IF([.H107]=0; 0; [.$B107]/[.H107])" office:value-type="float" office:value="6.25" calcext:value-type="float">
            <text:p>6.25</text:p>
          </table:table-cell>
          <table:table-cell table:formula="of:=IF([.I107]=0; 0; [.$B107]/[.I107])"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3658" calcext:value-type="float">
            <text:p>3658</text:p>
          </table:table-cell>
          <table:table-cell table:number-columns-repeated="2" office:value-type="float" office:value="1555" calcext:value-type="float">
            <text:p>1555</text:p>
          </table:table-cell>
          <table:table-cell office:value-type="float" office:value="0" calcext:value-type="float">
            <text:p>0</text:p>
          </table:table-cell>
          <table:table-cell office:value-type="float" office:value="910" calcext:value-type="float">
            <text:p>910</text:p>
          </table:table-cell>
          <table:table-cell office:value-type="float" office:value="926" calcext:value-type="float">
            <text:p>926</text:p>
          </table:table-cell>
          <table:table-cell office:value-type="float" office:value="134" calcext:value-type="float">
            <text:p>134</text:p>
          </table:table-cell>
          <table:table-cell office:value-type="float" office:value="164" calcext:value-type="float">
            <text:p>164</text:p>
          </table:table-cell>
          <table:table-cell table:number-columns-repeated="2"/>
          <table:table-cell table:formula="of:=IF([.C108]=0; 0; [.$B108]/[.C108])" office:value-type="float" office:value="2.3524115755627" calcext:value-type="float">
            <text:p>2.3524115755627</text:p>
          </table:table-cell>
          <table:table-cell table:formula="of:=IF([.D108]=0; 0; [.$B108]/[.D108])" office:value-type="float" office:value="2.3524115755627" calcext:value-type="float">
            <text:p>2.3524115755627</text:p>
          </table:table-cell>
          <table:table-cell table:formula="of:=IF([.E108]=0; 0; [.$B108]/[.E108])" office:value-type="float" office:value="0" calcext:value-type="float">
            <text:p>0</text:p>
          </table:table-cell>
          <table:table-cell table:formula="of:=IF([.F108]=0; 0; [.$B108]/[.F108])" office:value-type="float" office:value="4.01978021978022" calcext:value-type="float">
            <text:p>4.01978021978022</text:p>
          </table:table-cell>
          <table:table-cell table:formula="of:=IF([.G108]=0; 0; [.$B108]/[.G108])" office:value-type="float" office:value="3.95032397408207" calcext:value-type="float">
            <text:p>3.95032397408207</text:p>
          </table:table-cell>
          <table:table-cell table:formula="of:=IF([.H108]=0; 0; [.$B108]/[.H108])" office:value-type="float" office:value="27.2985074626866" calcext:value-type="float">
            <text:p>27.2985074626866</text:p>
          </table:table-cell>
          <table:table-cell table:formula="of:=IF([.I108]=0; 0; [.$B108]/[.I108])" office:value-type="float" office:value="22.3048780487805" calcext:value-type="float">
            <text:p>22.304878048780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C109]=0; 0; [.$B109]/[.C109])" office:value-type="float" office:value="2.11111111111111" calcext:value-type="float">
            <text:p>2.11111111111111</text:p>
          </table:table-cell>
          <table:table-cell table:formula="of:=IF([.D109]=0; 0; [.$B109]/[.D109])" office:value-type="float" office:value="2.11111111111111" calcext:value-type="float">
            <text:p>2.11111111111111</text:p>
          </table:table-cell>
          <table:table-cell table:formula="of:=IF([.E109]=0; 0; [.$B109]/[.E109])" office:value-type="float" office:value="0" calcext:value-type="float">
            <text:p>0</text:p>
          </table:table-cell>
          <table:table-cell table:formula="of:=IF([.F109]=0; 0; [.$B109]/[.F109])" office:value-type="float" office:value="4.75" calcext:value-type="float">
            <text:p>4.75</text:p>
          </table:table-cell>
          <table:table-cell table:formula="of:=IF([.G109]=0; 0; [.$B109]/[.G109])" office:value-type="float" office:value="6.33333333333333" calcext:value-type="float">
            <text:p>6.33333333333333</text:p>
          </table:table-cell>
          <table:table-cell table:formula="of:=IF([.H109]=0; 0; [.$B109]/[.H109])" office:value-type="float" office:value="19" calcext:value-type="float">
            <text:p>19</text:p>
          </table:table-cell>
          <table:table-cell table:formula="of:=IF([.I109]=0; 0; [.$B109]/[.I109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576" calcext:value-type="float">
            <text:p>576</text:p>
          </table:table-cell>
          <table:table-cell table:number-columns-repeated="2"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IF([.C110]=0; 0; [.$B110]/[.C110])" office:value-type="float" office:value="6" calcext:value-type="float">
            <text:p>6</text:p>
          </table:table-cell>
          <table:table-cell table:formula="of:=IF([.D110]=0; 0; [.$B110]/[.D110])" office:value-type="float" office:value="6" calcext:value-type="float">
            <text:p>6</text:p>
          </table:table-cell>
          <table:table-cell table:formula="of:=IF([.E110]=0; 0; [.$B110]/[.E110])" office:value-type="float" office:value="0" calcext:value-type="float">
            <text:p>0</text:p>
          </table:table-cell>
          <table:table-cell table:formula="of:=IF([.F110]=0; 0; [.$B110]/[.F110])" office:value-type="float" office:value="12.5217391304348" calcext:value-type="float">
            <text:p>12.5217391304348</text:p>
          </table:table-cell>
          <table:table-cell table:formula="of:=IF([.G110]=0; 0; [.$B110]/[.G110])" office:value-type="float" office:value="13.3953488372093" calcext:value-type="float">
            <text:p>13.3953488372093</text:p>
          </table:table-cell>
          <table:table-cell table:formula="of:=IF([.H110]=0; 0; [.$B110]/[.H110])" office:value-type="float" office:value="72" calcext:value-type="float">
            <text:p>72</text:p>
          </table:table-cell>
          <table:table-cell table:formula="of:=IF([.I110]=0; 0; [.$B110]/[.I110])"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uhan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formula="of:=IF([.C111]=0; 0; [.$B111]/[.C111])" office:value-type="float" office:value="1.93333333333333" calcext:value-type="float">
            <text:p>1.93333333333333</text:p>
          </table:table-cell>
          <table:table-cell table:formula="of:=IF([.D111]=0; 0; [.$B111]/[.D111])" office:value-type="float" office:value="1.93333333333333" calcext:value-type="float">
            <text:p>1.93333333333333</text:p>
          </table:table-cell>
          <table:table-cell table:formula="of:=IF([.E111]=0; 0; [.$B111]/[.E111])" office:value-type="float" office:value="0" calcext:value-type="float">
            <text:p>0</text:p>
          </table:table-cell>
          <table:table-cell table:formula="of:=IF([.F111]=0; 0; [.$B111]/[.F111])" office:value-type="float" office:value="5.8" calcext:value-type="float">
            <text:p>5.8</text:p>
          </table:table-cell>
          <table:table-cell table:formula="of:=IF([.G111]=0; 0; [.$B111]/[.G111])" office:value-type="float" office:value="4.83333333333333" calcext:value-type="float">
            <text:p>4.83333333333333</text:p>
          </table:table-cell>
          <table:table-cell table:formula="of:=IF([.H111]=0; 0; [.$B111]/[.H111])" office:value-type="float" office:value="29" calcext:value-type="float">
            <text:p>29</text:p>
          </table:table-cell>
          <table:table-cell table:formula="of:=IF([.I111]=0; 0; [.$B111]/[.I111])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Wuhan-Hu-1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112]=0; 0; [.$B112]/[.C112])" office:value-type="float" office:value="0" calcext:value-type="float">
            <text:p>0</text:p>
          </table:table-cell>
          <table:table-cell table:formula="of:=IF([.D112]=0; 0; [.$B112]/[.D112])" office:value-type="float" office:value="0" calcext:value-type="float">
            <text:p>0</text:p>
          </table:table-cell>
          <table:table-cell table:formula="of:=IF([.E112]=0; 0; [.$B112]/[.E112])" office:value-type="float" office:value="0" calcext:value-type="float">
            <text:p>0</text:p>
          </table:table-cell>
          <table:table-cell table:formula="of:=IF([.F112]=0; 0; [.$B112]/[.F112])" office:value-type="float" office:value="0" calcext:value-type="float">
            <text:p>0</text:p>
          </table:table-cell>
          <table:table-cell table:formula="of:=IF([.G112]=0; 0; [.$B112]/[.G112])" office:value-type="float" office:value="0" calcext:value-type="float">
            <text:p>0</text:p>
          </table:table-cell>
          <table:table-cell table:formula="of:=IF([.H112]=0; 0; [.$B112]/[.H112])" office:value-type="float" office:value="0" calcext:value-type="float">
            <text:p>0</text:p>
          </table:table-cell>
          <table:table-cell table:formula="of:=IF([.I112]=0; 0; [.$B112]/[.I112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Xinyu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formula="of:=IF([.C113]=0; 0; [.$B113]/[.C113])" office:value-type="float" office:value="2" calcext:value-type="float">
            <text:p>2</text:p>
          </table:table-cell>
          <table:table-cell table:formula="of:=IF([.D113]=0; 0; [.$B113]/[.D113])" office:value-type="float" office:value="2" calcext:value-type="float">
            <text:p>2</text:p>
          </table:table-cell>
          <table:table-cell table:formula="of:=IF([.E113]=0; 0; [.$B113]/[.E113])" office:value-type="float" office:value="0" calcext:value-type="float">
            <text:p>0</text:p>
          </table:table-cell>
          <table:table-cell table:formula="of:=IF([.F113]=0; 0; [.$B113]/[.F113])" office:value-type="float" office:value="2" calcext:value-type="float">
            <text:p>2</text:p>
          </table:table-cell>
          <table:table-cell table:formula="of:=IF([.G113]=0; 0; [.$B113]/[.G113])" office:value-type="float" office:value="2" calcext:value-type="float">
            <text:p>2</text:p>
          </table:table-cell>
          <table:table-cell table:formula="of:=IF([.H113]=0; 0; [.$B113]/[.H113])" office:value-type="float" office:value="0" calcext:value-type="float">
            <text:p>0</text:p>
          </table:table-cell>
          <table:table-cell table:formula="of:=IF([.I113]=0; 0; [.$B113]/[.I113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unnan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IF([.C114]=0; 0; [.$B114]/[.C114])" office:value-type="float" office:value="1" calcext:value-type="float">
            <text:p>1</text:p>
          </table:table-cell>
          <table:table-cell table:formula="of:=IF([.D114]=0; 0; [.$B114]/[.D114])" office:value-type="float" office:value="1" calcext:value-type="float">
            <text:p>1</text:p>
          </table:table-cell>
          <table:table-cell table:formula="of:=IF([.E114]=0; 0; [.$B114]/[.E114])" office:value-type="float" office:value="0" calcext:value-type="float">
            <text:p>0</text:p>
          </table:table-cell>
          <table:table-cell table:formula="of:=IF([.F114]=0; 0; [.$B114]/[.F114])" office:value-type="float" office:value="2" calcext:value-type="float">
            <text:p>2</text:p>
          </table:table-cell>
          <table:table-cell table:formula="of:=IF([.G114]=0; 0; [.$B114]/[.G114])" office:value-type="float" office:value="2" calcext:value-type="float">
            <text:p>2</text:p>
          </table:table-cell>
          <table:table-cell table:formula="of:=IF([.H114]=0; 0; [.$B114]/[.H114])" office:value-type="float" office:value="2" calcext:value-type="float">
            <text:p>2</text:p>
          </table:table-cell>
          <table:table-cell table:formula="of:=IF([.I114]=0; 0; [.$B114]/[.I114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Zhejiang</text:p>
          </table:table-cell>
          <table:table-cell office:value-type="float" office:value="3" calcext:value-type="float">
            <text:p>3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2"/>
          <table:table-cell table:formula="of:=IF([.C115]=0; 0; [.$B115]/[.C115])" office:value-type="float" office:value="0" calcext:value-type="float">
            <text:p>0</text:p>
          </table:table-cell>
          <table:table-cell table:formula="of:=IF([.D115]=0; 0; [.$B115]/[.D115])" office:value-type="float" office:value="0" calcext:value-type="float">
            <text:p>0</text:p>
          </table:table-cell>
          <table:table-cell table:formula="of:=IF([.E115]=0; 0; [.$B115]/[.E115])" office:value-type="float" office:value="0" calcext:value-type="float">
            <text:p>0</text:p>
          </table:table-cell>
          <table:table-cell table:formula="of:=IF([.F115]=0; 0; [.$B115]/[.F115])" office:value-type="float" office:value="0" calcext:value-type="float">
            <text:p>0</text:p>
          </table:table-cell>
          <table:table-cell table:formula="of:=IF([.G115]=0; 0; [.$B115]/[.G115])" office:value-type="float" office:value="0" calcext:value-type="float">
            <text:p>0</text:p>
          </table:table-cell>
          <table:table-cell table:formula="of:=IF([.H115]=0; 0; [.$B115]/[.H115])" office:value-type="float" office:value="0" calcext:value-type="float">
            <text:p>0</text:p>
          </table:table-cell>
          <table:table-cell table:formula="of:=IF([.I115]=0; 0; [.$B115]/[.I115])" office:value-type="float" office:value="0" calcext:value-type="float">
            <text:p>0</text:p>
          </table:table-cell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 calcext:value-type="string">
            <text:p>Sum</text:p>
          </table:table-cell>
          <table:table-cell table:style-name="Default" table:formula="of:=SUM([.B3:.B116])" office:value-type="float" office:value="11979" calcext:value-type="float">
            <text:p>11979</text:p>
          </table:table-cell>
          <table:table-cell table:style-name="Default" table:formula="of:=SUM([.C3:.C116])" office:value-type="float" office:value="4880" calcext:value-type="float">
            <text:p>4880</text:p>
          </table:table-cell>
          <table:table-cell table:style-name="Default" table:formula="of:=SUM([.D3:.D116])" office:value-type="float" office:value="4880" calcext:value-type="float">
            <text:p>4880</text:p>
          </table:table-cell>
          <table:table-cell table:style-name="Default" table:formula="of:=SUM([.E3:.E116])" office:value-type="float" office:value="2" calcext:value-type="float">
            <text:p>2</text:p>
          </table:table-cell>
          <table:table-cell table:style-name="Default" table:formula="of:=SUM([.F3:.F116])" office:value-type="float" office:value="2893" calcext:value-type="float">
            <text:p>2893</text:p>
          </table:table-cell>
          <table:table-cell table:style-name="Default" table:formula="of:=SUM([.G3:.G116])" office:value-type="float" office:value="2908" calcext:value-type="float">
            <text:p>2908</text:p>
          </table:table-cell>
          <table:table-cell table:style-name="Default" table:formula="of:=SUM([.H3:.H116])" office:value-type="float" office:value="435" calcext:value-type="float">
            <text:p>435</text:p>
          </table:table-cell>
          <table:table-cell table:style-name="Default" table:formula="of:=SUM([.I3:.I116])" office:value-type="float" office:value="435" calcext:value-type="float">
            <text:p>435</text:p>
          </table:table-cell>
          <table:table-cell table:style-name="Default" table:number-columns-repeated="9"/>
        </table:table-row>
        <table:table-row table:style-name="ro1">
          <table:table-cell table:style-name="Default" table:number-columns-repeated="18"/>
        </table:table-row>
        <table:table-row table:style-name="ro1">
          <table:table-cell table:style-name="Default" office:value-type="string" calcext:value-type="string">
            <text:p>Green:</text:p>
          </table:table-cell>
          <table:table-cell table:style-name="Default" office:value-type="string" calcext:value-type="string">
            <text:p>counts &gt;=10</text:p>
          </table:table-cell>
          <table:table-cell table:style-name="Default" table:number-columns-repeated="16"/>
        </table:table-row>
        <table:table-row table:style-name="ro1">
          <table:table-cell table:style-name="Default" office:value-type="string" calcext:value-type="string">
            <text:p>Yellow:</text:p>
          </table:table-cell>
          <table:table-cell table:style-name="Default" office:value-type="string" calcext:value-type="string">
            <text:p>counts &lt; 10</text:p>
          </table:table-cell>
          <table:table-cell table:style-name="Default" table:number-columns-repeated="16"/>
        </table:table-row>
        <calcext:conditional-formats>
          <calcext:conditional-format calcext:target-range-address="'All counts'.A3:'All counts'.R115">
            <calcext:condition calcext:apply-style-name="Good" calcext:value="formula-is([.$B3]&gt;=10)" calcext:base-cell-address="'All counts'.A3"/>
            <calcext:condition calcext:apply-style-name="Neutral" calcext:value="formula-is([.$B3]&lt;10)" calcext:base-cell-address="'All counts'.A3"/>
          </calcext:conditional-format>
        </calcext:conditional-formats>
      </table:table>
      <table:table table:name="Counts &gt;= 10" table:style-name="ta1">
        <table:shapes>
          <draw:frame draw:z-index="0" draw:style-name="gr1" draw:text-style-name="P1" svg:width="6.2988in" svg:height="3.5429in" svg:x="8.1098in" svg:y="0.2291in">
            <draw:object draw:notify-on-update-of-ranges="'Counts &gt;= 10'.B1:'Counts &gt;= 10'.B1 'Counts &gt;= 10'.B2:'Counts &gt;= 10'.B56 'Counts &gt;= 10'.C1:'Counts &gt;= 10'.C1 'Counts &gt;= 10'.C2:'Counts &gt;= 10'.C56 'Counts &gt;= 10'.D1:'Counts &gt;= 10'.D1 'Counts &gt;= 10'.D2:'Counts &gt;= 10'.D56 'Counts &gt;= 10'.E1:'Counts &gt;= 10'.E1 'Counts &gt;= 10'.E2:'Counts &gt;= 10'.E5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5791in" svg:height="3.5429in" svg:x="8.0528in" svg:y="3.7811in">
            <draw:object draw:notify-on-update-of-ranges="'Counts &gt;= 10'.F1:'Counts &gt;= 10'.F1 'Counts &gt;= 10'.F2:'Counts &gt;= 10'.F56 'Counts &gt;= 10'.G1:'Counts &gt;= 10'.G1 'Counts &gt;= 10'.G2:'Counts &gt;= 10'.G5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4" office:value-type="string" calcext:value-type="string">
            <text:p>fmsan</text:p>
          </table:table-cell>
          <table:table-cell table:style-name="ce1" office:value-type="string" calcext:value-type="string">
            <text:p>fmsao</text:p>
          </table:table-cell>
          <table:table-cell table:style-name="ce1" office:value-type="string" calcext:value-type="string">
            <text:p>smsan</text:p>
          </table:table-cell>
          <table:table-cell table:style-name="ce1" office:value-type="string" calcext:value-type="string">
            <text:p>smsao</text:p>
          </table:table-cell>
          <table:table-cell table:style-name="ce1" office:value-type="string" calcext:value-type="string">
            <text:p>thin-smet</text:p>
          </table:table-cell>
          <table:table-cell table:style-name="ce1" office:value-type="string" calcext:value-type="string">
            <text:p>thin-ssst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2" office:value-type="float" office:value="1.73333333333333" calcext:value-type="float">
            <text:p>1.73333333333333</text:p>
          </table:table-cell>
          <table:table-cell table:number-columns-repeated="2"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2" office:value-type="float" office:value="3.65232974910394" calcext:value-type="float">
            <text:p>3.65232974910394</text:p>
          </table:table-cell>
          <table:table-cell office:value-type="float" office:value="5.56830601092896" calcext:value-type="float">
            <text:p>5.56830601092896</text:p>
          </table:table-cell>
          <table:table-cell office:value-type="float" office:value="5.53804347826087" calcext:value-type="float">
            <text:p>5.53804347826087</text:p>
          </table:table-cell>
          <table:table-cell table:number-columns-repeated="2" office:value-type="float" office:value="59.9411764705882" calcext:value-type="float">
            <text:p>59.9411764705882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ijing</text:p>
          </table:table-cell>
          <table:table-cell table:number-columns-repeated="2" office:value-type="float" office:value="2.7" calcext:value-type="float">
            <text:p>2.7</text:p>
          </table:table-cell>
          <table:table-cell table:number-columns-repeated="2" office:value-type="float" office:value="3.85714285714286" calcext:value-type="float">
            <text:p>3.85714285714286</text:p>
          </table:table-cell>
          <table:table-cell office:value-type="float" office:value="13.5" calcext:value-type="float">
            <text:p>13.5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 office:value-type="float" office:value="1.65714285714286" calcext:value-type="float">
            <text:p>1.65714285714286</text:p>
          </table:table-cell>
          <table:table-cell office:value-type="float" office:value="2.41666666666667" calcext:value-type="float">
            <text:p>2.41666666666667</text:p>
          </table:table-cell>
          <table:table-cell office:value-type="float" office:value="2.45070422535211" calcext:value-type="float">
            <text:p>2.45070422535211</text:p>
          </table:table-cell>
          <table:table-cell office:value-type="float" office:value="34.8" calcext:value-type="float">
            <text:p>34.8</text:p>
          </table:table-cell>
          <table:table-cell office:value-type="float" office:value="12.8888888888889" calcext:value-type="float">
            <text:p>12.8888888888889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 office:value-type="float" office:value="3.95238095238095" calcext:value-type="float">
            <text:p>3.95238095238095</text:p>
          </table:table-cell>
          <table:table-cell office:value-type="float" office:value="6.91666666666667" calcext:value-type="float">
            <text:p>6.91666666666667</text:p>
          </table:table-cell>
          <table:table-cell office:value-type="float" office:value="6.38461538461539" calcext:value-type="float">
            <text:p>6.38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 office:value-type="float" office:value="2.43396226415094" calcext:value-type="float">
            <text:p>2.43396226415094</text:p>
          </table:table-cell>
          <table:table-cell office:value-type="float" office:value="4.77777777777778" calcext:value-type="float">
            <text:p>4.77777777777778</text:p>
          </table:table-cell>
          <table:table-cell office:value-type="float" office:value="4.60714285714286" calcext:value-type="float">
            <text:p>4.60714285714286</text:p>
          </table:table-cell>
          <table:table-cell office:value-type="float" office:value="43" calcext:value-type="float">
            <text:p>43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4" office:value-type="float" office:value="1.9" calcext:value-type="float">
            <text:p>1.9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CzechRepublic</text:p>
          </table:table-cell>
          <table:table-cell table:number-columns-repeated="2" office:value-type="float" office:value="2.63636363636364" calcext:value-type="float">
            <text:p>2.63636363636364</text:p>
          </table:table-cell>
          <table:table-cell table:number-columns-repeated="2" office:value-type="float" office:value="3.22222222222222" calcext:value-type="float">
            <text:p>3.22222222222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 office:value-type="float" office:value="2.28813559322034" calcext:value-type="float">
            <text:p>2.28813559322034</text:p>
          </table:table-cell>
          <table:table-cell office:value-type="float" office:value="4.6551724137931" calcext:value-type="float">
            <text:p>4.6551724137931</text:p>
          </table:table-cell>
          <table:table-cell office:value-type="float" office:value="4.57627118644068" calcext:value-type="float">
            <text:p>4.57627118644068</text:p>
          </table:table-cell>
          <table:table-cell office:value-type="float" office:value="24.5454545454545" calcext:value-type="float">
            <text:p>24.545454545454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RC</text:p>
          </table:table-cell>
          <table:table-cell table:number-columns-repeated="2" office:value-type="float" office:value="5.42857142857143" calcext:value-type="float">
            <text:p>5.42857142857143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table:number-columns-repeated="2" office:value-type="float" office:value="2.36115107913669" calcext:value-type="float">
            <text:p>2.36115107913669</text:p>
          </table:table-cell>
          <table:table-cell office:value-type="float" office:value="3.7380410022779" calcext:value-type="float">
            <text:p>3.7380410022779</text:p>
          </table:table-cell>
          <table:table-cell office:value-type="float" office:value="3.80742459396752" calcext:value-type="float">
            <text:p>3.80742459396752</text:p>
          </table:table-cell>
          <table:table-cell office:value-type="float" office:value="39.0714285714286" calcext:value-type="float">
            <text:p>39.0714285714286</text:p>
          </table:table-cell>
          <table:table-cell office:value-type="float" office:value="24.4925373134328" calcext:value-type="float">
            <text:p>24.4925373134328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2" office:value-type="float" office:value="3.66666666666667" calcext:value-type="float">
            <text:p>3.66666666666667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 office:value-type="float" office:value="1.70802919708029" calcext:value-type="float">
            <text:p>1.70802919708029</text:p>
          </table:table-cell>
          <table:table-cell office:value-type="float" office:value="3.34285714285714" calcext:value-type="float">
            <text:p>3.34285714285714</text:p>
          </table:table-cell>
          <table:table-cell office:value-type="float" office:value="3.20547945205479" calcext:value-type="float">
            <text:p>3.20547945205479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2" office:value-type="float" office:value="1.85714285714286" calcext:value-type="float">
            <text:p>1.85714285714286</text:p>
          </table:table-cell>
          <table:table-cell table:number-columns-repeated="2" office:value-type="float" office:value="4.33333333333333" calcext:value-type="float">
            <text:p>4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float" office:value="2.625" calcext:value-type="float">
            <text:p>2.625</text:p>
          </table:table-cell>
          <table:table-cell table:number-columns-repeated="2" office:value-type="float" office:value="4.84615384615385" calcext:value-type="float">
            <text:p>4.84615384615385</text:p>
          </table:table-cell>
          <table:table-cell table:number-columns-repeated="2"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2" office:value-type="float" office:value="2.3125" calcext:value-type="float">
            <text:p>2.3125</text:p>
          </table:table-cell>
          <table:table-cell table:number-columns-repeated="2"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Guangdong</text:p>
          </table:table-cell>
          <table:table-cell table:number-columns-repeated="2" office:value-type="float" office:value="4.04761904761905" calcext:value-type="float">
            <text:p>4.04761904761905</text:p>
          </table:table-cell>
          <table:table-cell office:value-type="float" office:value="6.53846153846154" calcext:value-type="float">
            <text:p>6.53846153846154</text:p>
          </table:table-cell>
          <table:table-cell office:value-type="float" office:value="7.08333333333333" calcext:value-type="float">
            <text:p>7.08333333333333</text:p>
          </table:table-cell>
          <table:table-cell office:value-type="float" office:value="12.1428571428571" calcext:value-type="float">
            <text:p>12.1428571428571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Guangzhou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4.75" calcext:value-type="float">
            <text:p>4.75</text:p>
          </table:table-cell>
          <table:table-cell office:value-type="float" office:value="5.42857142857143" calcext:value-type="float">
            <text:p>5.42857142857143</text:p>
          </table:table-cell>
          <table:table-cell office:value-type="float" office:value="7.6" calcext:value-type="float">
            <text:p>7.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Hangzhou</text:p>
          </table:table-cell>
          <table:table-cell table:number-columns-repeated="2" office:value-type="float" office:value="3.30769230769231" calcext:value-type="float">
            <text:p>3.30769230769231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7.16666666666667" calcext:value-type="float">
            <text:p>7.16666666666667</text:p>
          </table:table-cell>
          <table:table-cell office:value-type="float" office:value="8.6" calcext:value-type="float">
            <text:p>8.6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HongKong</text:p>
          </table:table-cell>
          <table:table-cell table:number-columns-repeated="2" office:value-type="float" office:value="2.04166666666667" calcext:value-type="float">
            <text:p>2.04166666666667</text:p>
          </table:table-cell>
          <table:table-cell table:number-columns-repeated="2" office:value-type="float" office:value="2.57894736842105" calcext:value-type="float">
            <text:p>2.57894736842105</text:p>
          </table:table-cell>
          <table:table-cell office:value-type="float" office:value="16.3333333333333" calcext:value-type="float">
            <text:p>16.3333333333333</text:p>
          </table:table-cell>
          <table:table-cell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2" office:value-type="float" office:value="3.85820895522388" calcext:value-type="float">
            <text:p>3.85820895522388</text:p>
          </table:table-cell>
          <table:table-cell office:value-type="float" office:value="5.6195652173913" calcext:value-type="float">
            <text:p>5.6195652173913</text:p>
          </table:table-cell>
          <table:table-cell office:value-type="float" office:value="6.08235294117647" calcext:value-type="float">
            <text:p>6.08235294117647</text:p>
          </table:table-cell>
          <table:table-cell office:value-type="float" office:value="43.0833333333333" calcext:value-type="float">
            <text:p>43.0833333333333</text:p>
          </table:table-cell>
          <table:table-cell office:value-type="float" office:value="34.4666666666667" calcext:value-type="float">
            <text:p>34.4666666666667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 office:value-type="float" office:value="1.88888888888889" calcext:value-type="float">
            <text:p>1.88888888888889</text:p>
          </table:table-cell>
          <table:table-cell office:value-type="float" office:value="2.68421052631579" calcext:value-type="float">
            <text:p>2.68421052631579</text:p>
          </table:table-cell>
          <table:table-cell office:value-type="float" office:value="2.61538461538462" calcext:value-type="float">
            <text:p>2.61538461538462</text:p>
          </table:table-cell>
          <table:table-cell office:value-type="float" office:value="34" calcext:value-type="float">
            <text:p>34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2.11111111111111" calcext:value-type="float">
            <text:p>2.11111111111111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2" office:value-type="float" office:value="2.53846153846154" calcext:value-type="float">
            <text:p>2.53846153846154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3.53571428571429" calcext:value-type="float">
            <text:p>3.53571428571429</text:p>
          </table:table-cell>
          <table:table-cell office:value-type="float" office:value="5.5" calcext:value-type="float">
            <text:p>5.5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table:number-columns-repeated="2" office:value-type="float" office:value="1.61538461538462" calcext:value-type="float">
            <text:p>1.6153846153846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table:number-columns-repeated="2" office:value-type="float" office:value="2.09090909090909" calcext:value-type="float">
            <text:p>2.09090909090909</text:p>
          </table:table-cell>
          <table:table-cell table:number-columns-repeated="2"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2" office:value-type="float" office:value="1.42857142857143" calcext:value-type="float">
            <text:p>1.4285714285714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2" office:value-type="float" office:value="2.96551724137931" calcext:value-type="float">
            <text:p>2.96551724137931</text:p>
          </table:table-cell>
          <table:table-cell office:value-type="float" office:value="6.88" calcext:value-type="float">
            <text:p>6.88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2" office:value-type="float" office:value="2.28571428571429" calcext:value-type="float">
            <text:p>2.28571428571429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2.63020833333333" calcext:value-type="float">
            <text:p>2.63020833333333</text:p>
          </table:table-cell>
          <table:table-cell office:value-type="float" office:value="4.67592592592593" calcext:value-type="float">
            <text:p>4.67592592592593</text:p>
          </table:table-cell>
          <table:table-cell office:value-type="float" office:value="4.80952380952381" calcext:value-type="float">
            <text:p>4.80952380952381</text:p>
          </table:table-cell>
          <table:table-cell office:value-type="float" office:value="29.7058823529412" calcext:value-type="float">
            <text:p>29.7058823529412</text:p>
          </table:table-cell>
          <table:table-cell office:value-type="float" office:value="63.125" calcext:value-type="float">
            <text:p>63.12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float" office:value="3.09375" calcext:value-type="float">
            <text:p>3.09375</text:p>
          </table:table-cell>
          <table:table-cell office:value-type="float" office:value="7.07142857142857" calcext:value-type="float">
            <text:p>7.07142857142857</text:p>
          </table:table-cell>
          <table:table-cell office:value-type="float" office:value="7.61538461538462" calcext:value-type="float">
            <text:p>7.61538461538462</text:p>
          </table:table-cell>
          <table:table-cell office:value-type="float" office:value="33" calcext:value-type="float">
            <text:p>33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2" office:value-type="float" office:value="2.63157894736842" calcext:value-type="float">
            <text:p>2.63157894736842</text:p>
          </table:table-cell>
          <table:table-cell office:value-type="float" office:value="4.41176470588235" calcext:value-type="float">
            <text:p>4.41176470588235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table:number-columns-repeated="2" office:value-type="float" office:value="2.14285714285714" calcext:value-type="float">
            <text:p>2.14285714285714</text:p>
          </table:table-cell>
          <table:table-cell office:value-type="float" office:value="3.77005347593583" calcext:value-type="float">
            <text:p>3.77005347593583</text:p>
          </table:table-cell>
          <table:table-cell office:value-type="float" office:value="3.81081081081081" calcext:value-type="float">
            <text:p>3.81081081081081</text:p>
          </table:table-cell>
          <table:table-cell office:value-type="float" office:value="25.1785714285714" calcext:value-type="float">
            <text:p>25.1785714285714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ghai</text:p>
          </table:table-cell>
          <table:table-cell table:number-columns-repeated="2" office:value-type="float" office:value="1.83333333333333" calcext:value-type="float">
            <text:p>1.83333333333333</text:p>
          </table:table-cell>
          <table:table-cell table:number-columns-repeated="2" office:value-type="float" office:value="2.85185185185185" calcext:value-type="float">
            <text:p>2.85185185185185</text:p>
          </table:table-cell>
          <table:table-cell office:value-type="float" office:value="7.7" calcext:value-type="float">
            <text:p>7.7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2" office:value-type="float" office:value="1.34722222222222" calcext:value-type="float">
            <text:p>1.34722222222222</text:p>
          </table:table-cell>
          <table:table-cell office:value-type="float" office:value="3.12903225806452" calcext:value-type="float">
            <text:p>3.12903225806452</text:p>
          </table:table-cell>
          <table:table-cell office:value-type="float" office:value="3.03125" calcext:value-type="float">
            <text:p>3.03125</text:p>
          </table:table-cell>
          <table:table-cell office:value-type="float" office:value="13.8571428571429" calcext:value-type="float">
            <text:p>13.8571428571429</text:p>
          </table:table-cell>
          <table:table-cell office:value-type="float" office:value="12.125" calcext:value-type="float">
            <text:p>12.125</text:p>
          </table:table-cell>
        </table:table-row>
        <table:table-row table:style-name="ro1">
          <table:table-cell office:value-type="string" calcext:value-type="string">
            <text:p>SouthKorea</text:p>
          </table:table-cell>
          <table:table-cell table:number-columns-repeated="4" office:value-type="float" office:value="1.85714285714286" calcext:value-type="float">
            <text:p>1.85714285714286</text:p>
          </table:table-cell>
          <table:table-cell office:value-type="float" office:value="6.5" calcext:value-type="float">
            <text:p>6.5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float" office:value="1.91764705882353" calcext:value-type="float">
            <text:p>1.91764705882353</text:p>
          </table:table-cell>
          <table:table-cell office:value-type="float" office:value="3.62222222222222" calcext:value-type="float">
            <text:p>3.62222222222222</text:p>
          </table:table-cell>
          <table:table-cell office:value-type="float" office:value="3.39583333333333" calcext:value-type="float">
            <text:p>3.39583333333333</text:p>
          </table:table-cell>
          <table:table-cell office:value-type="float" office:value="16.3" calcext:value-type="float">
            <text:p>16.3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float" office:value="1.57575757575758" calcext:value-type="float">
            <text:p>1.57575757575758</text:p>
          </table:table-cell>
          <table:table-cell office:value-type="float" office:value="2.73684210526316" calcext:value-type="float">
            <text:p>2.73684210526316</text:p>
          </table:table-cell>
          <table:table-cell office:value-type="float" office:value="2.6" calcext:value-type="float">
            <text:p>2.6</text:p>
          </table:table-cell>
          <table:table-cell office:value-type="float" office:value="10.4" calcext:value-type="float">
            <text:p>10.4</text:p>
          </table:table-cell>
          <table:table-cell office:value-type="float" office:value="34.6666666666667" calcext:value-type="float">
            <text:p>34.6666666666667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2" office:value-type="float" office:value="2.03448275862069" calcext:value-type="float">
            <text:p>2.03448275862069</text:p>
          </table:table-cell>
          <table:table-cell table:number-columns-repeated="2" office:value-type="float" office:value="3.10526315789474" calcext:value-type="float">
            <text:p>3.10526315789474</text:p>
          </table:table-cell>
          <table:table-cell office:value-type="float" office:value="19.6666666666667" calcext:value-type="float">
            <text:p>19.6666666666667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table:number-columns-repeated="2" office:value-type="float" office:value="1.71794871794872" calcext:value-type="float">
            <text:p>1.71794871794872</text:p>
          </table:table-cell>
          <table:table-cell office:value-type="float" office:value="3.35" calcext:value-type="float">
            <text:p>3.35</text:p>
          </table:table-cell>
          <table:table-cell office:value-type="float" office:value="3.19047619047619" calcext:value-type="float">
            <text:p>3.19047619047619</text:p>
          </table:table-cell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number-columns-repeated="2" office:value-type="float" office:value="2.23529411764706" calcext:value-type="float">
            <text:p>2.23529411764706</text:p>
          </table:table-cell>
          <table:table-cell office:value-type="float" office:value="3.8" calcext:value-type="float">
            <text:p>3.8</text:p>
          </table:table-cell>
          <table:table-cell office:value-type="float" office:value="3.45454545454545" calcext:value-type="float">
            <text:p>3.454545454545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2" office:value-type="float" office:value="3.22222222222222" calcext:value-type="float">
            <text:p>3.2222222222222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4.5" calcext:value-type="float">
            <text:p>14.5</text:p>
          </table:table-cell>
          <table:table-cell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string" calcext:value-type="string">
            <text:p>UnitedArabEmirates</text:p>
          </table:table-cell>
          <table:table-cell table:number-columns-repeated="2" office:value-type="float" office:value="1.38888888888889" calcext:value-type="float">
            <text:p>1.38888888888889</text:p>
          </table:table-cell>
          <table:table-cell table:number-columns-repeated="2" office:value-type="float" office:value="1.47058823529412" calcext:value-type="float">
            <text:p>1.47058823529412</text:p>
          </table:table-cell>
          <table:table-cell office:value-type="float" office:value="6.25" calcext:value-type="float">
            <text:p>6.25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2" office:value-type="float" office:value="2.3524115755627" calcext:value-type="float">
            <text:p>2.3524115755627</text:p>
          </table:table-cell>
          <table:table-cell office:value-type="float" office:value="4.01978021978022" calcext:value-type="float">
            <text:p>4.01978021978022</text:p>
          </table:table-cell>
          <table:table-cell office:value-type="float" office:value="3.95032397408207" calcext:value-type="float">
            <text:p>3.95032397408207</text:p>
          </table:table-cell>
          <table:table-cell office:value-type="float" office:value="27.2985074626866" calcext:value-type="float">
            <text:p>27.2985074626866</text:p>
          </table:table-cell>
          <table:table-cell office:value-type="float" office:value="22.3048780487805" calcext:value-type="float">
            <text:p>22.304878048780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table:number-columns-repeated="2" office:value-type="float" office:value="2.11111111111111" calcext:value-type="float">
            <text:p>2.11111111111111</text:p>
          </table:table-cell>
          <table:table-cell office:value-type="float" office:value="4.75" calcext:value-type="float">
            <text:p>4.75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5217391304348" calcext:value-type="float">
            <text:p>12.5217391304348</text:p>
          </table:table-cell>
          <table:table-cell office:value-type="float" office:value="13.3953488372093" calcext:value-type="float">
            <text:p>13.395348837209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uhan</text:p>
          </table:table-cell>
          <table:table-cell table:number-columns-repeated="2" office:value-type="float" office:value="1.93333333333333" calcext:value-type="float">
            <text:p>1.93333333333333</text:p>
          </table:table-cell>
          <table:table-cell office:value-type="float" office:value="5.8" calcext:value-type="float">
            <text:p>5.8</text:p>
          </table:table-cell>
          <table:table-cell office:value-type="float" office:value="4.83333333333333" calcext:value-type="float">
            <text:p>4.83333333333333</text:p>
          </table:table-cell>
          <table:table-cell table:number-columns-repeated="2" office:value-type="float" office:value="29" calcext:value-type="float">
            <text:p>29</text:p>
          </table:table-cell>
        </table:table-row>
      </table:table>
      <table:table table:name="Counts &gt;= 10, sort by sum" table:style-name="ta1">
        <table:shapes>
          <draw:frame draw:z-index="0" draw:style-name="gr1" draw:text-style-name="P1" svg:width="6.2988in" svg:height="3.5429in" svg:x="9.2909in" svg:y="0.2291in">
            <draw:object draw:notify-on-update-of-ranges="'Counts &gt;= 10, sort by sum'.B1:'Counts &gt;= 10, sort by sum'.B1 'Counts &gt;= 10, sort by sum'.B2:'Counts &gt;= 10, sort by sum'.B56 'Counts &gt;= 10, sort by sum'.C1:'Counts &gt;= 10, sort by sum'.C1 'Counts &gt;= 10, sort by sum'.C2:'Counts &gt;= 10, sort by sum'.C56 'Counts &gt;= 10, sort by sum'.D1:'Counts &gt;= 10, sort by sum'.D1 'Counts &gt;= 10, sort by sum'.D2:'Counts &gt;= 10, sort by sum'.D56 'Counts &gt;= 10, sort by sum'.E1:'Counts &gt;= 10, sort by sum'.E1 'Counts &gt;= 10, sort by sum'.E2:'Counts &gt;= 10, sort by sum'.E56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6.5791in" svg:height="3.5429in" svg:x="9.2339in" svg:y="3.7811in">
            <draw:object draw:notify-on-update-of-ranges="'Counts &gt;= 10, sort by sum'.F1:'Counts &gt;= 10, sort by sum'.F1 'Counts &gt;= 10, sort by sum'.F2:'Counts &gt;= 10, sort by sum'.F56 'Counts &gt;= 10, sort by sum'.G1:'Counts &gt;= 10, sort by sum'.G1 'Counts &gt;= 10, sort by sum'.G2:'Counts &gt;= 10, sort by sum'.G5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number-columns-repeated="8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4" office:value-type="string" calcext:value-type="string">
            <text:p>fmsan</text:p>
          </table:table-cell>
          <table:table-cell table:style-name="ce1" office:value-type="string" calcext:value-type="string">
            <text:p>fmsao</text:p>
          </table:table-cell>
          <table:table-cell table:style-name="ce1" office:value-type="string" calcext:value-type="string">
            <text:p>smsan</text:p>
          </table:table-cell>
          <table:table-cell table:style-name="ce1" office:value-type="string" calcext:value-type="string">
            <text:p>smsao</text:p>
          </table:table-cell>
          <table:table-cell table:style-name="ce1" office:value-type="string" calcext:value-type="string">
            <text:p>thin-smet</text:p>
          </table:table-cell>
          <table:table-cell table:style-name="ce1" office:value-type="string" calcext:value-type="string">
            <text:p>thin-ssst</text:p>
          </table:table-cell>
          <table:table-cell table:style-name="ce1" office:value-type="string" calcext:value-type="string">
            <text:p>Row Sum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table:number-columns-repeated="2" office:value-type="float" office:value="1.5" calcext:value-type="float">
            <text:p>1.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:.G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table:number-columns-repeated="2" office:value-type="float" office:value="1.61538461538462" calcext:value-type="float">
            <text:p>1.6153846153846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3:.G3])" office:value-type="float" office:value="9.23076923076924" calcext:value-type="float">
            <text:p>9.23076923076924</text:p>
          </table:table-cell>
        </table:table-row>
        <table:table-row table:style-name="ro1">
          <table:table-cell office:value-type="string" calcext:value-type="string">
            <text:p>CzechRepublic</text:p>
          </table:table-cell>
          <table:table-cell table:number-columns-repeated="2" office:value-type="float" office:value="2.63636363636364" calcext:value-type="float">
            <text:p>2.63636363636364</text:p>
          </table:table-cell>
          <table:table-cell table:number-columns-repeated="2" office:value-type="float" office:value="3.22222222222222" calcext:value-type="float">
            <text:p>3.22222222222222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4:.G4])" office:value-type="float" office:value="11.7171717171717" calcext:value-type="float">
            <text:p>11.7171717171717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SUM([.B5:.G5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table:number-columns-repeated="2" office:value-type="float" office:value="1.73333333333333" calcext:value-type="float">
            <text:p>1.73333333333333</text:p>
          </table:table-cell>
          <table:table-cell table:number-columns-repeated="2" office:value-type="float" office:value="2.16666666666667" calcext:value-type="float">
            <text:p>2.16666666666667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formula="of:=SUM([.B6:.G6])" office:value-type="float" office:value="14.3" calcext:value-type="float">
            <text:p>14.3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table:number-columns-repeated="2" office:value-type="float" office:value="2.09090909090909" calcext:value-type="float">
            <text:p>2.09090909090909</text:p>
          </table:table-cell>
          <table:table-cell table:number-columns-repeated="2" office:value-type="float" office:value="3.28571428571429" calcext:value-type="float">
            <text:p>3.28571428571429</text:p>
          </table:table-cell>
          <table:table-cell office:value-type="float" office:value="0" calcext:value-type="float">
            <text:p>0</text:p>
          </table:table-cell>
          <table:table-cell office:value-type="float" office:value="3.83333333333333" calcext:value-type="float">
            <text:p>3.83333333333333</text:p>
          </table:table-cell>
          <table:table-cell table:formula="of:=SUM([.B7:.G7])" office:value-type="float" office:value="14.5865800865801" calcext:value-type="float">
            <text:p>14.586580086580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table:number-columns-repeated="2" office:value-type="float" office:value="2.5" calcext:value-type="float">
            <text:p>2.5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8:.G8])" office:value-type="float" office:value="15" calcext:value-type="float">
            <text:p>15</text:p>
          </table:table-cell>
        </table:table-row>
        <table:table-row table:style-name="ro1">
          <table:table-cell office:value-type="string" calcext:value-type="string">
            <text:p>SouthKorea</text:p>
          </table:table-cell>
          <table:table-cell table:number-columns-repeated="4" office:value-type="float" office:value="1.85714285714286" calcext:value-type="float">
            <text:p>1.85714285714286</text:p>
          </table:table-cell>
          <table:table-cell office:value-type="float" office:value="6.5" calcext:value-type="float">
            <text:p>6.5</text:p>
          </table:table-cell>
          <table:table-cell office:value-type="float" office:value="2.6" calcext:value-type="float">
            <text:p>2.6</text:p>
          </table:table-cell>
          <table:table-cell table:formula="of:=SUM([.B9:.G9])" office:value-type="float" office:value="16.5285714285714" calcext:value-type="float">
            <text:p>16.5285714285714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table:number-columns-repeated="2" office:value-type="float" office:value="1.42857142857143" calcext:value-type="float">
            <text:p>1.42857142857143</text:p>
          </table:table-cell>
          <table:table-cell office:value-type="float" office:value="2.5" calcext:value-type="float">
            <text:p>2.5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SUM([.B10:.G10])" office:value-type="float" office:value="17.3571428571429" calcext:value-type="float">
            <text:p>17.3571428571429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table:number-columns-repeated="4" office:value-type="float" office:value="1.9" calcext:value-type="float">
            <text:p>1.9</text:p>
          </table:table-cell>
          <table:table-cell office:value-type="float" office:value="6.33333333333333" calcext:value-type="float">
            <text:p>6.33333333333333</text:p>
          </table:table-cell>
          <table:table-cell office:value-type="float" office:value="4.75" calcext:value-type="float">
            <text:p>4.75</text:p>
          </table:table-cell>
          <table:table-cell table:formula="of:=SUM([.B11:.G11])" office:value-type="float" office:value="18.6833333333333" calcext:value-type="float">
            <text:p>18.683333333333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table:number-columns-repeated="2" office:value-type="float" office:value="1.85714285714286" calcext:value-type="float">
            <text:p>1.85714285714286</text:p>
          </table:table-cell>
          <table:table-cell table:number-columns-repeated="2" office:value-type="float" office:value="4.33333333333333" calcext:value-type="float">
            <text:p>4.33333333333333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formula="of:=SUM([.B12:.G12])" office:value-type="float" office:value="18.8809523809524" calcext:value-type="float">
            <text:p>18.8809523809524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SUM([.B13:.G13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UnitedArabEmirates</text:p>
          </table:table-cell>
          <table:table-cell table:number-columns-repeated="2" office:value-type="float" office:value="1.38888888888889" calcext:value-type="float">
            <text:p>1.38888888888889</text:p>
          </table:table-cell>
          <table:table-cell table:number-columns-repeated="2" office:value-type="float" office:value="1.47058823529412" calcext:value-type="float">
            <text:p>1.47058823529412</text:p>
          </table:table-cell>
          <table:table-cell office:value-type="float" office:value="6.25" calcext:value-type="float">
            <text:p>6.25</text:p>
          </table:table-cell>
          <table:table-cell office:value-type="float" office:value="12.5" calcext:value-type="float">
            <text:p>12.5</text:p>
          </table:table-cell>
          <table:table-cell table:formula="of:=SUM([.B14:.G14])" office:value-type="float" office:value="24.468954248366" calcext:value-type="float">
            <text:p>24.468954248366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table:number-columns-repeated="2" office:value-type="float" office:value="2.28571428571429" calcext:value-type="float">
            <text:p>2.28571428571429</text:p>
          </table:table-cell>
          <table:table-cell office:value-type="float" office:value="5.33333333333333" calcext:value-type="float">
            <text:p>5.3333333333333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SUM([.B15:.G15])" office:value-type="float" office:value="25.9047619047619" calcext:value-type="float">
            <text:p>25.9047619047619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table:number-columns-repeated="2" office:value-type="float" office:value="1.71794871794872" calcext:value-type="float">
            <text:p>1.71794871794872</text:p>
          </table:table-cell>
          <table:table-cell office:value-type="float" office:value="3.35" calcext:value-type="float">
            <text:p>3.35</text:p>
          </table:table-cell>
          <table:table-cell office:value-type="float" office:value="3.19047619047619" calcext:value-type="float">
            <text:p>3.19047619047619</text:p>
          </table:table-cell>
          <table:table-cell office:value-type="float" office:value="16.75" calcext:value-type="float">
            <text:p>16.75</text:p>
          </table:table-cell>
          <table:table-cell office:value-type="float" office:value="0" calcext:value-type="float">
            <text:p>0</text:p>
          </table:table-cell>
          <table:table-cell table:formula="of:=SUM([.B16:.G16])" office:value-type="float" office:value="26.7263736263736" calcext:value-type="float">
            <text:p>26.7263736263736</text:p>
          </table:table-cell>
        </table:table-row>
        <table:table-row table:style-name="ro1">
          <table:table-cell office:value-type="string" calcext:value-type="string">
            <text:p>HongKong</text:p>
          </table:table-cell>
          <table:table-cell table:number-columns-repeated="2" office:value-type="float" office:value="2.04166666666667" calcext:value-type="float">
            <text:p>2.04166666666667</text:p>
          </table:table-cell>
          <table:table-cell table:number-columns-repeated="2" office:value-type="float" office:value="2.57894736842105" calcext:value-type="float">
            <text:p>2.57894736842105</text:p>
          </table:table-cell>
          <table:table-cell office:value-type="float" office:value="16.3333333333333" calcext:value-type="float">
            <text:p>16.3333333333333</text:p>
          </table:table-cell>
          <table:table-cell office:value-type="float" office:value="3.26666666666667" calcext:value-type="float">
            <text:p>3.26666666666667</text:p>
          </table:table-cell>
          <table:table-cell table:formula="of:=SUM([.B17:.G17])" office:value-type="float" office:value="28.8412280701754" calcext:value-type="float">
            <text:p>28.841228070175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table:number-columns-repeated="2" office:value-type="float" office:value="2.23529411764706" calcext:value-type="float">
            <text:p>2.23529411764706</text:p>
          </table:table-cell>
          <table:table-cell office:value-type="float" office:value="3.8" calcext:value-type="float">
            <text:p>3.8</text:p>
          </table:table-cell>
          <table:table-cell office:value-type="float" office:value="3.45454545454545" calcext:value-type="float">
            <text:p>3.45454545454545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B18:.G18])" office:value-type="float" office:value="30.7251336898396" calcext:value-type="float">
            <text:p>30.7251336898396</text:p>
          </table:table-cell>
        </table:table-row>
        <table:table-row table:style-name="ro1">
          <table:table-cell office:value-type="string" calcext:value-type="string">
            <text:p>Beijing</text:p>
          </table:table-cell>
          <table:table-cell table:number-columns-repeated="2" office:value-type="float" office:value="2.7" calcext:value-type="float">
            <text:p>2.7</text:p>
          </table:table-cell>
          <table:table-cell table:number-columns-repeated="2" office:value-type="float" office:value="3.85714285714286" calcext:value-type="float">
            <text:p>3.85714285714286</text:p>
          </table:table-cell>
          <table:table-cell office:value-type="float" office:value="13.5" calcext:value-type="float">
            <text:p>13.5</text:p>
          </table:table-cell>
          <table:table-cell office:value-type="float" office:value="5.4" calcext:value-type="float">
            <text:p>5.4</text:p>
          </table:table-cell>
          <table:table-cell table:formula="of:=SUM([.B19:.G19])" office:value-type="float" office:value="32.0142857142857" calcext:value-type="float">
            <text:p>32.014285714285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table:number-columns-repeated="2" office:value-type="float" office:value="1.34722222222222" calcext:value-type="float">
            <text:p>1.34722222222222</text:p>
          </table:table-cell>
          <table:table-cell office:value-type="float" office:value="3.12903225806452" calcext:value-type="float">
            <text:p>3.12903225806452</text:p>
          </table:table-cell>
          <table:table-cell office:value-type="float" office:value="3.03125" calcext:value-type="float">
            <text:p>3.03125</text:p>
          </table:table-cell>
          <table:table-cell office:value-type="float" office:value="13.8571428571429" calcext:value-type="float">
            <text:p>13.8571428571429</text:p>
          </table:table-cell>
          <table:table-cell office:value-type="float" office:value="12.125" calcext:value-type="float">
            <text:p>12.125</text:p>
          </table:table-cell>
          <table:table-cell table:formula="of:=SUM([.B20:.G20])" office:value-type="float" office:value="34.8368695596519" calcext:value-type="float">
            <text:p>34.836869559651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table:number-columns-repeated="2" office:value-type="float" office:value="3.66666666666667" calcext:value-type="float">
            <text:p>3.66666666666667</text:p>
          </table:table-cell>
          <table:table-cell office:value-type="float" office:value="5.5" calcext:value-type="float">
            <text:p>5.5</text:p>
          </table:table-cell>
          <table:table-cell office:value-type="float" office:value="6.6" calcext:value-type="float">
            <text:p>6.6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formula="of:=SUM([.B21:.G21])" office:value-type="float" office:value="35.9333333333333" calcext:value-type="float">
            <text:p>35.9333333333333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19" calcext:value-type="float">
            <text:p>19</text:p>
          </table:table-cell>
          <table:table-cell office:value-type="float" office:value="9.5" calcext:value-type="float">
            <text:p>9.5</text:p>
          </table:table-cell>
          <table:table-cell table:number-columns-repeated="2" office:value-type="float" office:value="0" calcext:value-type="float">
            <text:p>0</text:p>
          </table:table-cell>
          <table:table-cell table:formula="of:=SUM([.B22:.G22])" office:value-type="float" office:value="36.1" calcext:value-type="float">
            <text:p>36.1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table:number-columns-repeated="2" office:value-type="float" office:value="2.4" calcext:value-type="float">
            <text:p>2.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SUM([.B23:.G23])" office:value-type="float" office:value="40.8" calcext:value-type="float">
            <text:p>40.8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table:number-columns-repeated="2" office:value-type="float" office:value="3.22222222222222" calcext:value-type="float">
            <text:p>3.22222222222222</text:p>
          </table:table-cell>
          <table:table-cell table:number-columns-repeated="2" office:value-type="float" office:value="5.8" calcext:value-type="float">
            <text:p>5.8</text:p>
          </table:table-cell>
          <table:table-cell office:value-type="float" office:value="14.5" calcext:value-type="float">
            <text:p>14.5</text:p>
          </table:table-cell>
          <table:table-cell office:value-type="float" office:value="9.66666666666667" calcext:value-type="float">
            <text:p>9.66666666666667</text:p>
          </table:table-cell>
          <table:table-cell table:formula="of:=SUM([.B24:.G24])" office:value-type="float" office:value="42.2111111111111" calcext:value-type="float">
            <text:p>42.2111111111111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table:number-columns-repeated="2" office:value-type="float" office:value="2.53846153846154" calcext:value-type="float">
            <text:p>2.53846153846154</text:p>
          </table:table-cell>
          <table:table-cell office:value-type="float" office:value="3.66666666666667" calcext:value-type="float">
            <text:p>3.66666666666667</text:p>
          </table:table-cell>
          <table:table-cell office:value-type="float" office:value="3.53571428571429" calcext:value-type="float">
            <text:p>3.53571428571429</text:p>
          </table:table-cell>
          <table:table-cell office:value-type="float" office:value="5.5" calcext:value-type="float">
            <text:p>5.5</text:p>
          </table:table-cell>
          <table:table-cell office:value-type="float" office:value="24.75" calcext:value-type="float">
            <text:p>24.75</text:p>
          </table:table-cell>
          <table:table-cell table:formula="of:=SUM([.B25:.G25])" office:value-type="float" office:value="42.529304029304" calcext:value-type="float">
            <text:p>42.529304029304</text:p>
          </table:table-cell>
        </table:table-row>
        <table:table-row table:style-name="ro1">
          <table:table-cell office:value-type="string" calcext:value-type="string">
            <text:p>Guangzhou</text:p>
          </table:table-cell>
          <table:table-cell table:number-columns-repeated="2" office:value-type="float" office:value="3.8" calcext:value-type="float">
            <text:p>3.8</text:p>
          </table:table-cell>
          <table:table-cell office:value-type="float" office:value="4.75" calcext:value-type="float">
            <text:p>4.75</text:p>
          </table:table-cell>
          <table:table-cell office:value-type="float" office:value="5.42857142857143" calcext:value-type="float">
            <text:p>5.42857142857143</text:p>
          </table:table-cell>
          <table:table-cell office:value-type="float" office:value="7.6" calcext:value-type="float">
            <text:p>7.6</text:p>
          </table:table-cell>
          <table:table-cell office:value-type="float" office:value="19" calcext:value-type="float">
            <text:p>19</text:p>
          </table:table-cell>
          <table:table-cell table:formula="of:=SUM([.B26:.G26])" office:value-type="float" office:value="44.3785714285714" calcext:value-type="float">
            <text:p>44.3785714285714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.57142857142857" calcext:value-type="float">
            <text:p>4.57142857142857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SUM([.B27:.G27])" office:value-type="float" office:value="44.5714285714286" calcext:value-type="float">
            <text:p>44.5714285714286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 office:value-type="float" office:value="10" calcext:value-type="float">
            <text:p>10</text:p>
          </table:table-cell>
          <table:table-cell table:formula="of:=SUM([.B28:.G28])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angzhou</text:p>
          </table:table-cell>
          <table:table-cell table:number-columns-repeated="2" office:value-type="float" office:value="3.30769230769231" calcext:value-type="float">
            <text:p>3.30769230769231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7.16666666666667" calcext:value-type="float">
            <text:p>7.16666666666667</text:p>
          </table:table-cell>
          <table:table-cell office:value-type="float" office:value="8.6" calcext:value-type="float">
            <text:p>8.6</text:p>
          </table:table-cell>
          <table:table-cell office:value-type="float" office:value="21.5" calcext:value-type="float">
            <text:p>21.5</text:p>
          </table:table-cell>
          <table:table-cell table:formula="of:=SUM([.B29:.G29])" office:value-type="float" office:value="50.0249084249084" calcext:value-type="float">
            <text:p>50.0249084249084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table:number-columns-repeated="2" office:value-type="float" office:value="2.3125" calcext:value-type="float">
            <text:p>2.3125</text:p>
          </table:table-cell>
          <table:table-cell table:number-columns-repeated="2" office:value-type="float" office:value="4.625" calcext:value-type="float">
            <text:p>4.625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SUM([.B30:.G30])" office:value-type="float" office:value="50.875" calcext:value-type="float">
            <text:p>50.875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table:number-columns-repeated="2" office:value-type="float" office:value="2.11111111111111" calcext:value-type="float">
            <text:p>2.11111111111111</text:p>
          </table:table-cell>
          <table:table-cell office:value-type="float" office:value="4.75" calcext:value-type="float">
            <text:p>4.75</text:p>
          </table:table-cell>
          <table:table-cell office:value-type="float" office:value="6.33333333333333" calcext:value-type="float">
            <text:p>6.33333333333333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SUM([.B31:.G31])" office:value-type="float" office:value="53.3055555555556" calcext:value-type="float">
            <text:p>53.3055555555556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table:number-columns-repeated="2" office:value-type="float" office:value="1.57575757575758" calcext:value-type="float">
            <text:p>1.57575757575758</text:p>
          </table:table-cell>
          <table:table-cell office:value-type="float" office:value="2.73684210526316" calcext:value-type="float">
            <text:p>2.73684210526316</text:p>
          </table:table-cell>
          <table:table-cell office:value-type="float" office:value="2.6" calcext:value-type="float">
            <text:p>2.6</text:p>
          </table:table-cell>
          <table:table-cell office:value-type="float" office:value="10.4" calcext:value-type="float">
            <text:p>10.4</text:p>
          </table:table-cell>
          <table:table-cell office:value-type="float" office:value="34.6666666666667" calcext:value-type="float">
            <text:p>34.6666666666667</text:p>
          </table:table-cell>
          <table:table-cell table:formula="of:=SUM([.B32:.G32])" office:value-type="float" office:value="53.555023923445" calcext:value-type="float">
            <text:p>53.555023923445</text:p>
          </table:table-cell>
        </table:table-row>
        <table:table-row table:style-name="ro1">
          <table:table-cell office:value-type="string" calcext:value-type="string">
            <text:p>Shanghai</text:p>
          </table:table-cell>
          <table:table-cell table:number-columns-repeated="2" office:value-type="float" office:value="1.83333333333333" calcext:value-type="float">
            <text:p>1.83333333333333</text:p>
          </table:table-cell>
          <table:table-cell table:number-columns-repeated="2" office:value-type="float" office:value="2.85185185185185" calcext:value-type="float">
            <text:p>2.85185185185185</text:p>
          </table:table-cell>
          <table:table-cell office:value-type="float" office:value="7.7" calcext:value-type="float">
            <text:p>7.7</text:p>
          </table:table-cell>
          <table:table-cell office:value-type="float" office:value="38.5" calcext:value-type="float">
            <text:p>38.5</text:p>
          </table:table-cell>
          <table:table-cell table:formula="of:=SUM([.B33:.G33])" office:value-type="float" office:value="55.5703703703704" calcext:value-type="float">
            <text:p>55.5703703703704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table:number-columns-repeated="2" office:value-type="float" office:value="1.65714285714286" calcext:value-type="float">
            <text:p>1.65714285714286</text:p>
          </table:table-cell>
          <table:table-cell office:value-type="float" office:value="2.41666666666667" calcext:value-type="float">
            <text:p>2.41666666666667</text:p>
          </table:table-cell>
          <table:table-cell office:value-type="float" office:value="2.45070422535211" calcext:value-type="float">
            <text:p>2.45070422535211</text:p>
          </table:table-cell>
          <table:table-cell office:value-type="float" office:value="34.8" calcext:value-type="float">
            <text:p>34.8</text:p>
          </table:table-cell>
          <table:table-cell office:value-type="float" office:value="12.8888888888889" calcext:value-type="float">
            <text:p>12.8888888888889</text:p>
          </table:table-cell>
          <table:table-cell table:formula="of:=SUM([.B34:.G34])" office:value-type="float" office:value="55.8705454951934" calcext:value-type="float">
            <text:p>55.8705454951934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table:number-columns-repeated="2" office:value-type="float" office:value="2.625" calcext:value-type="float">
            <text:p>2.625</text:p>
          </table:table-cell>
          <table:table-cell table:number-columns-repeated="2" office:value-type="float" office:value="4.84615384615385" calcext:value-type="float">
            <text:p>4.84615384615385</text:p>
          </table:table-cell>
          <table:table-cell table:number-columns-repeated="2" office:value-type="float" office:value="21" calcext:value-type="float">
            <text:p>21</text:p>
          </table:table-cell>
          <table:table-cell table:formula="of:=SUM([.B35:.G35])" office:value-type="float" office:value="56.9423076923077" calcext:value-type="float">
            <text:p>56.942307692307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table:number-columns-repeated="2" office:value-type="float" office:value="2.11111111111111" calcext:value-type="float">
            <text:p>2.11111111111111</text:p>
          </table:table-cell>
          <table:table-cell office:value-type="float" office:value="2.71428571428571" calcext:value-type="float">
            <text:p>2.71428571428571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float" office:value="28.5" calcext:value-type="float">
            <text:p>28.5</text:p>
          </table:table-cell>
          <table:table-cell table:formula="of:=SUM([.B36:.G36])" office:value-type="float" office:value="57.4365079365079" calcext:value-type="float">
            <text:p>57.436507936507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table:number-columns-repeated="2" office:value-type="float" office:value="2.03448275862069" calcext:value-type="float">
            <text:p>2.03448275862069</text:p>
          </table:table-cell>
          <table:table-cell table:number-columns-repeated="2" office:value-type="float" office:value="3.10526315789474" calcext:value-type="float">
            <text:p>3.10526315789474</text:p>
          </table:table-cell>
          <table:table-cell office:value-type="float" office:value="19.6666666666667" calcext:value-type="float">
            <text:p>19.6666666666667</text:p>
          </table:table-cell>
          <table:table-cell office:value-type="float" office:value="29.5" calcext:value-type="float">
            <text:p>29.5</text:p>
          </table:table-cell>
          <table:table-cell table:formula="of:=SUM([.B37:.G37])" office:value-type="float" office:value="59.4461584996976" calcext:value-type="float">
            <text:p>59.4461584996976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table:number-columns-repeated="2" office:value-type="float" office:value="2.3524115755627" calcext:value-type="float">
            <text:p>2.3524115755627</text:p>
          </table:table-cell>
          <table:table-cell office:value-type="float" office:value="4.01978021978022" calcext:value-type="float">
            <text:p>4.01978021978022</text:p>
          </table:table-cell>
          <table:table-cell office:value-type="float" office:value="3.95032397408207" calcext:value-type="float">
            <text:p>3.95032397408207</text:p>
          </table:table-cell>
          <table:table-cell office:value-type="float" office:value="27.2985074626866" calcext:value-type="float">
            <text:p>27.2985074626866</text:p>
          </table:table-cell>
          <table:table-cell office:value-type="float" office:value="22.3048780487805" calcext:value-type="float">
            <text:p>22.3048780487805</text:p>
          </table:table-cell>
          <table:table-cell table:formula="of:=SUM([.B38:.G38])" office:value-type="float" office:value="62.2783128564548" calcext:value-type="float">
            <text:p>62.2783128564548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table:number-columns-repeated="2" office:value-type="float" office:value="1.88888888888889" calcext:value-type="float">
            <text:p>1.88888888888889</text:p>
          </table:table-cell>
          <table:table-cell office:value-type="float" office:value="2.68421052631579" calcext:value-type="float">
            <text:p>2.68421052631579</text:p>
          </table:table-cell>
          <table:table-cell office:value-type="float" office:value="2.61538461538462" calcext:value-type="float">
            <text:p>2.61538461538462</text:p>
          </table:table-cell>
          <table:table-cell office:value-type="float" office:value="34" calcext:value-type="float">
            <text:p>34</text:p>
          </table:table-cell>
          <table:table-cell office:value-type="float" office:value="20.4" calcext:value-type="float">
            <text:p>20.4</text:p>
          </table:table-cell>
          <table:table-cell table:formula="of:=SUM([.B39:.G39])" office:value-type="float" office:value="63.4773729194782" calcext:value-type="float">
            <text:p>63.4773729194782</text:p>
          </table:table-cell>
        </table:table-row>
        <table:table-row table:style-name="ro1">
          <table:table-cell office:value-type="string" calcext:value-type="string">
            <text:p>DRC</text:p>
          </table:table-cell>
          <table:table-cell table:number-columns-repeated="2" office:value-type="float" office:value="5.42857142857143" calcext:value-type="float">
            <text:p>5.42857142857143</text:p>
          </table:table-cell>
          <table:table-cell office:value-type="float" office:value="12.6666666666667" calcext:value-type="float">
            <text:p>12.6666666666667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SUM([.B40:.G40])" office:value-type="float" office:value="71.0238095238096" calcext:value-type="float">
            <text:p>71.0238095238096</text:p>
          </table:table-cell>
        </table:table-row>
        <table:table-row table:style-name="ro1">
          <table:table-cell office:value-type="string" calcext:value-type="string">
            <text:p>Wuhan</text:p>
          </table:table-cell>
          <table:table-cell table:number-columns-repeated="2" office:value-type="float" office:value="1.93333333333333" calcext:value-type="float">
            <text:p>1.93333333333333</text:p>
          </table:table-cell>
          <table:table-cell office:value-type="float" office:value="5.8" calcext:value-type="float">
            <text:p>5.8</text:p>
          </table:table-cell>
          <table:table-cell office:value-type="float" office:value="4.83333333333333" calcext:value-type="float">
            <text:p>4.83333333333333</text:p>
          </table:table-cell>
          <table:table-cell table:number-columns-repeated="2" office:value-type="float" office:value="29" calcext:value-type="float">
            <text:p>29</text:p>
          </table:table-cell>
          <table:table-cell table:formula="of:=SUM([.B41:.G41])" office:value-type="float" office:value="72.5" calcext:value-type="float">
            <text:p>72.5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table:number-columns-repeated="2" office:value-type="float" office:value="2.36115107913669" calcext:value-type="float">
            <text:p>2.36115107913669</text:p>
          </table:table-cell>
          <table:table-cell office:value-type="float" office:value="3.7380410022779" calcext:value-type="float">
            <text:p>3.7380410022779</text:p>
          </table:table-cell>
          <table:table-cell office:value-type="float" office:value="3.80742459396752" calcext:value-type="float">
            <text:p>3.80742459396752</text:p>
          </table:table-cell>
          <table:table-cell office:value-type="float" office:value="39.0714285714286" calcext:value-type="float">
            <text:p>39.0714285714286</text:p>
          </table:table-cell>
          <table:table-cell office:value-type="float" office:value="24.4925373134328" calcext:value-type="float">
            <text:p>24.4925373134328</text:p>
          </table:table-cell>
          <table:table-cell table:formula="of:=SUM([.B42:.G42])" office:value-type="float" office:value="75.8317336393802" calcext:value-type="float">
            <text:p>75.8317336393802</text:p>
          </table:table-cell>
        </table:table-row>
        <table:table-row table:style-name="ro1">
          <table:table-cell office:value-type="string" calcext:value-type="string">
            <text:p>Guangdong</text:p>
          </table:table-cell>
          <table:table-cell table:number-columns-repeated="2" office:value-type="float" office:value="4.04761904761905" calcext:value-type="float">
            <text:p>4.04761904761905</text:p>
          </table:table-cell>
          <table:table-cell office:value-type="float" office:value="6.53846153846154" calcext:value-type="float">
            <text:p>6.53846153846154</text:p>
          </table:table-cell>
          <table:table-cell office:value-type="float" office:value="7.08333333333333" calcext:value-type="float">
            <text:p>7.08333333333333</text:p>
          </table:table-cell>
          <table:table-cell office:value-type="float" office:value="12.1428571428571" calcext:value-type="float">
            <text:p>12.1428571428571</text:p>
          </table:table-cell>
          <table:table-cell office:value-type="float" office:value="42.5" calcext:value-type="float">
            <text:p>42.5</text:p>
          </table:table-cell>
          <table:table-cell table:formula="of:=SUM([.B43:.G43])" office:value-type="float" office:value="76.3598901098901" calcext:value-type="float">
            <text:p>76.3598901098901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table:number-columns-repeated="2" office:value-type="float" office:value="2.43396226415094" calcext:value-type="float">
            <text:p>2.43396226415094</text:p>
          </table:table-cell>
          <table:table-cell office:value-type="float" office:value="4.77777777777778" calcext:value-type="float">
            <text:p>4.77777777777778</text:p>
          </table:table-cell>
          <table:table-cell office:value-type="float" office:value="4.60714285714286" calcext:value-type="float">
            <text:p>4.60714285714286</text:p>
          </table:table-cell>
          <table:table-cell office:value-type="float" office:value="43" calcext:value-type="float">
            <text:p>43</text:p>
          </table:table-cell>
          <table:table-cell office:value-type="float" office:value="25.8" calcext:value-type="float">
            <text:p>25.8</text:p>
          </table:table-cell>
          <table:table-cell table:formula="of:=SUM([.B44:.G44])" office:value-type="float" office:value="83.0528451632225" calcext:value-type="float">
            <text:p>83.0528451632225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table:number-columns-repeated="2" office:value-type="float" office:value="2.14285714285714" calcext:value-type="float">
            <text:p>2.14285714285714</text:p>
          </table:table-cell>
          <table:table-cell office:value-type="float" office:value="3.77005347593583" calcext:value-type="float">
            <text:p>3.77005347593583</text:p>
          </table:table-cell>
          <table:table-cell office:value-type="float" office:value="3.81081081081081" calcext:value-type="float">
            <text:p>3.81081081081081</text:p>
          </table:table-cell>
          <table:table-cell office:value-type="float" office:value="25.1785714285714" calcext:value-type="float">
            <text:p>25.1785714285714</text:p>
          </table:table-cell>
          <table:table-cell office:value-type="float" office:value="47" calcext:value-type="float">
            <text:p>47</text:p>
          </table:table-cell>
          <table:table-cell table:formula="of:=SUM([.B45:.G45])" office:value-type="float" office:value="84.0451500010323" calcext:value-type="float">
            <text:p>84.0451500010323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table:number-columns-repeated="2" office:value-type="float" office:value="2.63157894736842" calcext:value-type="float">
            <text:p>2.63157894736842</text:p>
          </table:table-cell>
          <table:table-cell office:value-type="float" office:value="4.41176470588235" calcext:value-type="float">
            <text:p>4.41176470588235</text:p>
          </table:table-cell>
          <table:table-cell office:value-type="float" office:value="4.54545454545455" calcext:value-type="float">
            <text:p>4.545454545454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SUM([.B46:.G46])" office:value-type="float" office:value="89.2203771460737" calcext:value-type="float">
            <text:p>89.2203771460737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table:number-columns-repeated="2" office:value-type="float" office:value="3.85820895522388" calcext:value-type="float">
            <text:p>3.85820895522388</text:p>
          </table:table-cell>
          <table:table-cell office:value-type="float" office:value="5.6195652173913" calcext:value-type="float">
            <text:p>5.6195652173913</text:p>
          </table:table-cell>
          <table:table-cell office:value-type="float" office:value="6.08235294117647" calcext:value-type="float">
            <text:p>6.08235294117647</text:p>
          </table:table-cell>
          <table:table-cell office:value-type="float" office:value="43.0833333333333" calcext:value-type="float">
            <text:p>43.0833333333333</text:p>
          </table:table-cell>
          <table:table-cell office:value-type="float" office:value="34.4666666666667" calcext:value-type="float">
            <text:p>34.4666666666667</text:p>
          </table:table-cell>
          <table:table-cell table:formula="of:=SUM([.B47:.G47])" office:value-type="float" office:value="96.9683360690155" calcext:value-type="float">
            <text:p>96.9683360690155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table:number-columns-repeated="2" office:value-type="float" office:value="3.09375" calcext:value-type="float">
            <text:p>3.09375</text:p>
          </table:table-cell>
          <table:table-cell office:value-type="float" office:value="7.07142857142857" calcext:value-type="float">
            <text:p>7.07142857142857</text:p>
          </table:table-cell>
          <table:table-cell office:value-type="float" office:value="7.61538461538462" calcext:value-type="float">
            <text:p>7.61538461538462</text:p>
          </table:table-cell>
          <table:table-cell office:value-type="float" office:value="33" calcext:value-type="float">
            <text:p>33</text:p>
          </table:table-cell>
          <table:table-cell office:value-type="float" office:value="49.5" calcext:value-type="float">
            <text:p>49.5</text:p>
          </table:table-cell>
          <table:table-cell table:formula="of:=SUM([.B48:.G48])" office:value-type="float" office:value="103.374313186813" calcext:value-type="float">
            <text:p>103.37431318681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table:number-columns-repeated="2" office:value-type="float" office:value="3.95238095238095" calcext:value-type="float">
            <text:p>3.95238095238095</text:p>
          </table:table-cell>
          <table:table-cell office:value-type="float" office:value="6.91666666666667" calcext:value-type="float">
            <text:p>6.91666666666667</text:p>
          </table:table-cell>
          <table:table-cell office:value-type="float" office:value="6.38461538461539" calcext:value-type="float">
            <text:p>6.38461538461539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SUM([.B49:.G49])" office:value-type="float" office:value="104.206043956044" calcext:value-type="float">
            <text:p>104.206043956044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table:number-columns-repeated="2" office:value-type="float" office:value="2.96551724137931" calcext:value-type="float">
            <text:p>2.96551724137931</text:p>
          </table:table-cell>
          <table:table-cell office:value-type="float" office:value="6.88" calcext:value-type="float">
            <text:p>6.88</text:p>
          </table:table-cell>
          <table:table-cell office:value-type="float" office:value="6.14285714285714" calcext:value-type="float">
            <text:p>6.14285714285714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SUM([.B50:.G50])" office:value-type="float" office:value="104.953891625616" calcext:value-type="float">
            <text:p>104.953891625616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table:number-columns-repeated="2" office:value-type="float" office:value="2.63020833333333" calcext:value-type="float">
            <text:p>2.63020833333333</text:p>
          </table:table-cell>
          <table:table-cell office:value-type="float" office:value="4.67592592592593" calcext:value-type="float">
            <text:p>4.67592592592593</text:p>
          </table:table-cell>
          <table:table-cell office:value-type="float" office:value="4.80952380952381" calcext:value-type="float">
            <text:p>4.80952380952381</text:p>
          </table:table-cell>
          <table:table-cell office:value-type="float" office:value="29.7058823529412" calcext:value-type="float">
            <text:p>29.7058823529412</text:p>
          </table:table-cell>
          <table:table-cell office:value-type="float" office:value="63.125" calcext:value-type="float">
            <text:p>63.125</text:p>
          </table:table-cell>
          <table:table-cell table:formula="of:=SUM([.B51:.G51])" office:value-type="float" office:value="107.576748755058" calcext:value-type="float">
            <text:p>107.576748755058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table:number-columns-repeated="2" office:value-type="float" office:value="1.91764705882353" calcext:value-type="float">
            <text:p>1.91764705882353</text:p>
          </table:table-cell>
          <table:table-cell office:value-type="float" office:value="3.62222222222222" calcext:value-type="float">
            <text:p>3.62222222222222</text:p>
          </table:table-cell>
          <table:table-cell office:value-type="float" office:value="3.39583333333333" calcext:value-type="float">
            <text:p>3.39583333333333</text:p>
          </table:table-cell>
          <table:table-cell office:value-type="float" office:value="16.3" calcext:value-type="float">
            <text:p>16.3</text:p>
          </table:table-cell>
          <table:table-cell office:value-type="float" office:value="81.5" calcext:value-type="float">
            <text:p>81.5</text:p>
          </table:table-cell>
          <table:table-cell table:formula="of:=SUM([.B52:.G52])" office:value-type="float" office:value="108.653349673203" calcext:value-type="float">
            <text:p>108.653349673203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table:number-columns-repeated="2" office:value-type="float" office:value="2.28813559322034" calcext:value-type="float">
            <text:p>2.28813559322034</text:p>
          </table:table-cell>
          <table:table-cell office:value-type="float" office:value="4.6551724137931" calcext:value-type="float">
            <text:p>4.6551724137931</text:p>
          </table:table-cell>
          <table:table-cell office:value-type="float" office:value="4.57627118644068" calcext:value-type="float">
            <text:p>4.57627118644068</text:p>
          </table:table-cell>
          <table:table-cell office:value-type="float" office:value="24.5454545454545" calcext:value-type="float">
            <text:p>24.5454545454545</text:p>
          </table:table-cell>
          <table:table-cell office:value-type="float" office:value="90" calcext:value-type="float">
            <text:p>90</text:p>
          </table:table-cell>
          <table:table-cell table:formula="of:=SUM([.B53:.G53])" office:value-type="float" office:value="128.353169332129" calcext:value-type="float">
            <text:p>128.35316933212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table:number-columns-repeated="2" office:value-type="float" office:value="3.65232974910394" calcext:value-type="float">
            <text:p>3.65232974910394</text:p>
          </table:table-cell>
          <table:table-cell office:value-type="float" office:value="5.56830601092896" calcext:value-type="float">
            <text:p>5.56830601092896</text:p>
          </table:table-cell>
          <table:table-cell office:value-type="float" office:value="5.53804347826087" calcext:value-type="float">
            <text:p>5.53804347826087</text:p>
          </table:table-cell>
          <table:table-cell table:number-columns-repeated="2" office:value-type="float" office:value="59.9411764705882" calcext:value-type="float">
            <text:p>59.9411764705882</text:p>
          </table:table-cell>
          <table:table-cell table:formula="of:=SUM([.B54:.G54])" office:value-type="float" office:value="138.293361928574" calcext:value-type="float">
            <text:p>138.293361928574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table:number-columns-repeated="2" office:value-type="float" office:value="1.70802919708029" calcext:value-type="float">
            <text:p>1.70802919708029</text:p>
          </table:table-cell>
          <table:table-cell office:value-type="float" office:value="3.34285714285714" calcext:value-type="float">
            <text:p>3.34285714285714</text:p>
          </table:table-cell>
          <table:table-cell office:value-type="float" office:value="3.20547945205479" calcext:value-type="float">
            <text:p>3.20547945205479</text:p>
          </table:table-cell>
          <table:table-cell office:value-type="float" office:value="26" calcext:value-type="float">
            <text:p>26</text:p>
          </table:table-cell>
          <table:table-cell office:value-type="float" office:value="117" calcext:value-type="float">
            <text:p>117</text:p>
          </table:table-cell>
          <table:table-cell table:formula="of:=SUM([.B55:.G55])" office:value-type="float" office:value="152.964394989073" calcext:value-type="float">
            <text:p>152.964394989073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12.5217391304348" calcext:value-type="float">
            <text:p>12.5217391304348</text:p>
          </table:table-cell>
          <table:table-cell office:value-type="float" office:value="13.3953488372093" calcext:value-type="float">
            <text:p>13.3953488372093</text:p>
          </table:table-cell>
          <table:table-cell office:value-type="float" office:value="72" calcext:value-type="float">
            <text:p>72</text:p>
          </table:table-cell>
          <table:table-cell office:value-type="float" office:value="96" calcext:value-type="float">
            <text:p>96</text:p>
          </table:table-cell>
          <table:table-cell table:formula="of:=SUM([.B56:.G56])" office:value-type="float" office:value="205.917087967644" calcext:value-type="float">
            <text:p>205.917087967644</text:p>
          </table:table-cell>
        </table:table-row>
      </table:table>
      <table:table table:name="Counts &gt;= 10, sort by weighted sum" table:style-name="ta1">
        <table:shapes>
          <draw:frame draw:z-index="0" draw:style-name="gr1" draw:text-style-name="P1" svg:width="6.2988in" svg:height="3.5429in" svg:x="12.8343in" svg:y="0.2291in">
            <draw:object draw:notify-on-update-of-ranges="'Counts &gt;= 10, sort by weighted sum'.B1:'Counts &gt;= 10, sort by weighted sum'.B1 'Counts &gt;= 10, sort by weighted sum'.B2:'Counts &gt;= 10, sort by weighted sum'.B56 'Counts &gt;= 10, sort by weighted sum'.D1:'Counts &gt;= 10, sort by weighted sum'.D1 'Counts &gt;= 10, sort by weighted sum'.D2:'Counts &gt;= 10, sort by weighted sum'.D56 'Counts &gt;= 10, sort by weighted sum'.F1:'Counts &gt;= 10, sort by weighted sum'.F1 'Counts &gt;= 10, sort by weighted sum'.F2:'Counts &gt;= 10, sort by weighted sum'.F56 'Counts &gt;= 10, sort by weighted sum'.H1:'Counts &gt;= 10, sort by weighted sum'.H1 'Counts &gt;= 10, sort by weighted sum'.H2:'Counts &gt;= 10, sort by weighted sum'.H56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1" draw:style-name="gr1" draw:text-style-name="P1" svg:width="6.5791in" svg:height="3.5429in" svg:x="12.7772in" svg:y="3.7811in">
            <draw:object draw:notify-on-update-of-ranges="'Counts &gt;= 10, sort by weighted sum'.J1:'Counts &gt;= 10, sort by weighted sum'.J1 'Counts &gt;= 10, sort by weighted sum'.J2:'Counts &gt;= 10, sort by weighted sum'.J56 'Counts &gt;= 10, sort by weighted sum'.L1:'Counts &gt;= 10, sort by weighted sum'.L1 'Counts &gt;= 10, sort by weighted sum'.L2:'Counts &gt;= 10, sort by weighted sum'.L56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number-columns-repeated="14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4" office:value-type="string" calcext:value-type="string">
            <text:p>fmsan</text:p>
          </table:table-cell>
          <table:table-cell table:style-name="ce4" office:value-type="string" calcext:value-type="string">
            <text:p>fmsan w</text:p>
          </table:table-cell>
          <table:table-cell table:style-name="ce1" office:value-type="string" calcext:value-type="string">
            <text:p>fmsao</text:p>
          </table:table-cell>
          <table:table-cell table:style-name="ce1" office:value-type="string" calcext:value-type="string">
            <text:p>fmsan w</text:p>
          </table:table-cell>
          <table:table-cell table:style-name="ce1" office:value-type="string" calcext:value-type="string">
            <text:p>smsan</text:p>
          </table:table-cell>
          <table:table-cell table:style-name="ce1" office:value-type="string" calcext:value-type="string">
            <text:p>smsan w</text:p>
          </table:table-cell>
          <table:table-cell table:style-name="ce1" office:value-type="string" calcext:value-type="string">
            <text:p>smsao</text:p>
          </table:table-cell>
          <table:table-cell table:style-name="ce1" office:value-type="string" calcext:value-type="string">
            <text:p>smsaow</text:p>
          </table:table-cell>
          <table:table-cell table:style-name="ce1" office:value-type="string" calcext:value-type="string">
            <text:p>thin-smet</text:p>
          </table:table-cell>
          <table:table-cell table:style-name="ce1" office:value-type="string" calcext:value-type="string">
            <text:p>thin-smet w</text:p>
          </table:table-cell>
          <table:table-cell table:style-name="ce1" office:value-type="string" calcext:value-type="string">
            <text:p>thin-ssst</text:p>
          </table:table-cell>
          <table:table-cell table:style-name="ce1" office:value-type="string" calcext:value-type="string">
            <text:p>thin-ssst w</text:p>
          </table:table-cell>
          <table:table-cell table:style-name="ce1" office:value-type="string" calcext:value-type="string">
            <text:p>Weighted sum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.5" calcext:value-type="float">
            <text:p>1.5</text:p>
          </table:table-cell>
          <table:table-cell table:formula="of:=[.B2]/[.B$58]" office:value-type="float" office:value="0.0107052898307526" calcext:value-type="float">
            <text:p>0.010705289830753</text:p>
          </table:table-cell>
          <table:table-cell office:value-type="float" office:value="1.5" calcext:value-type="float">
            <text:p>1.5</text:p>
          </table:table-cell>
          <table:table-cell table:formula="of:=[.D2]/[.D$58]" office:value-type="float" office:value="0.0107052898307526" calcext:value-type="float">
            <text:p>0.010705289830753</text:p>
          </table:table-cell>
          <table:table-cell office:value-type="float" office:value="3" calcext:value-type="float">
            <text:p>3</text:p>
          </table:table-cell>
          <table:table-cell table:formula="of:=[.F2]/[.F$58]" office:value-type="float" office:value="0.0114050323821545" calcext:value-type="float">
            <text:p>0.011405032382155</text:p>
          </table:table-cell>
          <table:table-cell office:value-type="float" office:value="3" calcext:value-type="float">
            <text:p>3</text:p>
          </table:table-cell>
          <table:table-cell table:formula="of:=[.H2]/[.H$58]" office:value-type="float" office:value="0.0117375389337247" calcext:value-type="float">
            <text:p>0.011737538933725</text:p>
          </table:table-cell>
          <table:table-cell office:value-type="float" office:value="0" calcext:value-type="float">
            <text:p>0</text:p>
          </table:table-cell>
          <table:table-cell table:formula="of:=[.J2]/[.J$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2]/[.L$58]" office:value-type="float" office:value="0" calcext:value-type="float">
            <text:p>0</text:p>
          </table:table-cell>
          <table:table-cell table:formula="of:=[.C2]+[.E2]+[.G2]+[.I2]+[.K2]+[.M2]" office:value-type="float" office:value="0.0445531509773845" calcext:value-type="float">
            <text:p>0.044553150977385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.61538461538462" calcext:value-type="float">
            <text:p>1.61538461538462</text:p>
          </table:table-cell>
          <table:table-cell table:formula="of:=[.B3]/[.B$58]" office:value-type="float" office:value="0.0115287736638875" calcext:value-type="float">
            <text:p>0.011528773663888</text:p>
          </table:table-cell>
          <table:table-cell office:value-type="float" office:value="1.61538461538462" calcext:value-type="float">
            <text:p>1.61538461538462</text:p>
          </table:table-cell>
          <table:table-cell table:formula="of:=[.D3]/[.D$58]" office:value-type="float" office:value="0.0115287736638875" calcext:value-type="float">
            <text:p>0.011528773663888</text:p>
          </table:table-cell>
          <table:table-cell office:value-type="float" office:value="3" calcext:value-type="float">
            <text:p>3</text:p>
          </table:table-cell>
          <table:table-cell table:formula="of:=[.F3]/[.F$58]" office:value-type="float" office:value="0.0114050323821545" calcext:value-type="float">
            <text:p>0.011405032382155</text:p>
          </table:table-cell>
          <table:table-cell office:value-type="float" office:value="3" calcext:value-type="float">
            <text:p>3</text:p>
          </table:table-cell>
          <table:table-cell table:formula="of:=[.H3]/[.H$58]" office:value-type="float" office:value="0.0117375389337247" calcext:value-type="float">
            <text:p>0.011737538933725</text:p>
          </table:table-cell>
          <table:table-cell office:value-type="float" office:value="0" calcext:value-type="float">
            <text:p>0</text:p>
          </table:table-cell>
          <table:table-cell table:formula="of:=[.J3]/[.J$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3]/[.L$58]" office:value-type="float" office:value="0" calcext:value-type="float">
            <text:p>0</text:p>
          </table:table-cell>
          <table:table-cell table:formula="of:=[.C3]+[.E3]+[.G3]+[.I3]+[.K3]+[.M3]" office:value-type="float" office:value="0.0462001186436542" calcext:value-type="float">
            <text:p>0.046200118643654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.73333333333333" calcext:value-type="float">
            <text:p>1.73333333333333</text:p>
          </table:table-cell>
          <table:table-cell table:formula="of:=[.B4]/[.B$58]" office:value-type="float" office:value="0.0123705571377586" calcext:value-type="float">
            <text:p>0.012370557137759</text:p>
          </table:table-cell>
          <table:table-cell office:value-type="float" office:value="1.73333333333333" calcext:value-type="float">
            <text:p>1.73333333333333</text:p>
          </table:table-cell>
          <table:table-cell table:formula="of:=[.D4]/[.D$58]" office:value-type="float" office:value="0.0123705571377586" calcext:value-type="float">
            <text:p>0.012370557137759</text:p>
          </table:table-cell>
          <table:table-cell office:value-type="float" office:value="2.16666666666667" calcext:value-type="float">
            <text:p>2.16666666666667</text:p>
          </table:table-cell>
          <table:table-cell table:formula="of:=[.F4]/[.F$58]" office:value-type="float" office:value="0.00823696783155605" calcext:value-type="float">
            <text:p>0.008236967831556</text:p>
          </table:table-cell>
          <table:table-cell office:value-type="float" office:value="2.16666666666667" calcext:value-type="float">
            <text:p>2.16666666666667</text:p>
          </table:table-cell>
          <table:table-cell table:formula="of:=[.H4]/[.H$58]" office:value-type="float" office:value="0.00847711145213455" calcext:value-type="float">
            <text:p>0.008477111452135</text:p>
          </table:table-cell>
          <table:table-cell office:value-type="float" office:value="0" calcext:value-type="float">
            <text:p>0</text:p>
          </table:table-cell>
          <table:table-cell table:formula="of:=[.J4]/[.J$58]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formula="of:=[.L4]/[.L$58]" office:value-type="float" office:value="0.00492246183285724" calcext:value-type="float">
            <text:p>0.004922461832857</text:p>
          </table:table-cell>
          <table:table-cell table:formula="of:=[.C4]+[.E4]+[.G4]+[.I4]+[.K4]+[.M4]" office:value-type="float" office:value="0.046377655392065" calcext:value-type="float">
            <text:p>0.046377655392065</text:p>
          </table:table-cell>
        </table:table-row>
        <table:table-row table:style-name="ro1">
          <table:table-cell office:value-type="string" calcext:value-type="string">
            <text:p>UnitedArabEmirates</text:p>
          </table:table-cell>
          <table:table-cell office:value-type="float" office:value="1.38888888888889" calcext:value-type="float">
            <text:p>1.38888888888889</text:p>
          </table:table-cell>
          <table:table-cell table:formula="of:=[.B5]/[.B$58]" office:value-type="float" office:value="0.00991230539884504" calcext:value-type="float">
            <text:p>0.009912305398845</text:p>
          </table:table-cell>
          <table:table-cell office:value-type="float" office:value="1.38888888888889" calcext:value-type="float">
            <text:p>1.38888888888889</text:p>
          </table:table-cell>
          <table:table-cell table:formula="of:=[.D5]/[.D$58]" office:value-type="float" office:value="0.00991230539884504" calcext:value-type="float">
            <text:p>0.009912305398845</text:p>
          </table:table-cell>
          <table:table-cell office:value-type="float" office:value="1.47058823529412" calcext:value-type="float">
            <text:p>1.47058823529412</text:p>
          </table:table-cell>
          <table:table-cell table:formula="of:=[.F5]/[.F$58]" office:value-type="float" office:value="0.00559070214811497" calcext:value-type="float">
            <text:p>0.005590702148115</text:p>
          </table:table-cell>
          <table:table-cell office:value-type="float" office:value="1.47058823529412" calcext:value-type="float">
            <text:p>1.47058823529412</text:p>
          </table:table-cell>
          <table:table-cell table:formula="of:=[.H5]/[.H$58]" office:value-type="float" office:value="0.00575369555574743" calcext:value-type="float">
            <text:p>0.005753695555747</text:p>
          </table:table-cell>
          <table:table-cell office:value-type="float" office:value="6.25" calcext:value-type="float">
            <text:p>6.25</text:p>
          </table:table-cell>
          <table:table-cell table:formula="of:=[.J5]/[.J$58]" office:value-type="float" office:value="0.00609127544791201" calcext:value-type="float">
            <text:p>0.006091275447912</text:p>
          </table:table-cell>
          <table:table-cell office:value-type="float" office:value="12.5" calcext:value-type="float">
            <text:p>12.5</text:p>
          </table:table-cell>
          <table:table-cell table:formula="of:=[.L5]/[.L$58]" office:value-type="float" office:value="0.00946627275549469" calcext:value-type="float">
            <text:p>0.009466272755495</text:p>
          </table:table-cell>
          <table:table-cell table:formula="of:=[.C5]+[.E5]+[.G5]+[.I5]+[.K5]+[.M5]" office:value-type="float" office:value="0.0467265567049592" calcext:value-type="float">
            <text:p>0.046726556704959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.42857142857143" calcext:value-type="float">
            <text:p>1.42857142857143</text:p>
          </table:table-cell>
          <table:table-cell table:formula="of:=[.B6]/[.B$58]" office:value-type="float" office:value="0.0101955141245263" calcext:value-type="float">
            <text:p>0.010195514124526</text:p>
          </table:table-cell>
          <table:table-cell office:value-type="float" office:value="1.42857142857143" calcext:value-type="float">
            <text:p>1.42857142857143</text:p>
          </table:table-cell>
          <table:table-cell table:formula="of:=[.D6]/[.D$58]" office:value-type="float" office:value="0.0101955141245263" calcext:value-type="float">
            <text:p>0.010195514124526</text:p>
          </table:table-cell>
          <table:table-cell office:value-type="float" office:value="2.5" calcext:value-type="float">
            <text:p>2.5</text:p>
          </table:table-cell>
          <table:table-cell table:formula="of:=[.F6]/[.F$58]" office:value-type="float" office:value="0.00950419365179543" calcext:value-type="float">
            <text:p>0.009504193651795</text:p>
          </table:table-cell>
          <table:table-cell office:value-type="float" office:value="2" calcext:value-type="float">
            <text:p>2</text:p>
          </table:table-cell>
          <table:table-cell table:formula="of:=[.H6]/[.H$58]" office:value-type="float" office:value="0.0078250259558165" calcext:value-type="float">
            <text:p>0.007825025955817</text:p>
          </table:table-cell>
          <table:table-cell office:value-type="float" office:value="10" calcext:value-type="float">
            <text:p>10</text:p>
          </table:table-cell>
          <table:table-cell table:formula="of:=[.J6]/[.J$58]" office:value-type="float" office:value="0.00974604071665922" calcext:value-type="float">
            <text:p>0.009746040716659</text:p>
          </table:table-cell>
          <table:table-cell office:value-type="float" office:value="0" calcext:value-type="float">
            <text:p>0</text:p>
          </table:table-cell>
          <table:table-cell table:formula="of:=[.L6]/[.L$58]" office:value-type="float" office:value="0" calcext:value-type="float">
            <text:p>0</text:p>
          </table:table-cell>
          <table:table-cell table:formula="of:=[.C6]+[.E6]+[.G6]+[.I6]+[.K6]+[.M6]" office:value-type="float" office:value="0.0474662885733238" calcext:value-type="float">
            <text:p>0.047466288573324</text:p>
          </table:table-cell>
        </table:table-row>
        <table:table-row table:style-name="ro1">
          <table:table-cell office:value-type="string" calcext:value-type="string">
            <text:p>SouthKorea</text:p>
          </table:table-cell>
          <table:table-cell office:value-type="float" office:value="1.85714285714286" calcext:value-type="float">
            <text:p>1.85714285714286</text:p>
          </table:table-cell>
          <table:table-cell table:formula="of:=[.B7]/[.B$58]" office:value-type="float" office:value="0.0132541683618842" calcext:value-type="float">
            <text:p>0.013254168361884</text:p>
          </table:table-cell>
          <table:table-cell office:value-type="float" office:value="1.85714285714286" calcext:value-type="float">
            <text:p>1.85714285714286</text:p>
          </table:table-cell>
          <table:table-cell table:formula="of:=[.D7]/[.D$58]" office:value-type="float" office:value="0.0132541683618842" calcext:value-type="float">
            <text:p>0.013254168361884</text:p>
          </table:table-cell>
          <table:table-cell office:value-type="float" office:value="1.85714285714286" calcext:value-type="float">
            <text:p>1.85714285714286</text:p>
          </table:table-cell>
          <table:table-cell table:formula="of:=[.F7]/[.F$58]" office:value-type="float" office:value="0.00706025814133376" calcext:value-type="float">
            <text:p>0.007060258141334</text:p>
          </table:table-cell>
          <table:table-cell office:value-type="float" office:value="1.85714285714286" calcext:value-type="float">
            <text:p>1.85714285714286</text:p>
          </table:table-cell>
          <table:table-cell table:formula="of:=[.H7]/[.H$58]" office:value-type="float" office:value="0.00726609553040105" calcext:value-type="float">
            <text:p>0.007266095530401</text:p>
          </table:table-cell>
          <table:table-cell office:value-type="float" office:value="6.5" calcext:value-type="float">
            <text:p>6.5</text:p>
          </table:table-cell>
          <table:table-cell table:formula="of:=[.J7]/[.J$58]" office:value-type="float" office:value="0.0063349264658285" calcext:value-type="float">
            <text:p>0.006334926465829</text:p>
          </table:table-cell>
          <table:table-cell office:value-type="float" office:value="2.6" calcext:value-type="float">
            <text:p>2.6</text:p>
          </table:table-cell>
          <table:table-cell table:formula="of:=[.L7]/[.L$58]" office:value-type="float" office:value="0.0019689847331429" calcext:value-type="float">
            <text:p>0.001968984733143</text:p>
          </table:table-cell>
          <table:table-cell table:formula="of:=[.C7]+[.E7]+[.G7]+[.I7]+[.K7]+[.M7]" office:value-type="float" office:value="0.0491386015944747" calcext:value-type="float">
            <text:p>0.049138601594475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.9" calcext:value-type="float">
            <text:p>1.9</text:p>
          </table:table-cell>
          <table:table-cell table:formula="of:=[.B8]/[.B$58]" office:value-type="float" office:value="0.01356003378562" calcext:value-type="float">
            <text:p>0.01356003378562</text:p>
          </table:table-cell>
          <table:table-cell office:value-type="float" office:value="1.9" calcext:value-type="float">
            <text:p>1.9</text:p>
          </table:table-cell>
          <table:table-cell table:formula="of:=[.D8]/[.D$58]" office:value-type="float" office:value="0.01356003378562" calcext:value-type="float">
            <text:p>0.01356003378562</text:p>
          </table:table-cell>
          <table:table-cell office:value-type="float" office:value="1.9" calcext:value-type="float">
            <text:p>1.9</text:p>
          </table:table-cell>
          <table:table-cell table:formula="of:=[.F8]/[.F$58]" office:value-type="float" office:value="0.00722318717536452" calcext:value-type="float">
            <text:p>0.007223187175365</text:p>
          </table:table-cell>
          <table:table-cell office:value-type="float" office:value="1.9" calcext:value-type="float">
            <text:p>1.9</text:p>
          </table:table-cell>
          <table:table-cell table:formula="of:=[.H8]/[.H$58]" office:value-type="float" office:value="0.00743377465802567" calcext:value-type="float">
            <text:p>0.007433774658026</text:p>
          </table:table-cell>
          <table:table-cell office:value-type="float" office:value="6.33333333333333" calcext:value-type="float">
            <text:p>6.33333333333333</text:p>
          </table:table-cell>
          <table:table-cell table:formula="of:=[.J8]/[.J$58]" office:value-type="float" office:value="0.00617249245388417" calcext:value-type="float">
            <text:p>0.006172492453884</text:p>
          </table:table-cell>
          <table:table-cell office:value-type="float" office:value="4.75" calcext:value-type="float">
            <text:p>4.75</text:p>
          </table:table-cell>
          <table:table-cell table:formula="of:=[.L8]/[.L$58]" office:value-type="float" office:value="0.00359718364708798" calcext:value-type="float">
            <text:p>0.003597183647088</text:p>
          </table:table-cell>
          <table:table-cell table:formula="of:=[.C8]+[.E8]+[.G8]+[.I8]+[.K8]+[.M8]" office:value-type="float" office:value="0.0515467055056024" calcext:value-type="float">
            <text:p>0.051546705505602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" calcext:value-type="float">
            <text:p>2</text:p>
          </table:table-cell>
          <table:table-cell table:formula="of:=[.B9]/[.B$58]" office:value-type="float" office:value="0.0142737197743369" calcext:value-type="float">
            <text:p>0.014273719774337</text:p>
          </table:table-cell>
          <table:table-cell office:value-type="float" office:value="2" calcext:value-type="float">
            <text:p>2</text:p>
          </table:table-cell>
          <table:table-cell table:formula="of:=[.D9]/[.D$58]" office:value-type="float" office:value="0.0142737197743369" calcext:value-type="float">
            <text:p>0.014273719774337</text:p>
          </table:table-cell>
          <table:table-cell office:value-type="float" office:value="2.5" calcext:value-type="float">
            <text:p>2.5</text:p>
          </table:table-cell>
          <table:table-cell table:formula="of:=[.F9]/[.F$58]" office:value-type="float" office:value="0.00950419365179543" calcext:value-type="float">
            <text:p>0.009504193651795</text:p>
          </table:table-cell>
          <table:table-cell office:value-type="float" office:value="2.5" calcext:value-type="float">
            <text:p>2.5</text:p>
          </table:table-cell>
          <table:table-cell table:formula="of:=[.H9]/[.H$58]" office:value-type="float" office:value="0.00978128244477062" calcext:value-type="float">
            <text:p>0.009781282444771</text:p>
          </table:table-cell>
          <table:table-cell office:value-type="float" office:value="5" calcext:value-type="float">
            <text:p>5</text:p>
          </table:table-cell>
          <table:table-cell table:formula="of:=[.J9]/[.J$58]" office:value-type="float" office:value="0.00487302035832961" calcext:value-type="float">
            <text:p>0.00487302035833</text:p>
          </table:table-cell>
          <table:table-cell office:value-type="float" office:value="0" calcext:value-type="float">
            <text:p>0</text:p>
          </table:table-cell>
          <table:table-cell table:formula="of:=[.L9]/[.L$58]" office:value-type="float" office:value="0" calcext:value-type="float">
            <text:p>0</text:p>
          </table:table-cell>
          <table:table-cell table:formula="of:=[.C9]+[.E9]+[.G9]+[.I9]+[.K9]+[.M9]" office:value-type="float" office:value="0.0527059360035694" calcext:value-type="float">
            <text:p>0.052705936003569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2.09090909090909" calcext:value-type="float">
            <text:p>2.09090909090909</text:p>
          </table:table-cell>
          <table:table-cell table:formula="of:=[.B10]/[.B$58]" office:value-type="float" office:value="0.0149225252186249" calcext:value-type="float">
            <text:p>0.014922525218625</text:p>
          </table:table-cell>
          <table:table-cell office:value-type="float" office:value="2.09090909090909" calcext:value-type="float">
            <text:p>2.09090909090909</text:p>
          </table:table-cell>
          <table:table-cell table:formula="of:=[.D10]/[.D$58]" office:value-type="float" office:value="0.0149225252186249" calcext:value-type="float">
            <text:p>0.014922525218625</text:p>
          </table:table-cell>
          <table:table-cell office:value-type="float" office:value="3.28571428571429" calcext:value-type="float">
            <text:p>3.28571428571429</text:p>
          </table:table-cell>
          <table:table-cell table:formula="of:=[.F10]/[.F$58]" office:value-type="float" office:value="0.0124912259423597" calcext:value-type="float">
            <text:p>0.01249122594236</text:p>
          </table:table-cell>
          <table:table-cell office:value-type="float" office:value="3.28571428571429" calcext:value-type="float">
            <text:p>3.28571428571429</text:p>
          </table:table-cell>
          <table:table-cell table:formula="of:=[.H10]/[.H$58]" office:value-type="float" office:value="0.0128553997845557" calcext:value-type="float">
            <text:p>0.012855399784556</text:p>
          </table:table-cell>
          <table:table-cell office:value-type="float" office:value="0" calcext:value-type="float">
            <text:p>0</text:p>
          </table:table-cell>
          <table:table-cell table:formula="of:=[.J10]/[.J$58]" office:value-type="float" office:value="0" calcext:value-type="float">
            <text:p>0</text:p>
          </table:table-cell>
          <table:table-cell office:value-type="float" office:value="3.83333333333333" calcext:value-type="float">
            <text:p>3.83333333333333</text:p>
          </table:table-cell>
          <table:table-cell table:formula="of:=[.L10]/[.L$58]" office:value-type="float" office:value="0.00290299031168503" calcext:value-type="float">
            <text:p>0.002902990311685</text:p>
          </table:table-cell>
          <table:table-cell table:formula="of:=[.C10]+[.E10]+[.G10]+[.I10]+[.K10]+[.M10]" office:value-type="float" office:value="0.0580946664758502" calcext:value-type="float">
            <text:p>0.05809466647585</text:p>
          </table:table-cell>
        </table:table-row>
        <table:table-row table:style-name="ro1">
          <table:table-cell office:value-type="string" calcext:value-type="string">
            <text:p>CzechRepublic</text:p>
          </table:table-cell>
          <table:table-cell office:value-type="float" office:value="2.63636363636364" calcext:value-type="float">
            <text:p>2.63636363636364</text:p>
          </table:table-cell>
          <table:table-cell table:formula="of:=[.B11]/[.B$58]" office:value-type="float" office:value="0.0188153578843531" calcext:value-type="float">
            <text:p>0.018815357884353</text:p>
          </table:table-cell>
          <table:table-cell office:value-type="float" office:value="2.63636363636364" calcext:value-type="float">
            <text:p>2.63636363636364</text:p>
          </table:table-cell>
          <table:table-cell table:formula="of:=[.D11]/[.D$58]" office:value-type="float" office:value="0.0188153578843531" calcext:value-type="float">
            <text:p>0.018815357884353</text:p>
          </table:table-cell>
          <table:table-cell office:value-type="float" office:value="3.22222222222222" calcext:value-type="float">
            <text:p>3.22222222222222</text:p>
          </table:table-cell>
          <table:table-cell table:formula="of:=[.F11]/[.F$58]" office:value-type="float" office:value="0.0122498495956474" calcext:value-type="float">
            <text:p>0.012249849595648</text:p>
          </table:table-cell>
          <table:table-cell office:value-type="float" office:value="3.22222222222222" calcext:value-type="float">
            <text:p>3.22222222222222</text:p>
          </table:table-cell>
          <table:table-cell table:formula="of:=[.H11]/[.H$58]" office:value-type="float" office:value="0.0126069862621488" calcext:value-type="float">
            <text:p>0.012606986262149</text:p>
          </table:table-cell>
          <table:table-cell office:value-type="float" office:value="0" calcext:value-type="float">
            <text:p>0</text:p>
          </table:table-cell>
          <table:table-cell table:formula="of:=[.J11]/[.J$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1]/[.L$58]" office:value-type="float" office:value="0" calcext:value-type="float">
            <text:p>0</text:p>
          </table:table-cell>
          <table:table-cell table:formula="of:=[.C11]+[.E11]+[.G11]+[.I11]+[.K11]+[.M11]" office:value-type="float" office:value="0.0624875516265025" calcext:value-type="float">
            <text:p>0.062487551626503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.85714285714286" calcext:value-type="float">
            <text:p>1.85714285714286</text:p>
          </table:table-cell>
          <table:table-cell table:formula="of:=[.B12]/[.B$58]" office:value-type="float" office:value="0.0132541683618842" calcext:value-type="float">
            <text:p>0.013254168361884</text:p>
          </table:table-cell>
          <table:table-cell office:value-type="float" office:value="1.85714285714286" calcext:value-type="float">
            <text:p>1.85714285714286</text:p>
          </table:table-cell>
          <table:table-cell table:formula="of:=[.D12]/[.D$58]" office:value-type="float" office:value="0.0132541683618842" calcext:value-type="float">
            <text:p>0.013254168361884</text:p>
          </table:table-cell>
          <table:table-cell office:value-type="float" office:value="4.33333333333333" calcext:value-type="float">
            <text:p>4.33333333333333</text:p>
          </table:table-cell>
          <table:table-cell table:formula="of:=[.F12]/[.F$58]" office:value-type="float" office:value="0.0164739356631121" calcext:value-type="float">
            <text:p>0.016473935663112</text:p>
          </table:table-cell>
          <table:table-cell office:value-type="float" office:value="4.33333333333333" calcext:value-type="float">
            <text:p>4.33333333333333</text:p>
          </table:table-cell>
          <table:table-cell table:formula="of:=[.H12]/[.H$58]" office:value-type="float" office:value="0.0169542229042691" calcext:value-type="float">
            <text:p>0.016954222904269</text:p>
          </table:table-cell>
          <table:table-cell office:value-type="float" office:value="0" calcext:value-type="float">
            <text:p>0</text:p>
          </table:table-cell>
          <table:table-cell table:formula="of:=[.J12]/[.J$58]"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  <table:table-cell table:formula="of:=[.L12]/[.L$58]" office:value-type="float" office:value="0.00492246183285724" calcext:value-type="float">
            <text:p>0.004922461832857</text:p>
          </table:table-cell>
          <table:table-cell table:formula="of:=[.C12]+[.E12]+[.G12]+[.I12]+[.K12]+[.M12]" office:value-type="float" office:value="0.0648589571240069" calcext:value-type="float">
            <text:p>0.064858957124007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.34722222222222" calcext:value-type="float">
            <text:p>1.34722222222222</text:p>
          </table:table-cell>
          <table:table-cell table:formula="of:=[.B13]/[.B$58]" office:value-type="float" office:value="0.00961493623687967" calcext:value-type="float">
            <text:p>0.00961493623688</text:p>
          </table:table-cell>
          <table:table-cell office:value-type="float" office:value="1.34722222222222" calcext:value-type="float">
            <text:p>1.34722222222222</text:p>
          </table:table-cell>
          <table:table-cell table:formula="of:=[.D13]/[.D$58]" office:value-type="float" office:value="0.00961493623687967" calcext:value-type="float">
            <text:p>0.00961493623688</text:p>
          </table:table-cell>
          <table:table-cell office:value-type="float" office:value="3.12903225806452" calcext:value-type="float">
            <text:p>3.12903225806452</text:p>
          </table:table-cell>
          <table:table-cell table:formula="of:=[.F13]/[.F$58]" office:value-type="float" office:value="0.011895571409344" calcext:value-type="float">
            <text:p>0.011895571409344</text:p>
          </table:table-cell>
          <table:table-cell office:value-type="float" office:value="3.03125" calcext:value-type="float">
            <text:p>3.03125</text:p>
          </table:table-cell>
          <table:table-cell table:formula="of:=[.H13]/[.H$58]" office:value-type="float" office:value="0.0118598049642844" calcext:value-type="float">
            <text:p>0.011859804964284</text:p>
          </table:table-cell>
          <table:table-cell office:value-type="float" office:value="13.8571428571429" calcext:value-type="float">
            <text:p>13.8571428571429</text:p>
          </table:table-cell>
          <table:table-cell table:formula="of:=[.J13]/[.J$58]" office:value-type="float" office:value="0.0135052278502278" calcext:value-type="float">
            <text:p>0.013505227850228</text:p>
          </table:table-cell>
          <table:table-cell office:value-type="float" office:value="12.125" calcext:value-type="float">
            <text:p>12.125</text:p>
          </table:table-cell>
          <table:table-cell table:formula="of:=[.L13]/[.L$58]" office:value-type="float" office:value="0.00918228457282985" calcext:value-type="float">
            <text:p>0.00918228457283</text:p>
          </table:table-cell>
          <table:table-cell table:formula="of:=[.C13]+[.E13]+[.G13]+[.I13]+[.K13]+[.M13]" office:value-type="float" office:value="0.0656727612704454" calcext:value-type="float">
            <text:p>0.065672761270445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.71794871794872" calcext:value-type="float">
            <text:p>1.71794871794872</text:p>
          </table:table-cell>
          <table:table-cell table:formula="of:=[.B14]/[.B$58]" office:value-type="float" office:value="0.0122607592933406" calcext:value-type="float">
            <text:p>0.012260759293341</text:p>
          </table:table-cell>
          <table:table-cell office:value-type="float" office:value="1.71794871794872" calcext:value-type="float">
            <text:p>1.71794871794872</text:p>
          </table:table-cell>
          <table:table-cell table:formula="of:=[.D14]/[.D$58]" office:value-type="float" office:value="0.0122607592933406" calcext:value-type="float">
            <text:p>0.012260759293341</text:p>
          </table:table-cell>
          <table:table-cell office:value-type="float" office:value="3.35" calcext:value-type="float">
            <text:p>3.35</text:p>
          </table:table-cell>
          <table:table-cell table:formula="of:=[.F14]/[.F$58]" office:value-type="float" office:value="0.0127356194934059" calcext:value-type="float">
            <text:p>0.012735619493406</text:p>
          </table:table-cell>
          <table:table-cell office:value-type="float" office:value="3.19047619047619" calcext:value-type="float">
            <text:p>3.19047619047619</text:p>
          </table:table-cell>
          <table:table-cell table:formula="of:=[.H14]/[.H$58]" office:value-type="float" office:value="0.0124827795009454" calcext:value-type="float">
            <text:p>0.012482779500945</text:p>
          </table:table-cell>
          <table:table-cell office:value-type="float" office:value="16.75" calcext:value-type="float">
            <text:p>16.75</text:p>
          </table:table-cell>
          <table:table-cell table:formula="of:=[.J14]/[.J$58]" office:value-type="float" office:value="0.0163246182004042" calcext:value-type="float">
            <text:p>0.016324618200404</text:p>
          </table:table-cell>
          <table:table-cell office:value-type="float" office:value="0" calcext:value-type="float">
            <text:p>0</text:p>
          </table:table-cell>
          <table:table-cell table:formula="of:=[.L14]/[.L$58]" office:value-type="float" office:value="0" calcext:value-type="float">
            <text:p>0</text:p>
          </table:table-cell>
          <table:table-cell table:formula="of:=[.C14]+[.E14]+[.G14]+[.I14]+[.K14]+[.M14]" office:value-type="float" office:value="0.0660645357814367" calcext:value-type="float">
            <text:p>0.066064535781437</text:p>
          </table:table-cell>
        </table:table-row>
        <table:table-row table:style-name="ro1">
          <table:table-cell office:value-type="string" calcext:value-type="string">
            <text:p>HongKong</text:p>
          </table:table-cell>
          <table:table-cell office:value-type="float" office:value="2.04166666666667" calcext:value-type="float">
            <text:p>2.04166666666667</text:p>
          </table:table-cell>
          <table:table-cell table:formula="of:=[.B15]/[.B$58]" office:value-type="float" office:value="0.0145710889363022" calcext:value-type="float">
            <text:p>0.014571088936302</text:p>
          </table:table-cell>
          <table:table-cell office:value-type="float" office:value="2.04166666666667" calcext:value-type="float">
            <text:p>2.04166666666667</text:p>
          </table:table-cell>
          <table:table-cell table:formula="of:=[.D15]/[.D$58]" office:value-type="float" office:value="0.0145710889363022" calcext:value-type="float">
            <text:p>0.014571088936302</text:p>
          </table:table-cell>
          <table:table-cell office:value-type="float" office:value="2.57894736842105" calcext:value-type="float">
            <text:p>2.57894736842105</text:p>
          </table:table-cell>
          <table:table-cell table:formula="of:=[.F15]/[.F$58]" office:value-type="float" office:value="0.00980432608290474" calcext:value-type="float">
            <text:p>0.009804326082905</text:p>
          </table:table-cell>
          <table:table-cell office:value-type="float" office:value="2.57894736842105" calcext:value-type="float">
            <text:p>2.57894736842105</text:p>
          </table:table-cell>
          <table:table-cell table:formula="of:=[.H15]/[.H$58]" office:value-type="float" office:value="0.0100901650482897" calcext:value-type="float">
            <text:p>0.01009016504829</text:p>
          </table:table-cell>
          <table:table-cell office:value-type="float" office:value="16.3333333333333" calcext:value-type="float">
            <text:p>16.3333333333333</text:p>
          </table:table-cell>
          <table:table-cell table:formula="of:=[.J15]/[.J$58]" office:value-type="float" office:value="0.0159185331705434" calcext:value-type="float">
            <text:p>0.015918533170543</text:p>
          </table:table-cell>
          <table:table-cell office:value-type="float" office:value="3.26666666666667" calcext:value-type="float">
            <text:p>3.26666666666667</text:p>
          </table:table-cell>
          <table:table-cell table:formula="of:=[.L15]/[.L$58]" office:value-type="float" office:value="0.00247385261343595" calcext:value-type="float">
            <text:p>0.002473852613436</text:p>
          </table:table-cell>
          <table:table-cell table:formula="of:=[.C15]+[.E15]+[.G15]+[.I15]+[.K15]+[.M15]" office:value-type="float" office:value="0.0674290547877782" calcext:value-type="float">
            <text:p>0.067429054787778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" calcext:value-type="float">
            <text:p>2</text:p>
          </table:table-cell>
          <table:table-cell table:formula="of:=[.B16]/[.B$58]" office:value-type="float" office:value="0.0142737197743369" calcext:value-type="float">
            <text:p>0.014273719774337</text:p>
          </table:table-cell>
          <table:table-cell office:value-type="float" office:value="2" calcext:value-type="float">
            <text:p>2</text:p>
          </table:table-cell>
          <table:table-cell table:formula="of:=[.D16]/[.D$58]" office:value-type="float" office:value="0.0142737197743369" calcext:value-type="float">
            <text:p>0.014273719774337</text:p>
          </table:table-cell>
          <table:table-cell office:value-type="float" office:value="4" calcext:value-type="float">
            <text:p>4</text:p>
          </table:table-cell>
          <table:table-cell table:formula="of:=[.F16]/[.F$58]" office:value-type="float" office:value="0.0152067098428727" calcext:value-type="float">
            <text:p>0.015206709842873</text:p>
          </table:table-cell>
          <table:table-cell office:value-type="float" office:value="4" calcext:value-type="float">
            <text:p>4</text:p>
          </table:table-cell>
          <table:table-cell table:formula="of:=[.H16]/[.H$58]" office:value-type="float" office:value="0.015650051911633" calcext:value-type="float">
            <text:p>0.015650051911633</text:p>
          </table:table-cell>
          <table:table-cell office:value-type="float" office:value="12" calcext:value-type="float">
            <text:p>12</text:p>
          </table:table-cell>
          <table:table-cell table:formula="of:=[.J16]/[.J$58]" office:value-type="float" office:value="0.0116952488599911" calcext:value-type="float">
            <text:p>0.011695248859991</text:p>
          </table:table-cell>
          <table:table-cell office:value-type="float" office:value="0" calcext:value-type="float">
            <text:p>0</text:p>
          </table:table-cell>
          <table:table-cell table:formula="of:=[.L16]/[.L$58]" office:value-type="float" office:value="0" calcext:value-type="float">
            <text:p>0</text:p>
          </table:table-cell>
          <table:table-cell table:formula="of:=[.C16]+[.E16]+[.G16]+[.I16]+[.K16]+[.M16]" office:value-type="float" office:value="0.0710994501631705" calcext:value-type="float">
            <text:p>0.071099450163171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.5" calcext:value-type="float">
            <text:p>2.5</text:p>
          </table:table-cell>
          <table:table-cell table:formula="of:=[.B17]/[.B$58]" office:value-type="float" office:value="0.0178421497179211" calcext:value-type="float">
            <text:p>0.017842149717921</text:p>
          </table:table-cell>
          <table:table-cell office:value-type="float" office:value="2.5" calcext:value-type="float">
            <text:p>2.5</text:p>
          </table:table-cell>
          <table:table-cell table:formula="of:=[.D17]/[.D$58]" office:value-type="float" office:value="0.0178421497179211" calcext:value-type="float">
            <text:p>0.017842149717921</text:p>
          </table:table-cell>
          <table:table-cell office:value-type="float" office:value="5" calcext:value-type="float">
            <text:p>5</text:p>
          </table:table-cell>
          <table:table-cell table:formula="of:=[.F17]/[.F$58]" office:value-type="float" office:value="0.0190083873035909" calcext:value-type="float">
            <text:p>0.019008387303591</text:p>
          </table:table-cell>
          <table:table-cell office:value-type="float" office:value="5" calcext:value-type="float">
            <text:p>5</text:p>
          </table:table-cell>
          <table:table-cell table:formula="of:=[.H17]/[.H$58]" office:value-type="float" office:value="0.0195625648895412" calcext:value-type="float">
            <text:p>0.019562564889541</text:p>
          </table:table-cell>
          <table:table-cell office:value-type="float" office:value="0" calcext:value-type="float">
            <text:p>0</text:p>
          </table:table-cell>
          <table:table-cell table:formula="of:=[.J17]/[.J$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17]/[.L$58]" office:value-type="float" office:value="0" calcext:value-type="float">
            <text:p>0</text:p>
          </table:table-cell>
          <table:table-cell table:formula="of:=[.C17]+[.E17]+[.G17]+[.I17]+[.K17]+[.M17]" office:value-type="float" office:value="0.0742552516289742" calcext:value-type="float">
            <text:p>0.074255251628974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.23529411764706" calcext:value-type="float">
            <text:p>2.23529411764706</text:p>
          </table:table-cell>
          <table:table-cell table:formula="of:=[.B18]/[.B$58]" office:value-type="float" office:value="0.0159529809242588" calcext:value-type="float">
            <text:p>0.015952980924259</text:p>
          </table:table-cell>
          <table:table-cell office:value-type="float" office:value="2.23529411764706" calcext:value-type="float">
            <text:p>2.23529411764706</text:p>
          </table:table-cell>
          <table:table-cell table:formula="of:=[.D18]/[.D$58]" office:value-type="float" office:value="0.0159529809242588" calcext:value-type="float">
            <text:p>0.015952980924259</text:p>
          </table:table-cell>
          <table:table-cell office:value-type="float" office:value="3.8" calcext:value-type="float">
            <text:p>3.8</text:p>
          </table:table-cell>
          <table:table-cell table:formula="of:=[.F18]/[.F$58]" office:value-type="float" office:value="0.014446374350729" calcext:value-type="float">
            <text:p>0.014446374350729</text:p>
          </table:table-cell>
          <table:table-cell office:value-type="float" office:value="3.45454545454545" calcext:value-type="float">
            <text:p>3.45454545454545</text:p>
          </table:table-cell>
          <table:table-cell table:formula="of:=[.H18]/[.H$58]" office:value-type="float" office:value="0.013515953923683" calcext:value-type="float">
            <text:p>0.013515953923683</text:p>
          </table:table-cell>
          <table:table-cell office:value-type="float" office:value="19" calcext:value-type="float">
            <text:p>19</text:p>
          </table:table-cell>
          <table:table-cell table:formula="of:=[.J18]/[.J$58]" office:value-type="float" office:value="0.0185174773616525" calcext:value-type="float">
            <text:p>0.018517477361653</text:p>
          </table:table-cell>
          <table:table-cell office:value-type="float" office:value="0" calcext:value-type="float">
            <text:p>0</text:p>
          </table:table-cell>
          <table:table-cell table:formula="of:=[.L18]/[.L$58]" office:value-type="float" office:value="0" calcext:value-type="float">
            <text:p>0</text:p>
          </table:table-cell>
          <table:table-cell table:formula="of:=[.C18]+[.E18]+[.G18]+[.I18]+[.K18]+[.M18]" office:value-type="float" office:value="0.0783857674845823" calcext:value-type="float">
            <text:p>0.078385767484582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.57575757575758" calcext:value-type="float">
            <text:p>1.57575757575758</text:p>
          </table:table-cell>
          <table:table-cell table:formula="of:=[.B19]/[.B$58]" office:value-type="float" office:value="0.011245961034326" calcext:value-type="float">
            <text:p>0.011245961034326</text:p>
          </table:table-cell>
          <table:table-cell office:value-type="float" office:value="1.57575757575758" calcext:value-type="float">
            <text:p>1.57575757575758</text:p>
          </table:table-cell>
          <table:table-cell table:formula="of:=[.D19]/[.D$58]" office:value-type="float" office:value="0.011245961034326" calcext:value-type="float">
            <text:p>0.011245961034326</text:p>
          </table:table-cell>
          <table:table-cell office:value-type="float" office:value="2.73684210526316" calcext:value-type="float">
            <text:p>2.73684210526316</text:p>
          </table:table-cell>
          <table:table-cell table:formula="of:=[.F19]/[.F$58]" office:value-type="float" office:value="0.0104045909451234" calcext:value-type="float">
            <text:p>0.010404590945124</text:p>
          </table:table-cell>
          <table:table-cell office:value-type="float" office:value="2.6" calcext:value-type="float">
            <text:p>2.6</text:p>
          </table:table-cell>
          <table:table-cell table:formula="of:=[.H19]/[.H$58]" office:value-type="float" office:value="0.0101725337425614" calcext:value-type="float">
            <text:p>0.010172533742562</text:p>
          </table:table-cell>
          <table:table-cell office:value-type="float" office:value="10.4" calcext:value-type="float">
            <text:p>10.4</text:p>
          </table:table-cell>
          <table:table-cell table:formula="of:=[.J19]/[.J$58]" office:value-type="float" office:value="0.0101358823453256" calcext:value-type="float">
            <text:p>0.010135882345326</text:p>
          </table:table-cell>
          <table:table-cell office:value-type="float" office:value="34.6666666666667" calcext:value-type="float">
            <text:p>34.6666666666667</text:p>
          </table:table-cell>
          <table:table-cell table:formula="of:=[.L19]/[.L$58]" office:value-type="float" office:value="0.0262531297752386" calcext:value-type="float">
            <text:p>0.026253129775239</text:p>
          </table:table-cell>
          <table:table-cell table:formula="of:=[.C19]+[.E19]+[.G19]+[.I19]+[.K19]+[.M19]" office:value-type="float" office:value="0.0794580588769011" calcext:value-type="float">
            <text:p>0.079458058876901</text:p>
          </table:table-cell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1.83333333333333" calcext:value-type="float">
            <text:p>1.83333333333333</text:p>
          </table:table-cell>
          <table:table-cell table:formula="of:=[.B20]/[.B$58]" office:value-type="float" office:value="0.0130842431264754" calcext:value-type="float">
            <text:p>0.013084243126476</text:p>
          </table:table-cell>
          <table:table-cell office:value-type="float" office:value="1.83333333333333" calcext:value-type="float">
            <text:p>1.83333333333333</text:p>
          </table:table-cell>
          <table:table-cell table:formula="of:=[.D20]/[.D$58]" office:value-type="float" office:value="0.0130842431264754" calcext:value-type="float">
            <text:p>0.013084243126476</text:p>
          </table:table-cell>
          <table:table-cell office:value-type="float" office:value="2.85185185185185" calcext:value-type="float">
            <text:p>2.85185185185185</text:p>
          </table:table-cell>
          <table:table-cell table:formula="of:=[.F20]/[.F$58]" office:value-type="float" office:value="0.0108418209064926" calcext:value-type="float">
            <text:p>0.010841820906493</text:p>
          </table:table-cell>
          <table:table-cell office:value-type="float" office:value="2.85185185185185" calcext:value-type="float">
            <text:p>2.85185185185185</text:p>
          </table:table-cell>
          <table:table-cell table:formula="of:=[.H20]/[.H$58]" office:value-type="float" office:value="0.011157907381442" calcext:value-type="float">
            <text:p>0.011157907381442</text:p>
          </table:table-cell>
          <table:table-cell office:value-type="float" office:value="7.7" calcext:value-type="float">
            <text:p>7.7</text:p>
          </table:table-cell>
          <table:table-cell table:formula="of:=[.J20]/[.J$58]" office:value-type="float" office:value="0.0075044513518276" calcext:value-type="float">
            <text:p>0.007504451351828</text:p>
          </table:table-cell>
          <table:table-cell office:value-type="float" office:value="38.5" calcext:value-type="float">
            <text:p>38.5</text:p>
          </table:table-cell>
          <table:table-cell table:formula="of:=[.L20]/[.L$58]" office:value-type="float" office:value="0.0291561200869236" calcext:value-type="float">
            <text:p>0.029156120086924</text:p>
          </table:table-cell>
          <table:table-cell table:formula="of:=[.C20]+[.E20]+[.G20]+[.I20]+[.K20]+[.M20]" office:value-type="float" office:value="0.0848287859796367" calcext:value-type="float">
            <text:p>0.084828785979637</text:p>
          </table:table-cell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2.7" calcext:value-type="float">
            <text:p>2.7</text:p>
          </table:table-cell>
          <table:table-cell table:formula="of:=[.B21]/[.B$58]" office:value-type="float" office:value="0.0192695216953547" calcext:value-type="float">
            <text:p>0.019269521695355</text:p>
          </table:table-cell>
          <table:table-cell office:value-type="float" office:value="2.7" calcext:value-type="float">
            <text:p>2.7</text:p>
          </table:table-cell>
          <table:table-cell table:formula="of:=[.D21]/[.D$58]" office:value-type="float" office:value="0.0192695216953547" calcext:value-type="float">
            <text:p>0.019269521695355</text:p>
          </table:table-cell>
          <table:table-cell office:value-type="float" office:value="3.85714285714286" calcext:value-type="float">
            <text:p>3.85714285714286</text:p>
          </table:table-cell>
          <table:table-cell table:formula="of:=[.F21]/[.F$58]" office:value-type="float" office:value="0.0146636130627701" calcext:value-type="float">
            <text:p>0.01466361306277</text:p>
          </table:table-cell>
          <table:table-cell office:value-type="float" office:value="3.85714285714286" calcext:value-type="float">
            <text:p>3.85714285714286</text:p>
          </table:table-cell>
          <table:table-cell table:formula="of:=[.H21]/[.H$58]" office:value-type="float" office:value="0.0150911214862175" calcext:value-type="float">
            <text:p>0.015091121486218</text:p>
          </table:table-cell>
          <table:table-cell office:value-type="float" office:value="13.5" calcext:value-type="float">
            <text:p>13.5</text:p>
          </table:table-cell>
          <table:table-cell table:formula="of:=[.J21]/[.J$58]" office:value-type="float" office:value="0.01315715496749" calcext:value-type="float">
            <text:p>0.01315715496749</text:p>
          </table:table-cell>
          <table:table-cell office:value-type="float" office:value="5.4" calcext:value-type="float">
            <text:p>5.4</text:p>
          </table:table-cell>
          <table:table-cell table:formula="of:=[.L21]/[.L$58]" office:value-type="float" office:value="0.00408942983037371" calcext:value-type="float">
            <text:p>0.004089429830374</text:p>
          </table:table-cell>
          <table:table-cell table:formula="of:=[.C21]+[.E21]+[.G21]+[.I21]+[.K21]+[.M21]" office:value-type="float" office:value="0.0855403627375608" calcext:value-type="float">
            <text:p>0.085540362737561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.65714285714286" calcext:value-type="float">
            <text:p>1.65714285714286</text:p>
          </table:table-cell>
          <table:table-cell table:formula="of:=[.B22]/[.B$58]" office:value-type="float" office:value="0.0118267963844506" calcext:value-type="float">
            <text:p>0.011826796384451</text:p>
          </table:table-cell>
          <table:table-cell office:value-type="float" office:value="1.65714285714286" calcext:value-type="float">
            <text:p>1.65714285714286</text:p>
          </table:table-cell>
          <table:table-cell table:formula="of:=[.D22]/[.D$58]" office:value-type="float" office:value="0.0118267963844506" calcext:value-type="float">
            <text:p>0.011826796384451</text:p>
          </table:table-cell>
          <table:table-cell office:value-type="float" office:value="2.41666666666667" calcext:value-type="float">
            <text:p>2.41666666666667</text:p>
          </table:table-cell>
          <table:table-cell table:formula="of:=[.F22]/[.F$58]" office:value-type="float" office:value="0.00918738719673559" calcext:value-type="float">
            <text:p>0.009187387196736</text:p>
          </table:table-cell>
          <table:table-cell office:value-type="float" office:value="2.45070422535211" calcext:value-type="float">
            <text:p>2.45070422535211</text:p>
          </table:table-cell>
          <table:table-cell table:formula="of:=[.H22]/[.H$58]" office:value-type="float" office:value="0.00958841208670471" calcext:value-type="float">
            <text:p>0.009588412086705</text:p>
          </table:table-cell>
          <table:table-cell office:value-type="float" office:value="34.8" calcext:value-type="float">
            <text:p>34.8</text:p>
          </table:table-cell>
          <table:table-cell table:formula="of:=[.J22]/[.J$58]" office:value-type="float" office:value="0.0339162216939741" calcext:value-type="float">
            <text:p>0.033916221693974</text:p>
          </table:table-cell>
          <table:table-cell office:value-type="float" office:value="12.8888888888889" calcext:value-type="float">
            <text:p>12.8888888888889</text:p>
          </table:table-cell>
          <table:table-cell table:formula="of:=[.L22]/[.L$58]" office:value-type="float" office:value="0.00976077901899897" calcext:value-type="float">
            <text:p>0.009760779018999</text:p>
          </table:table-cell>
          <table:table-cell table:formula="of:=[.C22]+[.E22]+[.G22]+[.I22]+[.K22]+[.M22]" office:value-type="float" office:value="0.0861063927653145" calcext:value-type="float">
            <text:p>0.08610639276531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.53846153846154" calcext:value-type="float">
            <text:p>2.53846153846154</text:p>
          </table:table-cell>
          <table:table-cell table:formula="of:=[.B23]/[.B$58]" office:value-type="float" office:value="0.018116644328966" calcext:value-type="float">
            <text:p>0.018116644328966</text:p>
          </table:table-cell>
          <table:table-cell office:value-type="float" office:value="2.53846153846154" calcext:value-type="float">
            <text:p>2.53846153846154</text:p>
          </table:table-cell>
          <table:table-cell table:formula="of:=[.D23]/[.D$58]" office:value-type="float" office:value="0.018116644328966" calcext:value-type="float">
            <text:p>0.018116644328966</text:p>
          </table:table-cell>
          <table:table-cell office:value-type="float" office:value="3.66666666666667" calcext:value-type="float">
            <text:p>3.66666666666667</text:p>
          </table:table-cell>
          <table:table-cell table:formula="of:=[.F23]/[.F$58]" office:value-type="float" office:value="0.0139394840226333" calcext:value-type="float">
            <text:p>0.013939484022633</text:p>
          </table:table-cell>
          <table:table-cell office:value-type="float" office:value="3.53571428571429" calcext:value-type="float">
            <text:p>3.53571428571429</text:p>
          </table:table-cell>
          <table:table-cell table:formula="of:=[.H23]/[.H$58]" office:value-type="float" office:value="0.0138335280290328" calcext:value-type="float">
            <text:p>0.013833528029033</text:p>
          </table:table-cell>
          <table:table-cell office:value-type="float" office:value="5.5" calcext:value-type="float">
            <text:p>5.5</text:p>
          </table:table-cell>
          <table:table-cell table:formula="of:=[.J23]/[.J$58]" office:value-type="float" office:value="0.00536032239416257" calcext:value-type="float">
            <text:p>0.005360322394163</text:p>
          </table:table-cell>
          <table:table-cell office:value-type="float" office:value="24.75" calcext:value-type="float">
            <text:p>24.75</text:p>
          </table:table-cell>
          <table:table-cell table:formula="of:=[.L23]/[.L$58]" office:value-type="float" office:value="0.0187432200558795" calcext:value-type="float">
            <text:p>0.01874322005588</text:p>
          </table:table-cell>
          <table:table-cell table:formula="of:=[.C23]+[.E23]+[.G23]+[.I23]+[.K23]+[.M23]" office:value-type="float" office:value="0.0881098431596402" calcext:value-type="float">
            <text:p>0.08810984315964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.28571428571429" calcext:value-type="float">
            <text:p>2.28571428571429</text:p>
          </table:table-cell>
          <table:table-cell table:formula="of:=[.B24]/[.B$58]" office:value-type="float" office:value="0.0163128225992421" calcext:value-type="float">
            <text:p>0.016312822599242</text:p>
          </table:table-cell>
          <table:table-cell office:value-type="float" office:value="2.28571428571429" calcext:value-type="float">
            <text:p>2.28571428571429</text:p>
          </table:table-cell>
          <table:table-cell table:formula="of:=[.D24]/[.D$58]" office:value-type="float" office:value="0.0163128225992421" calcext:value-type="float">
            <text:p>0.016312822599242</text:p>
          </table:table-cell>
          <table:table-cell office:value-type="float" office:value="5.33333333333333" calcext:value-type="float">
            <text:p>5.33333333333333</text:p>
          </table:table-cell>
          <table:table-cell table:formula="of:=[.F24]/[.F$58]" office:value-type="float" office:value="0.0202756131238302" calcext:value-type="float">
            <text:p>0.02027561312383</text:p>
          </table:table-cell>
          <table:table-cell office:value-type="float" office:value="8" calcext:value-type="float">
            <text:p>8</text:p>
          </table:table-cell>
          <table:table-cell table:formula="of:=[.H24]/[.H$58]" office:value-type="float" office:value="0.031300103823266" calcext:value-type="float">
            <text:p>0.031300103823266</text:p>
          </table:table-cell>
          <table:table-cell office:value-type="float" office:value="0" calcext:value-type="float">
            <text:p>0</text:p>
          </table:table-cell>
          <table:table-cell table:formula="of:=[.J24]/[.J$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[.L24]/[.L$58]" office:value-type="float" office:value="0.0060584145635166" calcext:value-type="float">
            <text:p>0.006058414563517</text:p>
          </table:table-cell>
          <table:table-cell table:formula="of:=[.C24]+[.E24]+[.G24]+[.I24]+[.K24]+[.M24]" office:value-type="float" office:value="0.0902597767090971" calcext:value-type="float">
            <text:p>0.09025977670909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.11111111111111" calcext:value-type="float">
            <text:p>2.11111111111111</text:p>
          </table:table-cell>
          <table:table-cell table:formula="of:=[.B25]/[.B$58]" office:value-type="float" office:value="0.0150667042062444" calcext:value-type="float">
            <text:p>0.015066704206245</text:p>
          </table:table-cell>
          <table:table-cell office:value-type="float" office:value="2.11111111111111" calcext:value-type="float">
            <text:p>2.11111111111111</text:p>
          </table:table-cell>
          <table:table-cell table:formula="of:=[.D25]/[.D$58]" office:value-type="float" office:value="0.0150667042062444" calcext:value-type="float">
            <text:p>0.015066704206245</text:p>
          </table:table-cell>
          <table:table-cell office:value-type="float" office:value="2.71428571428571" calcext:value-type="float">
            <text:p>2.71428571428571</text:p>
          </table:table-cell>
          <table:table-cell table:formula="of:=[.F25]/[.F$58]" office:value-type="float" office:value="0.0103188388219493" calcext:value-type="float">
            <text:p>0.010318838821949</text:p>
          </table:table-cell>
          <table:table-cell office:value-type="float" office:value="3" calcext:value-type="float">
            <text:p>3</text:p>
          </table:table-cell>
          <table:table-cell table:formula="of:=[.H25]/[.H$58]" office:value-type="float" office:value="0.0117375389337247" calcext:value-type="float">
            <text:p>0.011737538933725</text:p>
          </table:table-cell>
          <table:table-cell office:value-type="float" office:value="19" calcext:value-type="float">
            <text:p>19</text:p>
          </table:table-cell>
          <table:table-cell table:formula="of:=[.J25]/[.J$58]" office:value-type="float" office:value="0.0185174773616525" calcext:value-type="float">
            <text:p>0.018517477361653</text:p>
          </table:table-cell>
          <table:table-cell office:value-type="float" office:value="28.5" calcext:value-type="float">
            <text:p>28.5</text:p>
          </table:table-cell>
          <table:table-cell table:formula="of:=[.L25]/[.L$58]" office:value-type="float" office:value="0.0215831018825279" calcext:value-type="float">
            <text:p>0.021583101882528</text:p>
          </table:table-cell>
          <table:table-cell table:formula="of:=[.C25]+[.E25]+[.G25]+[.I25]+[.K25]+[.M25]" office:value-type="float" office:value="0.0922903654123433" calcext:value-type="float">
            <text:p>0.09229036541234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 table:formula="of:=[.B26]/[.B$58]" office:value-type="float" office:value="0.0142737197743369" calcext:value-type="float">
            <text:p>0.014273719774337</text:p>
          </table:table-cell>
          <table:table-cell office:value-type="float" office:value="2" calcext:value-type="float">
            <text:p>2</text:p>
          </table:table-cell>
          <table:table-cell table:formula="of:=[.D26]/[.D$58]" office:value-type="float" office:value="0.0142737197743369" calcext:value-type="float">
            <text:p>0.014273719774337</text:p>
          </table:table-cell>
          <table:table-cell office:value-type="float" office:value="4.57142857142857" calcext:value-type="float">
            <text:p>4.57142857142857</text:p>
          </table:table-cell>
          <table:table-cell table:formula="of:=[.F26]/[.F$58]" office:value-type="float" office:value="0.0173790969632831" calcext:value-type="float">
            <text:p>0.017379096963283</text:p>
          </table:table-cell>
          <table:table-cell office:value-type="float" office:value="4" calcext:value-type="float">
            <text:p>4</text:p>
          </table:table-cell>
          <table:table-cell table:formula="of:=[.H26]/[.H$58]" office:value-type="float" office:value="0.015650051911633" calcext:value-type="float">
            <text:p>0.015650051911633</text:p>
          </table:table-cell>
          <table:table-cell office:value-type="float" office:value="32" calcext:value-type="float">
            <text:p>32</text:p>
          </table:table-cell>
          <table:table-cell table:formula="of:=[.J26]/[.J$58]" office:value-type="float" office:value="0.0311873302933095" calcext:value-type="float">
            <text:p>0.03118733029331</text:p>
          </table:table-cell>
          <table:table-cell office:value-type="float" office:value="0" calcext:value-type="float">
            <text:p>0</text:p>
          </table:table-cell>
          <table:table-cell table:formula="of:=[.L26]/[.L$58]" office:value-type="float" office:value="0" calcext:value-type="float">
            <text:p>0</text:p>
          </table:table-cell>
          <table:table-cell table:formula="of:=[.C26]+[.E26]+[.G26]+[.I26]+[.K26]+[.M26]" office:value-type="float" office:value="0.0927639187168993" calcext:value-type="float">
            <text:p>0.092763918716899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.03448275862069" calcext:value-type="float">
            <text:p>2.03448275862069</text:p>
          </table:table-cell>
          <table:table-cell table:formula="of:=[.B27]/[.B$58]" office:value-type="float" office:value="0.0145198183911358" calcext:value-type="float">
            <text:p>0.014519818391136</text:p>
          </table:table-cell>
          <table:table-cell office:value-type="float" office:value="2.03448275862069" calcext:value-type="float">
            <text:p>2.03448275862069</text:p>
          </table:table-cell>
          <table:table-cell table:formula="of:=[.D27]/[.D$58]" office:value-type="float" office:value="0.0145198183911358" calcext:value-type="float">
            <text:p>0.014519818391136</text:p>
          </table:table-cell>
          <table:table-cell office:value-type="float" office:value="3.10526315789474" calcext:value-type="float">
            <text:p>3.10526315789474</text:p>
          </table:table-cell>
          <table:table-cell table:formula="of:=[.F27]/[.F$58]" office:value-type="float" office:value="0.011805208956967" calcext:value-type="float">
            <text:p>0.011805208956967</text:p>
          </table:table-cell>
          <table:table-cell office:value-type="float" office:value="3.10526315789474" calcext:value-type="float">
            <text:p>3.10526315789474</text:p>
          </table:table-cell>
          <table:table-cell table:formula="of:=[.H27]/[.H$58]" office:value-type="float" office:value="0.0121493824050835" calcext:value-type="float">
            <text:p>0.012149382405084</text:p>
          </table:table-cell>
          <table:table-cell office:value-type="float" office:value="19.6666666666667" calcext:value-type="float">
            <text:p>19.6666666666667</text:p>
          </table:table-cell>
          <table:table-cell table:formula="of:=[.J27]/[.J$58]" office:value-type="float" office:value="0.0191672134094298" calcext:value-type="float">
            <text:p>0.01916721340943</text:p>
          </table:table-cell>
          <table:table-cell office:value-type="float" office:value="29.5" calcext:value-type="float">
            <text:p>29.5</text:p>
          </table:table-cell>
          <table:table-cell table:formula="of:=[.L27]/[.L$58]" office:value-type="float" office:value="0.0223404037029675" calcext:value-type="float">
            <text:p>0.022340403702968</text:p>
          </table:table-cell>
          <table:table-cell table:formula="of:=[.C27]+[.E27]+[.G27]+[.I27]+[.K27]+[.M27]" office:value-type="float" office:value="0.0945018452567193" calcext:value-type="float">
            <text:p>0.094501845256719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.88888888888889" calcext:value-type="float">
            <text:p>1.88888888888889</text:p>
          </table:table-cell>
          <table:table-cell table:formula="of:=[.B28]/[.B$58]" office:value-type="float" office:value="0.0134807353424293" calcext:value-type="float">
            <text:p>0.013480735342429</text:p>
          </table:table-cell>
          <table:table-cell office:value-type="float" office:value="1.88888888888889" calcext:value-type="float">
            <text:p>1.88888888888889</text:p>
          </table:table-cell>
          <table:table-cell table:formula="of:=[.D28]/[.D$58]" office:value-type="float" office:value="0.0134807353424293" calcext:value-type="float">
            <text:p>0.013480735342429</text:p>
          </table:table-cell>
          <table:table-cell office:value-type="float" office:value="2.68421052631579" calcext:value-type="float">
            <text:p>2.68421052631579</text:p>
          </table:table-cell>
          <table:table-cell table:formula="of:=[.F28]/[.F$58]" office:value-type="float" office:value="0.0102045026577172" calcext:value-type="float">
            <text:p>0.010204502657717</text:p>
          </table:table-cell>
          <table:table-cell office:value-type="float" office:value="2.61538461538462" calcext:value-type="float">
            <text:p>2.61538461538462</text:p>
          </table:table-cell>
          <table:table-cell table:formula="of:=[.H28]/[.H$58]" office:value-type="float" office:value="0.0102327262499139" calcext:value-type="float">
            <text:p>0.010232726249914</text:p>
          </table:table-cell>
          <table:table-cell office:value-type="float" office:value="34" calcext:value-type="float">
            <text:p>34</text:p>
          </table:table-cell>
          <table:table-cell table:formula="of:=[.J28]/[.J$58]" office:value-type="float" office:value="0.0331365384366414" calcext:value-type="float">
            <text:p>0.033136538436641</text:p>
          </table:table-cell>
          <table:table-cell office:value-type="float" office:value="20.4" calcext:value-type="float">
            <text:p>20.4</text:p>
          </table:table-cell>
          <table:table-cell table:formula="of:=[.L28]/[.L$58]" office:value-type="float" office:value="0.0154489571369673" calcext:value-type="float">
            <text:p>0.015448957136967</text:p>
          </table:table-cell>
          <table:table-cell table:formula="of:=[.C28]+[.E28]+[.G28]+[.I28]+[.K28]+[.M28]" office:value-type="float" office:value="0.0959841951660983" calcext:value-type="float">
            <text:p>0.095984195166098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.3125" calcext:value-type="float">
            <text:p>2.3125</text:p>
          </table:table-cell>
          <table:table-cell table:formula="of:=[.B29]/[.B$58]" office:value-type="float" office:value="0.016503988489077" calcext:value-type="float">
            <text:p>0.016503988489077</text:p>
          </table:table-cell>
          <table:table-cell office:value-type="float" office:value="2.3125" calcext:value-type="float">
            <text:p>2.3125</text:p>
          </table:table-cell>
          <table:table-cell table:formula="of:=[.D29]/[.D$58]" office:value-type="float" office:value="0.016503988489077" calcext:value-type="float">
            <text:p>0.016503988489077</text:p>
          </table:table-cell>
          <table:table-cell office:value-type="float" office:value="4.625" calcext:value-type="float">
            <text:p>4.625</text:p>
          </table:table-cell>
          <table:table-cell table:formula="of:=[.F29]/[.F$58]" office:value-type="float" office:value="0.0175827582558215" calcext:value-type="float">
            <text:p>0.017582758255822</text:p>
          </table:table-cell>
          <table:table-cell office:value-type="float" office:value="4.625" calcext:value-type="float">
            <text:p>4.625</text:p>
          </table:table-cell>
          <table:table-cell table:formula="of:=[.H29]/[.H$58]" office:value-type="float" office:value="0.0180953725228257" calcext:value-type="float">
            <text:p>0.018095372522826</text:p>
          </table:table-cell>
          <table:table-cell office:value-type="float" office:value="0" calcext:value-type="float">
            <text:p>0</text:p>
          </table:table-cell>
          <table:table-cell table:formula="of:=[.J29]/[.J$58]"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table:formula="of:=[.L29]/[.L$58]" office:value-type="float" office:value="0.0280201673562643" calcext:value-type="float">
            <text:p>0.028020167356264</text:p>
          </table:table-cell>
          <table:table-cell table:formula="of:=[.C29]+[.E29]+[.G29]+[.I29]+[.K29]+[.M29]" office:value-type="float" office:value="0.0967062751130654" calcext:value-type="float">
            <text:p>0.096706275113066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.4" calcext:value-type="float">
            <text:p>2.4</text:p>
          </table:table-cell>
          <table:table-cell table:formula="of:=[.B30]/[.B$58]" office:value-type="float" office:value="0.0171284637292042" calcext:value-type="float">
            <text:p>0.017128463729204</text:p>
          </table:table-cell>
          <table:table-cell office:value-type="float" office:value="2.4" calcext:value-type="float">
            <text:p>2.4</text:p>
          </table:table-cell>
          <table:table-cell table:formula="of:=[.D30]/[.D$58]" office:value-type="float" office:value="0.0171284637292042" calcext:value-type="float">
            <text:p>0.017128463729204</text:p>
          </table:table-cell>
          <table:table-cell office:value-type="float" office:value="6" calcext:value-type="float">
            <text:p>6</text:p>
          </table:table-cell>
          <table:table-cell table:formula="of:=[.F30]/[.F$58]" office:value-type="float" office:value="0.022810064764309" calcext:value-type="float">
            <text:p>0.022810064764309</text:p>
          </table:table-cell>
          <table:table-cell office:value-type="float" office:value="6" calcext:value-type="float">
            <text:p>6</text:p>
          </table:table-cell>
          <table:table-cell table:formula="of:=[.H30]/[.H$58]" office:value-type="float" office:value="0.0234750778674495" calcext:value-type="float">
            <text:p>0.02347507786745</text:p>
          </table:table-cell>
          <table:table-cell office:value-type="float" office:value="24" calcext:value-type="float">
            <text:p>24</text:p>
          </table:table-cell>
          <table:table-cell table:formula="of:=[.J30]/[.J$58]" office:value-type="float" office:value="0.0233904977199821" calcext:value-type="float">
            <text:p>0.023390497719982</text:p>
          </table:table-cell>
          <table:table-cell office:value-type="float" office:value="0" calcext:value-type="float">
            <text:p>0</text:p>
          </table:table-cell>
          <table:table-cell table:formula="of:=[.L30]/[.L$58]" office:value-type="float" office:value="0" calcext:value-type="float">
            <text:p>0</text:p>
          </table:table-cell>
          <table:table-cell table:formula="of:=[.C30]+[.E30]+[.G30]+[.I30]+[.K30]+[.M30]" office:value-type="float" office:value="0.103932567810149" calcext:value-type="float">
            <text:p>0.103932567810149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.11111111111111" calcext:value-type="float">
            <text:p>2.11111111111111</text:p>
          </table:table-cell>
          <table:table-cell table:formula="of:=[.B31]/[.B$58]" office:value-type="float" office:value="0.0150667042062444" calcext:value-type="float">
            <text:p>0.015066704206245</text:p>
          </table:table-cell>
          <table:table-cell office:value-type="float" office:value="2.11111111111111" calcext:value-type="float">
            <text:p>2.11111111111111</text:p>
          </table:table-cell>
          <table:table-cell table:formula="of:=[.D31]/[.D$58]" office:value-type="float" office:value="0.0150667042062444" calcext:value-type="float">
            <text:p>0.015066704206245</text:p>
          </table:table-cell>
          <table:table-cell office:value-type="float" office:value="4.75" calcext:value-type="float">
            <text:p>4.75</text:p>
          </table:table-cell>
          <table:table-cell table:formula="of:=[.F31]/[.F$58]" office:value-type="float" office:value="0.0180579679384113" calcext:value-type="float">
            <text:p>0.018057967938411</text:p>
          </table:table-cell>
          <table:table-cell office:value-type="float" office:value="6.33333333333333" calcext:value-type="float">
            <text:p>6.33333333333333</text:p>
          </table:table-cell>
          <table:table-cell table:formula="of:=[.H31]/[.H$58]" office:value-type="float" office:value="0.0247792488600856" calcext:value-type="float">
            <text:p>0.024779248860086</text:p>
          </table:table-cell>
          <table:table-cell office:value-type="float" office:value="19" calcext:value-type="float">
            <text:p>19</text:p>
          </table:table-cell>
          <table:table-cell table:formula="of:=[.J31]/[.J$58]" office:value-type="float" office:value="0.0185174773616525" calcext:value-type="float">
            <text:p>0.018517477361653</text:p>
          </table:table-cell>
          <table:table-cell office:value-type="float" office:value="19" calcext:value-type="float">
            <text:p>19</text:p>
          </table:table-cell>
          <table:table-cell table:formula="of:=[.L31]/[.L$58]" office:value-type="float" office:value="0.0143887345883519" calcext:value-type="float">
            <text:p>0.014388734588352</text:p>
          </table:table-cell>
          <table:table-cell table:formula="of:=[.C31]+[.E31]+[.G31]+[.I31]+[.K31]+[.M31]" office:value-type="float" office:value="0.10587683716099" calcext:value-type="float">
            <text:p>0.10587683716099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.3524115755627" calcext:value-type="float">
            <text:p>2.3524115755627</text:p>
          </table:table-cell>
          <table:table-cell table:formula="of:=[.B32]/[.B$58]" office:value-type="float" office:value="0.0167888318117441" calcext:value-type="float">
            <text:p>0.016788831811744</text:p>
          </table:table-cell>
          <table:table-cell office:value-type="float" office:value="2.3524115755627" calcext:value-type="float">
            <text:p>2.3524115755627</text:p>
          </table:table-cell>
          <table:table-cell table:formula="of:=[.D32]/[.D$58]" office:value-type="float" office:value="0.0167888318117441" calcext:value-type="float">
            <text:p>0.016788831811744</text:p>
          </table:table-cell>
          <table:table-cell office:value-type="float" office:value="4.01978021978022" calcext:value-type="float">
            <text:p>4.01978021978022</text:p>
          </table:table-cell>
          <table:table-cell table:formula="of:=[.F32]/[.F$58]" office:value-type="float" office:value="0.0152819078585792" calcext:value-type="float">
            <text:p>0.015281907858579</text:p>
          </table:table-cell>
          <table:table-cell office:value-type="float" office:value="3.95032397408207" calcext:value-type="float">
            <text:p>3.95032397408207</text:p>
          </table:table-cell>
          <table:table-cell table:formula="of:=[.H32]/[.H$58]" office:value-type="float" office:value="0.0154556938155382" calcext:value-type="float">
            <text:p>0.015455693815538</text:p>
          </table:table-cell>
          <table:table-cell office:value-type="float" office:value="27.2985074626866" calcext:value-type="float">
            <text:p>27.2985074626866</text:p>
          </table:table-cell>
          <table:table-cell table:formula="of:=[.J32]/[.J$58]" office:value-type="float" office:value="0.0266052365235369" calcext:value-type="float">
            <text:p>0.026605236523537</text:p>
          </table:table-cell>
          <table:table-cell office:value-type="float" office:value="22.3048780487805" calcext:value-type="float">
            <text:p>22.3048780487805</text:p>
          </table:table-cell>
          <table:table-cell table:formula="of:=[.L32]/[.L$58]" office:value-type="float" office:value="0.0168915247510242" calcext:value-type="float">
            <text:p>0.016891524751024</text:p>
          </table:table-cell>
          <table:table-cell table:formula="of:=[.C32]+[.E32]+[.G32]+[.I32]+[.K32]+[.M32]" office:value-type="float" office:value="0.107812026572167" calcext:value-type="float">
            <text:p>0.107812026572167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.625" calcext:value-type="float">
            <text:p>2.625</text:p>
          </table:table-cell>
          <table:table-cell table:formula="of:=[.B33]/[.B$58]" office:value-type="float" office:value="0.0187342572038171" calcext:value-type="float">
            <text:p>0.018734257203817</text:p>
          </table:table-cell>
          <table:table-cell office:value-type="float" office:value="2.625" calcext:value-type="float">
            <text:p>2.625</text:p>
          </table:table-cell>
          <table:table-cell table:formula="of:=[.D33]/[.D$58]" office:value-type="float" office:value="0.0187342572038171" calcext:value-type="float">
            <text:p>0.018734257203817</text:p>
          </table:table-cell>
          <table:table-cell office:value-type="float" office:value="4.84615384615385" calcext:value-type="float">
            <text:p>4.84615384615385</text:p>
          </table:table-cell>
          <table:table-cell table:formula="of:=[.F33]/[.F$58]" office:value-type="float" office:value="0.0184235138480958" calcext:value-type="float">
            <text:p>0.018423513848096</text:p>
          </table:table-cell>
          <table:table-cell office:value-type="float" office:value="4.84615384615385" calcext:value-type="float">
            <text:p>4.84615384615385</text:p>
          </table:table-cell>
          <table:table-cell table:formula="of:=[.H33]/[.H$58]" office:value-type="float" office:value="0.0189606398160169" calcext:value-type="float">
            <text:p>0.018960639816017</text:p>
          </table:table-cell>
          <table:table-cell office:value-type="float" office:value="21" calcext:value-type="float">
            <text:p>21</text:p>
          </table:table-cell>
          <table:table-cell table:formula="of:=[.J33]/[.J$58]" office:value-type="float" office:value="0.0204666855049844" calcext:value-type="float">
            <text:p>0.020466685504984</text:p>
          </table:table-cell>
          <table:table-cell office:value-type="float" office:value="21" calcext:value-type="float">
            <text:p>21</text:p>
          </table:table-cell>
          <table:table-cell table:formula="of:=[.L33]/[.L$58]" office:value-type="float" office:value="0.0159033382292311" calcext:value-type="float">
            <text:p>0.015903338229231</text:p>
          </table:table-cell>
          <table:table-cell table:formula="of:=[.C33]+[.E33]+[.G33]+[.I33]+[.K33]+[.M33]" office:value-type="float" office:value="0.111222691805962" calcext:value-type="float">
            <text:p>0.111222691805962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.22222222222222" calcext:value-type="float">
            <text:p>3.22222222222222</text:p>
          </table:table-cell>
          <table:table-cell table:formula="of:=[.B34]/[.B$58]" office:value-type="float" office:value="0.0229965485253205" calcext:value-type="float">
            <text:p>0.022996548525321</text:p>
          </table:table-cell>
          <table:table-cell office:value-type="float" office:value="3.22222222222222" calcext:value-type="float">
            <text:p>3.22222222222222</text:p>
          </table:table-cell>
          <table:table-cell table:formula="of:=[.D34]/[.D$58]" office:value-type="float" office:value="0.0229965485253205" calcext:value-type="float">
            <text:p>0.022996548525321</text:p>
          </table:table-cell>
          <table:table-cell office:value-type="float" office:value="5.8" calcext:value-type="float">
            <text:p>5.8</text:p>
          </table:table-cell>
          <table:table-cell table:formula="of:=[.F34]/[.F$58]" office:value-type="float" office:value="0.0220497292721654" calcext:value-type="float">
            <text:p>0.022049729272165</text:p>
          </table:table-cell>
          <table:table-cell office:value-type="float" office:value="5.8" calcext:value-type="float">
            <text:p>5.8</text:p>
          </table:table-cell>
          <table:table-cell table:formula="of:=[.H34]/[.H$58]" office:value-type="float" office:value="0.0226925752718678" calcext:value-type="float">
            <text:p>0.022692575271868</text:p>
          </table:table-cell>
          <table:table-cell office:value-type="float" office:value="14.5" calcext:value-type="float">
            <text:p>14.5</text:p>
          </table:table-cell>
          <table:table-cell table:formula="of:=[.J34]/[.J$58]" office:value-type="float" office:value="0.0141317590391559" calcext:value-type="float">
            <text:p>0.014131759039156</text:p>
          </table:table-cell>
          <table:table-cell office:value-type="float" office:value="9.66666666666667" calcext:value-type="float">
            <text:p>9.66666666666667</text:p>
          </table:table-cell>
          <table:table-cell table:formula="of:=[.L34]/[.L$58]" office:value-type="float" office:value="0.00732058426424923" calcext:value-type="float">
            <text:p>0.007320584264249</text:p>
          </table:table-cell>
          <table:table-cell table:formula="of:=[.C34]+[.E34]+[.G34]+[.I34]+[.K34]+[.M34]" office:value-type="float" office:value="0.112187744898079" calcext:value-type="float">
            <text:p>0.112187744898079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.66666666666667" calcext:value-type="float">
            <text:p>3.66666666666667</text:p>
          </table:table-cell>
          <table:table-cell table:formula="of:=[.B35]/[.B$58]" office:value-type="float" office:value="0.0261684862529509" calcext:value-type="float">
            <text:p>0.026168486252951</text:p>
          </table:table-cell>
          <table:table-cell office:value-type="float" office:value="3.66666666666667" calcext:value-type="float">
            <text:p>3.66666666666667</text:p>
          </table:table-cell>
          <table:table-cell table:formula="of:=[.D35]/[.D$58]" office:value-type="float" office:value="0.0261684862529509" calcext:value-type="float">
            <text:p>0.026168486252951</text:p>
          </table:table-cell>
          <table:table-cell office:value-type="float" office:value="5.5" calcext:value-type="float">
            <text:p>5.5</text:p>
          </table:table-cell>
          <table:table-cell table:formula="of:=[.F35]/[.F$58]" office:value-type="float" office:value="0.0209092260339499" calcext:value-type="float">
            <text:p>0.02090922603395</text:p>
          </table:table-cell>
          <table:table-cell office:value-type="float" office:value="6.6" calcext:value-type="float">
            <text:p>6.6</text:p>
          </table:table-cell>
          <table:table-cell table:formula="of:=[.H35]/[.H$58]" office:value-type="float" office:value="0.0258225856541944" calcext:value-type="float">
            <text:p>0.025822585654195</text:p>
          </table:table-cell>
          <table:table-cell office:value-type="float" office:value="16.5" calcext:value-type="float">
            <text:p>16.5</text:p>
          </table:table-cell>
          <table:table-cell table:formula="of:=[.J35]/[.J$58]" office:value-type="float" office:value="0.0160809671824877" calcext:value-type="float">
            <text:p>0.016080967182488</text:p>
          </table:table-cell>
          <table:table-cell office:value-type="float" office:value="0" calcext:value-type="float">
            <text:p>0</text:p>
          </table:table-cell>
          <table:table-cell table:formula="of:=[.L35]/[.L$58]" office:value-type="float" office:value="0" calcext:value-type="float">
            <text:p>0</text:p>
          </table:table-cell>
          <table:table-cell table:formula="of:=[.C35]+[.E35]+[.G35]+[.I35]+[.K35]+[.M35]" office:value-type="float" office:value="0.115149751376534" calcext:value-type="float">
            <text:p>0.115149751376534</text:p>
          </table:table-cell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3.8" calcext:value-type="float">
            <text:p>3.8</text:p>
          </table:table-cell>
          <table:table-cell table:formula="of:=[.B36]/[.B$58]" office:value-type="float" office:value="0.02712006757124" calcext:value-type="float">
            <text:p>0.02712006757124</text:p>
          </table:table-cell>
          <table:table-cell office:value-type="float" office:value="3.8" calcext:value-type="float">
            <text:p>3.8</text:p>
          </table:table-cell>
          <table:table-cell table:formula="of:=[.D36]/[.D$58]" office:value-type="float" office:value="0.02712006757124" calcext:value-type="float">
            <text:p>0.02712006757124</text:p>
          </table:table-cell>
          <table:table-cell office:value-type="float" office:value="4.75" calcext:value-type="float">
            <text:p>4.75</text:p>
          </table:table-cell>
          <table:table-cell table:formula="of:=[.F36]/[.F$58]" office:value-type="float" office:value="0.0180579679384113" calcext:value-type="float">
            <text:p>0.018057967938411</text:p>
          </table:table-cell>
          <table:table-cell office:value-type="float" office:value="5.42857142857143" calcext:value-type="float">
            <text:p>5.42857142857143</text:p>
          </table:table-cell>
          <table:table-cell table:formula="of:=[.H36]/[.H$58]" office:value-type="float" office:value="0.0212393561657876" calcext:value-type="float">
            <text:p>0.021239356165788</text:p>
          </table:table-cell>
          <table:table-cell office:value-type="float" office:value="7.6" calcext:value-type="float">
            <text:p>7.6</text:p>
          </table:table-cell>
          <table:table-cell table:formula="of:=[.J36]/[.J$58]" office:value-type="float" office:value="0.00740699094466101" calcext:value-type="float">
            <text:p>0.007406990944661</text:p>
          </table:table-cell>
          <table:table-cell office:value-type="float" office:value="19" calcext:value-type="float">
            <text:p>19</text:p>
          </table:table-cell>
          <table:table-cell table:formula="of:=[.L36]/[.L$58]" office:value-type="float" office:value="0.0143887345883519" calcext:value-type="float">
            <text:p>0.014388734588352</text:p>
          </table:table-cell>
          <table:table-cell table:formula="of:=[.C36]+[.E36]+[.G36]+[.I36]+[.K36]+[.M36]" office:value-type="float" office:value="0.115333184779692" calcext:value-type="float">
            <text:p>0.115333184779692</text:p>
          </table:table-cell>
        </table:table-row>
        <table:table-row table:style-name="ro1">
          <table:table-cell office:value-type="string" calcext:value-type="string">
            <text:p>Wuhan</text:p>
          </table:table-cell>
          <table:table-cell office:value-type="float" office:value="1.93333333333333" calcext:value-type="float">
            <text:p>1.93333333333333</text:p>
          </table:table-cell>
          <table:table-cell table:formula="of:=[.B37]/[.B$58]" office:value-type="float" office:value="0.0137979291151923" calcext:value-type="float">
            <text:p>0.013797929115192</text:p>
          </table:table-cell>
          <table:table-cell office:value-type="float" office:value="1.93333333333333" calcext:value-type="float">
            <text:p>1.93333333333333</text:p>
          </table:table-cell>
          <table:table-cell table:formula="of:=[.D37]/[.D$58]" office:value-type="float" office:value="0.0137979291151923" calcext:value-type="float">
            <text:p>0.013797929115192</text:p>
          </table:table-cell>
          <table:table-cell office:value-type="float" office:value="5.8" calcext:value-type="float">
            <text:p>5.8</text:p>
          </table:table-cell>
          <table:table-cell table:formula="of:=[.F37]/[.F$58]" office:value-type="float" office:value="0.0220497292721654" calcext:value-type="float">
            <text:p>0.022049729272165</text:p>
          </table:table-cell>
          <table:table-cell office:value-type="float" office:value="4.83333333333333" calcext:value-type="float">
            <text:p>4.83333333333333</text:p>
          </table:table-cell>
          <table:table-cell table:formula="of:=[.H37]/[.H$58]" office:value-type="float" office:value="0.0189104793932232" calcext:value-type="float">
            <text:p>0.018910479393223</text:p>
          </table:table-cell>
          <table:table-cell office:value-type="float" office:value="29" calcext:value-type="float">
            <text:p>29</text:p>
          </table:table-cell>
          <table:table-cell table:formula="of:=[.J37]/[.J$58]" office:value-type="float" office:value="0.0282635180783118" calcext:value-type="float">
            <text:p>0.028263518078312</text:p>
          </table:table-cell>
          <table:table-cell office:value-type="float" office:value="29" calcext:value-type="float">
            <text:p>29</text:p>
          </table:table-cell>
          <table:table-cell table:formula="of:=[.L37]/[.L$58]" office:value-type="float" office:value="0.0219617527927477" calcext:value-type="float">
            <text:p>0.021961752792748</text:p>
          </table:table-cell>
          <table:table-cell table:formula="of:=[.C37]+[.E37]+[.G37]+[.I37]+[.K37]+[.M37]" office:value-type="float" office:value="0.118781337766833" calcext:value-type="float">
            <text:p>0.118781337766833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.36115107913669" calcext:value-type="float">
            <text:p>2.36115107913669</text:p>
          </table:table-cell>
          <table:table-cell table:formula="of:=[.B38]/[.B$58]" office:value-type="float" office:value="0.0168512044242351" calcext:value-type="float">
            <text:p>0.016851204424235</text:p>
          </table:table-cell>
          <table:table-cell office:value-type="float" office:value="2.36115107913669" calcext:value-type="float">
            <text:p>2.36115107913669</text:p>
          </table:table-cell>
          <table:table-cell table:formula="of:=[.D38]/[.D$58]" office:value-type="float" office:value="0.0168512044242351" calcext:value-type="float">
            <text:p>0.016851204424235</text:p>
          </table:table-cell>
          <table:table-cell office:value-type="float" office:value="3.7380410022779" calcext:value-type="float">
            <text:p>3.7380410022779</text:p>
          </table:table-cell>
          <table:table-cell table:formula="of:=[.F38]/[.F$58]" office:value-type="float" office:value="0.0142108262256003" calcext:value-type="float">
            <text:p>0.0142108262256</text:p>
          </table:table-cell>
          <table:table-cell office:value-type="float" office:value="3.80742459396752" calcext:value-type="float">
            <text:p>3.80742459396752</text:p>
          </table:table-cell>
          <table:table-cell table:formula="of:=[.H38]/[.H$58]" office:value-type="float" office:value="0.014896598136305" calcext:value-type="float">
            <text:p>0.014896598136305</text:p>
          </table:table-cell>
          <table:table-cell office:value-type="float" office:value="39.0714285714286" calcext:value-type="float">
            <text:p>39.0714285714286</text:p>
          </table:table-cell>
          <table:table-cell table:formula="of:=[.J38]/[.J$58]" office:value-type="float" office:value="0.0380791733715186" calcext:value-type="float">
            <text:p>0.038079173371519</text:p>
          </table:table-cell>
          <table:table-cell office:value-type="float" office:value="24.4925373134328" calcext:value-type="float">
            <text:p>24.4925373134328</text:p>
          </table:table-cell>
          <table:table-cell table:formula="of:=[.L38]/[.L$58]" office:value-type="float" office:value="0.0185482430946469" calcext:value-type="float">
            <text:p>0.018548243094647</text:p>
          </table:table-cell>
          <table:table-cell table:formula="of:=[.C38]+[.E38]+[.G38]+[.I38]+[.K38]+[.M38]" office:value-type="float" office:value="0.119437249676541" calcext:value-type="float">
            <text:p>0.119437249676541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.14285714285714" calcext:value-type="float">
            <text:p>2.14285714285714</text:p>
          </table:table-cell>
          <table:table-cell table:formula="of:=[.B39]/[.B$58]" office:value-type="float" office:value="0.0152932711867895" calcext:value-type="float">
            <text:p>0.01529327118679</text:p>
          </table:table-cell>
          <table:table-cell office:value-type="float" office:value="2.14285714285714" calcext:value-type="float">
            <text:p>2.14285714285714</text:p>
          </table:table-cell>
          <table:table-cell table:formula="of:=[.D39]/[.D$58]" office:value-type="float" office:value="0.0152932711867895" calcext:value-type="float">
            <text:p>0.01529327118679</text:p>
          </table:table-cell>
          <table:table-cell office:value-type="float" office:value="3.77005347593583" calcext:value-type="float">
            <text:p>3.77005347593583</text:p>
          </table:table-cell>
          <table:table-cell table:formula="of:=[.F39]/[.F$58]" office:value-type="float" office:value="0.0143325273251674" calcext:value-type="float">
            <text:p>0.014332527325168</text:p>
          </table:table-cell>
          <table:table-cell office:value-type="float" office:value="3.81081081081081" calcext:value-type="float">
            <text:p>3.81081081081081</text:p>
          </table:table-cell>
          <table:table-cell table:formula="of:=[.H39]/[.H$58]" office:value-type="float" office:value="0.0149098467536504" calcext:value-type="float">
            <text:p>0.01490984675365</text:p>
          </table:table-cell>
          <table:table-cell office:value-type="float" office:value="25.1785714285714" calcext:value-type="float">
            <text:p>25.1785714285714</text:p>
          </table:table-cell>
          <table:table-cell table:formula="of:=[.J39]/[.J$58]" office:value-type="float" office:value="0.0245391382330169" calcext:value-type="float">
            <text:p>0.024539138233017</text:p>
          </table:table-cell>
          <table:table-cell office:value-type="float" office:value="47" calcext:value-type="float">
            <text:p>47</text:p>
          </table:table-cell>
          <table:table-cell table:formula="of:=[.L39]/[.L$58]" office:value-type="float" office:value="0.03559318556066" calcext:value-type="float">
            <text:p>0.03559318556066</text:p>
          </table:table-cell>
          <table:table-cell table:formula="of:=[.C39]+[.E39]+[.G39]+[.I39]+[.K39]+[.M39]" office:value-type="float" office:value="0.119961240246074" calcext:value-type="float">
            <text:p>0.119961240246074</text:p>
          </table:table-cell>
        </table:table-row>
        <table:table-row table:style-name="ro1">
          <table:table-cell office:value-type="string" calcext:value-type="string">
            <text:p>Hangzhou</text:p>
          </table:table-cell>
          <table:table-cell office:value-type="float" office:value="3.30769230769231" calcext:value-type="float">
            <text:p>3.30769230769231</text:p>
          </table:table-cell>
          <table:table-cell table:formula="of:=[.B40]/[.B$58]" office:value-type="float" office:value="0.0236065365498648" calcext:value-type="float">
            <text:p>0.023606536549865</text:p>
          </table:table-cell>
          <table:table-cell office:value-type="float" office:value="3.30769230769231" calcext:value-type="float">
            <text:p>3.30769230769231</text:p>
          </table:table-cell>
          <table:table-cell table:formula="of:=[.D40]/[.D$58]" office:value-type="float" office:value="0.0236065365498648" calcext:value-type="float">
            <text:p>0.023606536549865</text:p>
          </table:table-cell>
          <table:table-cell office:value-type="float" office:value="6.14285714285714" calcext:value-type="float">
            <text:p>6.14285714285714</text:p>
          </table:table-cell>
          <table:table-cell table:formula="of:=[.F40]/[.F$58]" office:value-type="float" office:value="0.0233531615444116" calcext:value-type="float">
            <text:p>0.023353161544412</text:p>
          </table:table-cell>
          <table:table-cell office:value-type="float" office:value="7.16666666666667" calcext:value-type="float">
            <text:p>7.16666666666667</text:p>
          </table:table-cell>
          <table:table-cell table:formula="of:=[.H40]/[.H$58]" office:value-type="float" office:value="0.0280396763416758" calcext:value-type="float">
            <text:p>0.028039676341676</text:p>
          </table:table-cell>
          <table:table-cell office:value-type="float" office:value="8.6" calcext:value-type="float">
            <text:p>8.6</text:p>
          </table:table-cell>
          <table:table-cell table:formula="of:=[.J40]/[.J$58]" office:value-type="float" office:value="0.00838159501632693" calcext:value-type="float">
            <text:p>0.008381595016327</text:p>
          </table:table-cell>
          <table:table-cell office:value-type="float" office:value="21.5" calcext:value-type="float">
            <text:p>21.5</text:p>
          </table:table-cell>
          <table:table-cell table:formula="of:=[.L40]/[.L$58]" office:value-type="float" office:value="0.0162819891394509" calcext:value-type="float">
            <text:p>0.016281989139451</text:p>
          </table:table-cell>
          <table:table-cell table:formula="of:=[.C40]+[.E40]+[.G40]+[.I40]+[.K40]+[.M40]" office:value-type="float" office:value="0.123269495141595" calcext:value-type="float">
            <text:p>0.123269495141595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.91764705882353" calcext:value-type="float">
            <text:p>1.91764705882353</text:p>
          </table:table-cell>
          <table:table-cell table:formula="of:=[.B41]/[.B$58]" office:value-type="float" office:value="0.0136859783718642" calcext:value-type="float">
            <text:p>0.013685978371864</text:p>
          </table:table-cell>
          <table:table-cell office:value-type="float" office:value="1.91764705882353" calcext:value-type="float">
            <text:p>1.91764705882353</text:p>
          </table:table-cell>
          <table:table-cell table:formula="of:=[.D41]/[.D$58]" office:value-type="float" office:value="0.0136859783718642" calcext:value-type="float">
            <text:p>0.013685978371864</text:p>
          </table:table-cell>
          <table:table-cell office:value-type="float" office:value="3.62222222222222" calcext:value-type="float">
            <text:p>3.62222222222222</text:p>
          </table:table-cell>
          <table:table-cell table:formula="of:=[.F41]/[.F$58]" office:value-type="float" office:value="0.0137705205799347" calcext:value-type="float">
            <text:p>0.013770520579935</text:p>
          </table:table-cell>
          <table:table-cell office:value-type="float" office:value="3.39583333333333" calcext:value-type="float">
            <text:p>3.39583333333333</text:p>
          </table:table-cell>
          <table:table-cell table:formula="of:=[.H41]/[.H$58]" office:value-type="float" office:value="0.0132862419874801" calcext:value-type="float">
            <text:p>0.01328624198748</text:p>
          </table:table-cell>
          <table:table-cell office:value-type="float" office:value="16.3" calcext:value-type="float">
            <text:p>16.3</text:p>
          </table:table-cell>
          <table:table-cell table:formula="of:=[.J41]/[.J$58]" office:value-type="float" office:value="0.0158860463681545" calcext:value-type="float">
            <text:p>0.015886046368155</text:p>
          </table:table-cell>
          <table:table-cell office:value-type="float" office:value="81.5" calcext:value-type="float">
            <text:p>81.5</text:p>
          </table:table-cell>
          <table:table-cell table:formula="of:=[.L41]/[.L$58]" office:value-type="float" office:value="0.0617200983658254" calcext:value-type="float">
            <text:p>0.061720098365825</text:p>
          </table:table-cell>
          <table:table-cell table:formula="of:=[.C41]+[.E41]+[.G41]+[.I41]+[.K41]+[.M41]" office:value-type="float" office:value="0.132034864045123" calcext:value-type="float">
            <text:p>0.132034864045123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.43396226415094" calcext:value-type="float">
            <text:p>2.43396226415094</text:p>
          </table:table-cell>
          <table:table-cell table:formula="of:=[.B42]/[.B$58]" office:value-type="float" office:value="0.0173708476499005" calcext:value-type="float">
            <text:p>0.017370847649901</text:p>
          </table:table-cell>
          <table:table-cell office:value-type="float" office:value="2.43396226415094" calcext:value-type="float">
            <text:p>2.43396226415094</text:p>
          </table:table-cell>
          <table:table-cell table:formula="of:=[.D42]/[.D$58]" office:value-type="float" office:value="0.0173708476499005" calcext:value-type="float">
            <text:p>0.017370847649901</text:p>
          </table:table-cell>
          <table:table-cell office:value-type="float" office:value="4.77777777777778" calcext:value-type="float">
            <text:p>4.77777777777778</text:p>
          </table:table-cell>
          <table:table-cell table:formula="of:=[.F42]/[.F$58]" office:value-type="float" office:value="0.0181635700900979" calcext:value-type="float">
            <text:p>0.018163570090098</text:p>
          </table:table-cell>
          <table:table-cell office:value-type="float" office:value="4.60714285714286" calcext:value-type="float">
            <text:p>4.60714285714286</text:p>
          </table:table-cell>
          <table:table-cell table:formula="of:=[.H42]/[.H$58]" office:value-type="float" office:value="0.0180255062196487" calcext:value-type="float">
            <text:p>0.018025506219649</text:p>
          </table:table-cell>
          <table:table-cell office:value-type="float" office:value="43" calcext:value-type="float">
            <text:p>43</text:p>
          </table:table-cell>
          <table:table-cell table:formula="of:=[.J42]/[.J$58]" office:value-type="float" office:value="0.0419079750816347" calcext:value-type="float">
            <text:p>0.041907975081635</text:p>
          </table:table-cell>
          <table:table-cell office:value-type="float" office:value="25.8" calcext:value-type="float">
            <text:p>25.8</text:p>
          </table:table-cell>
          <table:table-cell table:formula="of:=[.L42]/[.L$58]" office:value-type="float" office:value="0.019538386967341" calcext:value-type="float">
            <text:p>0.019538386967341</text:p>
          </table:table-cell>
          <table:table-cell table:formula="of:=[.C42]+[.E42]+[.G42]+[.I42]+[.K42]+[.M42]" office:value-type="float" office:value="0.132377133658523" calcext:value-type="float">
            <text:p>0.132377133658523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.63157894736842" calcext:value-type="float">
            <text:p>2.63157894736842</text:p>
          </table:table-cell>
          <table:table-cell table:formula="of:=[.B43]/[.B$58]" office:value-type="float" office:value="0.0187812102293906" calcext:value-type="float">
            <text:p>0.018781210229391</text:p>
          </table:table-cell>
          <table:table-cell office:value-type="float" office:value="2.63157894736842" calcext:value-type="float">
            <text:p>2.63157894736842</text:p>
          </table:table-cell>
          <table:table-cell table:formula="of:=[.D43]/[.D$58]" office:value-type="float" office:value="0.0187812102293906" calcext:value-type="float">
            <text:p>0.018781210229391</text:p>
          </table:table-cell>
          <table:table-cell office:value-type="float" office:value="4.41176470588235" calcext:value-type="float">
            <text:p>4.41176470588235</text:p>
          </table:table-cell>
          <table:table-cell table:formula="of:=[.F43]/[.F$58]" office:value-type="float" office:value="0.0167721064443449" calcext:value-type="float">
            <text:p>0.016772106444345</text:p>
          </table:table-cell>
          <table:table-cell office:value-type="float" office:value="4.54545454545455" calcext:value-type="float">
            <text:p>4.54545454545455</text:p>
          </table:table-cell>
          <table:table-cell table:formula="of:=[.H43]/[.H$58]" office:value-type="float" office:value="0.017784149899583" calcext:value-type="float">
            <text:p>0.017784149899583</text:p>
          </table:table-cell>
          <table:table-cell office:value-type="float" office:value="50" calcext:value-type="float">
            <text:p>50</text:p>
          </table:table-cell>
          <table:table-cell table:formula="of:=[.J43]/[.J$58]" office:value-type="float" office:value="0.0487302035832961" calcext:value-type="float">
            <text:p>0.048730203583296</text:p>
          </table:table-cell>
          <table:table-cell office:value-type="float" office:value="25" calcext:value-type="float">
            <text:p>25</text:p>
          </table:table-cell>
          <table:table-cell table:formula="of:=[.L43]/[.L$58]" office:value-type="float" office:value="0.0189325455109894" calcext:value-type="float">
            <text:p>0.018932545510989</text:p>
          </table:table-cell>
          <table:table-cell table:formula="of:=[.C43]+[.E43]+[.G43]+[.I43]+[.K43]+[.M43]" office:value-type="float" office:value="0.139781425896995" calcext:value-type="float">
            <text:p>0.139781425896995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.63020833333333" calcext:value-type="float">
            <text:p>2.63020833333333</text:p>
          </table:table-cell>
          <table:table-cell table:formula="of:=[.B44]/[.B$58]" office:value-type="float" office:value="0.0187714283490628" calcext:value-type="float">
            <text:p>0.018771428349063</text:p>
          </table:table-cell>
          <table:table-cell office:value-type="float" office:value="2.63020833333333" calcext:value-type="float">
            <text:p>2.63020833333333</text:p>
          </table:table-cell>
          <table:table-cell table:formula="of:=[.D44]/[.D$58]" office:value-type="float" office:value="0.0187714283490628" calcext:value-type="float">
            <text:p>0.018771428349063</text:p>
          </table:table-cell>
          <table:table-cell office:value-type="float" office:value="4.67592592592593" calcext:value-type="float">
            <text:p>4.67592592592593</text:p>
          </table:table-cell>
          <table:table-cell table:formula="of:=[.F44]/[.F$58]" office:value-type="float" office:value="0.0177763622005803" calcext:value-type="float">
            <text:p>0.01777636220058</text:p>
          </table:table-cell>
          <table:table-cell office:value-type="float" office:value="4.80952380952381" calcext:value-type="float">
            <text:p>4.80952380952381</text:p>
          </table:table-cell>
          <table:table-cell table:formula="of:=[.H44]/[.H$58]" office:value-type="float" office:value="0.0188173243223206" calcext:value-type="float">
            <text:p>0.018817324322321</text:p>
          </table:table-cell>
          <table:table-cell office:value-type="float" office:value="29.7058823529412" calcext:value-type="float">
            <text:p>29.7058823529412</text:p>
          </table:table-cell>
          <table:table-cell table:formula="of:=[.J44]/[.J$58]" office:value-type="float" office:value="0.0289514738936054" calcext:value-type="float">
            <text:p>0.028951473893605</text:p>
          </table:table-cell>
          <table:table-cell office:value-type="float" office:value="63.125" calcext:value-type="float">
            <text:p>63.125</text:p>
          </table:table-cell>
          <table:table-cell table:formula="of:=[.L44]/[.L$58]" office:value-type="float" office:value="0.0478046774152482" calcext:value-type="float">
            <text:p>0.047804677415248</text:p>
          </table:table-cell>
          <table:table-cell table:formula="of:=[.C44]+[.E44]+[.G44]+[.I44]+[.K44]+[.M44]" office:value-type="float" office:value="0.15089269452988" calcext:value-type="float">
            <text:p>0.15089269452988</text:p>
          </table:table-cell>
        </table:table-row>
        <table:table-row table:style-name="ro1">
          <table:table-cell office:value-type="string" calcext:value-type="string">
            <text:p>Guangdong</text:p>
          </table:table-cell>
          <table:table-cell office:value-type="float" office:value="4.04761904761905" calcext:value-type="float">
            <text:p>4.04761904761905</text:p>
          </table:table-cell>
          <table:table-cell table:formula="of:=[.B45]/[.B$58]" office:value-type="float" office:value="0.0288872900194913" calcext:value-type="float">
            <text:p>0.028887290019491</text:p>
          </table:table-cell>
          <table:table-cell office:value-type="float" office:value="4.04761904761905" calcext:value-type="float">
            <text:p>4.04761904761905</text:p>
          </table:table-cell>
          <table:table-cell table:formula="of:=[.D45]/[.D$58]" office:value-type="float" office:value="0.0288872900194913" calcext:value-type="float">
            <text:p>0.028887290019491</text:p>
          </table:table-cell>
          <table:table-cell office:value-type="float" office:value="6.53846153846154" calcext:value-type="float">
            <text:p>6.53846153846154</text:p>
          </table:table-cell>
          <table:table-cell table:formula="of:=[.F45]/[.F$58]" office:value-type="float" office:value="0.0248571218585419" calcext:value-type="float">
            <text:p>0.024857121858542</text:p>
          </table:table-cell>
          <table:table-cell office:value-type="float" office:value="7.08333333333333" calcext:value-type="float">
            <text:p>7.08333333333333</text:p>
          </table:table-cell>
          <table:table-cell table:formula="of:=[.H45]/[.H$58]" office:value-type="float" office:value="0.0277136335935167" calcext:value-type="float">
            <text:p>0.027713633593517</text:p>
          </table:table-cell>
          <table:table-cell office:value-type="float" office:value="12.1428571428571" calcext:value-type="float">
            <text:p>12.1428571428571</text:p>
          </table:table-cell>
          <table:table-cell table:formula="of:=[.J45]/[.J$58]" office:value-type="float" office:value="0.0118344780130862" calcext:value-type="float">
            <text:p>0.011834478013086</text:p>
          </table:table-cell>
          <table:table-cell office:value-type="float" office:value="42.5" calcext:value-type="float">
            <text:p>42.5</text:p>
          </table:table-cell>
          <table:table-cell table:formula="of:=[.L45]/[.L$58]" office:value-type="float" office:value="0.0321853273686819" calcext:value-type="float">
            <text:p>0.032185327368682</text:p>
          </table:table-cell>
          <table:table-cell table:formula="of:=[.C45]+[.E45]+[.G45]+[.I45]+[.K45]+[.M45]" office:value-type="float" office:value="0.154365140872809" calcext:value-type="float">
            <text:p>0.15436514087280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.28813559322034" calcext:value-type="float">
            <text:p>2.28813559322034</text:p>
          </table:table-cell>
          <table:table-cell table:formula="of:=[.B46]/[.B$58]" office:value-type="float" office:value="0.0163301031316566" calcext:value-type="float">
            <text:p>0.016330103131657</text:p>
          </table:table-cell>
          <table:table-cell office:value-type="float" office:value="2.28813559322034" calcext:value-type="float">
            <text:p>2.28813559322034</text:p>
          </table:table-cell>
          <table:table-cell table:formula="of:=[.D46]/[.D$58]" office:value-type="float" office:value="0.0163301031316566" calcext:value-type="float">
            <text:p>0.016330103131657</text:p>
          </table:table-cell>
          <table:table-cell office:value-type="float" office:value="4.6551724137931" calcext:value-type="float">
            <text:p>4.6551724137931</text:p>
          </table:table-cell>
          <table:table-cell table:formula="of:=[.F46]/[.F$58]" office:value-type="float" office:value="0.0176974640412742" calcext:value-type="float">
            <text:p>0.017697464041274</text:p>
          </table:table-cell>
          <table:table-cell office:value-type="float" office:value="4.57627118644068" calcext:value-type="float">
            <text:p>4.57627118644068</text:p>
          </table:table-cell>
          <table:table-cell table:formula="of:=[.H46]/[.H$58]" office:value-type="float" office:value="0.0179047204073767" calcext:value-type="float">
            <text:p>0.017904720407377</text:p>
          </table:table-cell>
          <table:table-cell office:value-type="float" office:value="24.5454545454545" calcext:value-type="float">
            <text:p>24.5454545454545</text:p>
          </table:table-cell>
          <table:table-cell table:formula="of:=[.J46]/[.J$58]" office:value-type="float" office:value="0.0239220999408908" calcext:value-type="float">
            <text:p>0.023922099940891</text:p>
          </table:table-cell>
          <table:table-cell office:value-type="float" office:value="90" calcext:value-type="float">
            <text:p>90</text:p>
          </table:table-cell>
          <table:table-cell table:formula="of:=[.L46]/[.L$58]" office:value-type="float" office:value="0.0681571638395617" calcext:value-type="float">
            <text:p>0.068157163839562</text:p>
          </table:table-cell>
          <table:table-cell table:formula="of:=[.C46]+[.E46]+[.G46]+[.I46]+[.K46]+[.M46]" office:value-type="float" office:value="0.160341654492417" calcext:value-type="float">
            <text:p>0.160341654492417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.70802919708029" calcext:value-type="float">
            <text:p>1.70802919708029</text:p>
          </table:table-cell>
          <table:table-cell table:formula="of:=[.B47]/[.B$58]" office:value-type="float" office:value="0.0121899650627548" calcext:value-type="float">
            <text:p>0.012189965062755</text:p>
          </table:table-cell>
          <table:table-cell office:value-type="float" office:value="1.70802919708029" calcext:value-type="float">
            <text:p>1.70802919708029</text:p>
          </table:table-cell>
          <table:table-cell table:formula="of:=[.D47]/[.D$58]" office:value-type="float" office:value="0.0121899650627548" calcext:value-type="float">
            <text:p>0.012189965062755</text:p>
          </table:table-cell>
          <table:table-cell office:value-type="float" office:value="3.34285714285714" calcext:value-type="float">
            <text:p>3.34285714285714</text:p>
          </table:table-cell>
          <table:table-cell table:formula="of:=[.F47]/[.F$58]" office:value-type="float" office:value="0.0127084646544007" calcext:value-type="float">
            <text:p>0.012708464654401</text:p>
          </table:table-cell>
          <table:table-cell office:value-type="float" office:value="3.20547945205479" calcext:value-type="float">
            <text:p>3.20547945205479</text:p>
          </table:table-cell>
          <table:table-cell table:formula="of:=[.H47]/[.H$58]" office:value-type="float" office:value="0.0125414799565826" calcext:value-type="float">
            <text:p>0.012541479956583</text:p>
          </table:table-cell>
          <table:table-cell office:value-type="float" office:value="26" calcext:value-type="float">
            <text:p>26</text:p>
          </table:table-cell>
          <table:table-cell table:formula="of:=[.J47]/[.J$58]" office:value-type="float" office:value="0.025339705863314" calcext:value-type="float">
            <text:p>0.025339705863314</text:p>
          </table:table-cell>
          <table:table-cell office:value-type="float" office:value="117" calcext:value-type="float">
            <text:p>117</text:p>
          </table:table-cell>
          <table:table-cell table:formula="of:=[.L47]/[.L$58]" office:value-type="float" office:value="0.0886043129914303" calcext:value-type="float">
            <text:p>0.08860431299143</text:p>
          </table:table-cell>
          <table:table-cell table:formula="of:=[.C47]+[.E47]+[.G47]+[.I47]+[.K47]+[.M47]" office:value-type="float" office:value="0.163573893591237" calcext:value-type="float">
            <text:p>0.163573893591237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3.8" calcext:value-type="float">
            <text:p>3.8</text:p>
          </table:table-cell>
          <table:table-cell table:formula="of:=[.B48]/[.B$58]" office:value-type="float" office:value="0.02712006757124" calcext:value-type="float">
            <text:p>0.02712006757124</text:p>
          </table:table-cell>
          <table:table-cell office:value-type="float" office:value="3.8" calcext:value-type="float">
            <text:p>3.8</text:p>
          </table:table-cell>
          <table:table-cell table:formula="of:=[.D48]/[.D$58]" office:value-type="float" office:value="0.02712006757124" calcext:value-type="float">
            <text:p>0.02712006757124</text:p>
          </table:table-cell>
          <table:table-cell office:value-type="float" office:value="19" calcext:value-type="float">
            <text:p>19</text:p>
          </table:table-cell>
          <table:table-cell table:formula="of:=[.F48]/[.F$58]" office:value-type="float" office:value="0.0722318717536452" calcext:value-type="float">
            <text:p>0.072231871753645</text:p>
          </table:table-cell>
          <table:table-cell office:value-type="float" office:value="9.5" calcext:value-type="float">
            <text:p>9.5</text:p>
          </table:table-cell>
          <table:table-cell table:formula="of:=[.H48]/[.H$58]" office:value-type="float" office:value="0.0371688732901284" calcext:value-type="float">
            <text:p>0.037168873290128</text:p>
          </table:table-cell>
          <table:table-cell office:value-type="float" office:value="0" calcext:value-type="float">
            <text:p>0</text:p>
          </table:table-cell>
          <table:table-cell table:formula="of:=[.J48]/[.J$58]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[.L48]/[.L$58]" office:value-type="float" office:value="0" calcext:value-type="float">
            <text:p>0</text:p>
          </table:table-cell>
          <table:table-cell table:formula="of:=[.C48]+[.E48]+[.G48]+[.I48]+[.K48]+[.M48]" office:value-type="float" office:value="0.163640880186254" calcext:value-type="float">
            <text:p>0.163640880186254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5" calcext:value-type="float">
            <text:p>5</text:p>
          </table:table-cell>
          <table:table-cell table:formula="of:=[.B49]/[.B$58]" office:value-type="float" office:value="0.0356842994358421" calcext:value-type="float">
            <text:p>0.035684299435842</text:p>
          </table:table-cell>
          <table:table-cell office:value-type="float" office:value="5" calcext:value-type="float">
            <text:p>5</text:p>
          </table:table-cell>
          <table:table-cell table:formula="of:=[.D49]/[.D$58]" office:value-type="float" office:value="0.0356842994358421" calcext:value-type="float">
            <text:p>0.035684299435842</text:p>
          </table:table-cell>
          <table:table-cell office:value-type="float" office:value="10" calcext:value-type="float">
            <text:p>10</text:p>
          </table:table-cell>
          <table:table-cell table:formula="of:=[.F49]/[.F$58]" office:value-type="float" office:value="0.0380167746071817" calcext:value-type="float">
            <text:p>0.038016774607182</text:p>
          </table:table-cell>
          <table:table-cell office:value-type="float" office:value="10" calcext:value-type="float">
            <text:p>10</text:p>
          </table:table-cell>
          <table:table-cell table:formula="of:=[.H49]/[.H$58]" office:value-type="float" office:value="0.0391251297790825" calcext:value-type="float">
            <text:p>0.039125129779083</text:p>
          </table:table-cell>
          <table:table-cell office:value-type="float" office:value="10" calcext:value-type="float">
            <text:p>10</text:p>
          </table:table-cell>
          <table:table-cell table:formula="of:=[.J49]/[.J$58]" office:value-type="float" office:value="0.00974604071665922" calcext:value-type="float">
            <text:p>0.009746040716659</text:p>
          </table:table-cell>
          <table:table-cell office:value-type="float" office:value="10" calcext:value-type="float">
            <text:p>10</text:p>
          </table:table-cell>
          <table:table-cell table:formula="of:=[.L49]/[.L$58]" office:value-type="float" office:value="0.00757301820439575" calcext:value-type="float">
            <text:p>0.007573018204396</text:p>
          </table:table-cell>
          <table:table-cell table:formula="of:=[.C49]+[.E49]+[.G49]+[.I49]+[.K49]+[.M49]" office:value-type="float" office:value="0.165829562179003" calcext:value-type="float">
            <text:p>0.165829562179003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.85820895522388" calcext:value-type="float">
            <text:p>3.85820895522388</text:p>
          </table:table-cell>
          <table:table-cell table:formula="of:=[.B50]/[.B$58]" office:value-type="float" office:value="0.0275354967288513" calcext:value-type="float">
            <text:p>0.027535496728851</text:p>
          </table:table-cell>
          <table:table-cell office:value-type="float" office:value="3.85820895522388" calcext:value-type="float">
            <text:p>3.85820895522388</text:p>
          </table:table-cell>
          <table:table-cell table:formula="of:=[.D50]/[.D$58]" office:value-type="float" office:value="0.0275354967288513" calcext:value-type="float">
            <text:p>0.027535496728851</text:p>
          </table:table-cell>
          <table:table-cell office:value-type="float" office:value="5.6195652173913" calcext:value-type="float">
            <text:p>5.6195652173913</text:p>
          </table:table-cell>
          <table:table-cell table:formula="of:=[.F50]/[.F$58]" office:value-type="float" office:value="0.0213637744259923" calcext:value-type="float">
            <text:p>0.021363774425992</text:p>
          </table:table-cell>
          <table:table-cell office:value-type="float" office:value="6.08235294117647" calcext:value-type="float">
            <text:p>6.08235294117647</text:p>
          </table:table-cell>
          <table:table-cell table:formula="of:=[.H50]/[.H$58]" office:value-type="float" office:value="0.0237972848185713" calcext:value-type="float">
            <text:p>0.023797284818571</text:p>
          </table:table-cell>
          <table:table-cell office:value-type="float" office:value="43.0833333333333" calcext:value-type="float">
            <text:p>43.0833333333333</text:p>
          </table:table-cell>
          <table:table-cell table:formula="of:=[.J50]/[.J$58]" office:value-type="float" office:value="0.0419891920876068" calcext:value-type="float">
            <text:p>0.041989192087607</text:p>
          </table:table-cell>
          <table:table-cell office:value-type="float" office:value="34.4666666666667" calcext:value-type="float">
            <text:p>34.4666666666667</text:p>
          </table:table-cell>
          <table:table-cell table:formula="of:=[.L50]/[.L$58]" office:value-type="float" office:value="0.0261016694111507" calcext:value-type="float">
            <text:p>0.026101669411151</text:p>
          </table:table-cell>
          <table:table-cell table:formula="of:=[.C50]+[.E50]+[.G50]+[.I50]+[.K50]+[.M50]" office:value-type="float" office:value="0.168322914201024" calcext:value-type="float">
            <text:p>0.168322914201024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.09375" calcext:value-type="float">
            <text:p>3.09375</text:p>
          </table:table-cell>
          <table:table-cell table:formula="of:=[.B51]/[.B$58]" office:value-type="float" office:value="0.0220796602759273" calcext:value-type="float">
            <text:p>0.022079660275927</text:p>
          </table:table-cell>
          <table:table-cell office:value-type="float" office:value="3.09375" calcext:value-type="float">
            <text:p>3.09375</text:p>
          </table:table-cell>
          <table:table-cell table:formula="of:=[.D51]/[.D$58]" office:value-type="float" office:value="0.0220796602759273" calcext:value-type="float">
            <text:p>0.022079660275927</text:p>
          </table:table-cell>
          <table:table-cell office:value-type="float" office:value="7.07142857142857" calcext:value-type="float">
            <text:p>7.07142857142857</text:p>
          </table:table-cell>
          <table:table-cell table:formula="of:=[.F51]/[.F$58]" office:value-type="float" office:value="0.0268832906150785" calcext:value-type="float">
            <text:p>0.026883290615079</text:p>
          </table:table-cell>
          <table:table-cell office:value-type="float" office:value="7.61538461538462" calcext:value-type="float">
            <text:p>7.61538461538462</text:p>
          </table:table-cell>
          <table:table-cell table:formula="of:=[.H51]/[.H$58]" office:value-type="float" office:value="0.0297952911394551" calcext:value-type="float">
            <text:p>0.029795291139455</text:p>
          </table:table-cell>
          <table:table-cell office:value-type="float" office:value="33" calcext:value-type="float">
            <text:p>33</text:p>
          </table:table-cell>
          <table:table-cell table:formula="of:=[.J51]/[.J$58]" office:value-type="float" office:value="0.0321619343649754" calcext:value-type="float">
            <text:p>0.032161934364976</text:p>
          </table:table-cell>
          <table:table-cell office:value-type="float" office:value="49.5" calcext:value-type="float">
            <text:p>49.5</text:p>
          </table:table-cell>
          <table:table-cell table:formula="of:=[.L51]/[.L$58]" office:value-type="float" office:value="0.037486440111759" calcext:value-type="float">
            <text:p>0.037486440111759</text:p>
          </table:table-cell>
          <table:table-cell table:formula="of:=[.C51]+[.E51]+[.G51]+[.I51]+[.K51]+[.M51]" office:value-type="float" office:value="0.170486276783123" calcext:value-type="float">
            <text:p>0.170486276783123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.95238095238095" calcext:value-type="float">
            <text:p>3.95238095238095</text:p>
          </table:table-cell>
          <table:table-cell table:formula="of:=[.B52]/[.B$58]" office:value-type="float" office:value="0.0282075890778561" calcext:value-type="float">
            <text:p>0.028207589077856</text:p>
          </table:table-cell>
          <table:table-cell office:value-type="float" office:value="3.95238095238095" calcext:value-type="float">
            <text:p>3.95238095238095</text:p>
          </table:table-cell>
          <table:table-cell table:formula="of:=[.D52]/[.D$58]" office:value-type="float" office:value="0.0282075890778561" calcext:value-type="float">
            <text:p>0.028207589077856</text:p>
          </table:table-cell>
          <table:table-cell office:value-type="float" office:value="6.91666666666667" calcext:value-type="float">
            <text:p>6.91666666666667</text:p>
          </table:table-cell>
          <table:table-cell table:formula="of:=[.F52]/[.F$58]" office:value-type="float" office:value="0.0262949357699674" calcext:value-type="float">
            <text:p>0.026294935769967</text:p>
          </table:table-cell>
          <table:table-cell office:value-type="float" office:value="6.38461538461539" calcext:value-type="float">
            <text:p>6.38461538461539</text:p>
          </table:table-cell>
          <table:table-cell table:formula="of:=[.H52]/[.H$58]" office:value-type="float" office:value="0.0249798905512604" calcext:value-type="float">
            <text:p>0.02497989055126</text:p>
          </table:table-cell>
          <table:table-cell office:value-type="float" office:value="0" calcext:value-type="float">
            <text:p>0</text:p>
          </table:table-cell>
          <table:table-cell table:formula="of:=[.J52]/[.J$58]"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formula="of:=[.L52]/[.L$58]" office:value-type="float" office:value="0.0628560510964847" calcext:value-type="float">
            <text:p>0.062856051096485</text:p>
          </table:table-cell>
          <table:table-cell table:formula="of:=[.C52]+[.E52]+[.G52]+[.I52]+[.K52]+[.M52]" office:value-type="float" office:value="0.170546055573425" calcext:value-type="float">
            <text:p>0.170546055573425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.96551724137931" calcext:value-type="float">
            <text:p>2.96551724137931</text:p>
          </table:table-cell>
          <table:table-cell table:formula="of:=[.B53]/[.B$58]" office:value-type="float" office:value="0.0211644810447064" calcext:value-type="float">
            <text:p>0.021164481044706</text:p>
          </table:table-cell>
          <table:table-cell office:value-type="float" office:value="2.96551724137931" calcext:value-type="float">
            <text:p>2.96551724137931</text:p>
          </table:table-cell>
          <table:table-cell table:formula="of:=[.D53]/[.D$58]" office:value-type="float" office:value="0.0211644810447064" calcext:value-type="float">
            <text:p>0.021164481044706</text:p>
          </table:table-cell>
          <table:table-cell office:value-type="float" office:value="6.88" calcext:value-type="float">
            <text:p>6.88</text:p>
          </table:table-cell>
          <table:table-cell table:formula="of:=[.F53]/[.F$58]" office:value-type="float" office:value="0.026155540929741" calcext:value-type="float">
            <text:p>0.026155540929741</text:p>
          </table:table-cell>
          <table:table-cell office:value-type="float" office:value="6.14285714285714" calcext:value-type="float">
            <text:p>6.14285714285714</text:p>
          </table:table-cell>
          <table:table-cell table:formula="of:=[.H53]/[.H$58]" office:value-type="float" office:value="0.0240340082928649" calcext:value-type="float">
            <text:p>0.024034008292865</text:p>
          </table:table-cell>
          <table:table-cell office:value-type="float" office:value="86" calcext:value-type="float">
            <text:p>86</text:p>
          </table:table-cell>
          <table:table-cell table:formula="of:=[.J53]/[.J$58]" office:value-type="float" office:value="0.0838159501632693" calcext:value-type="float">
            <text:p>0.083815950163269</text:p>
          </table:table-cell>
          <table:table-cell office:value-type="float" office:value="0" calcext:value-type="float">
            <text:p>0</text:p>
          </table:table-cell>
          <table:table-cell table:formula="of:=[.L53]/[.L$58]" office:value-type="float" office:value="0" calcext:value-type="float">
            <text:p>0</text:p>
          </table:table-cell>
          <table:table-cell table:formula="of:=[.C53]+[.E53]+[.G53]+[.I53]+[.K53]+[.M53]" office:value-type="float" office:value="0.176334461475288" calcext:value-type="float">
            <text:p>0.176334461475288</text:p>
          </table:table-cell>
        </table:table-row>
        <table:table-row table:style-name="ro1">
          <table:table-cell office:value-type="string" calcext:value-type="string">
            <text:p>DRC</text:p>
          </table:table-cell>
          <table:table-cell office:value-type="float" office:value="5.42857142857143" calcext:value-type="float">
            <text:p>5.42857142857143</text:p>
          </table:table-cell>
          <table:table-cell table:formula="of:=[.B54]/[.B$58]" office:value-type="float" office:value="0.0387429536732" calcext:value-type="float">
            <text:p>0.0387429536732</text:p>
          </table:table-cell>
          <table:table-cell office:value-type="float" office:value="5.42857142857143" calcext:value-type="float">
            <text:p>5.42857142857143</text:p>
          </table:table-cell>
          <table:table-cell table:formula="of:=[.D54]/[.D$58]" office:value-type="float" office:value="0.0387429536732" calcext:value-type="float">
            <text:p>0.0387429536732</text:p>
          </table:table-cell>
          <table:table-cell office:value-type="float" office:value="12.6666666666667" calcext:value-type="float">
            <text:p>12.6666666666667</text:p>
          </table:table-cell>
          <table:table-cell table:formula="of:=[.F54]/[.F$58]" office:value-type="float" office:value="0.048154581169097" calcext:value-type="float">
            <text:p>0.048154581169097</text:p>
          </table:table-cell>
          <table:table-cell office:value-type="float" office:value="9.5" calcext:value-type="float">
            <text:p>9.5</text:p>
          </table:table-cell>
          <table:table-cell table:formula="of:=[.H54]/[.H$58]" office:value-type="float" office:value="0.0371688732901284" calcext:value-type="float">
            <text:p>0.037168873290128</text:p>
          </table:table-cell>
          <table:table-cell office:value-type="float" office:value="0" calcext:value-type="float">
            <text:p>0</text:p>
          </table:table-cell>
          <table:table-cell table:formula="of:=[.J54]/[.J$58]" office:value-type="float" office:value="0" calcext:value-type="float">
            <text:p>0</text:p>
          </table:table-cell>
          <table:table-cell office:value-type="float" office:value="38" calcext:value-type="float">
            <text:p>38</text:p>
          </table:table-cell>
          <table:table-cell table:formula="of:=[.L54]/[.L$58]" office:value-type="float" office:value="0.0287774691767038" calcext:value-type="float">
            <text:p>0.028777469176704</text:p>
          </table:table-cell>
          <table:table-cell table:formula="of:=[.C54]+[.E54]+[.G54]+[.I54]+[.K54]+[.M54]" office:value-type="float" office:value="0.191586830982329" calcext:value-type="float">
            <text:p>0.191586830982329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.65232974910394" calcext:value-type="float">
            <text:p>3.65232974910394</text:p>
          </table:table-cell>
          <table:table-cell table:formula="of:=[.B55]/[.B$58]" office:value-type="float" office:value="0.0260661656810918" calcext:value-type="float">
            <text:p>0.026066165681092</text:p>
          </table:table-cell>
          <table:table-cell office:value-type="float" office:value="3.65232974910394" calcext:value-type="float">
            <text:p>3.65232974910394</text:p>
          </table:table-cell>
          <table:table-cell table:formula="of:=[.D55]/[.D$58]" office:value-type="float" office:value="0.0260661656810918" calcext:value-type="float">
            <text:p>0.026066165681092</text:p>
          </table:table-cell>
          <table:table-cell office:value-type="float" office:value="5.56830601092896" calcext:value-type="float">
            <text:p>5.56830601092896</text:p>
          </table:table-cell>
          <table:table-cell table:formula="of:=[.F55]/[.F$58]" office:value-type="float" office:value="0.0211689034561301" calcext:value-type="float">
            <text:p>0.02116890345613</text:p>
          </table:table-cell>
          <table:table-cell office:value-type="float" office:value="5.53804347826087" calcext:value-type="float">
            <text:p>5.53804347826087</text:p>
          </table:table-cell>
          <table:table-cell table:formula="of:=[.H55]/[.H$58]" office:value-type="float" office:value="0.0216676669809158" calcext:value-type="float">
            <text:p>0.021667666980916</text:p>
          </table:table-cell>
          <table:table-cell office:value-type="float" office:value="59.9411764705882" calcext:value-type="float">
            <text:p>59.9411764705882</text:p>
          </table:table-cell>
          <table:table-cell table:formula="of:=[.J55]/[.J$58]" office:value-type="float" office:value="0.0584189146486809" calcext:value-type="float">
            <text:p>0.058418914648681</text:p>
          </table:table-cell>
          <table:table-cell office:value-type="float" office:value="59.9411764705882" calcext:value-type="float">
            <text:p>59.9411764705882</text:p>
          </table:table-cell>
          <table:table-cell table:formula="of:=[.L55]/[.L$58]" office:value-type="float" office:value="0.0453935620604663" calcext:value-type="float">
            <text:p>0.045393562060466</text:p>
          </table:table-cell>
          <table:table-cell table:formula="of:=[.C55]+[.E55]+[.G55]+[.I55]+[.K55]+[.M55]" office:value-type="float" office:value="0.198781378508377" calcext:value-type="float">
            <text:p>0.198781378508377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6" calcext:value-type="float">
            <text:p>6</text:p>
          </table:table-cell>
          <table:table-cell table:formula="of:=[.B56]/[.B$58]" office:value-type="float" office:value="0.0428211593230106" calcext:value-type="float">
            <text:p>0.042821159323011</text:p>
          </table:table-cell>
          <table:table-cell office:value-type="float" office:value="6" calcext:value-type="float">
            <text:p>6</text:p>
          </table:table-cell>
          <table:table-cell table:formula="of:=[.D56]/[.D$58]" office:value-type="float" office:value="0.0428211593230106" calcext:value-type="float">
            <text:p>0.042821159323011</text:p>
          </table:table-cell>
          <table:table-cell office:value-type="float" office:value="12.5217391304348" calcext:value-type="float">
            <text:p>12.5217391304348</text:p>
          </table:table-cell>
          <table:table-cell table:formula="of:=[.F56]/[.F$58]" office:value-type="float" office:value="0.0476036134211667" calcext:value-type="float">
            <text:p>0.047603613421167</text:p>
          </table:table-cell>
          <table:table-cell office:value-type="float" office:value="13.3953488372093" calcext:value-type="float">
            <text:p>13.3953488372093</text:p>
          </table:table-cell>
          <table:table-cell table:formula="of:=[.H56]/[.H$58]" office:value-type="float" office:value="0.0524094761691896" calcext:value-type="float">
            <text:p>0.05240947616919</text:p>
          </table:table-cell>
          <table:table-cell office:value-type="float" office:value="72" calcext:value-type="float">
            <text:p>72</text:p>
          </table:table-cell>
          <table:table-cell table:formula="of:=[.J56]/[.J$58]" office:value-type="float" office:value="0.0701714931599464" calcext:value-type="float">
            <text:p>0.070171493159947</text:p>
          </table:table-cell>
          <table:table-cell office:value-type="float" office:value="96" calcext:value-type="float">
            <text:p>96</text:p>
          </table:table-cell>
          <table:table-cell table:formula="of:=[.L56]/[.L$58]" office:value-type="float" office:value="0.0727009747621992" calcext:value-type="float">
            <text:p>0.072700974762199</text:p>
          </table:table-cell>
          <table:table-cell table:formula="of:=[.C56]+[.E56]+[.G56]+[.I56]+[.K56]+[.M56]" office:value-type="float" office:value="0.328527876158523" calcext:value-type="float">
            <text:p>0.328527876158523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 table:style-name="ce13" office:value-type="string" calcext:value-type="string">
            <text:p>Col sum</text:p>
          </table:table-cell>
          <table:table-cell table:style-name="ce13" table:formula="of:=SUM([.B2:.B56])" office:value-type="float" office:value="140.117644988089" calcext:value-type="float">
            <text:p>140.11764498808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D2:.D56])" office:value-type="float" office:value="140.117644988089" calcext:value-type="float">
            <text:p>140.117644988089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F2:.F56])" office:value-type="float" office:value="263.04177835515" calcext:value-type="float">
            <text:p>263.04177835515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H2:.H56])" office:value-type="float" office:value="255.590206510863" calcext:value-type="float">
            <text:p>255.590206510863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J2:.J56])" office:value-type="float" office:value="1026.05768749834" calcext:value-type="float">
            <text:p>1026.05768749834</text:p>
          </table:table-cell>
          <table:table-cell table:style-name="ce13" office:value-type="float" office:value="0" calcext:value-type="float">
            <text:p>0</text:p>
          </table:table-cell>
          <table:table-cell table:style-name="ce13" table:formula="of:=SUM([.L2:.L56])" office:value-type="float" office:value="1320.47748072169" calcext:value-type="float">
            <text:p>1320.47748072169</text:p>
          </table:table-cell>
          <table:table-cell table:number-columns-repeated="2" table:style-name="ce13" office:value-type="float" office:value="0" calcext:value-type="float">
            <text:p>0</text:p>
          </table:table-cell>
        </table:table-row>
      </table:table>
      <table:table table:name="Counts &gt;= 10 sort invididually" table:style-name="ta1">
        <table:shapes>
          <draw:frame draw:z-index="0" draw:style-name="gr1" draw:text-style-name="P1" svg:width="6.2988in" svg:height="3.5429in" svg:x="12.4406in" svg:y="0.2291in">
            <draw:object draw:notify-on-update-of-ranges="'Counts &gt;= 10 sort invididually'.B1:'Counts &gt;= 10 sort invididually'.B1 'Counts &gt;= 10 sort invididually'.B2:'Counts &gt;= 10 sort invididually'.B56 'Counts &gt;= 10 sort invididually'.E1:'Counts &gt;= 10 sort invididually'.E1 'Counts &gt;= 10 sort invididually'.E2:'Counts &gt;= 10 sort invididually'.E56 'Counts &gt;= 10 sort invididually'.H1:'Counts &gt;= 10 sort invididually'.H1 'Counts &gt;= 10 sort invididually'.H2:'Counts &gt;= 10 sort invididually'.H56 'Counts &gt;= 10 sort invididually'.K1:'Counts &gt;= 10 sort invididually'.K1 'Counts &gt;= 10 sort invididually'.K2:'Counts &gt;= 10 sort invididually'.K56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1" draw:style-name="gr1" draw:text-style-name="P1" svg:width="6.5791in" svg:height="3.5429in" svg:x="12.3835in" svg:y="3.7811in">
            <draw:object draw:notify-on-update-of-ranges="'Counts &gt;= 10 sort invididually'.N1:'Counts &gt;= 10 sort invididually'.N1 'Counts &gt;= 10 sort invididually'.N2:'Counts &gt;= 10 sort invididually'.N56 'Counts &gt;= 10 sort invididually'.Q1:'Counts &gt;= 10 sort invididually'.Q1 'Counts &gt;= 10 sort invididually'.Q2:'Counts &gt;= 10 sort invididually'.Q56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4" office:value-type="string" calcext:value-type="string">
            <text:p>fmsan</text:p>
          </table:table-cell>
          <table:table-cell table:style-name="ce4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fmsao</text:p>
          </table:table-cell>
          <table:table-cell table:style-name="ce4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msan</text:p>
          </table:table-cell>
          <table:table-cell table:style-name="ce4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smsao</text:p>
          </table:table-cell>
          <table:table-cell table:style-name="ce4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hin-smet</text:p>
          </table:table-cell>
          <table:table-cell table:style-name="ce4"/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thin-ssst</text:p>
          </table:table-cell>
        </table:table-row>
        <table:table-row table:style-name="ro1">
          <table:table-cell office:value-type="string" calcext:value-type="string">
            <text:p>Singapore</text:p>
          </table:table-cell>
          <table:table-cell office:value-type="float" office:value="1.34722222222222" calcext:value-type="float">
            <text:p>1.34722222222222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1.34722222222222" calcext:value-type="float">
            <text:p>1.34722222222222</text:p>
          </table:table-cell>
          <table:table-cell/>
          <table:table-cell office:value-type="string" calcext:value-type="string">
            <text:p>UnitedArabEmirates</text:p>
          </table:table-cell>
          <table:table-cell office:value-type="float" office:value="1.47058823529412" calcext:value-type="float">
            <text:p>1.47058823529412</text:p>
          </table:table-cell>
          <table:table-cell/>
          <table:table-cell office:value-type="string" calcext:value-type="string">
            <text:p>UnitedArabEmirates</text:p>
          </table:table-cell>
          <table:table-cell office:value-type="float" office:value="1.47058823529412" calcext:value-type="float">
            <text:p>1.47058823529412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ustr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edArabEmirates</text:p>
          </table:table-cell>
          <table:table-cell office:value-type="float" office:value="1.38888888888889" calcext:value-type="float">
            <text:p>1.38888888888889</text:p>
          </table:table-cell>
          <table:table-cell/>
          <table:table-cell office:value-type="string" calcext:value-type="string">
            <text:p>UnitedArabEmirates</text:p>
          </table:table-cell>
          <table:table-cell office:value-type="float" office:value="1.38888888888889" calcext:value-type="float">
            <text:p>1.38888888888889</text:p>
          </table:table-cell>
          <table:table-cell/>
          <table:table-cell office:value-type="string" calcext:value-type="string">
            <text:p>SouthKorea</text:p>
          </table:table-cell>
          <table:table-cell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SouthKorea</text:p>
          </table:table-cell>
          <table:table-cell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Austr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zechRepublic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tvia</text:p>
          </table:table-cell>
          <table:table-cell office:value-type="float" office:value="1.42857142857143" calcext:value-type="float">
            <text:p>1.42857142857143</text:p>
          </table:table-cell>
          <table:table-cell/>
          <table:table-cell office:value-type="string" calcext:value-type="string">
            <text:p>Latvia</text:p>
          </table:table-cell>
          <table:table-cell office:value-type="float" office:value="1.42857142857143" calcext:value-type="float">
            <text:p>1.42857142857143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in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ustria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Austria</text:p>
          </table:table-cell>
          <table:table-cell office:value-type="float" office:value="1.5" calcext:value-type="float">
            <text:p>1.5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2.16666666666667" calcext:value-type="float">
            <text:p>2.16666666666667</text:p>
          </table:table-cell>
          <table:table-cell/>
          <table:table-cell office:value-type="string" calcext:value-type="string">
            <text:p>Latv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zechRepubli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Hungar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weden</text:p>
          </table:table-cell>
          <table:table-cell office:value-type="float" office:value="1.57575757575758" calcext:value-type="float">
            <text:p>1.57575757575758</text:p>
          </table:table-cell>
          <table:table-cell/>
          <table:table-cell office:value-type="string" calcext:value-type="string">
            <text:p>Sweden</text:p>
          </table:table-cell>
          <table:table-cell office:value-type="float" office:value="1.57575757575758" calcext:value-type="float">
            <text:p>1.57575757575758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2.41666666666667" calcext:value-type="float">
            <text:p>2.41666666666667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2.16666666666667" calcext:value-type="float">
            <text:p>2.16666666666667</text:p>
          </table:table-cell>
          <table:table-cell/>
          <table:table-cell office:value-type="string" calcext:value-type="string">
            <text:p>DRC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rdan</text:p>
          </table:table-cell>
          <table:table-cell office:value-type="float" office:value="1.61538461538462" calcext:value-type="float">
            <text:p>1.61538461538462</text:p>
          </table:table-cell>
          <table:table-cell/>
          <table:table-cell office:value-type="string" calcext:value-type="string">
            <text:p>Jordan</text:p>
          </table:table-cell>
          <table:table-cell office:value-type="float" office:value="1.61538461538462" calcext:value-type="float">
            <text:p>1.61538461538462</text:p>
          </table:table-cell>
          <table:table-cell/>
          <table:table-cell office:value-type="string" calcext:value-type="string">
            <text:p>Latvia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2.45070422535211" calcext:value-type="float">
            <text:p>2.45070422535211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Jord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elgium</text:p>
          </table:table-cell>
          <table:table-cell office:value-type="float" office:value="1.65714285714286" calcext:value-type="float">
            <text:p>1.65714285714286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1.65714285714286" calcext:value-type="float">
            <text:p>1.65714285714286</text:p>
          </table:table-cell>
          <table:table-cell/>
          <table:table-cell office:value-type="string" calcext:value-type="string">
            <text:p>Poland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Poland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Greece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atv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rance</text:p>
          </table:table-cell>
          <table:table-cell office:value-type="float" office:value="1.70802919708029" calcext:value-type="float">
            <text:p>1.70802919708029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.70802919708029" calcext:value-type="float">
            <text:p>1.70802919708029</text:p>
          </table:table-cell>
          <table:table-cell/>
          <table:table-cell office:value-type="string" calcext:value-type="string">
            <text:p>HongKong</text:p>
          </table:table-cell>
          <table:table-cell office:value-type="float" office:value="2.57894736842105" calcext:value-type="float">
            <text:p>2.57894736842105</text:p>
          </table:table-cell>
          <table:table-cell/>
          <table:table-cell office:value-type="string" calcext:value-type="string">
            <text:p>HongKong</text:p>
          </table:table-cell>
          <table:table-cell office:value-type="float" office:value="2.57894736842105" calcext:value-type="float">
            <text:p>2.57894736842105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Luxembou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iwan</text:p>
          </table:table-cell>
          <table:table-cell office:value-type="float" office:value="1.71794871794872" calcext:value-type="float">
            <text:p>1.71794871794872</text:p>
          </table:table-cell>
          <table:table-cell/>
          <table:table-cell office:value-type="string" calcext:value-type="string">
            <text:p>Taiwan</text:p>
          </table:table-cell>
          <table:table-cell office:value-type="float" office:value="1.71794871794872" calcext:value-type="float">
            <text:p>1.71794871794872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2.68421052631579" calcext:value-type="float">
            <text:p>2.68421052631579</text:p>
          </table:table-cell>
          <table:table-cell/>
          <table:table-cell office:value-type="string" calcext:value-type="string">
            <text:p>Sweden</text:p>
          </table:table-cell>
          <table:table-cell office:value-type="float" office:value="2.6" calcext:value-type="float">
            <text:p>2.6</text:p>
          </table:table-cell>
          <table:table-cell/>
          <table:table-cell office:value-type="string" calcext:value-type="string">
            <text:p>Jordan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Malaysi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gentina</text:p>
          </table:table-cell>
          <table:table-cell office:value-type="float" office:value="1.73333333333333" calcext:value-type="float">
            <text:p>1.73333333333333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1.73333333333333" calcext:value-type="float">
            <text:p>1.73333333333333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2.71428571428571" calcext:value-type="float">
            <text:p>2.71428571428571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2.61538461538462" calcext:value-type="float">
            <text:p>2.61538461538462</text:p>
          </table:table-cell>
          <table:table-cell/>
          <table:table-cell office:value-type="string" calcext:value-type="string">
            <text:p>Korea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Norway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nghai</text:p>
          </table:table-cell>
          <table:table-cell office:value-type="float" office:value="1.83333333333333" calcext:value-type="float">
            <text:p>1.83333333333333</text:p>
          </table:table-cell>
          <table:table-cell/>
          <table:table-cell office:value-type="string" calcext:value-type="string">
            <text:p>Shanghai</text:p>
          </table:table-cell>
          <table:table-cell office:value-type="float" office:value="1.83333333333333" calcext:value-type="float">
            <text:p>1.83333333333333</text:p>
          </table:table-cell>
          <table:table-cell/>
          <table:table-cell office:value-type="string" calcext:value-type="string">
            <text:p>Sweden</text:p>
          </table:table-cell>
          <table:table-cell office:value-type="float" office:value="2.73684210526316" calcext:value-type="float">
            <text:p>2.73684210526316</text:p>
          </table:table-cell>
          <table:table-cell/>
          <table:table-cell office:value-type="string" calcext:value-type="string">
            <text:p>Shanghai</text:p>
          </table:table-cell>
          <table:table-cell office:value-type="float" office:value="2.85185185185185" calcext:value-type="float">
            <text:p>2.85185185185185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o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orgia</text:p>
          </table:table-cell>
          <table:table-cell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Shanghai</text:p>
          </table:table-cell>
          <table:table-cell office:value-type="float" office:value="2.85185185185185" calcext:value-type="float">
            <text:p>2.85185185185185</text:p>
          </table:table-cell>
          <table:table-cell/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uthKorea</text:p>
          </table:table-cell>
          <table:table-cell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SouthKorea</text:p>
          </table:table-cell>
          <table:table-cell office:value-type="float" office:value="1.85714285714286" calcext:value-type="float">
            <text:p>1.85714285714286</text:p>
          </table:table-cell>
          <table:table-cell/>
          <table:table-cell office:value-type="string" calcext:value-type="string">
            <text:p>Austria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Polan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Taiwa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a</text:p>
          </table:table-cell>
          <table:table-cell office:value-type="float" office:value="1.88888888888889" calcext:value-type="float">
            <text:p>1.88888888888889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1.88888888888889" calcext:value-type="float">
            <text:p>1.88888888888889</text:p>
          </table:table-cell>
          <table:table-cell/>
          <table:table-cell office:value-type="string" calcext:value-type="string">
            <text:p>Jorda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ordan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hailand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ina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1.9" calcext:value-type="float">
            <text:p>1.9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3.10526315789474" calcext:value-type="float">
            <text:p>3.10526315789474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3.03125" calcext:value-type="float">
            <text:p>3.03125</text:p>
          </table:table-cell>
          <table:table-cell/>
          <table:table-cell office:value-type="string" calcext:value-type="string">
            <text:p>UnitedArabEmirates</text:p>
          </table:table-cell>
          <table:table-cell office:value-type="float" office:value="6.25" calcext:value-type="float">
            <text:p>6.25</text:p>
          </table:table-cell>
          <table:table-cell/>
          <table:table-cell office:value-type="string" calcext:value-type="string">
            <text:p>SouthKorea</text:p>
          </table:table-cell>
          <table:table-cell office:value-type="float" office:value="2.6" calcext:value-type="float">
            <text:p>2.6</text:p>
          </table:table-cell>
        </table:table-row>
        <table:table-row table:style-name="ro1">
          <table:table-cell office:value-type="string" calcext:value-type="string">
            <text:p>Spain</text:p>
          </table:table-cell>
          <table:table-cell office:value-type="float" office:value="1.91764705882353" calcext:value-type="float">
            <text:p>1.91764705882353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1.91764705882353" calcext:value-type="float">
            <text:p>1.91764705882353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3.12903225806452" calcext:value-type="float">
            <text:p>3.12903225806452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3.10526315789474" calcext:value-type="float">
            <text:p>3.10526315789474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6.33333333333333" calcext:value-type="float">
            <text:p>6.33333333333333</text:p>
          </table:table-cell>
          <table:table-cell/>
          <table:table-cell office:value-type="string" calcext:value-type="string">
            <text:p>HongKong</text:p>
          </table:table-cell>
          <table:table-cell office:value-type="float" office:value="3.26666666666667" calcext:value-type="float">
            <text:p>3.26666666666667</text:p>
          </table:table-cell>
        </table:table-row>
        <table:table-row table:style-name="ro1">
          <table:table-cell office:value-type="string" calcext:value-type="string">
            <text:p>Wuhan</text:p>
          </table:table-cell>
          <table:table-cell office:value-type="float" office:value="1.93333333333333" calcext:value-type="float">
            <text:p>1.93333333333333</text:p>
          </table:table-cell>
          <table:table-cell/>
          <table:table-cell office:value-type="string" calcext:value-type="string">
            <text:p>Wuhan</text:p>
          </table:table-cell>
          <table:table-cell office:value-type="float" office:value="1.93333333333333" calcext:value-type="float">
            <text:p>1.93333333333333</text:p>
          </table:table-cell>
          <table:table-cell/>
          <table:table-cell office:value-type="string" calcext:value-type="string">
            <text:p>CzechRepublic</text:p>
          </table:table-cell>
          <table:table-cell office:value-type="float" office:value="3.22222222222222" calcext:value-type="float">
            <text:p>3.22222222222222</text:p>
          </table:table-cell>
          <table:table-cell/>
          <table:table-cell office:value-type="string" calcext:value-type="string">
            <text:p>Taiwan</text:p>
          </table:table-cell>
          <table:table-cell office:value-type="float" office:value="3.19047619047619" calcext:value-type="float">
            <text:p>3.19047619047619</text:p>
          </table:table-cell>
          <table:table-cell/>
          <table:table-cell office:value-type="string" calcext:value-type="string">
            <text:p>SouthKorea</text:p>
          </table:table-cell>
          <table:table-cell office:value-type="float" office:value="6.5" calcext:value-type="float">
            <text:p>6.5</text:p>
          </table:table-cell>
          <table:table-cell/>
          <table:table-cell office:value-type="string" calcext:value-type="string">
            <text:p>Korea</text:p>
          </table:table-cell>
          <table:table-cell office:value-type="float" office:value="3.83333333333333" calcext:value-type="float">
            <text:p>3.83333333333333</text:p>
          </table:table-cell>
        </table:table-row>
        <table:table-row table:style-name="ro1"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ungary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Korea</text:p>
          </table:table-cell>
          <table:table-cell office:value-type="float" office:value="3.28571428571429" calcext:value-type="float">
            <text:p>3.28571428571429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.20547945205479" calcext:value-type="float">
            <text:p>3.20547945205479</text:p>
          </table:table-cell>
          <table:table-cell/>
          <table:table-cell office:value-type="string" calcext:value-type="string">
            <text:p>Guangzhou</text:p>
          </table:table-cell>
          <table:table-cell office:value-type="float" office:value="7.6" calcext:value-type="float">
            <text:p>7.6</text:p>
          </table:table-cell>
          <table:table-cell/>
          <table:table-cell office:value-type="string" calcext:value-type="string">
            <text:p>China</text:p>
          </table:table-cell>
          <table:table-cell office:value-type="float" office:value="4.75" calcext:value-type="float">
            <text:p>4.75</text:p>
          </table:table-cell>
        </table:table-row>
        <table:table-row table:style-name="ro1">
          <table:table-cell office:value-type="string" calcext:value-type="string">
            <text:p>Malays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laysia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3.34285714285714" calcext:value-type="float">
            <text:p>3.34285714285714</text:p>
          </table:table-cell>
          <table:table-cell/>
          <table:table-cell office:value-type="string" calcext:value-type="string">
            <text:p>CzechRepublic</text:p>
          </table:table-cell>
          <table:table-cell office:value-type="float" office:value="3.22222222222222" calcext:value-type="float">
            <text:p>3.22222222222222</text:p>
          </table:table-cell>
          <table:table-cell/>
          <table:table-cell office:value-type="string" calcext:value-type="string">
            <text:p>Shanghai</text:p>
          </table:table-cell>
          <table:table-cell office:value-type="float" office:value="7.7" calcext:value-type="float">
            <text:p>7.7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5.4" calcext:value-type="float">
            <text:p>5.4</text:p>
          </table:table-cell>
        </table:table-row>
        <table:table-row table:style-name="ro1">
          <table:table-cell office:value-type="string" calcext:value-type="string">
            <text:p>Pola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oland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aiwan</text:p>
          </table:table-cell>
          <table:table-cell office:value-type="float" office:value="3.35" calcext:value-type="float">
            <text:p>3.35</text:p>
          </table:table-cell>
          <table:table-cell/>
          <table:table-cell office:value-type="string" calcext:value-type="string">
            <text:p>Korea</text:p>
          </table:table-cell>
          <table:table-cell office:value-type="float" office:value="3.28571428571429" calcext:value-type="float">
            <text:p>3.28571428571429</text:p>
          </table:table-cell>
          <table:table-cell/>
          <table:table-cell office:value-type="string" calcext:value-type="string">
            <text:p>Hangzhou</text:p>
          </table:table-cell>
          <table:table-cell office:value-type="float" office:value="8.6" calcext:value-type="float">
            <text:p>8.6</text:p>
          </table:table-cell>
          <table:table-cell/>
          <table:table-cell office:value-type="string" calcext:value-type="string">
            <text:p>Argentin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float" office:value="2.03448275862069" calcext:value-type="float">
            <text:p>2.03448275862069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2.03448275862069" calcext:value-type="float">
            <text:p>2.03448275862069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3.62222222222222" calcext:value-type="float">
            <text:p>3.62222222222222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3.39583333333333" calcext:value-type="float">
            <text:p>3.39583333333333</text:p>
          </table:table-cell>
          <table:table-cell/>
          <table:table-cell office:value-type="string" calcext:value-type="string">
            <text:p>Latvi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6.5" calcext:value-type="float">
            <text:p>6.5</text:p>
          </table:table-cell>
        </table:table-row>
        <table:table-row table:style-name="ro1">
          <table:table-cell office:value-type="string" calcext:value-type="string">
            <text:p>HongKong</text:p>
          </table:table-cell>
          <table:table-cell office:value-type="float" office:value="2.04166666666667" calcext:value-type="float">
            <text:p>2.04166666666667</text:p>
          </table:table-cell>
          <table:table-cell/>
          <table:table-cell office:value-type="string" calcext:value-type="string">
            <text:p>HongKong</text:p>
          </table:table-cell>
          <table:table-cell office:value-type="float" office:value="2.04166666666667" calcext:value-type="float">
            <text:p>2.04166666666667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3.66666666666667" calcext:value-type="float">
            <text:p>3.66666666666667</text:p>
          </table:table-cell>
          <table:table-cell/>
          <table:table-cell office:value-type="string" calcext:value-type="string">
            <text:p>Thailand</text:p>
          </table:table-cell>
          <table:table-cell office:value-type="float" office:value="3.45454545454545" calcext:value-type="float">
            <text:p>3.45454545454545</text:p>
          </table:table-cell>
          <table:table-cell/>
          <table:table-cell office:value-type="string" calcext:value-type="string">
            <text:p>Qata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float" office:value="2.09090909090909" calcext:value-type="float">
            <text:p>2.09090909090909</text:p>
          </table:table-cell>
          <table:table-cell/>
          <table:table-cell office:value-type="string" calcext:value-type="string">
            <text:p>Korea</text:p>
          </table:table-cell>
          <table:table-cell office:value-type="float" office:value="2.09090909090909" calcext:value-type="float">
            <text:p>2.09090909090909</text:p>
          </table:table-cell>
          <table:table-cell/>
          <table:table-cell office:value-type="string" calcext:value-type="string">
            <text:p>England</text:p>
          </table:table-cell>
          <table:table-cell office:value-type="float" office:value="3.7380410022779" calcext:value-type="float">
            <text:p>3.7380410022779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3.53571428571429" calcext:value-type="float">
            <text:p>3.53571428571429</text:p>
          </table:table-cell>
          <table:table-cell/>
          <table:table-cell office:value-type="string" calcext:value-type="string">
            <text:p>Sweden</text:p>
          </table:table-cell>
          <table:table-cell office:value-type="float" office:value="10.4" calcext:value-type="float">
            <text:p>10.4</text:p>
          </table:table-cell>
          <table:table-cell/>
          <table:table-cell office:value-type="string" calcext:value-type="string">
            <text:p>Turkey</text:p>
          </table:table-cell>
          <table:table-cell office:value-type="float" office:value="9.66666666666667" calcext:value-type="float">
            <text:p>9.66666666666667</text:p>
          </table:table-cell>
        </table:table-row>
        <table:table-row table:style-name="ro1">
          <table:table-cell office:value-type="string" calcext:value-type="string">
            <text:p>Italy</text:p>
          </table:table-cell>
          <table:table-cell office:value-type="float" office:value="2.11111111111111" calcext:value-type="float">
            <text:p>2.11111111111111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2.11111111111111" calcext:value-type="float">
            <text:p>2.11111111111111</text:p>
          </table:table-cell>
          <table:table-cell/>
          <table:table-cell office:value-type="string" calcext:value-type="string">
            <text:p>Scotland</text:p>
          </table:table-cell>
          <table:table-cell office:value-type="float" office:value="3.77005347593583" calcext:value-type="float">
            <text:p>3.77005347593583</text:p>
          </table:table-cell>
          <table:table-cell/>
          <table:table-cell office:value-type="string" calcext:value-type="string">
            <text:p>England</text:p>
          </table:table-cell>
          <table:table-cell office:value-type="float" office:value="3.80742459396752" calcext:value-type="float">
            <text:p>3.80742459396752</text:p>
          </table:table-cell>
          <table:table-cell/>
          <table:table-cell office:value-type="string" calcext:value-type="string">
            <text:p>Malaysia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Qatar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Vietnam</text:p>
          </table:table-cell>
          <table:table-cell office:value-type="float" office:value="2.11111111111111" calcext:value-type="float">
            <text:p>2.11111111111111</text:p>
          </table:table-cell>
          <table:table-cell/>
          <table:table-cell office:value-type="string" calcext:value-type="string">
            <text:p>Vietnam</text:p>
          </table:table-cell>
          <table:table-cell office:value-type="float" office:value="2.11111111111111" calcext:value-type="float">
            <text:p>2.11111111111111</text:p>
          </table:table-cell>
          <table:table-cell/>
          <table:table-cell office:value-type="string" calcext:value-type="string">
            <text:p>Thailand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Scotland</text:p>
          </table:table-cell>
          <table:table-cell office:value-type="float" office:value="3.81081081081081" calcext:value-type="float">
            <text:p>3.81081081081081</text:p>
          </table:table-cell>
          <table:table-cell/>
          <table:table-cell office:value-type="string" calcext:value-type="string">
            <text:p>Guangdong</text:p>
          </table:table-cell>
          <table:table-cell office:value-type="float" office:value="12.1428571428571" calcext:value-type="float">
            <text:p>12.1428571428571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12.125" calcext:value-type="float">
            <text:p>12.125</text:p>
          </table:table-cell>
        </table:table-row>
        <table:table-row table:style-name="ro1">
          <table:table-cell office:value-type="string" calcext:value-type="string">
            <text:p>Scotland</text:p>
          </table:table-cell>
          <table:table-cell office:value-type="float" office:value="2.14285714285714" calcext:value-type="float">
            <text:p>2.14285714285714</text:p>
          </table:table-cell>
          <table:table-cell/>
          <table:table-cell office:value-type="string" calcext:value-type="string">
            <text:p>Scotland</text:p>
          </table:table-cell>
          <table:table-cell office:value-type="float" office:value="2.14285714285714" calcext:value-type="float">
            <text:p>2.14285714285714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3.85714285714286" calcext:value-type="float">
            <text:p>3.85714285714286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3.85714285714286" calcext:value-type="float">
            <text:p>3.85714285714286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13.5" calcext:value-type="float">
            <text:p>13.5</text:p>
          </table:table-cell>
          <table:table-cell/>
          <table:table-cell office:value-type="string" calcext:value-type="string">
            <text:p>UnitedArabEmirates</text:p>
          </table:table-cell>
          <table:table-cell office:value-type="float" office:value="12.5" calcext:value-type="float">
            <text:p>12.5</text:p>
          </table:table-cell>
        </table:table-row>
        <table:table-row table:style-name="ro1">
          <table:table-cell office:value-type="string" calcext:value-type="string">
            <text:p>Thailand</text:p>
          </table:table-cell>
          <table:table-cell office:value-type="float" office:value="2.23529411764706" calcext:value-type="float">
            <text:p>2.23529411764706</text:p>
          </table:table-cell>
          <table:table-cell/>
          <table:table-cell office:value-type="string" calcext:value-type="string">
            <text:p>Thailand</text:p>
          </table:table-cell>
          <table:table-cell office:value-type="float" office:value="2.23529411764706" calcext:value-type="float">
            <text:p>2.23529411764706</text:p>
          </table:table-cell>
          <table:table-cell/>
          <table:table-cell office:value-type="string" calcext:value-type="string">
            <text:p>Malays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3.95032397408207" calcext:value-type="float">
            <text:p>3.95032397408207</text:p>
          </table:table-cell>
          <table:table-cell/>
          <table:table-cell office:value-type="string" calcext:value-type="string">
            <text:p>Singapore</text:p>
          </table:table-cell>
          <table:table-cell office:value-type="float" office:value="13.8571428571429" calcext:value-type="float">
            <text:p>13.8571428571429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12.8888888888889" calcext:value-type="float">
            <text:p>12.8888888888889</text:p>
          </table:table-cell>
        </table:table-row>
        <table:table-row table:style-name="ro1">
          <table:table-cell office:value-type="string" calcext:value-type="string">
            <text:p>Mexico</text:p>
          </table:table-cell>
          <table:table-cell office:value-type="float" office:value="2.28571428571429" calcext:value-type="float">
            <text:p>2.28571428571429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2.28571428571429" calcext:value-type="float">
            <text:p>2.28571428571429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4.01978021978022" calcext:value-type="float">
            <text:p>4.01978021978022</text:p>
          </table:table-cell>
          <table:table-cell/>
          <table:table-cell office:value-type="string" calcext:value-type="string">
            <text:p>Hungary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Turkey</text:p>
          </table:table-cell>
          <table:table-cell office:value-type="float" office:value="14.5" calcext:value-type="float">
            <text:p>14.5</text:p>
          </table:table-cell>
          <table:table-cell/>
          <table:table-cell office:value-type="string" calcext:value-type="string">
            <text:p>Guangzhou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Denmark</text:p>
          </table:table-cell>
          <table:table-cell office:value-type="float" office:value="2.28813559322034" calcext:value-type="float">
            <text:p>2.28813559322034</text:p>
          </table:table-cell>
          <table:table-cell/>
          <table:table-cell office:value-type="string" calcext:value-type="string">
            <text:p>Denmark</text:p>
          </table:table-cell>
          <table:table-cell office:value-type="float" office:value="2.28813559322034" calcext:value-type="float">
            <text:p>2.28813559322034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4.33333333333333" calcext:value-type="float">
            <text:p>4.33333333333333</text:p>
          </table:table-cell>
          <table:table-cell/>
          <table:table-cell office:value-type="string" calcext:value-type="string">
            <text:p>Malaysia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16.3" calcext:value-type="float">
            <text:p>16.3</text:p>
          </table:table-cell>
          <table:table-cell/>
          <table:table-cell office:value-type="string" calcext:value-type="string">
            <text:p>Vietnam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Greece</text:p>
          </table:table-cell>
          <table:table-cell office:value-type="float" office:value="2.3125" calcext:value-type="float">
            <text:p>2.3125</text:p>
          </table:table-cell>
          <table:table-cell/>
          <table:table-cell office:value-type="string" calcext:value-type="string">
            <text:p>Greece</text:p>
          </table:table-cell>
          <table:table-cell office:value-type="float" office:value="2.3125" calcext:value-type="float">
            <text:p>2.3125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4.41176470588235" calcext:value-type="float">
            <text:p>4.41176470588235</text:p>
          </table:table-cell>
          <table:table-cell/>
          <table:table-cell office:value-type="string" calcext:value-type="string">
            <text:p>Georgia</text:p>
          </table:table-cell>
          <table:table-cell office:value-type="float" office:value="4.33333333333333" calcext:value-type="float">
            <text:p>4.33333333333333</text:p>
          </table:table-cell>
          <table:table-cell/>
          <table:table-cell office:value-type="string" calcext:value-type="string">
            <text:p>HongKong</text:p>
          </table:table-cell>
          <table:table-cell office:value-type="float" office:value="16.3333333333333" calcext:value-type="float">
            <text:p>16.3333333333333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20.4" calcext:value-type="float">
            <text:p>20.4</text:p>
          </table:table-cell>
        </table:table-row>
        <table:table-row table:style-name="ro1">
          <table:table-cell office:value-type="string" calcext:value-type="string">
            <text:p>USA</text:p>
          </table:table-cell>
          <table:table-cell office:value-type="float" office:value="2.3524115755627" calcext:value-type="float">
            <text:p>2.3524115755627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.3524115755627" calcext:value-type="float">
            <text:p>2.3524115755627</text:p>
          </table:table-cell>
          <table:table-cell/>
          <table:table-cell office:value-type="string" calcext:value-type="string">
            <text:p>Hungary</text:p>
          </table:table-cell>
          <table:table-cell office:value-type="float" office:value="4.57142857142857" calcext:value-type="float">
            <text:p>4.57142857142857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4.54545454545455" calcext:value-type="float">
            <text:p>4.54545454545455</text:p>
          </table:table-cell>
          <table:table-cell/>
          <table:table-cell office:value-type="string" calcext:value-type="string">
            <text:p>Finland</text:p>
          </table:table-cell>
          <table:table-cell office:value-type="float" office:value="16.5" calcext:value-type="float">
            <text:p>16.5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England</text:p>
          </table:table-cell>
          <table:table-cell office:value-type="float" office:value="2.36115107913669" calcext:value-type="float">
            <text:p>2.36115107913669</text:p>
          </table:table-cell>
          <table:table-cell/>
          <table:table-cell office:value-type="string" calcext:value-type="string">
            <text:p>England</text:p>
          </table:table-cell>
          <table:table-cell office:value-type="float" office:value="2.36115107913669" calcext:value-type="float">
            <text:p>2.36115107913669</text:p>
          </table:table-cell>
          <table:table-cell/>
          <table:table-cell office:value-type="string" calcext:value-type="string">
            <text:p>Greece</text:p>
          </table:table-cell>
          <table:table-cell office:value-type="float" office:value="4.625" calcext:value-type="float">
            <text:p>4.625</text:p>
          </table:table-cell>
          <table:table-cell/>
          <table:table-cell office:value-type="string" calcext:value-type="string">
            <text:p>Denmark</text:p>
          </table:table-cell>
          <table:table-cell office:value-type="float" office:value="4.57627118644068" calcext:value-type="float">
            <text:p>4.57627118644068</text:p>
          </table:table-cell>
          <table:table-cell/>
          <table:table-cell office:value-type="string" calcext:value-type="string">
            <text:p>Taiwan</text:p>
          </table:table-cell>
          <table:table-cell office:value-type="float" office:value="16.75" calcext:value-type="float">
            <text:p>16.75</text:p>
          </table:table-cell>
          <table:table-cell/>
          <table:table-cell office:value-type="string" calcext:value-type="string">
            <text:p>Hangzhou</text:p>
          </table:table-cell>
          <table:table-cell office:value-type="float" office:value="21.5" calcext:value-type="float">
            <text:p>21.5</text:p>
          </table:table-cell>
        </table:table-row>
        <table:table-row table:style-name="ro1">
          <table:table-cell office:value-type="string" calcext:value-type="string">
            <text:p>Norwa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Norway</text:p>
          </table:table-cell>
          <table:table-cell office:value-type="float" office:value="2.4" calcext:value-type="float">
            <text:p>2.4</text:p>
          </table:table-cell>
          <table:table-cell/>
          <table:table-cell office:value-type="string" calcext:value-type="string">
            <text:p>Denmark</text:p>
          </table:table-cell>
          <table:table-cell office:value-type="float" office:value="4.6551724137931" calcext:value-type="float">
            <text:p>4.6551724137931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4.60714285714286" calcext:value-type="float">
            <text:p>4.60714285714286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2.3048780487805" calcext:value-type="float">
            <text:p>22.3048780487805</text:p>
          </table:table-cell>
        </table:table-row>
        <table:table-row table:style-name="ro1">
          <table:table-cell office:value-type="string" calcext:value-type="string">
            <text:p>Canada</text:p>
          </table:table-cell>
          <table:table-cell office:value-type="float" office:value="2.43396226415094" calcext:value-type="float">
            <text:p>2.43396226415094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2.43396226415094" calcext:value-type="float">
            <text:p>2.43396226415094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4.67592592592593" calcext:value-type="float">
            <text:p>4.67592592592593</text:p>
          </table:table-cell>
          <table:table-cell/>
          <table:table-cell office:value-type="string" calcext:value-type="string">
            <text:p>Greece</text:p>
          </table:table-cell>
          <table:table-cell office:value-type="float" office:value="4.625" calcext:value-type="float">
            <text:p>4.625</text:p>
          </table:table-cell>
          <table:table-cell/>
          <table:table-cell office:value-type="string" calcext:value-type="string">
            <text:p>Thailand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England</text:p>
          </table:table-cell>
          <table:table-cell office:value-type="float" office:value="24.4925373134328" calcext:value-type="float">
            <text:p>24.4925373134328</text:p>
          </table:table-cell>
        </table:table-row>
        <table:table-row table:style-name="ro1">
          <table:table-cell office:value-type="string" calcext:value-type="string">
            <text:p>Ireland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string" calcext:value-type="string">
            <text:p>Guangzhou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4.80952380952381" calcext:value-type="float">
            <text:p>4.80952380952381</text:p>
          </table:table-cell>
          <table:table-cell/>
          <table:table-cell office:value-type="string" calcext:value-type="string">
            <text:p>Vietnam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24.75" calcext:value-type="float">
            <text:p>24.75</text:p>
          </table:table-cell>
        </table:table-row>
        <table:table-row table:style-name="ro1">
          <table:table-cell office:value-type="string" calcext:value-type="string">
            <text:p>Japan</text:p>
          </table:table-cell>
          <table:table-cell office:value-type="float" office:value="2.53846153846154" calcext:value-type="float">
            <text:p>2.53846153846154</text:p>
          </table:table-cell>
          <table:table-cell/>
          <table:table-cell office:value-type="string" calcext:value-type="string">
            <text:p>Japan</text:p>
          </table:table-cell>
          <table:table-cell office:value-type="float" office:value="2.53846153846154" calcext:value-type="float">
            <text:p>2.53846153846154</text:p>
          </table:table-cell>
          <table:table-cell/>
          <table:table-cell office:value-type="string" calcext:value-type="string">
            <text:p>Vietnam</text:p>
          </table:table-cell>
          <table:table-cell office:value-type="float" office:value="4.75" calcext:value-type="float">
            <text:p>4.75</text:p>
          </table:table-cell>
          <table:table-cell/>
          <table:table-cell office:value-type="string" calcext:value-type="string">
            <text:p>Wuhan</text:p>
          </table:table-cell>
          <table:table-cell office:value-type="float" office:value="4.83333333333333" calcext:value-type="float">
            <text:p>4.83333333333333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19.6666666666667" calcext:value-type="float">
            <text:p>19.6666666666667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Germany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2.625" calcext:value-type="float">
            <text:p>2.625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4.77777777777778" calcext:value-type="float">
            <text:p>4.77777777777778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4.84615384615385" calcext:value-type="float">
            <text:p>4.84615384615385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25.8" calcext:value-type="float">
            <text:p>25.8</text:p>
          </table:table-cell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float" office:value="2.63020833333333" calcext:value-type="float">
            <text:p>2.63020833333333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.63020833333333" calcext:value-type="float">
            <text:p>2.63020833333333</text:p>
          </table:table-cell>
          <table:table-cell/>
          <table:table-cell office:value-type="string" calcext:value-type="string">
            <text:p>Germany</text:p>
          </table:table-cell>
          <table:table-cell office:value-type="float" office:value="4.84615384615385" calcext:value-type="float">
            <text:p>4.84615384615385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Norway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Italy</text:p>
          </table:table-cell>
          <table:table-cell office:value-type="float" office:value="28.5" calcext:value-type="float">
            <text:p>28.5</text:p>
          </table:table-cell>
        </table:table-row>
        <table:table-row table:style-name="ro1">
          <table:table-cell office:value-type="string" calcext:value-type="string">
            <text:p>Russia</text:p>
          </table:table-cell>
          <table:table-cell office:value-type="float" office:value="2.63157894736842" calcext:value-type="float">
            <text:p>2.63157894736842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2.63157894736842" calcext:value-type="float">
            <text:p>2.63157894736842</text:p>
          </table:table-cell>
          <table:table-cell/>
          <table:table-cell office:value-type="string" calcext:value-type="string">
            <text:p>Ireland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Guangzhou</text:p>
          </table:table-cell>
          <table:table-cell office:value-type="float" office:value="5.42857142857143" calcext:value-type="float">
            <text:p>5.42857142857143</text:p>
          </table:table-cell>
          <table:table-cell/>
          <table:table-cell office:value-type="string" calcext:value-type="string">
            <text:p>Denmark</text:p>
          </table:table-cell>
          <table:table-cell office:value-type="float" office:value="24.5454545454545" calcext:value-type="float">
            <text:p>24.5454545454545</text:p>
          </table:table-cell>
          <table:table-cell/>
          <table:table-cell office:value-type="string" calcext:value-type="string">
            <text:p>Wuhan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CzechRepublic</text:p>
          </table:table-cell>
          <table:table-cell office:value-type="float" office:value="2.63636363636364" calcext:value-type="float">
            <text:p>2.63636363636364</text:p>
          </table:table-cell>
          <table:table-cell/>
          <table:table-cell office:value-type="string" calcext:value-type="string">
            <text:p>CzechRepublic</text:p>
          </table:table-cell>
          <table:table-cell office:value-type="float" office:value="2.63636363636364" calcext:value-type="float">
            <text:p>2.63636363636364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5.33333333333333" calcext:value-type="float">
            <text:p>5.33333333333333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5.53804347826087" calcext:value-type="float">
            <text:p>5.53804347826087</text:p>
          </table:table-cell>
          <table:table-cell/>
          <table:table-cell office:value-type="string" calcext:value-type="string">
            <text:p>Scotland</text:p>
          </table:table-cell>
          <table:table-cell office:value-type="float" office:value="25.1785714285714" calcext:value-type="float">
            <text:p>25.1785714285714</text:p>
          </table:table-cell>
          <table:table-cell/>
          <table:table-cell office:value-type="string" calcext:value-type="string">
            <text:p>Switzerland</text:p>
          </table:table-cell>
          <table:table-cell office:value-type="float" office:value="29.5" calcext:value-type="float">
            <text:p>29.5</text:p>
          </table:table-cell>
        </table:table-row>
        <table:table-row table:style-name="ro1">
          <table:table-cell office:value-type="string" calcext:value-type="string">
            <text:p>Beijing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Beijing</text:p>
          </table:table-cell>
          <table:table-cell office:value-type="float" office:value="2.7" calcext:value-type="float">
            <text:p>2.7</text:p>
          </table:table-cell>
          <table:table-cell/>
          <table:table-cell office:value-type="string" calcext:value-type="string">
            <text:p>Finland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string" calcext:value-type="string">
            <text:p>Turkey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celand</text:p>
          </table:table-cell>
          <table:table-cell office:value-type="float" office:value="34.4666666666667" calcext:value-type="float">
            <text:p>34.4666666666667</text:p>
          </table:table-cell>
        </table:table-row>
        <table:table-row table:style-name="ro1">
          <table:table-cell office:value-type="string" calcext:value-type="string">
            <text:p>Luxembourg</text:p>
          </table:table-cell>
          <table:table-cell office:value-type="float" office:value="2.96551724137931" calcext:value-type="float">
            <text:p>2.96551724137931</text:p>
          </table:table-cell>
          <table:table-cell/>
          <table:table-cell office:value-type="string" calcext:value-type="string">
            <text:p>Luxembourg</text:p>
          </table:table-cell>
          <table:table-cell office:value-type="float" office:value="2.96551724137931" calcext:value-type="float">
            <text:p>2.96551724137931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5.56830601092896" calcext:value-type="float">
            <text:p>5.56830601092896</text:p>
          </table:table-cell>
          <table:table-cell/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USA</text:p>
          </table:table-cell>
          <table:table-cell office:value-type="float" office:value="27.2985074626866" calcext:value-type="float">
            <text:p>27.2985074626866</text:p>
          </table:table-cell>
          <table:table-cell/>
          <table:table-cell office:value-type="string" calcext:value-type="string">
            <text:p>Sweden</text:p>
          </table:table-cell>
          <table:table-cell office:value-type="float" office:value="34.6666666666667" calcext:value-type="float">
            <text:p>34.6666666666667</text:p>
          </table:table-cell>
        </table:table-row>
        <table:table-row table:style-name="ro1">
          <table:table-cell office:value-type="string" calcext:value-type="string">
            <text:p>Portugal</text:p>
          </table:table-cell>
          <table:table-cell office:value-type="float" office:value="3.09375" calcext:value-type="float">
            <text:p>3.09375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3.09375" calcext:value-type="float">
            <text:p>3.09375</text:p>
          </table:table-cell>
          <table:table-cell/>
          <table:table-cell office:value-type="string" calcext:value-type="string">
            <text:p>Iceland</text:p>
          </table:table-cell>
          <table:table-cell office:value-type="float" office:value="5.6195652173913" calcext:value-type="float">
            <text:p>5.6195652173913</text:p>
          </table:table-cell>
          <table:table-cell/>
          <table:table-cell office:value-type="string" calcext:value-type="string">
            <text:p>Iceland</text:p>
          </table:table-cell>
          <table:table-cell office:value-type="float" office:value="6.08235294117647" calcext:value-type="float">
            <text:p>6.08235294117647</text:p>
          </table:table-cell>
          <table:table-cell/>
          <table:table-cell office:value-type="string" calcext:value-type="string">
            <text:p>Wuhan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Greece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Turkey</text:p>
          </table:table-cell>
          <table:table-cell office:value-type="float" office:value="3.22222222222222" calcext:value-type="float">
            <text:p>3.22222222222222</text:p>
          </table:table-cell>
          <table:table-cell/>
          <table:table-cell office:value-type="string" calcext:value-type="string">
            <text:p>Turkey</text:p>
          </table:table-cell>
          <table:table-cell office:value-type="float" office:value="3.22222222222222" calcext:value-type="float">
            <text:p>3.22222222222222</text:p>
          </table:table-cell>
          <table:table-cell/>
          <table:table-cell office:value-type="string" calcext:value-type="string">
            <text:p>Turkey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Luxembourg</text:p>
          </table:table-cell>
          <table:table-cell office:value-type="float" office:value="6.14285714285714" calcext:value-type="float">
            <text:p>6.14285714285714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29.7058823529412" calcext:value-type="float">
            <text:p>29.7058823529412</text:p>
          </table:table-cell>
          <table:table-cell/>
          <table:table-cell office:value-type="string" calcext:value-type="string">
            <text:p>DRC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angzhou</text:p>
          </table:table-cell>
          <table:table-cell office:value-type="float" office:value="3.30769230769231" calcext:value-type="float">
            <text:p>3.30769230769231</text:p>
          </table:table-cell>
          <table:table-cell/>
          <table:table-cell office:value-type="string" calcext:value-type="string">
            <text:p>Hangzhou</text:p>
          </table:table-cell>
          <table:table-cell office:value-type="float" office:value="3.30769230769231" calcext:value-type="float">
            <text:p>3.30769230769231</text:p>
          </table:table-cell>
          <table:table-cell/>
          <table:table-cell office:value-type="string" calcext:value-type="string">
            <text:p>Wuhan</text:p>
          </table:table-cell>
          <table:table-cell office:value-type="float" office:value="5.8" calcext:value-type="float">
            <text:p>5.8</text:p>
          </table:table-cell>
          <table:table-cell/>
          <table:table-cell office:value-type="string" calcext:value-type="string">
            <text:p>Vietnam</text:p>
          </table:table-cell>
          <table:table-cell office:value-type="float" office:value="6.33333333333333" calcext:value-type="float">
            <text:p>6.33333333333333</text:p>
          </table:table-cell>
          <table:table-cell/>
          <table:table-cell office:value-type="string" calcext:value-type="string">
            <text:p>Hungary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hanghai</text:p>
          </table:table-cell>
          <table:table-cell office:value-type="float" office:value="38.5" calcext:value-type="float">
            <text:p>38.5</text:p>
          </table:table-cell>
        </table:table-row>
        <table:table-row table:style-name="ro1">
          <table:table-cell office:value-type="string" calcext:value-type="string">
            <text:p>Australia</text:p>
          </table:table-cell>
          <table:table-cell office:value-type="float" office:value="3.65232974910394" calcext:value-type="float">
            <text:p>3.65232974910394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3.65232974910394" calcext:value-type="float">
            <text:p>3.65232974910394</text:p>
          </table:table-cell>
          <table:table-cell/>
          <table:table-cell office:value-type="string" calcext:value-type="string">
            <text:p>Norway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6.38461538461539" calcext:value-type="float">
            <text:p>6.38461538461539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Guangdong</text:p>
          </table:table-cell>
          <table:table-cell office:value-type="float" office:value="42.5" calcext:value-type="float">
            <text:p>42.5</text:p>
          </table:table-cell>
        </table:table-row>
        <table:table-row table:style-name="ro1">
          <table:table-cell office:value-type="string" calcext:value-type="string">
            <text:p>Finland</text:p>
          </table:table-cell>
          <table:table-cell office:value-type="float" office:value="3.66666666666667" calcext:value-type="float">
            <text:p>3.66666666666667</text:p>
          </table:table-cell>
          <table:table-cell/>
          <table:table-cell office:value-type="string" calcext:value-type="string">
            <text:p>Finland</text:p>
          </table:table-cell>
          <table:table-cell office:value-type="float" office:value="3.66666666666667" calcext:value-type="float">
            <text:p>3.66666666666667</text:p>
          </table:table-cell>
          <table:table-cell/>
          <table:table-cell office:value-type="string" calcext:value-type="string">
            <text:p>Hangzhou</text:p>
          </table:table-cell>
          <table:table-cell office:value-type="float" office:value="6.14285714285714" calcext:value-type="float">
            <text:p>6.14285714285714</text:p>
          </table:table-cell>
          <table:table-cell/>
          <table:table-cell office:value-type="string" calcext:value-type="string">
            <text:p>Finland</text:p>
          </table:table-cell>
          <table:table-cell office:value-type="float" office:value="6.6" calcext:value-type="float">
            <text:p>6.6</text:p>
          </table:table-cell>
          <table:table-cell/>
          <table:table-cell office:value-type="string" calcext:value-type="string">
            <text:p>India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cotland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Guangzhou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Guangzhou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Guangdong</text:p>
          </table:table-cell>
          <table:table-cell office:value-type="float" office:value="6.53846153846154" calcext:value-type="float">
            <text:p>6.53846153846154</text:p>
          </table:table-cell>
          <table:table-cell/>
          <table:table-cell office:value-type="string" calcext:value-type="string">
            <text:p>Guangdong</text:p>
          </table:table-cell>
          <table:table-cell office:value-type="float" office:value="7.08333333333333" calcext:value-type="float">
            <text:p>7.08333333333333</text:p>
          </table:table-cell>
          <table:table-cell/>
          <table:table-cell office:value-type="string" calcext:value-type="string">
            <text:p>Belgium</text:p>
          </table:table-cell>
          <table:table-cell office:value-type="float" office:value="34.8" calcext:value-type="float">
            <text:p>34.8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49.5" calcext:value-type="float">
            <text:p>49.5</text:p>
          </table:table-cell>
        </table:table-row>
        <table:table-row table:style-name="ro1">
          <table:table-cell office:value-type="string" calcext:value-type="string">
            <text:p>Senegal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3.8" calcext:value-type="float">
            <text:p>3.8</text:p>
          </table:table-cell>
          <table:table-cell/>
          <table:table-cell office:value-type="string" calcext:value-type="string">
            <text:p>Luxembourg</text:p>
          </table:table-cell>
          <table:table-cell office:value-type="float" office:value="6.88" calcext:value-type="float">
            <text:p>6.88</text:p>
          </table:table-cell>
          <table:table-cell/>
          <table:table-cell office:value-type="string" calcext:value-type="string">
            <text:p>Hangzhou</text:p>
          </table:table-cell>
          <table:table-cell office:value-type="float" office:value="7.16666666666667" calcext:value-type="float">
            <text:p>7.16666666666667</text:p>
          </table:table-cell>
          <table:table-cell/>
          <table:table-cell office:value-type="string" calcext:value-type="string">
            <text:p>England</text:p>
          </table:table-cell>
          <table:table-cell office:value-type="float" office:value="39.0714285714286" calcext:value-type="float">
            <text:p>39.0714285714286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59.9411764705882" calcext:value-type="float">
            <text:p>59.9411764705882</text:p>
          </table:table-cell>
        </table:table-row>
        <table:table-row table:style-name="ro1">
          <table:table-cell office:value-type="string" calcext:value-type="string">
            <text:p>Iceland</text:p>
          </table:table-cell>
          <table:table-cell office:value-type="float" office:value="3.85820895522388" calcext:value-type="float">
            <text:p>3.85820895522388</text:p>
          </table:table-cell>
          <table:table-cell/>
          <table:table-cell office:value-type="string" calcext:value-type="string">
            <text:p>Iceland</text:p>
          </table:table-cell>
          <table:table-cell office:value-type="float" office:value="3.85820895522388" calcext:value-type="float">
            <text:p>3.85820895522388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6.91666666666667" calcext:value-type="float">
            <text:p>6.91666666666667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7.61538461538462" calcext:value-type="float">
            <text:p>7.61538461538462</text:p>
          </table:table-cell>
          <table:table-cell/>
          <table:table-cell office:value-type="string" calcext:value-type="string">
            <text:p>Canada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Netherlands</text:p>
          </table:table-cell>
          <table:table-cell office:value-type="float" office:value="63.125" calcext:value-type="float">
            <text:p>63.125</text:p>
          </table:table-cell>
        </table:table-row>
        <table:table-row table:style-name="ro1">
          <table:table-cell office:value-type="string" calcext:value-type="string">
            <text:p>Brazil</text:p>
          </table:table-cell>
          <table:table-cell office:value-type="float" office:value="3.95238095238095" calcext:value-type="float">
            <text:p>3.95238095238095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3.95238095238095" calcext:value-type="float">
            <text:p>3.95238095238095</text:p>
          </table:table-cell>
          <table:table-cell/>
          <table:table-cell office:value-type="string" calcext:value-type="string">
            <text:p>Portugal</text:p>
          </table:table-cell>
          <table:table-cell office:value-type="float" office:value="7.07142857142857" calcext:value-type="float">
            <text:p>7.07142857142857</text:p>
          </table:table-cell>
          <table:table-cell/>
          <table:table-cell office:value-type="string" calcext:value-type="string">
            <text:p>Mexico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Iceland</text:p>
          </table:table-cell>
          <table:table-cell office:value-type="float" office:value="43.0833333333333" calcext:value-type="float">
            <text:p>43.0833333333333</text:p>
          </table:table-cell>
          <table:table-cell/>
          <table:table-cell office:value-type="string" calcext:value-type="string">
            <text:p>Spain</text:p>
          </table:table-cell>
          <table:table-cell office:value-type="float" office:value="81.5" calcext:value-type="float">
            <text:p>81.5</text:p>
          </table:table-cell>
        </table:table-row>
        <table:table-row table:style-name="ro1">
          <table:table-cell office:value-type="string" calcext:value-type="string">
            <text:p>Guangdong</text:p>
          </table:table-cell>
          <table:table-cell office:value-type="float" office:value="4.04761904761905" calcext:value-type="float">
            <text:p>4.04761904761905</text:p>
          </table:table-cell>
          <table:table-cell/>
          <table:table-cell office:value-type="string" calcext:value-type="string">
            <text:p>Guangdong</text:p>
          </table:table-cell>
          <table:table-cell office:value-type="float" office:value="4.04761904761905" calcext:value-type="float">
            <text:p>4.04761904761905</text:p>
          </table:table-cell>
          <table:table-cell/>
          <table:table-cell office:value-type="string" calcext:value-type="string">
            <text:p>Qata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RC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Russia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Brazil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Qata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Qata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ales</text:p>
          </table:table-cell>
          <table:table-cell office:value-type="float" office:value="12.5217391304348" calcext:value-type="float">
            <text:p>12.5217391304348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string" calcext:value-type="string">
            <text:p>Australia</text:p>
          </table:table-cell>
          <table:table-cell office:value-type="float" office:value="59.9411764705882" calcext:value-type="float">
            <text:p>59.9411764705882</text:p>
          </table:table-cell>
          <table:table-cell/>
          <table:table-cell office:value-type="string" calcext:value-type="string">
            <text:p>Denmark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DRC</text:p>
          </table:table-cell>
          <table:table-cell office:value-type="float" office:value="5.42857142857143" calcext:value-type="float">
            <text:p>5.42857142857143</text:p>
          </table:table-cell>
          <table:table-cell/>
          <table:table-cell office:value-type="string" calcext:value-type="string">
            <text:p>DRC</text:p>
          </table:table-cell>
          <table:table-cell office:value-type="float" office:value="5.42857142857143" calcext:value-type="float">
            <text:p>5.42857142857143</text:p>
          </table:table-cell>
          <table:table-cell/>
          <table:table-cell office:value-type="string" calcext:value-type="string">
            <text:p>DRC</text:p>
          </table:table-cell>
          <table:table-cell office:value-type="float" office:value="12.6666666666667" calcext:value-type="float">
            <text:p>12.6666666666667</text:p>
          </table:table-cell>
          <table:table-cell/>
          <table:table-cell office:value-type="string" calcext:value-type="string">
            <text:p>Qatar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ales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Wales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string" calcext:value-type="string">
            <text:p>Wal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ale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enegal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ales</text:p>
          </table:table-cell>
          <table:table-cell office:value-type="float" office:value="13.3953488372093" calcext:value-type="float">
            <text:p>13.3953488372093</text:p>
          </table:table-cell>
          <table:table-cell/>
          <table:table-cell office:value-type="string" calcext:value-type="string">
            <text:p>Luxembourg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France</text:p>
          </table:table-cell>
          <table:table-cell office:value-type="float" office:value="117" calcext:value-type="float">
            <text:p>117</text:p>
          </table:table-cell>
        </table:table-row>
      </table:table>
      <table:named-expressions/>
      <table:database-ranges>
        <table:database-range table:name="__Anonymous_Sheet_DB__1" table:target-range-address="'Counts &gt;= 10'.C1:'Counts &gt;= 10'.C1048576">
          <table:sort>
            <table:sort-by table:field-number="0" table:data-type="automatic"/>
          </table:sort>
        </table:database-range>
        <table:database-range table:name="__Anonymous_Sheet_DB__2" table:target-range-address="'Counts &gt;= 10, sort by sum'.A1:'Counts &gt;= 10, sort by sum'.H56"/>
        <table:database-range table:name="__Anonymous_Sheet_DB__3" table:target-range-address="'Counts &gt;= 10, sort by weighted sum'.A1:'Counts &gt;= 10, sort by weighted sum'.N56">
          <table:sort>
            <table:sort-by table:field-number="13" table:data-type="automatic"/>
          </table:sort>
        </table:database-range>
        <table:database-range table:name="__Anonymous_Sheet_DB__4" table:target-range-address="'Counts &gt;= 10 sort invididually'.P1:'Counts &gt;= 10 sort invididually'.Q56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6">00/00/0000</text:date>, <text:time style:data-style-name="N2" text:time-value="12:08:38.56819087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1-01T22:58:05.906354390</meta:creation-date>
    <dc:date>2020-11-06T12:19:07.530492073</dc:date>
    <meta:editing-duration>PT1H28M7S</meta:editing-duration>
    <meta:editing-cycles>14</meta:editing-cycles>
    <meta:generator>LibreOffice/7.0.3.1$Linux_X86_64 LibreOffice_project/00$Build-1</meta:generator>
    <meta:document-statistic meta:table-count="5" meta:cell-count="4149" meta:object-count="8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454cm" style:legend-expansion="high" chart:style-name="ch2"/>
        <chart:plot-area chart:style-name="ch3" table:cell-range-address="'Counts &gt;= 10'.B1:'Counts &gt;= 10'.E56" chart:data-source-has-labels="row" svg:x="0.32cm" svg:y="0.18cm" svg:width="12.984cm" svg:height="8.64cm">
          <chart:coordinate-region svg:x="0.756cm" svg:y="0.379cm" svg:width="12.22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'.B2:'Counts &gt;= 10'.B56" chart:label-cell-address="'Counts &gt;= 10'.B1:'Counts &gt;= 10'.B1" chart:class="chart:line">
            <chart:data-point chart:repeated="55"/>
          </chart:series>
          <chart:series chart:style-name="ch7" chart:values-cell-range-address="'Counts &gt;= 10'.C2:'Counts &gt;= 10'.C56" chart:label-cell-address="'Counts &gt;= 10'.C1:'Counts &gt;= 10'.C1" chart:class="chart:line">
            <chart:data-point chart:repeated="55"/>
          </chart:series>
          <chart:series chart:style-name="ch8" chart:values-cell-range-address="'Counts &gt;= 10'.D2:'Counts &gt;= 10'.D56" chart:label-cell-address="'Counts &gt;= 10'.D1:'Counts &gt;= 10'.D1" chart:class="chart:line">
            <chart:data-point chart:repeated="55"/>
          </chart:series>
          <chart:series chart:style-name="ch9" chart:values-cell-range-address="'Counts &gt;= 10'.E2:'Counts &gt;= 10'.E56" chart:label-cell-address="'Counts &gt;= 10'.E1:'Counts &gt;= 10'.E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msan</text:p>
                <draw:g>
                  <svg:desc>'Counts &gt;= 10'.B1:'Counts &gt;= 10'.B1</svg:desc>
                </draw:g>
              </table:table-cell>
              <table:table-cell office:value-type="string">
                <text:p>fmsao</text:p>
                <draw:g>
                  <svg:desc>'Counts &gt;= 10'.C1:'Counts &gt;= 10'.C1</svg:desc>
                </draw:g>
              </table:table-cell>
              <table:table-cell office:value-type="string">
                <text:p>smsan</text:p>
                <draw:g>
                  <svg:desc>'Counts &gt;= 10'.D1:'Counts &gt;= 10'.D1</svg:desc>
                </draw:g>
              </table:table-cell>
              <table:table-cell office:value-type="string">
                <text:p>smsao</text:p>
                <draw:g>
                  <svg:desc>'Counts &gt;= 10'.E1:'Counts &gt;= 10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73333333333333">
                <text:p>1.73333333333333</text:p>
                <draw:g>
                  <svg:desc>'Counts &gt;= 10'.B2:'Counts &gt;= 10'.B56</svg:desc>
                </draw:g>
              </table:table-cell>
              <table:table-cell office:value-type="float" office:value="1.73333333333333">
                <text:p>1.73333333333333</text:p>
                <draw:g>
                  <svg:desc>'Counts &gt;= 10'.C2:'Counts &gt;= 10'.C56</svg:desc>
                </draw:g>
              </table:table-cell>
              <table:table-cell office:value-type="float" office:value="2.16666666666667">
                <text:p>2.16666666666667</text:p>
                <draw:g>
                  <svg:desc>'Counts &gt;= 10'.D2:'Counts &gt;= 10'.D56</svg:desc>
                </draw:g>
              </table:table-cell>
              <table:table-cell office:value-type="float" office:value="2.16666666666667">
                <text:p>2.16666666666667</text:p>
                <draw:g>
                  <svg:desc>'Counts &gt;= 10'.E2:'Counts &gt;= 10'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5.56830601092896">
                <text:p>5.56830601092896</text:p>
              </table:table-cell>
              <table:table-cell office:value-type="float" office:value="5.53804347826087">
                <text:p>5.5380434782608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2.45070422535211">
                <text:p>2.45070422535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6.38461538461539">
                <text:p>6.3846153846153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4.77777777777778">
                <text:p>4.77777777777778</text:p>
              </table:table-cell>
              <table:table-cell office:value-type="float" office:value="4.60714285714286">
                <text:p>4.607142857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4.6551724137931">
                <text:p>4.6551724137931</text:p>
              </table:table-cell>
              <table:table-cell office:value-type="float" office:value="4.57627118644068">
                <text:p>4.57627118644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3.7380410022779">
                <text:p>3.7380410022779</text:p>
              </table:table-cell>
              <table:table-cell office:value-type="float" office:value="3.80742459396752">
                <text:p>3.8074245939675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3.20547945205479">
                <text:p>3.205479452054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4.84615384615385">
                <text:p>4.84615384615385</text:p>
              </table:table-cell>
              <table:table-cell office:value-type="float" office:value="4.84615384615385">
                <text:p>4.8461538461538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3125">
                <text:p>2.3125</text:p>
              </table:table-cell>
              <table:table-cell office:value-type="float" office:value="2.3125">
                <text:p>2.31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.75">
                <text:p>4.7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57894736842105">
                <text:p>2.57894736842105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5.6195652173913">
                <text:p>5.6195652173913</text:p>
              </table:table-cell>
              <table:table-cell office:value-type="float" office:value="6.08235294117647">
                <text:p>6.0823529411764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6.88">
                <text:p>6.8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4.67592592592593">
                <text:p>4.67592592592593</text:p>
              </table:table-cell>
              <table:table-cell office:value-type="float" office:value="4.80952380952381">
                <text:p>4.80952380952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9375">
                <text:p>3.09375</text:p>
              </table:table-cell>
              <table:table-cell office:value-type="float" office:value="3.09375">
                <text:p>3.09375</text:p>
              </table:table-cell>
              <table:table-cell office:value-type="float" office:value="7.07142857142857">
                <text:p>7.07142857142857</text:p>
              </table:table-cell>
              <table:table-cell office:value-type="float" office:value="7.61538461538462">
                <text:p>7.6153846153846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3.77005347593583">
                <text:p>3.77005347593583</text:p>
              </table:table-cell>
              <table:table-cell office:value-type="float" office:value="3.81081081081081">
                <text:p>3.8108108108108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19">
                <text:p>1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85185185185185">
                <text:p>2.85185185185185</text:p>
              </table:table-cell>
              <table:table-cell office:value-type="float" office:value="2.85185185185185">
                <text:p>2.8518518518518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34722222222222">
                <text:p>1.34722222222222</text:p>
              </table:table-cell>
              <table:table-cell office:value-type="float" office:value="1.34722222222222">
                <text:p>1.34722222222222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3.03125">
                <text:p>3.03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3.62222222222222">
                <text:p>3.62222222222222</text:p>
              </table:table-cell>
              <table:table-cell office:value-type="float" office:value="3.39583333333333">
                <text:p>3.3958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2.73684210526316">
                <text:p>2.7368421052631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3.10526315789474">
                <text:p>3.105263157894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3.35">
                <text:p>3.35</text:p>
              </table:table-cell>
              <table:table-cell office:value-type="float" office:value="3.19047619047619">
                <text:p>3.1904761904761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3.8">
                <text:p>3.8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47058823529412">
                <text:p>1.47058823529412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4.01978021978022">
                <text:p>4.01978021978022</text:p>
              </table:table-cell>
              <table:table-cell office:value-type="float" office:value="3.95032397408207">
                <text:p>3.9503239740820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4.75">
                <text:p>4.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5217391304348">
                <text:p>12.5217391304348</text:p>
              </table:table-cell>
              <table:table-cell office:value-type="float" office:value="13.3953488372093">
                <text:p>13.395348837209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5.8">
                <text:p>5.8</text:p>
              </table:table-cell>
              <table:table-cell office:value-type="float" office:value="4.83333333333333">
                <text:p>4.833333333333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1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2cm" svg:height="9cm" xlink:href=".." xlink:type="simple" chart:class="chart:line" chart:style-name="ch1">
        <chart:legend chart:legend-position="end" svg:x="13.939cm" svg:y="3.952cm" style:legend-expansion="high" chart:style-name="ch2"/>
        <chart:plot-area chart:style-name="ch3" table:cell-range-address="'Counts &gt;= 10'.F1:'Counts &gt;= 10'.G56" chart:data-source-has-labels="row" svg:x="0.334cm" svg:y="0.18cm" svg:width="13.271cm" svg:height="8.64cm">
          <chart:coordinate-region svg:x="0.955cm" svg:y="0.379cm" svg:width="12.32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'.F2:'Counts &gt;= 10'.F56" chart:label-cell-address="'Counts &gt;= 10'.F1:'Counts &gt;= 10'.F1" chart:class="chart:line">
            <chart:data-point chart:repeated="55"/>
          </chart:series>
          <chart:series chart:style-name="ch7" chart:values-cell-range-address="'Counts &gt;= 10'.G2:'Counts &gt;= 10'.G56" chart:label-cell-address="'Counts &gt;= 10'.G1:'Counts &gt;= 10'.G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in-smet</text:p>
                <draw:g>
                  <svg:desc>'Counts &gt;= 10'.F1:'Counts &gt;= 10'.F1</svg:desc>
                </draw:g>
              </table:table-cell>
              <table:table-cell office:value-type="string">
                <text:p>thin-ssst</text:p>
                <draw:g>
                  <svg:desc>'Counts &gt;= 10'.G1:'Counts &gt;= 10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nts &gt;= 10'.F2:'Counts &gt;= 10'.F56</svg:desc>
                </draw:g>
              </table:table-cell>
              <table:table-cell office:value-type="float" office:value="6.5">
                <text:p>6.5</text:p>
                <draw:g>
                  <svg:desc>'Counts &gt;= 10'.G2:'Counts &gt;= 10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9411764705882">
                <text:p>59.9411764705882</text:p>
              </table:table-cell>
              <table:table-cell office:value-type="float" office:value="59.9411764705882">
                <text:p>59.941176470588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3.5">
                <text:p>13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4.8">
                <text:p>34.8</text:p>
              </table:table-cell>
              <table:table-cell office:value-type="float" office:value="12.8888888888889">
                <text:p>12.888888888888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.5454545454545">
                <text:p>24.54545454545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9.0714285714286">
                <text:p>39.0714285714286</text:p>
              </table:table-cell>
              <table:table-cell office:value-type="float" office:value="24.4925373134328">
                <text:p>24.49253731343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2.1428571428571">
                <text:p>12.142857142857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6">
                <text:p>7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">
                <text:p>8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34.4666666666667">
                <text:p>34.4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4">
                <text:p>3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">
                <text:p>1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5">
                <text:p>5.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9.7058823529412">
                <text:p>29.7058823529412</text:p>
              </table:table-cell>
              <table:table-cell office:value-type="float" office:value="63.125">
                <text:p>63.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3">
                <text:p>3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1785714285714">
                <text:p>25.17857142857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7">
                <text:p>7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3.8571428571429">
                <text:p>13.8571428571429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5">
                <text:p>6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6.3">
                <text:p>16.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.4">
                <text:p>10.4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4.5">
                <text:p>14.5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.25">
                <text:p>6.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2985074626866">
                <text:p>27.2985074626866</text:p>
              </table:table-cell>
              <table:table-cell office:value-type="float" office:value="22.3048780487805">
                <text:p>22.304878048780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3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454cm" style:legend-expansion="high" chart:style-name="ch2"/>
        <chart:plot-area chart:style-name="ch3" table:cell-range-address="'Counts &gt;= 10, sort by sum'.B1:'Counts &gt;= 10, sort by sum'.E56" chart:data-source-has-labels="row" svg:x="0.32cm" svg:y="0.18cm" svg:width="12.984cm" svg:height="8.64cm">
          <chart:coordinate-region svg:x="0.756cm" svg:y="0.379cm" svg:width="12.22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, sort by sum'.B2:'Counts &gt;= 10, sort by sum'.B56" chart:label-cell-address="'Counts &gt;= 10, sort by sum'.B1:'Counts &gt;= 10, sort by sum'.B1" chart:class="chart:line">
            <chart:data-point chart:repeated="55"/>
          </chart:series>
          <chart:series chart:style-name="ch7" chart:values-cell-range-address="'Counts &gt;= 10, sort by sum'.C2:'Counts &gt;= 10, sort by sum'.C56" chart:label-cell-address="'Counts &gt;= 10, sort by sum'.C1:'Counts &gt;= 10, sort by sum'.C1" chart:class="chart:line">
            <chart:data-point chart:repeated="55"/>
          </chart:series>
          <chart:series chart:style-name="ch8" chart:values-cell-range-address="'Counts &gt;= 10, sort by sum'.D2:'Counts &gt;= 10, sort by sum'.D56" chart:label-cell-address="'Counts &gt;= 10, sort by sum'.D1:'Counts &gt;= 10, sort by sum'.D1" chart:class="chart:line">
            <chart:data-point chart:repeated="55"/>
          </chart:series>
          <chart:series chart:style-name="ch9" chart:values-cell-range-address="'Counts &gt;= 10, sort by sum'.E2:'Counts &gt;= 10, sort by sum'.E56" chart:label-cell-address="'Counts &gt;= 10, sort by sum'.E1:'Counts &gt;= 10, sort by sum'.E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msan</text:p>
                <draw:g>
                  <svg:desc>'Counts &gt;= 10, sort by sum'.B1:'Counts &gt;= 10, sort by sum'.B1</svg:desc>
                </draw:g>
              </table:table-cell>
              <table:table-cell office:value-type="string">
                <text:p>fmsao</text:p>
                <draw:g>
                  <svg:desc>'Counts &gt;= 10, sort by sum'.C1:'Counts &gt;= 10, sort by sum'.C1</svg:desc>
                </draw:g>
              </table:table-cell>
              <table:table-cell office:value-type="string">
                <text:p>smsan</text:p>
                <draw:g>
                  <svg:desc>'Counts &gt;= 10, sort by sum'.D1:'Counts &gt;= 10, sort by sum'.D1</svg:desc>
                </draw:g>
              </table:table-cell>
              <table:table-cell office:value-type="string">
                <text:p>smsao</text:p>
                <draw:g>
                  <svg:desc>'Counts &gt;= 10, sort by sum'.E1:'Counts &gt;= 10, sort by sum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Counts &gt;= 10, sort by sum'.B2:'Counts &gt;= 10, sort by sum'.B56</svg:desc>
                </draw:g>
              </table:table-cell>
              <table:table-cell office:value-type="float" office:value="1.5">
                <text:p>1.5</text:p>
                <draw:g>
                  <svg:desc>'Counts &gt;= 10, sort by sum'.C2:'Counts &gt;= 10, sort by sum'.C56</svg:desc>
                </draw:g>
              </table:table-cell>
              <table:table-cell office:value-type="float" office:value="3">
                <text:p>3</text:p>
                <draw:g>
                  <svg:desc>'Counts &gt;= 10, sort by sum'.D2:'Counts &gt;= 10, sort by sum'.D56</svg:desc>
                </draw:g>
              </table:table-cell>
              <table:table-cell office:value-type="float" office:value="3">
                <text:p>3</text:p>
                <draw:g>
                  <svg:desc>'Counts &gt;= 10, sort by sum'.E2:'Counts &gt;= 10, sort by sum'.E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47058823529412">
                <text:p>1.47058823529412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3.35">
                <text:p>3.35</text:p>
              </table:table-cell>
              <table:table-cell office:value-type="float" office:value="3.19047619047619">
                <text:p>3.190476190476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57894736842105">
                <text:p>2.57894736842105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3.8">
                <text:p>3.8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34722222222222">
                <text:p>1.34722222222222</text:p>
              </table:table-cell>
              <table:table-cell office:value-type="float" office:value="1.34722222222222">
                <text:p>1.34722222222222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3.03125">
                <text:p>3.03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19">
                <text:p>1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.75">
                <text:p>4.7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3125">
                <text:p>2.3125</text:p>
              </table:table-cell>
              <table:table-cell office:value-type="float" office:value="2.3125">
                <text:p>2.31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4.75">
                <text:p>4.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2.73684210526316">
                <text:p>2.7368421052631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85185185185185">
                <text:p>2.85185185185185</text:p>
              </table:table-cell>
              <table:table-cell office:value-type="float" office:value="2.85185185185185">
                <text:p>2.851851851851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2.45070422535211">
                <text:p>2.4507042253521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4.84615384615385">
                <text:p>4.84615384615385</text:p>
              </table:table-cell>
              <table:table-cell office:value-type="float" office:value="4.84615384615385">
                <text:p>4.8461538461538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3.10526315789474">
                <text:p>3.105263157894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4.01978021978022">
                <text:p>4.01978021978022</text:p>
              </table:table-cell>
              <table:table-cell office:value-type="float" office:value="3.95032397408207">
                <text:p>3.9503239740820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5.8">
                <text:p>5.8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3.7380410022779">
                <text:p>3.7380410022779</text:p>
              </table:table-cell>
              <table:table-cell office:value-type="float" office:value="3.80742459396752">
                <text:p>3.8074245939675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4.77777777777778">
                <text:p>4.77777777777778</text:p>
              </table:table-cell>
              <table:table-cell office:value-type="float" office:value="4.60714285714286">
                <text:p>4.6071428571428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3.77005347593583">
                <text:p>3.77005347593583</text:p>
              </table:table-cell>
              <table:table-cell office:value-type="float" office:value="3.81081081081081">
                <text:p>3.8108108108108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5.6195652173913">
                <text:p>5.6195652173913</text:p>
              </table:table-cell>
              <table:table-cell office:value-type="float" office:value="6.08235294117647">
                <text:p>6.0823529411764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09375">
                <text:p>3.09375</text:p>
              </table:table-cell>
              <table:table-cell office:value-type="float" office:value="3.09375">
                <text:p>3.09375</text:p>
              </table:table-cell>
              <table:table-cell office:value-type="float" office:value="7.07142857142857">
                <text:p>7.07142857142857</text:p>
              </table:table-cell>
              <table:table-cell office:value-type="float" office:value="7.61538461538462">
                <text:p>7.615384615384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6.38461538461539">
                <text:p>6.38461538461539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6.88">
                <text:p>6.8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4.67592592592593">
                <text:p>4.67592592592593</text:p>
              </table:table-cell>
              <table:table-cell office:value-type="float" office:value="4.80952380952381">
                <text:p>4.8095238095238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3.62222222222222">
                <text:p>3.62222222222222</text:p>
              </table:table-cell>
              <table:table-cell office:value-type="float" office:value="3.39583333333333">
                <text:p>3.3958333333333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4.6551724137931">
                <text:p>4.6551724137931</text:p>
              </table:table-cell>
              <table:table-cell office:value-type="float" office:value="4.57627118644068">
                <text:p>4.5762711864406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5.56830601092896">
                <text:p>5.56830601092896</text:p>
              </table:table-cell>
              <table:table-cell office:value-type="float" office:value="5.53804347826087">
                <text:p>5.5380434782608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3.20547945205479">
                <text:p>3.2054794520547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5217391304348">
                <text:p>12.5217391304348</text:p>
              </table:table-cell>
              <table:table-cell office:value-type="float" office:value="13.3953488372093">
                <text:p>13.395348837209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3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4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2cm" svg:height="9cm" xlink:href=".." xlink:type="simple" chart:class="chart:line" chart:style-name="ch1">
        <chart:legend chart:legend-position="end" svg:x="13.939cm" svg:y="3.952cm" style:legend-expansion="high" chart:style-name="ch2"/>
        <chart:plot-area chart:style-name="ch3" table:cell-range-address="'Counts &gt;= 10, sort by sum'.F1:'Counts &gt;= 10, sort by sum'.G56" chart:data-source-has-labels="row" svg:x="0.334cm" svg:y="0.18cm" svg:width="13.271cm" svg:height="8.64cm">
          <chart:coordinate-region svg:x="0.955cm" svg:y="0.379cm" svg:width="12.32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, sort by sum'.F2:'Counts &gt;= 10, sort by sum'.F56" chart:label-cell-address="'Counts &gt;= 10, sort by sum'.F1:'Counts &gt;= 10, sort by sum'.F1" chart:class="chart:line">
            <chart:data-point chart:repeated="55"/>
          </chart:series>
          <chart:series chart:style-name="ch7" chart:values-cell-range-address="'Counts &gt;= 10, sort by sum'.G2:'Counts &gt;= 10, sort by sum'.G56" chart:label-cell-address="'Counts &gt;= 10, sort by sum'.G1:'Counts &gt;= 10, sort by sum'.G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in-smet</text:p>
                <draw:g>
                  <svg:desc>'Counts &gt;= 10, sort by sum'.F1:'Counts &gt;= 10, sort by sum'.F1</svg:desc>
                </draw:g>
              </table:table-cell>
              <table:table-cell office:value-type="string">
                <text:p>thin-ssst</text:p>
                <draw:g>
                  <svg:desc>'Counts &gt;= 10, sort by sum'.G1:'Counts &gt;= 10, sort by sum'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nts &gt;= 10, sort by sum'.F2:'Counts &gt;= 10, sort by sum'.F56</svg:desc>
                </draw:g>
              </table:table-cell>
              <table:table-cell office:value-type="float" office:value="0">
                <text:p>0</text:p>
                <draw:g>
                  <svg:desc>'Counts &gt;= 10, sort by sum'.G2:'Counts &gt;= 10, sort by sum'.G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5">
                <text:p>6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.25">
                <text:p>6.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3.5">
                <text:p>13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.8571428571429">
                <text:p>13.8571428571429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4.5">
                <text:p>14.5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5">
                <text:p>5.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.6">
                <text:p>7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.6">
                <text:p>8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0.4">
                <text:p>10.4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7">
                <text:p>7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4.8">
                <text:p>34.8</text:p>
              </table:table-cell>
              <table:table-cell office:value-type="float" office:value="12.8888888888889">
                <text:p>12.888888888888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.2985074626866">
                <text:p>27.2985074626866</text:p>
              </table:table-cell>
              <table:table-cell office:value-type="float" office:value="22.3048780487805">
                <text:p>22.304878048780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4">
                <text:p>3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9.0714285714286">
                <text:p>39.0714285714286</text:p>
              </table:table-cell>
              <table:table-cell office:value-type="float" office:value="24.4925373134328">
                <text:p>24.492537313432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.1428571428571">
                <text:p>12.142857142857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.1785714285714">
                <text:p>25.17857142857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34.4666666666667">
                <text:p>34.46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">
                <text:p>3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9.7058823529412">
                <text:p>29.7058823529412</text:p>
              </table:table-cell>
              <table:table-cell office:value-type="float" office:value="63.125">
                <text:p>63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6.3">
                <text:p>16.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4.5454545454545">
                <text:p>24.54545454545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9411764705882">
                <text:p>59.9411764705882</text:p>
              </table:table-cell>
              <table:table-cell office:value-type="float" office:value="59.9411764705882">
                <text:p>59.941176470588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5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454cm" style:legend-expansion="high" chart:style-name="ch2"/>
        <chart:plot-area chart:style-name="ch3" table:cell-range-address="'Counts &gt;= 10, sort by weighted sum'.B1:'Counts &gt;= 10, sort by weighted sum'.B56 'Counts &gt;= 10, sort by weighted sum'.D1:'Counts &gt;= 10, sort by weighted sum'.D56 'Counts &gt;= 10, sort by weighted sum'.F1:'Counts &gt;= 10, sort by weighted sum'.F56 'Counts &gt;= 10, sort by weighted sum'.H1:'Counts &gt;= 10, sort by weighted sum'.H56" chart:data-source-has-labels="row" svg:x="0.32cm" svg:y="0.18cm" svg:width="12.984cm" svg:height="8.64cm">
          <chart:coordinate-region svg:x="0.756cm" svg:y="0.379cm" svg:width="12.22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, sort by weighted sum'.B2:'Counts &gt;= 10, sort by weighted sum'.B56" chart:label-cell-address="'Counts &gt;= 10, sort by weighted sum'.B1:'Counts &gt;= 10, sort by weighted sum'.B1" chart:class="chart:line">
            <chart:data-point chart:repeated="55"/>
          </chart:series>
          <chart:series chart:style-name="ch7" chart:values-cell-range-address="'Counts &gt;= 10, sort by weighted sum'.D2:'Counts &gt;= 10, sort by weighted sum'.D56" chart:label-cell-address="'Counts &gt;= 10, sort by weighted sum'.D1:'Counts &gt;= 10, sort by weighted sum'.D1" chart:class="chart:line">
            <chart:data-point chart:repeated="55"/>
          </chart:series>
          <chart:series chart:style-name="ch8" chart:values-cell-range-address="'Counts &gt;= 10, sort by weighted sum'.F2:'Counts &gt;= 10, sort by weighted sum'.F56" chart:label-cell-address="'Counts &gt;= 10, sort by weighted sum'.F1:'Counts &gt;= 10, sort by weighted sum'.F1" chart:class="chart:line">
            <chart:data-point chart:repeated="55"/>
          </chart:series>
          <chart:series chart:style-name="ch9" chart:values-cell-range-address="'Counts &gt;= 10, sort by weighted sum'.H2:'Counts &gt;= 10, sort by weighted sum'.H56" chart:label-cell-address="'Counts &gt;= 10, sort by weighted sum'.H1:'Counts &gt;= 10, sort by weighted sum'.H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msan</text:p>
                <draw:g>
                  <svg:desc>'Counts &gt;= 10, sort by weighted sum'.B1:'Counts &gt;= 10, sort by weighted sum'.B1</svg:desc>
                </draw:g>
              </table:table-cell>
              <table:table-cell office:value-type="string">
                <text:p>fmsao</text:p>
                <draw:g>
                  <svg:desc>'Counts &gt;= 10, sort by weighted sum'.D1:'Counts &gt;= 10, sort by weighted sum'.D1</svg:desc>
                </draw:g>
              </table:table-cell>
              <table:table-cell office:value-type="string">
                <text:p>smsan</text:p>
                <draw:g>
                  <svg:desc>'Counts &gt;= 10, sort by weighted sum'.F1:'Counts &gt;= 10, sort by weighted sum'.F1</svg:desc>
                </draw:g>
              </table:table-cell>
              <table:table-cell office:value-type="string">
                <text:p>smsao</text:p>
                <draw:g>
                  <svg:desc>'Counts &gt;= 10, sort by weighted sum'.H1:'Counts &gt;= 10, sort by weighted sum'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5">
                <text:p>1.5</text:p>
                <draw:g>
                  <svg:desc>'Counts &gt;= 10, sort by weighted sum'.B2:'Counts &gt;= 10, sort by weighted sum'.B56</svg:desc>
                </draw:g>
              </table:table-cell>
              <table:table-cell office:value-type="float" office:value="1.5">
                <text:p>1.5</text:p>
                <draw:g>
                  <svg:desc>'Counts &gt;= 10, sort by weighted sum'.D2:'Counts &gt;= 10, sort by weighted sum'.D56</svg:desc>
                </draw:g>
              </table:table-cell>
              <table:table-cell office:value-type="float" office:value="3">
                <text:p>3</text:p>
                <draw:g>
                  <svg:desc>'Counts &gt;= 10, sort by weighted sum'.F2:'Counts &gt;= 10, sort by weighted sum'.F56</svg:desc>
                </draw:g>
              </table:table-cell>
              <table:table-cell office:value-type="float" office:value="3">
                <text:p>3</text:p>
                <draw:g>
                  <svg:desc>'Counts &gt;= 10, sort by weighted sum'.H2:'Counts &gt;= 10, sort by weighted sum'.H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47058823529412">
                <text:p>1.47058823529412</text:p>
              </table:table-cell>
              <table:table-cell office:value-type="float" office:value="1.47058823529412">
                <text:p>1.470588235294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2.5">
                <text:p>2.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34722222222222">
                <text:p>1.34722222222222</text:p>
              </table:table-cell>
              <table:table-cell office:value-type="float" office:value="1.34722222222222">
                <text:p>1.34722222222222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3.03125">
                <text:p>3.03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3.35">
                <text:p>3.35</text:p>
              </table:table-cell>
              <table:table-cell office:value-type="float" office:value="3.19047619047619">
                <text:p>3.19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57894736842105">
                <text:p>2.57894736842105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3.8">
                <text:p>3.8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2.73684210526316">
                <text:p>2.73684210526316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85185185185185">
                <text:p>2.85185185185185</text:p>
              </table:table-cell>
              <table:table-cell office:value-type="float" office:value="2.85185185185185">
                <text:p>2.8518518518518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2.45070422535211">
                <text:p>2.45070422535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3.10526315789474">
                <text:p>3.105263157894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3125">
                <text:p>2.3125</text:p>
              </table:table-cell>
              <table:table-cell office:value-type="float" office:value="2.3125">
                <text:p>2.3125</text:p>
              </table:table-cell>
              <table:table-cell office:value-type="float" office:value="4.625">
                <text:p>4.625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4.75">
                <text:p>4.75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4.01978021978022">
                <text:p>4.01978021978022</text:p>
              </table:table-cell>
              <table:table-cell office:value-type="float" office:value="3.95032397408207">
                <text:p>3.9503239740820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4.84615384615385">
                <text:p>4.84615384615385</text:p>
              </table:table-cell>
              <table:table-cell office:value-type="float" office:value="4.84615384615385">
                <text:p>4.8461538461538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5.8">
                <text:p>5.8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5.5">
                <text:p>5.5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4.75">
                <text:p>4.7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5.8">
                <text:p>5.8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3.7380410022779">
                <text:p>3.7380410022779</text:p>
              </table:table-cell>
              <table:table-cell office:value-type="float" office:value="3.80742459396752">
                <text:p>3.8074245939675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3.77005347593583">
                <text:p>3.77005347593583</text:p>
              </table:table-cell>
              <table:table-cell office:value-type="float" office:value="3.81081081081081">
                <text:p>3.810810810810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3.62222222222222">
                <text:p>3.62222222222222</text:p>
              </table:table-cell>
              <table:table-cell office:value-type="float" office:value="3.39583333333333">
                <text:p>3.3958333333333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4.77777777777778">
                <text:p>4.77777777777778</text:p>
              </table:table-cell>
              <table:table-cell office:value-type="float" office:value="4.60714285714286">
                <text:p>4.6071428571428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4.67592592592593">
                <text:p>4.67592592592593</text:p>
              </table:table-cell>
              <table:table-cell office:value-type="float" office:value="4.80952380952381">
                <text:p>4.8095238095238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4.6551724137931">
                <text:p>4.6551724137931</text:p>
              </table:table-cell>
              <table:table-cell office:value-type="float" office:value="4.57627118644068">
                <text:p>4.5762711864406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3.20547945205479">
                <text:p>3.205479452054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19">
                <text:p>19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5.6195652173913">
                <text:p>5.6195652173913</text:p>
              </table:table-cell>
              <table:table-cell office:value-type="float" office:value="6.08235294117647">
                <text:p>6.0823529411764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09375">
                <text:p>3.09375</text:p>
              </table:table-cell>
              <table:table-cell office:value-type="float" office:value="3.09375">
                <text:p>3.09375</text:p>
              </table:table-cell>
              <table:table-cell office:value-type="float" office:value="7.07142857142857">
                <text:p>7.07142857142857</text:p>
              </table:table-cell>
              <table:table-cell office:value-type="float" office:value="7.61538461538462">
                <text:p>7.61538461538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6.38461538461539">
                <text:p>6.3846153846153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6.88">
                <text:p>6.8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5.56830601092896">
                <text:p>5.56830601092896</text:p>
              </table:table-cell>
              <table:table-cell office:value-type="float" office:value="5.53804347826087">
                <text:p>5.5380434782608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2.5217391304348">
                <text:p>12.5217391304348</text:p>
              </table:table-cell>
              <table:table-cell office:value-type="float" office:value="13.3953488372093">
                <text:p>13.395348837209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5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>
    <draw:gradient draw:name="Gradient_20_1" draw:display-name="Gradient 1" draw:style="linear" draw:start-color="#000000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0cm" draw:rotation="0"/>
    <draw:stroke-dash draw:name="Dashed_20__28_var_29__20_2" draw:display-name="Dashed (var) 2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2cm" svg:height="9cm" xlink:href=".." xlink:type="simple" chart:class="chart:line" chart:style-name="ch1">
        <chart:legend chart:legend-position="end" svg:x="13.939cm" svg:y="3.952cm" style:legend-expansion="high" chart:style-name="ch2"/>
        <chart:plot-area chart:style-name="ch3" table:cell-range-address="'Counts &gt;= 10, sort by weighted sum'.J1:'Counts &gt;= 10, sort by weighted sum'.J56 'Counts &gt;= 10, sort by weighted sum'.L1:'Counts &gt;= 10, sort by weighted sum'.L56" chart:data-source-has-labels="row" svg:x="0.334cm" svg:y="0.18cm" svg:width="13.271cm" svg:height="8.64cm">
          <chart:coordinate-region svg:x="0.955cm" svg:y="0.379cm" svg:width="12.32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, sort by weighted sum'.J2:'Counts &gt;= 10, sort by weighted sum'.J56" chart:label-cell-address="'Counts &gt;= 10, sort by weighted sum'.J1:'Counts &gt;= 10, sort by weighted sum'.J1" chart:class="chart:line">
            <chart:data-point chart:repeated="55"/>
          </chart:series>
          <chart:series chart:style-name="ch7" chart:values-cell-range-address="'Counts &gt;= 10, sort by weighted sum'.L2:'Counts &gt;= 10, sort by weighted sum'.L56" chart:label-cell-address="'Counts &gt;= 10, sort by weighted sum'.L1:'Counts &gt;= 10, sort by weighted sum'.L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in-smet</text:p>
                <draw:g>
                  <svg:desc>'Counts &gt;= 10, sort by weighted sum'.J1:'Counts &gt;= 10, sort by weighted sum'.J1</svg:desc>
                </draw:g>
              </table:table-cell>
              <table:table-cell office:value-type="string">
                <text:p>thin-ssst</text:p>
                <draw:g>
                  <svg:desc>'Counts &gt;= 10, sort by weighted sum'.L1:'Counts &gt;= 10, sort by weighted sum'.L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nts &gt;= 10, sort by weighted sum'.J2:'Counts &gt;= 10, sort by weighted sum'.J56</svg:desc>
                </draw:g>
              </table:table-cell>
              <table:table-cell office:value-type="float" office:value="0">
                <text:p>0</text:p>
                <draw:g>
                  <svg:desc>'Counts &gt;= 10, sort by weighted sum'.L2:'Counts &gt;= 10, sort by weighted sum'.L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.25">
                <text:p>6.2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5">
                <text:p>6.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3.8571428571429">
                <text:p>13.8571428571429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6.75">
                <text:p>16.7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.4">
                <text:p>10.4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">
                <text:p>7.7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.5">
                <text:p>13.5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4.8">
                <text:p>34.8</text:p>
              </table:table-cell>
              <table:table-cell office:value-type="float" office:value="12.8888888888889">
                <text:p>12.88888888888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.5">
                <text:p>5.5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9">
                <text:p>19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2">
                <text:p>3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4">
                <text:p>34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.2985074626866">
                <text:p>27.2985074626866</text:p>
              </table:table-cell>
              <table:table-cell office:value-type="float" office:value="22.3048780487805">
                <text:p>22.304878048780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4.5">
                <text:p>14.5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6.5">
                <text:p>16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7.6">
                <text:p>7.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9.0714285714286">
                <text:p>39.0714285714286</text:p>
              </table:table-cell>
              <table:table-cell office:value-type="float" office:value="24.4925373134328">
                <text:p>24.492537313432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.1785714285714">
                <text:p>25.178571428571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.6">
                <text:p>8.6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6.3">
                <text:p>16.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3">
                <text:p>43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.7058823529412">
                <text:p>29.7058823529412</text:p>
              </table:table-cell>
              <table:table-cell office:value-type="float" office:value="63.125">
                <text:p>63.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.1428571428571">
                <text:p>12.1428571428571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4.5454545454545">
                <text:p>24.545454545454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6">
                <text:p>26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34.4666666666667">
                <text:p>34.4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">
                <text:p>33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6">
                <text:p>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9.9411764705882">
                <text:p>59.9411764705882</text:p>
              </table:table-cell>
              <table:table-cell office:value-type="float" office:value="59.9411764705882">
                <text:p>59.941176470588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6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7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624cm" svg:y="3.454cm" style:legend-expansion="high" chart:style-name="ch2"/>
        <chart:plot-area chart:style-name="ch3" table:cell-range-address="'Counts &gt;= 10 sort invididually'.B1:'Counts &gt;= 10 sort invididually'.B56 'Counts &gt;= 10 sort invididually'.E1:'Counts &gt;= 10 sort invididually'.E56 'Counts &gt;= 10 sort invididually'.H1:'Counts &gt;= 10 sort invididually'.H56 'Counts &gt;= 10 sort invididually'.K1:'Counts &gt;= 10 sort invididually'.K56" chart:data-source-has-labels="row" svg:x="0.32cm" svg:y="0.18cm" svg:width="12.984cm" svg:height="8.64cm">
          <chart:coordinate-region svg:x="0.756cm" svg:y="0.379cm" svg:width="12.224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 sort invididually'.B2:'Counts &gt;= 10 sort invididually'.B56" chart:label-cell-address="'Counts &gt;= 10 sort invididually'.B1:'Counts &gt;= 10 sort invididually'.B1" chart:class="chart:line">
            <chart:data-point chart:repeated="55"/>
          </chart:series>
          <chart:series chart:style-name="ch7" chart:values-cell-range-address="'Counts &gt;= 10 sort invididually'.E2:'Counts &gt;= 10 sort invididually'.E56" chart:label-cell-address="'Counts &gt;= 10 sort invididually'.E1:'Counts &gt;= 10 sort invididually'.E1" chart:class="chart:line">
            <chart:data-point chart:repeated="55"/>
          </chart:series>
          <chart:series chart:style-name="ch8" chart:values-cell-range-address="'Counts &gt;= 10 sort invididually'.H2:'Counts &gt;= 10 sort invididually'.H56" chart:label-cell-address="'Counts &gt;= 10 sort invididually'.H1:'Counts &gt;= 10 sort invididually'.H1" chart:class="chart:line">
            <chart:data-point chart:repeated="55"/>
          </chart:series>
          <chart:series chart:style-name="ch9" chart:values-cell-range-address="'Counts &gt;= 10 sort invididually'.K2:'Counts &gt;= 10 sort invididually'.K56" chart:label-cell-address="'Counts &gt;= 10 sort invididually'.K1:'Counts &gt;= 10 sort invididually'.K1" chart:class="chart:line">
            <chart:data-point chart:repeated="5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msan</text:p>
                <draw:g>
                  <svg:desc>'Counts &gt;= 10 sort invididually'.B1:'Counts &gt;= 10 sort invididually'.B1</svg:desc>
                </draw:g>
              </table:table-cell>
              <table:table-cell office:value-type="string">
                <text:p>fmsao</text:p>
                <draw:g>
                  <svg:desc>'Counts &gt;= 10 sort invididually'.E1:'Counts &gt;= 10 sort invididually'.E1</svg:desc>
                </draw:g>
              </table:table-cell>
              <table:table-cell office:value-type="string">
                <text:p>smsan</text:p>
                <draw:g>
                  <svg:desc>'Counts &gt;= 10 sort invididually'.H1:'Counts &gt;= 10 sort invididually'.H1</svg:desc>
                </draw:g>
              </table:table-cell>
              <table:table-cell office:value-type="string">
                <text:p>smsao</text:p>
                <draw:g>
                  <svg:desc>'Counts &gt;= 10 sort invididually'.K1:'Counts &gt;= 10 sort invididually'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34722222222222">
                <text:p>1.34722222222222</text:p>
                <draw:g>
                  <svg:desc>'Counts &gt;= 10 sort invididually'.B2:'Counts &gt;= 10 sort invididually'.B56</svg:desc>
                </draw:g>
              </table:table-cell>
              <table:table-cell office:value-type="float" office:value="1.34722222222222">
                <text:p>1.34722222222222</text:p>
                <draw:g>
                  <svg:desc>'Counts &gt;= 10 sort invididually'.E2:'Counts &gt;= 10 sort invididually'.E56</svg:desc>
                </draw:g>
              </table:table-cell>
              <table:table-cell office:value-type="float" office:value="1.47058823529412">
                <text:p>1.47058823529412</text:p>
                <draw:g>
                  <svg:desc>'Counts &gt;= 10 sort invididually'.H2:'Counts &gt;= 10 sort invididually'.H56</svg:desc>
                </draw:g>
              </table:table-cell>
              <table:table-cell office:value-type="float" office:value="1.47058823529412">
                <text:p>1.47058823529412</text:p>
                <draw:g>
                  <svg:desc>'Counts &gt;= 10 sort invididually'.K2:'Counts &gt;= 10 sort invididually'.K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38888888888889">
                <text:p>1.38888888888889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42857142857143">
                <text:p>1.42857142857143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1.5">
                <text:p>1.5</text:p>
              </table:table-cell>
              <table:table-cell office:value-type="float" office:value="2.16666666666667">
                <text:p>2.1666666666666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1.57575757575758">
                <text:p>1.57575757575758</text:p>
              </table:table-cell>
              <table:table-cell office:value-type="float" office:value="2.41666666666667">
                <text:p>2.41666666666667</text:p>
              </table:table-cell>
              <table:table-cell office:value-type="float" office:value="2.16666666666667">
                <text:p>2.16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1.61538461538462">
                <text:p>1.61538461538462</text:p>
              </table:table-cell>
              <table:table-cell office:value-type="float" office:value="2.5">
                <text:p>2.5</text:p>
              </table:table-cell>
              <table:table-cell office:value-type="float" office:value="2.45070422535211">
                <text:p>2.4507042253521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1.65714285714286">
                <text:p>1.65714285714286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1.70802919708029">
                <text:p>1.70802919708029</text:p>
              </table:table-cell>
              <table:table-cell office:value-type="float" office:value="2.57894736842105">
                <text:p>2.57894736842105</text:p>
              </table:table-cell>
              <table:table-cell office:value-type="float" office:value="2.57894736842105">
                <text:p>2.5789473684210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1.71794871794872">
                <text:p>1.71794871794872</text:p>
              </table:table-cell>
              <table:table-cell office:value-type="float" office:value="2.68421052631579">
                <text:p>2.6842105263157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1.73333333333333">
                <text:p>1.73333333333333</text:p>
              </table:table-cell>
              <table:table-cell office:value-type="float" office:value="2.71428571428571">
                <text:p>2.71428571428571</text:p>
              </table:table-cell>
              <table:table-cell office:value-type="float" office:value="2.61538461538462">
                <text:p>2.615384615384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73684210526316">
                <text:p>2.73684210526316</text:p>
              </table:table-cell>
              <table:table-cell office:value-type="float" office:value="2.85185185185185">
                <text:p>2.8518518518518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2.85185185185185">
                <text:p>2.851851851851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1.85714285714286">
                <text:p>1.85714285714286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1.88888888888889">
                <text:p>1.88888888888889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9">
                <text:p>1.9</text:p>
              </table:table-cell>
              <table:table-cell office:value-type="float" office:value="1.9">
                <text:p>1.9</text:p>
              </table:table-cell>
              <table:table-cell office:value-type="float" office:value="3.10526315789474">
                <text:p>3.10526315789474</text:p>
              </table:table-cell>
              <table:table-cell office:value-type="float" office:value="3.03125">
                <text:p>3.03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1.91764705882353">
                <text:p>1.91764705882353</text:p>
              </table:table-cell>
              <table:table-cell office:value-type="float" office:value="3.12903225806452">
                <text:p>3.12903225806452</text:p>
              </table:table-cell>
              <table:table-cell office:value-type="float" office:value="3.10526315789474">
                <text:p>3.105263157894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1.93333333333333">
                <text:p>1.93333333333333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19047619047619">
                <text:p>3.1904761904761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28571428571429">
                <text:p>3.28571428571429</text:p>
              </table:table-cell>
              <table:table-cell office:value-type="float" office:value="3.20547945205479">
                <text:p>3.2054794520547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4285714285714">
                <text:p>3.34285714285714</text:p>
              </table:table-cell>
              <table:table-cell office:value-type="float" office:value="3.22222222222222">
                <text:p>3.2222222222222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.35">
                <text:p>3.35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2.03448275862069">
                <text:p>2.03448275862069</text:p>
              </table:table-cell>
              <table:table-cell office:value-type="float" office:value="3.62222222222222">
                <text:p>3.62222222222222</text:p>
              </table:table-cell>
              <table:table-cell office:value-type="float" office:value="3.39583333333333">
                <text:p>3.395833333333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2.04166666666667">
                <text:p>2.041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45454545454545">
                <text:p>3.4545454545454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2.09090909090909">
                <text:p>2.09090909090909</text:p>
              </table:table-cell>
              <table:table-cell office:value-type="float" office:value="3.7380410022779">
                <text:p>3.7380410022779</text:p>
              </table:table-cell>
              <table:table-cell office:value-type="float" office:value="3.53571428571429">
                <text:p>3.5357142857142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3.77005347593583">
                <text:p>3.77005347593583</text:p>
              </table:table-cell>
              <table:table-cell office:value-type="float" office:value="3.80742459396752">
                <text:p>3.80742459396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2.11111111111111">
                <text:p>2.11111111111111</text:p>
              </table:table-cell>
              <table:table-cell office:value-type="float" office:value="3.8">
                <text:p>3.8</text:p>
              </table:table-cell>
              <table:table-cell office:value-type="float" office:value="3.81081081081081">
                <text:p>3.810810810810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2.14285714285714">
                <text:p>2.14285714285714</text:p>
              </table:table-cell>
              <table:table-cell office:value-type="float" office:value="3.85714285714286">
                <text:p>3.85714285714286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2.23529411764706">
                <text:p>2.23529411764706</text:p>
              </table:table-cell>
              <table:table-cell office:value-type="float" office:value="4">
                <text:p>4</text:p>
              </table:table-cell>
              <table:table-cell office:value-type="float" office:value="3.95032397408207">
                <text:p>3.9503239740820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2.28571428571429">
                <text:p>2.28571428571429</text:p>
              </table:table-cell>
              <table:table-cell office:value-type="float" office:value="4.01978021978022">
                <text:p>4.019780219780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2.28813559322034">
                <text:p>2.28813559322034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3125">
                <text:p>2.3125</text:p>
              </table:table-cell>
              <table:table-cell office:value-type="float" office:value="2.3125">
                <text:p>2.3125</text:p>
              </table:table-cell>
              <table:table-cell office:value-type="float" office:value="4.41176470588235">
                <text:p>4.41176470588235</text:p>
              </table:table-cell>
              <table:table-cell office:value-type="float" office:value="4.33333333333333">
                <text:p>4.333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2.3524115755627">
                <text:p>2.3524115755627</text:p>
              </table:table-cell>
              <table:table-cell office:value-type="float" office:value="4.57142857142857">
                <text:p>4.57142857142857</text:p>
              </table:table-cell>
              <table:table-cell office:value-type="float" office:value="4.54545454545455">
                <text:p>4.5454545454545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2.36115107913669">
                <text:p>2.36115107913669</text:p>
              </table:table-cell>
              <table:table-cell office:value-type="float" office:value="4.625">
                <text:p>4.625</text:p>
              </table:table-cell>
              <table:table-cell office:value-type="float" office:value="4.57627118644068">
                <text:p>4.5762711864406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.4">
                <text:p>2.4</text:p>
              </table:table-cell>
              <table:table-cell office:value-type="float" office:value="2.4">
                <text:p>2.4</text:p>
              </table:table-cell>
              <table:table-cell office:value-type="float" office:value="4.6551724137931">
                <text:p>4.6551724137931</text:p>
              </table:table-cell>
              <table:table-cell office:value-type="float" office:value="4.60714285714286">
                <text:p>4.6071428571428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2.43396226415094">
                <text:p>2.43396226415094</text:p>
              </table:table-cell>
              <table:table-cell office:value-type="float" office:value="4.67592592592593">
                <text:p>4.67592592592593</text:p>
              </table:table-cell>
              <table:table-cell office:value-type="float" office:value="4.625">
                <text:p>4.6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.5">
                <text:p>2.5</text:p>
              </table:table-cell>
              <table:table-cell office:value-type="float" office:value="2.5">
                <text:p>2.5</text:p>
              </table:table-cell>
              <table:table-cell office:value-type="float" office:value="4.75">
                <text:p>4.75</text:p>
              </table:table-cell>
              <table:table-cell office:value-type="float" office:value="4.80952380952381">
                <text:p>4.8095238095238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2.53846153846154">
                <text:p>2.53846153846154</text:p>
              </table:table-cell>
              <table:table-cell office:value-type="float" office:value="4.75">
                <text:p>4.75</text:p>
              </table:table-cell>
              <table:table-cell office:value-type="float" office:value="4.83333333333333">
                <text:p>4.8333333333333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.625">
                <text:p>2.625</text:p>
              </table:table-cell>
              <table:table-cell office:value-type="float" office:value="2.625">
                <text:p>2.625</text:p>
              </table:table-cell>
              <table:table-cell office:value-type="float" office:value="4.77777777777778">
                <text:p>4.77777777777778</text:p>
              </table:table-cell>
              <table:table-cell office:value-type="float" office:value="4.84615384615385">
                <text:p>4.8461538461538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2.63020833333333">
                <text:p>2.63020833333333</text:p>
              </table:table-cell>
              <table:table-cell office:value-type="float" office:value="4.84615384615385">
                <text:p>4.8461538461538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2.63157894736842">
                <text:p>2.63157894736842</text:p>
              </table:table-cell>
              <table:table-cell office:value-type="float" office:value="5">
                <text:p>5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2.63636363636364">
                <text:p>2.63636363636364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.53804347826087">
                <text:p>5.5380434782608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.7">
                <text:p>2.7</text:p>
              </table:table-cell>
              <table:table-cell office:value-type="float" office:value="2.7">
                <text:p>2.7</text:p>
              </table:table-cell>
              <table:table-cell office:value-type="float" office:value="5.5">
                <text:p>5.5</text:p>
              </table:table-cell>
              <table:table-cell office:value-type="float" office:value="5.8">
                <text:p>5.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2.96551724137931">
                <text:p>2.96551724137931</text:p>
              </table:table-cell>
              <table:table-cell office:value-type="float" office:value="5.56830601092896">
                <text:p>5.5683060109289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.09375">
                <text:p>3.09375</text:p>
              </table:table-cell>
              <table:table-cell office:value-type="float" office:value="3.09375">
                <text:p>3.09375</text:p>
              </table:table-cell>
              <table:table-cell office:value-type="float" office:value="5.6195652173913">
                <text:p>5.6195652173913</text:p>
              </table:table-cell>
              <table:table-cell office:value-type="float" office:value="6.08235294117647">
                <text:p>6.0823529411764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3.22222222222222">
                <text:p>3.22222222222222</text:p>
              </table:table-cell>
              <table:table-cell office:value-type="float" office:value="5.8">
                <text:p>5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3.30769230769231">
                <text:p>3.30769230769231</text:p>
              </table:table-cell>
              <table:table-cell office:value-type="float" office:value="5.8">
                <text:p>5.8</text:p>
              </table:table-cell>
              <table:table-cell office:value-type="float" office:value="6.33333333333333">
                <text:p>6.333333333333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3.65232974910394">
                <text:p>3.65232974910394</text:p>
              </table:table-cell>
              <table:table-cell office:value-type="float" office:value="6">
                <text:p>6</text:p>
              </table:table-cell>
              <table:table-cell office:value-type="float" office:value="6.38461538461539">
                <text:p>6.3846153846153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6.14285714285714">
                <text:p>6.14285714285714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6.53846153846154">
                <text:p>6.53846153846154</text:p>
              </table:table-cell>
              <table:table-cell office:value-type="float" office:value="7.08333333333333">
                <text:p>7.083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3.8">
                <text:p>3.8</text:p>
              </table:table-cell>
              <table:table-cell office:value-type="float" office:value="6.88">
                <text:p>6.88</text:p>
              </table:table-cell>
              <table:table-cell office:value-type="float" office:value="7.16666666666667">
                <text:p>7.16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3.85820895522388">
                <text:p>3.85820895522388</text:p>
              </table:table-cell>
              <table:table-cell office:value-type="float" office:value="6.91666666666667">
                <text:p>6.91666666666667</text:p>
              </table:table-cell>
              <table:table-cell office:value-type="float" office:value="7.61538461538462">
                <text:p>7.6153846153846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3.95238095238095">
                <text:p>3.95238095238095</text:p>
              </table:table-cell>
              <table:table-cell office:value-type="float" office:value="7.07142857142857">
                <text:p>7.0714285714285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4.04761904761905">
                <text:p>4.04761904761905</text:p>
              </table:table-cell>
              <table:table-cell office:value-type="float" office:value="10">
                <text:p>10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12.5217391304348">
                <text:p>12.5217391304348</text:p>
              </table:table-cell>
              <table:table-cell office:value-type="float" office:value="9.5">
                <text:p>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5.42857142857143">
                <text:p>5.4285714285714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">
                <text:p>19</text:p>
              </table:table-cell>
              <table:table-cell office:value-type="float" office:value="13.3953488372093">
                <text:p>13.3953488372093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7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

<file path=Object 8/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chartooo="http://openoffice.org/2010/chart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712cm" svg:height="9cm" xlink:href=".." xlink:type="simple" chart:class="chart:line" chart:style-name="ch1">
        <chart:legend chart:legend-position="end" svg:x="13.939cm" svg:y="3.952cm" style:legend-expansion="high" chart:style-name="ch2"/>
        <chart:plot-area chart:style-name="ch3" table:cell-range-address="'Counts &gt;= 10 sort invididually'.N1:'Counts &gt;= 10 sort invididually'.N56 'Counts &gt;= 10 sort invididually'.Q1:'Counts &gt;= 10 sort invididually'.Q56" chart:data-source-has-labels="row" svg:x="0.334cm" svg:y="0.18cm" svg:width="13.271cm" svg:height="8.64cm">
          <chart:coordinate-region svg:x="0.955cm" svg:y="0.379cm" svg:width="12.325cm" svg:height="7.64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Counts &gt;= 10 sort invididually'.N2:'Counts &gt;= 10 sort invididually'.N56" chart:label-cell-address="'Counts &gt;= 10 sort invididually'.N1:'Counts &gt;= 10 sort invididually'.N1" chart:class="chart:line">
            <chart:data-point chart:repeated="55"/>
          </chart:series>
          <chart:series chart:style-name="ch7" chart:values-cell-range-address="'Counts &gt;= 10 sort invididually'.Q2:'Counts &gt;= 10 sort invididually'.Q56" chart:label-cell-address="'Counts &gt;= 10 sort invididually'.Q1:'Counts &gt;= 10 sort invididually'.Q1" chart:class="chart:line">
            <chart:data-point chart:repeated="5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hin-smet</text:p>
                <draw:g>
                  <svg:desc>'Counts &gt;= 10 sort invididually'.N1:'Counts &gt;= 10 sort invididually'.N1</svg:desc>
                </draw:g>
              </table:table-cell>
              <table:table-cell office:value-type="string">
                <text:p>thin-ssst</text:p>
                <draw:g>
                  <svg:desc>'Counts &gt;= 10 sort invididually'.Q1:'Counts &gt;= 10 sort invididually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Counts &gt;= 10 sort invididually'.N2:'Counts &gt;= 10 sort invididually'.N56</svg:desc>
                </draw:g>
              </table:table-cell>
              <table:table-cell office:value-type="float" office:value="0">
                <text:p>0</text:p>
                <draw:g>
                  <svg:desc>'Counts &gt;= 10 sort invididually'.Q2:'Counts &gt;= 10 sort invididually'.Q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.25">
                <text:p>6.25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.26666666666667">
                <text:p>3.266666666666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.5">
                <text:p>6.5</text:p>
              </table:table-cell>
              <table:table-cell office:value-type="float" office:value="3.83333333333333">
                <text:p>3.833333333333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.6">
                <text:p>7.6</text:p>
              </table:table-cell>
              <table:table-cell office:value-type="float" office:value="4.75">
                <text:p>4.7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.7">
                <text:p>7.7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.6">
                <text:p>8.6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0">
                <text:p>10</text:p>
              </table:table-cell>
              <table:table-cell office:value-type="float" office:value="6.5">
                <text:p>6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0.4">
                <text:p>10.4</text:p>
              </table:table-cell>
              <table:table-cell office:value-type="float" office:value="9.66666666666667">
                <text:p>9.66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">
                <text:p>12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2.1428571428571">
                <text:p>12.1428571428571</text:p>
              </table:table-cell>
              <table:table-cell office:value-type="float" office:value="12.125">
                <text:p>12.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3.5">
                <text:p>13.5</text:p>
              </table:table-cell>
              <table:table-cell office:value-type="float" office:value="12.5">
                <text:p>12.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3.8571428571429">
                <text:p>13.8571428571429</text:p>
              </table:table-cell>
              <table:table-cell office:value-type="float" office:value="12.8888888888889">
                <text:p>12.888888888888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4.5">
                <text:p>14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.3">
                <text:p>16.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20.4">
                <text:p>20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6.5">
                <text:p>16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6.75">
                <text:p>16.75</text:p>
              </table:table-cell>
              <table:table-cell office:value-type="float" office:value="21.5">
                <text:p>21.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9">
                <text:p>19</text:p>
              </table:table-cell>
              <table:table-cell office:value-type="float" office:value="22.3048780487805">
                <text:p>22.304878048780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9">
                <text:p>19</text:p>
              </table:table-cell>
              <table:table-cell office:value-type="float" office:value="24.4925373134328">
                <text:p>24.492537313432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9">
                <text:p>19</text:p>
              </table:table-cell>
              <table:table-cell office:value-type="float" office:value="24.75">
                <text:p>24.7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9.6666666666667">
                <text:p>19.666666666666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1">
                <text:p>21</text:p>
              </table:table-cell>
              <table:table-cell office:value-type="float" office:value="25.8">
                <text:p>25.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">
                <text:p>24</text:p>
              </table:table-cell>
              <table:table-cell office:value-type="float" office:value="28.5">
                <text:p>28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4.5454545454545">
                <text:p>24.545454545454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.1785714285714">
                <text:p>25.1785714285714</text:p>
              </table:table-cell>
              <table:table-cell office:value-type="float" office:value="29.5">
                <text:p>29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">
                <text:p>26</text:p>
              </table:table-cell>
              <table:table-cell office:value-type="float" office:value="34.4666666666667">
                <text:p>34.466666666666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7.2985074626866">
                <text:p>27.2985074626866</text:p>
              </table:table-cell>
              <table:table-cell office:value-type="float" office:value="34.6666666666667">
                <text:p>34.666666666666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9">
                <text:p>2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9.7058823529412">
                <text:p>29.705882352941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">
                <text:p>32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3">
                <text:p>33</text:p>
              </table:table-cell>
              <table:table-cell office:value-type="float" office:value="42.5">
                <text:p>42.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4">
                <text:p>34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4.8">
                <text:p>34.8</text:p>
              </table:table-cell>
              <table:table-cell office:value-type="float" office:value="49.5">
                <text:p>49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9.0714285714286">
                <text:p>39.0714285714286</text:p>
              </table:table-cell>
              <table:table-cell office:value-type="float" office:value="59.9411764705882">
                <text:p>59.941176470588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3">
                <text:p>43</text:p>
              </table:table-cell>
              <table:table-cell office:value-type="float" office:value="63.125">
                <text:p>63.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43.0833333333333">
                <text:p>43.0833333333333</text:p>
              </table:table-cell>
              <table:table-cell office:value-type="float" office:value="81.5">
                <text:p>81.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0">
                <text:p>50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9.9411764705882">
                <text:p>59.9411764705882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2">
                <text:p>7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86">
                <text:p>86</text:p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chartooo="http://openoffice.org/2010/chart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generator>LibreOffice/7.0.3.1$Linux_X86_64 LibreOffice_project/00$Build-1</meta:generator>
  </office:meta>
</office:document-meta>
</file>

<file path=Object 8/styles.xml><?xml version="1.0" encoding="utf-8"?>
<office:document-styles xmlns:chartooo="http://openoffice.org/2010/chart" xmlns:css3t="http://www.w3.org/TR/css3-text/" xmlns:grddl="http://www.w3.org/2003/g/data-view#" xmlns:xhtml="http://www.w3.org/1999/xhtml" xmlns:dom="http://www.w3.org/2001/xml-event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tableooo="http://openoffice.org/2009/table" xmlns:of="urn:oasis:names:tc:opendocument:xmlns:of:1.2" xmlns:xlink="http://www.w3.org/1999/xlink" xmlns:fo="urn:oasis:names:tc:opendocument:xmlns:xsl-fo-compatible:1.0" xmlns:dc="http://purl.org/dc/elements/1.1/" xmlns:office="urn:oasis:names:tc:opendocument:xmlns:office:1.0" xmlns:style="urn:oasis:names:tc:opendocument:xmlns:style:1.0" xmlns:ooo="http://openoffice.org/2004/office" xmlns:chart="urn:oasis:names:tc:opendocument:xmlns:chart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xmlns:oooc="http://openoffice.org/2004/calc" office:version="1.3">
  <office:styles/>
</office:document-styles>
</file>